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[$sota_mlp0H_comp.B2]" style:apply-style-name="Untitled1" style:base-cell-address="sota_mlp0H_comp.J2"/>
    </style:style>
    <style:style style:name="ce3" style:family="table-cell" style:parent-style-name="Default">
      <style:map style:condition="cell-content()=[$sota_mlp0H_comp.B3]" style:apply-style-name="Untitled1" style:base-cell-address="sota_mlp0H_comp.J3"/>
    </style:style>
    <style:style style:name="ce4" style:family="table-cell" style:parent-style-name="Default">
      <style:map style:condition="cell-content()=[$sota_mlp0H_comp.B4]" style:apply-style-name="Untitled1" style:base-cell-address="sota_mlp0H_comp.J4"/>
    </style:style>
    <style:style style:name="ce5" style:family="table-cell" style:parent-style-name="Default">
      <style:map style:condition="cell-content()=[$sota_mlp0H_comp.B5]" style:apply-style-name="Untitled1" style:base-cell-address="sota_mlp0H_comp.J5"/>
    </style:style>
    <style:style style:name="ce6" style:family="table-cell" style:parent-style-name="Default">
      <style:map style:condition="cell-content()=[$sota_mlp0H_comp.B6]" style:apply-style-name="Untitled1" style:base-cell-address="sota_mlp0H_comp.J6"/>
    </style:style>
    <style:style style:name="ce7" style:family="table-cell" style:parent-style-name="Default">
      <style:map style:condition="cell-content()=[$sota_mlp0H_comp.B7]" style:apply-style-name="Untitled1" style:base-cell-address="sota_mlp0H_comp.J7"/>
    </style:style>
    <style:style style:name="ce8" style:family="table-cell" style:parent-style-name="Default">
      <style:map style:condition="cell-content()=[$sota_mlp0H_comp.B8]" style:apply-style-name="Untitled1" style:base-cell-address="sota_mlp0H_comp.J8"/>
    </style:style>
    <style:style style:name="ce9" style:family="table-cell" style:parent-style-name="Default">
      <style:map style:condition="cell-content()=[$sota_mlp0H_comp.B9]" style:apply-style-name="Untitled1" style:base-cell-address="sota_mlp0H_comp.J9"/>
    </style:style>
    <style:style style:name="ce10" style:family="table-cell" style:parent-style-name="Default">
      <style:map style:condition="cell-content()=[$sota_mlp0H_comp.B10]" style:apply-style-name="Untitled1" style:base-cell-address="sota_mlp0H_comp.J10"/>
    </style:style>
    <style:style style:name="ce11" style:family="table-cell" style:parent-style-name="Default">
      <style:map style:condition="cell-content()=[$sota_mlp0H_comp.B11]" style:apply-style-name="Untitled1" style:base-cell-address="sota_mlp0H_comp.J11"/>
    </style:style>
    <style:style style:name="ce12" style:family="table-cell" style:parent-style-name="Default">
      <style:map style:condition="cell-content()=[$sota_mlp0H_comp.B12]" style:apply-style-name="Untitled1" style:base-cell-address="sota_mlp0H_comp.J12"/>
    </style:style>
    <style:style style:name="ce13" style:family="table-cell" style:parent-style-name="Default">
      <style:map style:condition="cell-content()=[$sota_mlp0H_comp.B13]" style:apply-style-name="Untitled1" style:base-cell-address="sota_mlp0H_comp.J13"/>
    </style:style>
    <style:style style:name="ce14" style:family="table-cell" style:parent-style-name="Default">
      <style:map style:condition="cell-content()=[$sota_mlp0H_comp.B14]" style:apply-style-name="Untitled1" style:base-cell-address="sota_mlp0H_comp.J14"/>
    </style:style>
    <style:style style:name="ce15" style:family="table-cell" style:parent-style-name="Default">
      <style:map style:condition="cell-content()=[$sota_mlp0H_comp.B15]" style:apply-style-name="Untitled1" style:base-cell-address="sota_mlp0H_comp.J15"/>
    </style:style>
    <style:style style:name="ce16" style:family="table-cell" style:parent-style-name="Default">
      <style:map style:condition="cell-content()=[$sota_mlp0H_comp.B16]" style:apply-style-name="Untitled1" style:base-cell-address="sota_mlp0H_comp.J16"/>
    </style:style>
    <style:style style:name="ce17" style:family="table-cell" style:parent-style-name="Default">
      <style:map style:condition="cell-content()=[$sota_mlp0H_comp.B17]" style:apply-style-name="Untitled1" style:base-cell-address="sota_mlp0H_comp.J17"/>
    </style:style>
    <style:style style:name="ce18" style:family="table-cell" style:parent-style-name="Default">
      <style:map style:condition="cell-content()=[$sota_mlp0H_comp.B18]" style:apply-style-name="Untitled1" style:base-cell-address="sota_mlp0H_comp.J18"/>
    </style:style>
    <style:style style:name="ce19" style:family="table-cell" style:parent-style-name="Default">
      <style:map style:condition="cell-content()=[$sota_mlp0H_comp.B19]" style:apply-style-name="Untitled1" style:base-cell-address="sota_mlp0H_comp.J19"/>
    </style:style>
    <style:style style:name="ce20" style:family="table-cell" style:parent-style-name="Default">
      <style:map style:condition="cell-content()=[$sota_mlp0H_comp.B20]" style:apply-style-name="Untitled1" style:base-cell-address="sota_mlp0H_comp.J20"/>
    </style:style>
    <style:style style:name="ce21" style:family="table-cell" style:parent-style-name="Default">
      <style:map style:condition="cell-content()=[$sota_mlp0H_comp.B21]" style:apply-style-name="Untitled1" style:base-cell-address="sota_mlp0H_comp.J21"/>
    </style:style>
    <style:style style:name="ce22" style:family="table-cell" style:parent-style-name="Default">
      <style:map style:condition="cell-content()=[$sota_mlp0H_comp.B22]" style:apply-style-name="Untitled1" style:base-cell-address="sota_mlp0H_comp.J22"/>
    </style:style>
    <style:style style:name="ce23" style:family="table-cell" style:parent-style-name="Default">
      <style:map style:condition="cell-content()=[$sota_mlp0H_comp.B23]" style:apply-style-name="Untitled1" style:base-cell-address="sota_mlp0H_comp.J23"/>
    </style:style>
    <style:style style:name="ce24" style:family="table-cell" style:parent-style-name="Default">
      <style:map style:condition="cell-content()=[$sota_mlp0H_comp.B24]" style:apply-style-name="Untitled1" style:base-cell-address="sota_mlp0H_comp.J24"/>
    </style:style>
    <style:style style:name="ce25" style:family="table-cell" style:parent-style-name="Default">
      <style:map style:condition="cell-content()=[$sota_mlp0H_comp.B25]" style:apply-style-name="Untitled1" style:base-cell-address="sota_mlp0H_comp.J25"/>
    </style:style>
    <style:style style:name="ce26" style:family="table-cell" style:parent-style-name="Default">
      <style:map style:condition="cell-content()=[$sota_mlp0H_comp.B26]" style:apply-style-name="Untitled1" style:base-cell-address="sota_mlp0H_comp.J26"/>
    </style:style>
    <style:style style:name="ce27" style:family="table-cell" style:parent-style-name="Default">
      <style:map style:condition="cell-content()=[$sota_mlp0H_comp.B27]" style:apply-style-name="Untitled1" style:base-cell-address="sota_mlp0H_comp.J27"/>
    </style:style>
    <style:style style:name="ce28" style:family="table-cell" style:parent-style-name="Default">
      <style:map style:condition="cell-content()=[$sota_mlp0H_comp.B28]" style:apply-style-name="Untitled1" style:base-cell-address="sota_mlp0H_comp.J28"/>
    </style:style>
    <style:style style:name="ce29" style:family="table-cell" style:parent-style-name="Default">
      <style:map style:condition="cell-content()=[$sota_mlp0H_comp.B29]" style:apply-style-name="Untitled1" style:base-cell-address="sota_mlp0H_comp.J29"/>
    </style:style>
    <style:style style:name="ce30" style:family="table-cell" style:parent-style-name="Default">
      <style:map style:condition="cell-content()=[$sota_mlp0H_comp.B30]" style:apply-style-name="Untitled1" style:base-cell-address="sota_mlp0H_comp.J30"/>
    </style:style>
    <style:style style:name="ce31" style:family="table-cell" style:parent-style-name="Default">
      <style:map style:condition="cell-content()=[$sota_mlp0H_comp.B31]" style:apply-style-name="Untitled1" style:base-cell-address="sota_mlp0H_comp.J31"/>
    </style:style>
    <style:style style:name="ce32" style:family="table-cell" style:parent-style-name="Default">
      <style:map style:condition="cell-content()=[$sota_mlp0H_comp.B32]" style:apply-style-name="Untitled1" style:base-cell-address="sota_mlp0H_comp.J32"/>
    </style:style>
    <style:style style:name="ce33" style:family="table-cell" style:parent-style-name="Default">
      <style:map style:condition="cell-content()=[$sota_mlp0H_comp.B33]" style:apply-style-name="Untitled1" style:base-cell-address="sota_mlp0H_comp.J33"/>
    </style:style>
    <style:style style:name="ce34" style:family="table-cell" style:parent-style-name="Default">
      <style:map style:condition="cell-content()=[$sota_mlp0H_comp.B34]" style:apply-style-name="Untitled1" style:base-cell-address="sota_mlp0H_comp.J34"/>
    </style:style>
    <style:style style:name="ce35" style:family="table-cell" style:parent-style-name="Default">
      <style:map style:condition="cell-content()=[$sota_mlp0H_comp.B35]" style:apply-style-name="Untitled1" style:base-cell-address="sota_mlp0H_comp.J35"/>
    </style:style>
    <style:style style:name="ce36" style:family="table-cell" style:parent-style-name="Default">
      <style:map style:condition="cell-content()=[$sota_mlp0H_comp.B36]" style:apply-style-name="Untitled1" style:base-cell-address="sota_mlp0H_comp.J36"/>
    </style:style>
    <style:style style:name="ce37" style:family="table-cell" style:parent-style-name="Default">
      <style:map style:condition="cell-content()=[$sota_mlp0H_comp.B37]" style:apply-style-name="Untitled1" style:base-cell-address="sota_mlp0H_comp.J37"/>
    </style:style>
    <style:style style:name="ce38" style:family="table-cell" style:parent-style-name="Default">
      <style:map style:condition="cell-content()=[$sota_mlp0H_comp.B38]" style:apply-style-name="Untitled1" style:base-cell-address="sota_mlp0H_comp.J38"/>
    </style:style>
    <style:style style:name="ce39" style:family="table-cell" style:parent-style-name="Default">
      <style:map style:condition="cell-content()=[$sota_mlp0H_comp.B39]" style:apply-style-name="Untitled1" style:base-cell-address="sota_mlp0H_comp.J39"/>
    </style:style>
    <style:style style:name="ce40" style:family="table-cell" style:parent-style-name="Default">
      <style:map style:condition="cell-content()=[$sota_mlp0H_comp.B40]" style:apply-style-name="Untitled1" style:base-cell-address="sota_mlp0H_comp.J40"/>
    </style:style>
    <style:style style:name="ce41" style:family="table-cell" style:parent-style-name="Default">
      <style:map style:condition="cell-content()=[$sota_mlp0H_comp.B41]" style:apply-style-name="Untitled1" style:base-cell-address="sota_mlp0H_comp.J41"/>
    </style:style>
    <style:style style:name="ce42" style:family="table-cell" style:parent-style-name="Default">
      <style:map style:condition="cell-content()=[$sota_mlp0H_comp.B42]" style:apply-style-name="Untitled1" style:base-cell-address="sota_mlp0H_comp.J42"/>
    </style:style>
    <style:style style:name="ce43" style:family="table-cell" style:parent-style-name="Default">
      <style:map style:condition="cell-content()=[$sota_mlp0H_comp.B43]" style:apply-style-name="Untitled1" style:base-cell-address="sota_mlp0H_comp.J43"/>
    </style:style>
    <style:style style:name="ce44" style:family="table-cell" style:parent-style-name="Default">
      <style:map style:condition="cell-content()=[$sota_mlp0H_comp.B44]" style:apply-style-name="Untitled1" style:base-cell-address="sota_mlp0H_comp.J44"/>
    </style:style>
    <style:style style:name="ce45" style:family="table-cell" style:parent-style-name="Default">
      <style:map style:condition="cell-content()=[$sota_mlp0H_comp.B45]" style:apply-style-name="Untitled1" style:base-cell-address="sota_mlp0H_comp.J45"/>
    </style:style>
    <style:style style:name="ce46" style:family="table-cell" style:parent-style-name="Default">
      <style:map style:condition="cell-content()=[$sota_mlp0H_comp.B46]" style:apply-style-name="Untitled1" style:base-cell-address="sota_mlp0H_comp.J46"/>
    </style:style>
    <style:style style:name="ce47" style:family="table-cell" style:parent-style-name="Default">
      <style:map style:condition="cell-content()=[$sota_mlp0H_comp.B47]" style:apply-style-name="Untitled1" style:base-cell-address="sota_mlp0H_comp.J47"/>
    </style:style>
    <style:style style:name="ce48" style:family="table-cell" style:parent-style-name="Default">
      <style:map style:condition="cell-content()=[$sota_mlp0H_comp.B48]" style:apply-style-name="Untitled1" style:base-cell-address="sota_mlp0H_comp.J48"/>
    </style:style>
    <style:style style:name="ce49" style:family="table-cell" style:parent-style-name="Default">
      <style:map style:condition="cell-content()=[$sota_mlp0H_comp.B49]" style:apply-style-name="Untitled1" style:base-cell-address="sota_mlp0H_comp.J49"/>
    </style:style>
    <style:style style:name="ce50" style:family="table-cell" style:parent-style-name="Default">
      <style:map style:condition="cell-content()=[$sota_mlp0H_comp.B50]" style:apply-style-name="Untitled1" style:base-cell-address="sota_mlp0H_comp.J50"/>
    </style:style>
    <style:style style:name="ce51" style:family="table-cell" style:parent-style-name="Default">
      <style:map style:condition="cell-content()=[$sota_mlp0H_comp.B51]" style:apply-style-name="Untitled1" style:base-cell-address="sota_mlp0H_comp.J51"/>
    </style:style>
    <style:style style:name="ce52" style:family="table-cell" style:parent-style-name="Default">
      <style:map style:condition="cell-content()=[$sota_mlp0H_comp.B52]" style:apply-style-name="Untitled1" style:base-cell-address="sota_mlp0H_comp.J52"/>
    </style:style>
    <style:style style:name="ce53" style:family="table-cell" style:parent-style-name="Default">
      <style:map style:condition="cell-content()=[$sota_mlp0H_comp.J2]" style:apply-style-name="Untitled2" style:base-cell-address="sota_mlp0H_comp.K2"/>
      <style:map style:condition="cell-content-is-between([$sota_mlp0H_comp.J2]-0.025,[$sota_mlp0H_comp.J2])" style:apply-style-name="Untitled3" style:base-cell-address="sota_mlp0H_comp.K2"/>
      <style:map style:condition="cell-content()&lt;[$sota_mlp0H_comp.J2]-0.05" style:apply-style-name="Untitled4" style:base-cell-address="sota_mlp0H_comp.K2"/>
    </style:style>
    <style:style style:name="ce54" style:family="table-cell" style:parent-style-name="Default">
      <style:map style:condition="cell-content()=[$sota_mlp0H_comp.J3]" style:apply-style-name="Untitled2" style:base-cell-address="sota_mlp0H_comp.K3"/>
      <style:map style:condition="cell-content-is-between([$sota_mlp0H_comp.J3]-0.025,[$sota_mlp0H_comp.J3])" style:apply-style-name="Untitled3" style:base-cell-address="sota_mlp0H_comp.K3"/>
      <style:map style:condition="cell-content()&lt;[$sota_mlp0H_comp.J3]-0.05" style:apply-style-name="Untitled4" style:base-cell-address="sota_mlp0H_comp.K3"/>
    </style:style>
    <style:style style:name="ce55" style:family="table-cell" style:parent-style-name="Default">
      <style:map style:condition="cell-content()=[$sota_mlp0H_comp.J4]" style:apply-style-name="Untitled2" style:base-cell-address="sota_mlp0H_comp.K4"/>
      <style:map style:condition="cell-content-is-between([$sota_mlp0H_comp.J4]-0.025,[$sota_mlp0H_comp.J4])" style:apply-style-name="Untitled3" style:base-cell-address="sota_mlp0H_comp.K4"/>
      <style:map style:condition="cell-content()&lt;[$sota_mlp0H_comp.J4]-0.05" style:apply-style-name="Untitled4" style:base-cell-address="sota_mlp0H_comp.K4"/>
    </style:style>
    <style:style style:name="ce56" style:family="table-cell" style:parent-style-name="Default">
      <style:map style:condition="cell-content()=[$sota_mlp0H_comp.J5]" style:apply-style-name="Untitled2" style:base-cell-address="sota_mlp0H_comp.K5"/>
      <style:map style:condition="cell-content-is-between([$sota_mlp0H_comp.J5]-0.025,[$sota_mlp0H_comp.J5])" style:apply-style-name="Untitled3" style:base-cell-address="sota_mlp0H_comp.K5"/>
      <style:map style:condition="cell-content()&lt;[$sota_mlp0H_comp.J5]-0.05" style:apply-style-name="Untitled4" style:base-cell-address="sota_mlp0H_comp.K5"/>
    </style:style>
    <style:style style:name="ce57" style:family="table-cell" style:parent-style-name="Default">
      <style:map style:condition="cell-content()=[$sota_mlp0H_comp.J6]" style:apply-style-name="Untitled2" style:base-cell-address="sota_mlp0H_comp.K6"/>
      <style:map style:condition="cell-content-is-between([$sota_mlp0H_comp.J6]-0.025,[$sota_mlp0H_comp.J6])" style:apply-style-name="Untitled3" style:base-cell-address="sota_mlp0H_comp.K6"/>
      <style:map style:condition="cell-content()&lt;[$sota_mlp0H_comp.J6]-0.05" style:apply-style-name="Untitled4" style:base-cell-address="sota_mlp0H_comp.K6"/>
    </style:style>
    <style:style style:name="ce58" style:family="table-cell" style:parent-style-name="Default">
      <style:map style:condition="cell-content()=[$sota_mlp0H_comp.J7]" style:apply-style-name="Untitled2" style:base-cell-address="sota_mlp0H_comp.K7"/>
      <style:map style:condition="cell-content-is-between([$sota_mlp0H_comp.J7]-0.025,[$sota_mlp0H_comp.J7])" style:apply-style-name="Untitled3" style:base-cell-address="sota_mlp0H_comp.K7"/>
      <style:map style:condition="cell-content()&lt;[$sota_mlp0H_comp.J7]-0.05" style:apply-style-name="Untitled4" style:base-cell-address="sota_mlp0H_comp.K7"/>
    </style:style>
    <style:style style:name="ce59" style:family="table-cell" style:parent-style-name="Default">
      <style:map style:condition="cell-content()=[$sota_mlp0H_comp.J8]" style:apply-style-name="Untitled2" style:base-cell-address="sota_mlp0H_comp.K8"/>
      <style:map style:condition="cell-content-is-between([$sota_mlp0H_comp.J8]-0.025,[$sota_mlp0H_comp.J8])" style:apply-style-name="Untitled3" style:base-cell-address="sota_mlp0H_comp.K8"/>
      <style:map style:condition="cell-content()&lt;[$sota_mlp0H_comp.J8]-0.05" style:apply-style-name="Untitled4" style:base-cell-address="sota_mlp0H_comp.K8"/>
    </style:style>
    <style:style style:name="ce60" style:family="table-cell" style:parent-style-name="Default">
      <style:map style:condition="cell-content()=[$sota_mlp0H_comp.J9]" style:apply-style-name="Untitled2" style:base-cell-address="sota_mlp0H_comp.K9"/>
      <style:map style:condition="cell-content-is-between([$sota_mlp0H_comp.J9]-0.025,[$sota_mlp0H_comp.J9])" style:apply-style-name="Untitled3" style:base-cell-address="sota_mlp0H_comp.K9"/>
      <style:map style:condition="cell-content()&lt;[$sota_mlp0H_comp.J9]-0.05" style:apply-style-name="Untitled4" style:base-cell-address="sota_mlp0H_comp.K9"/>
    </style:style>
    <style:style style:name="ce61" style:family="table-cell" style:parent-style-name="Default">
      <style:map style:condition="cell-content()=[$sota_mlp0H_comp.J10]" style:apply-style-name="Untitled2" style:base-cell-address="sota_mlp0H_comp.K10"/>
      <style:map style:condition="cell-content-is-between([$sota_mlp0H_comp.J10]-0.025,[$sota_mlp0H_comp.J10])" style:apply-style-name="Untitled3" style:base-cell-address="sota_mlp0H_comp.K10"/>
      <style:map style:condition="cell-content()&lt;[$sota_mlp0H_comp.J10]-0.05" style:apply-style-name="Untitled4" style:base-cell-address="sota_mlp0H_comp.K10"/>
    </style:style>
    <style:style style:name="ce62" style:family="table-cell" style:parent-style-name="Default">
      <style:map style:condition="cell-content()=[$sota_mlp0H_comp.J11]" style:apply-style-name="Untitled2" style:base-cell-address="sota_mlp0H_comp.K11"/>
      <style:map style:condition="cell-content-is-between([$sota_mlp0H_comp.J11]-0.025,[$sota_mlp0H_comp.J11])" style:apply-style-name="Untitled3" style:base-cell-address="sota_mlp0H_comp.K11"/>
      <style:map style:condition="cell-content()&lt;[$sota_mlp0H_comp.J11]-0.05" style:apply-style-name="Untitled4" style:base-cell-address="sota_mlp0H_comp.K11"/>
    </style:style>
    <style:style style:name="ce63" style:family="table-cell" style:parent-style-name="Default">
      <style:map style:condition="cell-content()=[$sota_mlp0H_comp.J12]" style:apply-style-name="Untitled2" style:base-cell-address="sota_mlp0H_comp.K12"/>
      <style:map style:condition="cell-content-is-between([$sota_mlp0H_comp.J12]-0.025,[$sota_mlp0H_comp.J12])" style:apply-style-name="Untitled3" style:base-cell-address="sota_mlp0H_comp.K12"/>
      <style:map style:condition="cell-content()&lt;[$sota_mlp0H_comp.J12]-0.05" style:apply-style-name="Untitled4" style:base-cell-address="sota_mlp0H_comp.K12"/>
    </style:style>
    <style:style style:name="ce64" style:family="table-cell" style:parent-style-name="Default">
      <style:map style:condition="cell-content()=[$sota_mlp0H_comp.J13]" style:apply-style-name="Untitled2" style:base-cell-address="sota_mlp0H_comp.K13"/>
      <style:map style:condition="cell-content-is-between([$sota_mlp0H_comp.J13]-0.025,[$sota_mlp0H_comp.J13])" style:apply-style-name="Untitled3" style:base-cell-address="sota_mlp0H_comp.K13"/>
      <style:map style:condition="cell-content()&lt;[$sota_mlp0H_comp.J13]-0.05" style:apply-style-name="Untitled4" style:base-cell-address="sota_mlp0H_comp.K13"/>
    </style:style>
    <style:style style:name="ce65" style:family="table-cell" style:parent-style-name="Default">
      <style:map style:condition="cell-content()=[$sota_mlp0H_comp.J14]" style:apply-style-name="Untitled2" style:base-cell-address="sota_mlp0H_comp.K14"/>
      <style:map style:condition="cell-content-is-between([$sota_mlp0H_comp.J14]-0.025,[$sota_mlp0H_comp.J14])" style:apply-style-name="Untitled3" style:base-cell-address="sota_mlp0H_comp.K14"/>
      <style:map style:condition="cell-content()&lt;[$sota_mlp0H_comp.J14]-0.05" style:apply-style-name="Untitled4" style:base-cell-address="sota_mlp0H_comp.K14"/>
    </style:style>
    <style:style style:name="ce66" style:family="table-cell" style:parent-style-name="Default">
      <style:map style:condition="cell-content()=[$sota_mlp0H_comp.J15]" style:apply-style-name="Untitled2" style:base-cell-address="sota_mlp0H_comp.K15"/>
      <style:map style:condition="cell-content-is-between([$sota_mlp0H_comp.J15]-0.025,[$sota_mlp0H_comp.J15])" style:apply-style-name="Untitled3" style:base-cell-address="sota_mlp0H_comp.K15"/>
      <style:map style:condition="cell-content()&lt;[$sota_mlp0H_comp.J15]-0.05" style:apply-style-name="Untitled4" style:base-cell-address="sota_mlp0H_comp.K15"/>
    </style:style>
    <style:style style:name="ce67" style:family="table-cell" style:parent-style-name="Default">
      <style:map style:condition="cell-content()=[$sota_mlp0H_comp.J16]" style:apply-style-name="Untitled2" style:base-cell-address="sota_mlp0H_comp.K16"/>
      <style:map style:condition="cell-content-is-between([$sota_mlp0H_comp.J16]-0.025,[$sota_mlp0H_comp.J16])" style:apply-style-name="Untitled3" style:base-cell-address="sota_mlp0H_comp.K16"/>
      <style:map style:condition="cell-content()&lt;[$sota_mlp0H_comp.J16]-0.05" style:apply-style-name="Untitled4" style:base-cell-address="sota_mlp0H_comp.K16"/>
    </style:style>
    <style:style style:name="ce68" style:family="table-cell" style:parent-style-name="Default">
      <style:map style:condition="cell-content()=[$sota_mlp0H_comp.J17]" style:apply-style-name="Untitled2" style:base-cell-address="sota_mlp0H_comp.K17"/>
      <style:map style:condition="cell-content-is-between([$sota_mlp0H_comp.J17]-0.025,[$sota_mlp0H_comp.J17])" style:apply-style-name="Untitled3" style:base-cell-address="sota_mlp0H_comp.K17"/>
      <style:map style:condition="cell-content()&lt;[$sota_mlp0H_comp.J17]-0.05" style:apply-style-name="Untitled4" style:base-cell-address="sota_mlp0H_comp.K17"/>
    </style:style>
    <style:style style:name="ce69" style:family="table-cell" style:parent-style-name="Default">
      <style:map style:condition="cell-content()=[$sota_mlp0H_comp.J18]" style:apply-style-name="Untitled2" style:base-cell-address="sota_mlp0H_comp.K18"/>
      <style:map style:condition="cell-content-is-between([$sota_mlp0H_comp.J18]-0.025,[$sota_mlp0H_comp.J18])" style:apply-style-name="Untitled3" style:base-cell-address="sota_mlp0H_comp.K18"/>
      <style:map style:condition="cell-content()&lt;[$sota_mlp0H_comp.J18]-0.05" style:apply-style-name="Untitled4" style:base-cell-address="sota_mlp0H_comp.K18"/>
    </style:style>
    <style:style style:name="ce70" style:family="table-cell" style:parent-style-name="Default">
      <style:map style:condition="cell-content()=[$sota_mlp0H_comp.J19]" style:apply-style-name="Untitled2" style:base-cell-address="sota_mlp0H_comp.K19"/>
      <style:map style:condition="cell-content-is-between([$sota_mlp0H_comp.J19]-0.025,[$sota_mlp0H_comp.J19])" style:apply-style-name="Untitled3" style:base-cell-address="sota_mlp0H_comp.K19"/>
      <style:map style:condition="cell-content()&lt;[$sota_mlp0H_comp.J19]-0.05" style:apply-style-name="Untitled4" style:base-cell-address="sota_mlp0H_comp.K19"/>
    </style:style>
    <style:style style:name="ce71" style:family="table-cell" style:parent-style-name="Default">
      <style:map style:condition="cell-content()=[$sota_mlp0H_comp.J20]" style:apply-style-name="Untitled2" style:base-cell-address="sota_mlp0H_comp.K20"/>
      <style:map style:condition="cell-content-is-between([$sota_mlp0H_comp.J20]-0.025,[$sota_mlp0H_comp.J20])" style:apply-style-name="Untitled3" style:base-cell-address="sota_mlp0H_comp.K20"/>
      <style:map style:condition="cell-content()&lt;[$sota_mlp0H_comp.J20]-0.05" style:apply-style-name="Untitled4" style:base-cell-address="sota_mlp0H_comp.K20"/>
    </style:style>
    <style:style style:name="ce72" style:family="table-cell" style:parent-style-name="Default">
      <style:map style:condition="cell-content()=[$sota_mlp0H_comp.J21]" style:apply-style-name="Untitled2" style:base-cell-address="sota_mlp0H_comp.K21"/>
      <style:map style:condition="cell-content-is-between([$sota_mlp0H_comp.J21]-0.025,[$sota_mlp0H_comp.J21])" style:apply-style-name="Untitled3" style:base-cell-address="sota_mlp0H_comp.K21"/>
      <style:map style:condition="cell-content()&lt;[$sota_mlp0H_comp.J21]-0.05" style:apply-style-name="Untitled4" style:base-cell-address="sota_mlp0H_comp.K21"/>
    </style:style>
    <style:style style:name="ce73" style:family="table-cell" style:parent-style-name="Default">
      <style:map style:condition="cell-content()=[$sota_mlp0H_comp.J22]" style:apply-style-name="Untitled2" style:base-cell-address="sota_mlp0H_comp.K22"/>
      <style:map style:condition="cell-content-is-between([$sota_mlp0H_comp.J22]-0.025,[$sota_mlp0H_comp.J22])" style:apply-style-name="Untitled3" style:base-cell-address="sota_mlp0H_comp.K22"/>
      <style:map style:condition="cell-content()&lt;[$sota_mlp0H_comp.J22]-0.05" style:apply-style-name="Untitled4" style:base-cell-address="sota_mlp0H_comp.K22"/>
    </style:style>
    <style:style style:name="ce74" style:family="table-cell" style:parent-style-name="Default">
      <style:map style:condition="cell-content()=[$sota_mlp0H_comp.J23]" style:apply-style-name="Untitled2" style:base-cell-address="sota_mlp0H_comp.K23"/>
      <style:map style:condition="cell-content-is-between([$sota_mlp0H_comp.J23]-0.025,[$sota_mlp0H_comp.J23])" style:apply-style-name="Untitled3" style:base-cell-address="sota_mlp0H_comp.K23"/>
      <style:map style:condition="cell-content()&lt;[$sota_mlp0H_comp.J23]-0.05" style:apply-style-name="Untitled4" style:base-cell-address="sota_mlp0H_comp.K23"/>
    </style:style>
    <style:style style:name="ce75" style:family="table-cell" style:parent-style-name="Default">
      <style:map style:condition="cell-content()=[$sota_mlp0H_comp.J24]" style:apply-style-name="Untitled2" style:base-cell-address="sota_mlp0H_comp.K24"/>
      <style:map style:condition="cell-content-is-between([$sota_mlp0H_comp.J24]-0.025,[$sota_mlp0H_comp.J24])" style:apply-style-name="Untitled3" style:base-cell-address="sota_mlp0H_comp.K24"/>
      <style:map style:condition="cell-content()&lt;[$sota_mlp0H_comp.J24]-0.05" style:apply-style-name="Untitled4" style:base-cell-address="sota_mlp0H_comp.K24"/>
    </style:style>
    <style:style style:name="ce76" style:family="table-cell" style:parent-style-name="Default">
      <style:map style:condition="cell-content()=[$sota_mlp0H_comp.J25]" style:apply-style-name="Untitled2" style:base-cell-address="sota_mlp0H_comp.K25"/>
      <style:map style:condition="cell-content-is-between([$sota_mlp0H_comp.J25]-0.025,[$sota_mlp0H_comp.J25])" style:apply-style-name="Untitled3" style:base-cell-address="sota_mlp0H_comp.K25"/>
      <style:map style:condition="cell-content()&lt;[$sota_mlp0H_comp.J25]-0.05" style:apply-style-name="Untitled4" style:base-cell-address="sota_mlp0H_comp.K25"/>
    </style:style>
    <style:style style:name="ce77" style:family="table-cell" style:parent-style-name="Default">
      <style:map style:condition="cell-content()=[$sota_mlp0H_comp.J26]" style:apply-style-name="Untitled2" style:base-cell-address="sota_mlp0H_comp.K26"/>
      <style:map style:condition="cell-content-is-between([$sota_mlp0H_comp.J26]-0.025,[$sota_mlp0H_comp.J26])" style:apply-style-name="Untitled3" style:base-cell-address="sota_mlp0H_comp.K26"/>
      <style:map style:condition="cell-content()&lt;[$sota_mlp0H_comp.J26]-0.05" style:apply-style-name="Untitled4" style:base-cell-address="sota_mlp0H_comp.K26"/>
    </style:style>
    <style:style style:name="ce78" style:family="table-cell" style:parent-style-name="Default">
      <style:map style:condition="cell-content()=[$sota_mlp0H_comp.J27]" style:apply-style-name="Untitled2" style:base-cell-address="sota_mlp0H_comp.K27"/>
      <style:map style:condition="cell-content-is-between([$sota_mlp0H_comp.J27]-0.025,[$sota_mlp0H_comp.J27])" style:apply-style-name="Untitled3" style:base-cell-address="sota_mlp0H_comp.K27"/>
      <style:map style:condition="cell-content()&lt;[$sota_mlp0H_comp.J27]-0.05" style:apply-style-name="Untitled4" style:base-cell-address="sota_mlp0H_comp.K27"/>
    </style:style>
    <style:style style:name="ce79" style:family="table-cell" style:parent-style-name="Default">
      <style:map style:condition="cell-content()=[$sota_mlp0H_comp.J28]" style:apply-style-name="Untitled2" style:base-cell-address="sota_mlp0H_comp.K28"/>
      <style:map style:condition="cell-content-is-between([$sota_mlp0H_comp.J28]-0.025,[$sota_mlp0H_comp.J28])" style:apply-style-name="Untitled3" style:base-cell-address="sota_mlp0H_comp.K28"/>
      <style:map style:condition="cell-content()&lt;[$sota_mlp0H_comp.J28]-0.05" style:apply-style-name="Untitled4" style:base-cell-address="sota_mlp0H_comp.K28"/>
    </style:style>
    <style:style style:name="ce80" style:family="table-cell" style:parent-style-name="Default">
      <style:map style:condition="cell-content()=[$sota_mlp0H_comp.J29]" style:apply-style-name="Untitled2" style:base-cell-address="sota_mlp0H_comp.K29"/>
      <style:map style:condition="cell-content-is-between([$sota_mlp0H_comp.J29]-0.025,[$sota_mlp0H_comp.J29])" style:apply-style-name="Untitled3" style:base-cell-address="sota_mlp0H_comp.K29"/>
      <style:map style:condition="cell-content()&lt;[$sota_mlp0H_comp.J29]-0.05" style:apply-style-name="Untitled4" style:base-cell-address="sota_mlp0H_comp.K29"/>
    </style:style>
    <style:style style:name="ce81" style:family="table-cell" style:parent-style-name="Default">
      <style:map style:condition="cell-content()=[$sota_mlp0H_comp.J30]" style:apply-style-name="Untitled2" style:base-cell-address="sota_mlp0H_comp.K30"/>
      <style:map style:condition="cell-content-is-between([$sota_mlp0H_comp.J30]-0.025,[$sota_mlp0H_comp.J30])" style:apply-style-name="Untitled3" style:base-cell-address="sota_mlp0H_comp.K30"/>
      <style:map style:condition="cell-content()&lt;[$sota_mlp0H_comp.J30]-0.05" style:apply-style-name="Untitled4" style:base-cell-address="sota_mlp0H_comp.K30"/>
    </style:style>
    <style:style style:name="ce82" style:family="table-cell" style:parent-style-name="Default">
      <style:map style:condition="cell-content()=[$sota_mlp0H_comp.J31]" style:apply-style-name="Untitled2" style:base-cell-address="sota_mlp0H_comp.K31"/>
      <style:map style:condition="cell-content-is-between([$sota_mlp0H_comp.J31]-0.025,[$sota_mlp0H_comp.J31])" style:apply-style-name="Untitled3" style:base-cell-address="sota_mlp0H_comp.K31"/>
      <style:map style:condition="cell-content()&lt;[$sota_mlp0H_comp.J31]-0.05" style:apply-style-name="Untitled4" style:base-cell-address="sota_mlp0H_comp.K31"/>
    </style:style>
    <style:style style:name="ce83" style:family="table-cell" style:parent-style-name="Default">
      <style:map style:condition="cell-content()=[$sota_mlp0H_comp.J32]" style:apply-style-name="Untitled2" style:base-cell-address="sota_mlp0H_comp.K32"/>
      <style:map style:condition="cell-content-is-between([$sota_mlp0H_comp.J32]-0.025,[$sota_mlp0H_comp.J32])" style:apply-style-name="Untitled3" style:base-cell-address="sota_mlp0H_comp.K32"/>
      <style:map style:condition="cell-content()&lt;[$sota_mlp0H_comp.J32]-0.05" style:apply-style-name="Untitled4" style:base-cell-address="sota_mlp0H_comp.K32"/>
    </style:style>
    <style:style style:name="ce84" style:family="table-cell" style:parent-style-name="Default">
      <style:map style:condition="cell-content()=[$sota_mlp0H_comp.J33]" style:apply-style-name="Untitled2" style:base-cell-address="sota_mlp0H_comp.K33"/>
      <style:map style:condition="cell-content-is-between([$sota_mlp0H_comp.J33]-0.025,[$sota_mlp0H_comp.J33])" style:apply-style-name="Untitled3" style:base-cell-address="sota_mlp0H_comp.K33"/>
      <style:map style:condition="cell-content()&lt;[$sota_mlp0H_comp.J33]-0.05" style:apply-style-name="Untitled4" style:base-cell-address="sota_mlp0H_comp.K33"/>
    </style:style>
    <style:style style:name="ce85" style:family="table-cell" style:parent-style-name="Default">
      <style:map style:condition="cell-content()=[$sota_mlp0H_comp.J34]" style:apply-style-name="Untitled2" style:base-cell-address="sota_mlp0H_comp.K34"/>
      <style:map style:condition="cell-content-is-between([$sota_mlp0H_comp.J34]-0.025,[$sota_mlp0H_comp.J34])" style:apply-style-name="Untitled3" style:base-cell-address="sota_mlp0H_comp.K34"/>
      <style:map style:condition="cell-content()&lt;[$sota_mlp0H_comp.J34]-0.05" style:apply-style-name="Untitled4" style:base-cell-address="sota_mlp0H_comp.K34"/>
    </style:style>
    <style:style style:name="ce86" style:family="table-cell" style:parent-style-name="Default">
      <style:map style:condition="cell-content()=[$sota_mlp0H_comp.J35]" style:apply-style-name="Untitled2" style:base-cell-address="sota_mlp0H_comp.K35"/>
      <style:map style:condition="cell-content-is-between([$sota_mlp0H_comp.J35]-0.025,[$sota_mlp0H_comp.J35])" style:apply-style-name="Untitled3" style:base-cell-address="sota_mlp0H_comp.K35"/>
      <style:map style:condition="cell-content()&lt;[$sota_mlp0H_comp.J35]-0.05" style:apply-style-name="Untitled4" style:base-cell-address="sota_mlp0H_comp.K35"/>
    </style:style>
    <style:style style:name="ce87" style:family="table-cell" style:parent-style-name="Default">
      <style:map style:condition="cell-content()=[$sota_mlp0H_comp.J36]" style:apply-style-name="Untitled2" style:base-cell-address="sota_mlp0H_comp.K36"/>
      <style:map style:condition="cell-content-is-between([$sota_mlp0H_comp.J36]-0.025,[$sota_mlp0H_comp.J36])" style:apply-style-name="Untitled3" style:base-cell-address="sota_mlp0H_comp.K36"/>
      <style:map style:condition="cell-content()&lt;[$sota_mlp0H_comp.J36]-0.05" style:apply-style-name="Untitled4" style:base-cell-address="sota_mlp0H_comp.K36"/>
    </style:style>
    <style:style style:name="ce88" style:family="table-cell" style:parent-style-name="Default">
      <style:map style:condition="cell-content()=[$sota_mlp0H_comp.J37]" style:apply-style-name="Untitled2" style:base-cell-address="sota_mlp0H_comp.K37"/>
      <style:map style:condition="cell-content-is-between([$sota_mlp0H_comp.J37]-0.025,[$sota_mlp0H_comp.J37])" style:apply-style-name="Untitled3" style:base-cell-address="sota_mlp0H_comp.K37"/>
      <style:map style:condition="cell-content()&lt;[$sota_mlp0H_comp.J37]-0.05" style:apply-style-name="Untitled4" style:base-cell-address="sota_mlp0H_comp.K37"/>
    </style:style>
    <style:style style:name="ce89" style:family="table-cell" style:parent-style-name="Default">
      <style:map style:condition="cell-content()=[$sota_mlp0H_comp.J38]" style:apply-style-name="Untitled2" style:base-cell-address="sota_mlp0H_comp.K38"/>
      <style:map style:condition="cell-content-is-between([$sota_mlp0H_comp.J38]-0.025,[$sota_mlp0H_comp.J38])" style:apply-style-name="Untitled3" style:base-cell-address="sota_mlp0H_comp.K38"/>
      <style:map style:condition="cell-content()&lt;[$sota_mlp0H_comp.J38]-0.05" style:apply-style-name="Untitled4" style:base-cell-address="sota_mlp0H_comp.K38"/>
    </style:style>
    <style:style style:name="ce90" style:family="table-cell" style:parent-style-name="Default">
      <style:map style:condition="cell-content()=[$sota_mlp0H_comp.J39]" style:apply-style-name="Untitled2" style:base-cell-address="sota_mlp0H_comp.K39"/>
      <style:map style:condition="cell-content-is-between([$sota_mlp0H_comp.J39]-0.025,[$sota_mlp0H_comp.J39])" style:apply-style-name="Untitled3" style:base-cell-address="sota_mlp0H_comp.K39"/>
      <style:map style:condition="cell-content()&lt;[$sota_mlp0H_comp.J39]-0.05" style:apply-style-name="Untitled4" style:base-cell-address="sota_mlp0H_comp.K39"/>
    </style:style>
    <style:style style:name="ce91" style:family="table-cell" style:parent-style-name="Default">
      <style:map style:condition="cell-content()=[$sota_mlp0H_comp.J40]" style:apply-style-name="Untitled2" style:base-cell-address="sota_mlp0H_comp.K40"/>
      <style:map style:condition="cell-content-is-between([$sota_mlp0H_comp.J40]-0.025,[$sota_mlp0H_comp.J40])" style:apply-style-name="Untitled3" style:base-cell-address="sota_mlp0H_comp.K40"/>
      <style:map style:condition="cell-content()&lt;[$sota_mlp0H_comp.J40]-0.05" style:apply-style-name="Untitled4" style:base-cell-address="sota_mlp0H_comp.K40"/>
    </style:style>
    <style:style style:name="ce92" style:family="table-cell" style:parent-style-name="Default">
      <style:map style:condition="cell-content()=[$sota_mlp0H_comp.J41]" style:apply-style-name="Untitled2" style:base-cell-address="sota_mlp0H_comp.K41"/>
      <style:map style:condition="cell-content-is-between([$sota_mlp0H_comp.J41]-0.025,[$sota_mlp0H_comp.J41])" style:apply-style-name="Untitled3" style:base-cell-address="sota_mlp0H_comp.K41"/>
      <style:map style:condition="cell-content()&lt;[$sota_mlp0H_comp.J41]-0.05" style:apply-style-name="Untitled4" style:base-cell-address="sota_mlp0H_comp.K41"/>
    </style:style>
    <style:style style:name="ce93" style:family="table-cell" style:parent-style-name="Default">
      <style:map style:condition="cell-content()=[$sota_mlp0H_comp.J42]" style:apply-style-name="Untitled2" style:base-cell-address="sota_mlp0H_comp.K42"/>
      <style:map style:condition="cell-content-is-between([$sota_mlp0H_comp.J42]-0.025,[$sota_mlp0H_comp.J42])" style:apply-style-name="Untitled3" style:base-cell-address="sota_mlp0H_comp.K42"/>
      <style:map style:condition="cell-content()&lt;[$sota_mlp0H_comp.J42]-0.05" style:apply-style-name="Untitled4" style:base-cell-address="sota_mlp0H_comp.K42"/>
    </style:style>
    <style:style style:name="ce94" style:family="table-cell" style:parent-style-name="Default">
      <style:map style:condition="cell-content()=[$sota_mlp0H_comp.J43]" style:apply-style-name="Untitled2" style:base-cell-address="sota_mlp0H_comp.K43"/>
      <style:map style:condition="cell-content-is-between([$sota_mlp0H_comp.J43]-0.025,[$sota_mlp0H_comp.J43])" style:apply-style-name="Untitled3" style:base-cell-address="sota_mlp0H_comp.K43"/>
      <style:map style:condition="cell-content()&lt;[$sota_mlp0H_comp.J43]-0.05" style:apply-style-name="Untitled4" style:base-cell-address="sota_mlp0H_comp.K43"/>
    </style:style>
    <style:style style:name="ce95" style:family="table-cell" style:parent-style-name="Default">
      <style:map style:condition="cell-content()=[$sota_mlp0H_comp.J44]" style:apply-style-name="Untitled2" style:base-cell-address="sota_mlp0H_comp.K44"/>
      <style:map style:condition="cell-content-is-between([$sota_mlp0H_comp.J44]-0.025,[$sota_mlp0H_comp.J44])" style:apply-style-name="Untitled3" style:base-cell-address="sota_mlp0H_comp.K44"/>
      <style:map style:condition="cell-content()&lt;[$sota_mlp0H_comp.J44]-0.05" style:apply-style-name="Untitled4" style:base-cell-address="sota_mlp0H_comp.K44"/>
    </style:style>
    <style:style style:name="ce96" style:family="table-cell" style:parent-style-name="Default">
      <style:map style:condition="cell-content()=[$sota_mlp0H_comp.J45]" style:apply-style-name="Untitled2" style:base-cell-address="sota_mlp0H_comp.K45"/>
      <style:map style:condition="cell-content-is-between([$sota_mlp0H_comp.J45]-0.025,[$sota_mlp0H_comp.J45])" style:apply-style-name="Untitled3" style:base-cell-address="sota_mlp0H_comp.K45"/>
      <style:map style:condition="cell-content()&lt;[$sota_mlp0H_comp.J45]-0.05" style:apply-style-name="Untitled4" style:base-cell-address="sota_mlp0H_comp.K45"/>
    </style:style>
    <style:style style:name="ce97" style:family="table-cell" style:parent-style-name="Default">
      <style:map style:condition="cell-content()=[$sota_mlp0H_comp.J46]" style:apply-style-name="Untitled2" style:base-cell-address="sota_mlp0H_comp.K46"/>
      <style:map style:condition="cell-content-is-between([$sota_mlp0H_comp.J46]-0.025,[$sota_mlp0H_comp.J46])" style:apply-style-name="Untitled3" style:base-cell-address="sota_mlp0H_comp.K46"/>
      <style:map style:condition="cell-content()&lt;[$sota_mlp0H_comp.J46]-0.05" style:apply-style-name="Untitled4" style:base-cell-address="sota_mlp0H_comp.K46"/>
    </style:style>
    <style:style style:name="ce98" style:family="table-cell" style:parent-style-name="Default">
      <style:map style:condition="cell-content()=[$sota_mlp0H_comp.J47]" style:apply-style-name="Untitled2" style:base-cell-address="sota_mlp0H_comp.K47"/>
      <style:map style:condition="cell-content-is-between([$sota_mlp0H_comp.J47]-0.025,[$sota_mlp0H_comp.J47])" style:apply-style-name="Untitled3" style:base-cell-address="sota_mlp0H_comp.K47"/>
      <style:map style:condition="cell-content()&lt;[$sota_mlp0H_comp.J47]-0.05" style:apply-style-name="Untitled4" style:base-cell-address="sota_mlp0H_comp.K47"/>
    </style:style>
    <style:style style:name="ce99" style:family="table-cell" style:parent-style-name="Default">
      <style:map style:condition="cell-content()=[$sota_mlp0H_comp.J48]" style:apply-style-name="Untitled2" style:base-cell-address="sota_mlp0H_comp.K48"/>
      <style:map style:condition="cell-content-is-between([$sota_mlp0H_comp.J48]-0.025,[$sota_mlp0H_comp.J48])" style:apply-style-name="Untitled3" style:base-cell-address="sota_mlp0H_comp.K48"/>
      <style:map style:condition="cell-content()&lt;[$sota_mlp0H_comp.J48]-0.05" style:apply-style-name="Untitled4" style:base-cell-address="sota_mlp0H_comp.K48"/>
    </style:style>
    <style:style style:name="ce100" style:family="table-cell" style:parent-style-name="Default">
      <style:map style:condition="cell-content()=[$sota_mlp0H_comp.J49]" style:apply-style-name="Untitled2" style:base-cell-address="sota_mlp0H_comp.K49"/>
      <style:map style:condition="cell-content-is-between([$sota_mlp0H_comp.J49]-0.025,[$sota_mlp0H_comp.J49])" style:apply-style-name="Untitled3" style:base-cell-address="sota_mlp0H_comp.K49"/>
      <style:map style:condition="cell-content()&lt;[$sota_mlp0H_comp.J49]-0.05" style:apply-style-name="Untitled4" style:base-cell-address="sota_mlp0H_comp.K49"/>
    </style:style>
    <style:style style:name="ce101" style:family="table-cell" style:parent-style-name="Default">
      <style:map style:condition="cell-content()=[$sota_mlp0H_comp.J50]" style:apply-style-name="Untitled2" style:base-cell-address="sota_mlp0H_comp.K50"/>
      <style:map style:condition="cell-content-is-between([$sota_mlp0H_comp.J50]-0.025,[$sota_mlp0H_comp.J50])" style:apply-style-name="Untitled3" style:base-cell-address="sota_mlp0H_comp.K50"/>
      <style:map style:condition="cell-content()&lt;[$sota_mlp0H_comp.J50]-0.05" style:apply-style-name="Untitled4" style:base-cell-address="sota_mlp0H_comp.K50"/>
    </style:style>
    <style:style style:name="ce102" style:family="table-cell" style:parent-style-name="Default">
      <style:map style:condition="cell-content()=[$sota_mlp0H_comp.J51]" style:apply-style-name="Untitled2" style:base-cell-address="sota_mlp0H_comp.K51"/>
      <style:map style:condition="cell-content-is-between([$sota_mlp0H_comp.J51]-0.025,[$sota_mlp0H_comp.J51])" style:apply-style-name="Untitled3" style:base-cell-address="sota_mlp0H_comp.K51"/>
      <style:map style:condition="cell-content()&lt;[$sota_mlp0H_comp.J51]-0.05" style:apply-style-name="Untitled4" style:base-cell-address="sota_mlp0H_comp.K51"/>
    </style:style>
    <style:style style:name="ce103" style:family="table-cell" style:parent-style-name="Default">
      <style:map style:condition="cell-content()=[$sota_mlp0H_comp.J52]" style:apply-style-name="Untitled2" style:base-cell-address="sota_mlp0H_comp.K52"/>
      <style:map style:condition="cell-content-is-between([$sota_mlp0H_comp.J52]-0.025,[$sota_mlp0H_comp.J52])" style:apply-style-name="Untitled3" style:base-cell-address="sota_mlp0H_comp.K52"/>
      <style:map style:condition="cell-content()&lt;[$sota_mlp0H_comp.J52]-0.05" style:apply-style-name="Untitled4" style:base-cell-address="sota_mlp0H_comp.K52"/>
    </style:style>
    <style:style style:name="ce104" style:family="table-cell" style:parent-style-name="Default">
      <style:map style:condition="cell-content()=[$sota_mlp0H_comp.M2]" style:apply-style-name="orange1" style:base-cell-address="sota_mlp0H_comp.S2"/>
    </style:style>
    <style:style style:name="ce105" style:family="table-cell" style:parent-style-name="Default">
      <style:map style:condition="cell-content()=[$sota_mlp0H_comp.M2]" style:apply-style-name="orange1" style:base-cell-address="sota_mlp0H_comp.S2"/>
    </style:style>
    <style:style style:name="ce106" style:family="table-cell" style:parent-style-name="Default">
      <style:map style:condition="cell-content()=[$sota_mlp0H_comp.S2]" style:apply-style-name="green" style:base-cell-address="sota_mlp0H_comp.T2"/>
      <style:map style:condition="cell-content-is-between([$sota_mlp0H_comp.S2]-0.025,[$sota_mlp0H_comp.S2])" style:apply-style-name="lightgreen" style:base-cell-address="sota_mlp0H_comp.T2"/>
      <style:map style:condition="cell-content()&lt;[$sota_mlp0H_comp.S2]-0.05" style:apply-style-name="red" style:base-cell-address="sota_mlp0H_comp.T2"/>
    </style:style>
    <style:style style:name="ce107" style:family="table-cell" style:parent-style-name="Default">
      <style:map style:condition="cell-content()=[$sota_mlp0H_comp.U2]" style:apply-style-name="orange1" style:base-cell-address="sota_mlp0H_comp.AA2"/>
    </style:style>
    <style:style style:name="ce108" style:family="table-cell" style:parent-style-name="Default">
      <style:map style:condition="cell-content()=[$sota_mlp0H_comp.AA2]" style:apply-style-name="green" style:base-cell-address="sota_mlp0H_comp.AB2"/>
      <style:map style:condition="cell-content-is-between([$sota_mlp0H_comp.AA2]-0.025,[$sota_mlp0H_comp.AA2])" style:apply-style-name="lightgreen" style:base-cell-address="sota_mlp0H_comp.AB2"/>
      <style:map style:condition="cell-content()&lt;[$sota_mlp0H_comp.AA2]-0.05" style:apply-style-name="red" style:base-cell-address="sota_mlp0H_comp.AB2"/>
    </style:style>
    <style:style style:name="ce109" style:family="table-cell" style:parent-style-name="Default">
      <style:map style:condition="cell-content()=[$sota_mlp0H_comp.AC2]" style:apply-style-name="orange1" style:base-cell-address="sota_mlp0H_comp.AI2"/>
    </style:style>
    <style:style style:name="ce110" style:family="table-cell" style:parent-style-name="Default">
      <style:map style:condition="cell-content()=[$sota_mlp0H_comp.AI2]" style:apply-style-name="green" style:base-cell-address="sota_mlp0H_comp.AJ2"/>
      <style:map style:condition="cell-content-is-between([$sota_mlp0H_comp.AI2]-0.025,[$sota_mlp0H_comp.AI2])" style:apply-style-name="Default" style:base-cell-address="sota_mlp0H_comp.AJ2"/>
      <style:map style:condition="cell-content()&lt;[$sota_mlp0H_comp.AI2]-0.05" style:apply-style-name="red" style:base-cell-address="sota_mlp0H_comp.AJ2"/>
    </style:style>
    <style:style style:name="ce111" style:family="table-cell" style:parent-style-name="Default">
      <style:map style:condition="cell-content()&gt;=[$sota_allcomp.F2]" style:apply-style-name="green" style:base-cell-address="sota_allcomp.H2"/>
      <style:map style:condition="cell-content-is-between([$sota_allcomp.F2]-0.025,[$sota_allcomp.F2])" style:apply-style-name="lightgreen" style:base-cell-address="sota_allcomp.H2"/>
      <style:map style:condition="cell-content()&lt;[$sota_allcomp.F2]-0.05" style:apply-style-name="red" style:base-cell-address="sota_allcomp.H2"/>
    </style:style>
    <style:style style:name="ce112" style:family="table-cell" style:parent-style-name="Default">
      <style:map style:condition="cell-content()&gt;=[$sota_allcomp.F3]" style:apply-style-name="green" style:base-cell-address="sota_allcomp.H3"/>
      <style:map style:condition="cell-content-is-between([$sota_allcomp.F3]-0.025,[$sota_allcomp.F3])" style:apply-style-name="lightgreen" style:base-cell-address="sota_allcomp.H3"/>
      <style:map style:condition="cell-content()&lt;[$sota_allcomp.F3]-0.05" style:apply-style-name="red" style:base-cell-address="sota_allcomp.H3"/>
    </style:style>
    <style:style style:name="ce113" style:family="table-cell" style:parent-style-name="Default">
      <style:map style:condition="cell-content()&gt;=[$sota_allcomp.F4]" style:apply-style-name="green" style:base-cell-address="sota_allcomp.H4"/>
      <style:map style:condition="cell-content-is-between([$sota_allcomp.F4]-0.025,[$sota_allcomp.F4])" style:apply-style-name="lightgreen" style:base-cell-address="sota_allcomp.H4"/>
      <style:map style:condition="cell-content()&lt;[$sota_allcomp.F4]-0.05" style:apply-style-name="red" style:base-cell-address="sota_allcomp.H4"/>
    </style:style>
    <style:style style:name="ce114" style:family="table-cell" style:parent-style-name="Default">
      <style:map style:condition="cell-content()&gt;=[$sota_allcomp.F5]" style:apply-style-name="green" style:base-cell-address="sota_allcomp.H5"/>
      <style:map style:condition="cell-content-is-between([$sota_allcomp.F5]-0.025,[$sota_allcomp.F5])" style:apply-style-name="lightgreen" style:base-cell-address="sota_allcomp.H5"/>
      <style:map style:condition="cell-content()&lt;[$sota_allcomp.F5]-0.05" style:apply-style-name="red" style:base-cell-address="sota_allcomp.H5"/>
    </style:style>
    <style:style style:name="ce115" style:family="table-cell" style:parent-style-name="Default">
      <style:map style:condition="cell-content()&gt;=[$sota_allcomp.F6]" style:apply-style-name="green" style:base-cell-address="sota_allcomp.H6"/>
      <style:map style:condition="cell-content-is-between([$sota_allcomp.F6]-0.025,[$sota_allcomp.F6])" style:apply-style-name="lightgreen" style:base-cell-address="sota_allcomp.H6"/>
      <style:map style:condition="cell-content()&lt;[$sota_allcomp.F6]-0.05" style:apply-style-name="red" style:base-cell-address="sota_allcomp.H6"/>
    </style:style>
    <style:style style:name="ce116" style:family="table-cell" style:parent-style-name="Default">
      <style:map style:condition="cell-content()&gt;=[$sota_allcomp.F7]" style:apply-style-name="green" style:base-cell-address="sota_allcomp.H7"/>
      <style:map style:condition="cell-content-is-between([$sota_allcomp.F7]-0.025,[$sota_allcomp.F7])" style:apply-style-name="lightgreen" style:base-cell-address="sota_allcomp.H7"/>
      <style:map style:condition="cell-content()&lt;[$sota_allcomp.F7]-0.05" style:apply-style-name="red" style:base-cell-address="sota_allcomp.H7"/>
    </style:style>
    <style:style style:name="ce117" style:family="table-cell" style:parent-style-name="Default">
      <style:map style:condition="cell-content()&gt;=[$sota_allcomp.F8]" style:apply-style-name="green" style:base-cell-address="sota_allcomp.H8"/>
      <style:map style:condition="cell-content-is-between([$sota_allcomp.F8]-0.025,[$sota_allcomp.F8])" style:apply-style-name="lightgreen" style:base-cell-address="sota_allcomp.H8"/>
      <style:map style:condition="cell-content()&lt;[$sota_allcomp.F8]-0.05" style:apply-style-name="red" style:base-cell-address="sota_allcomp.H8"/>
    </style:style>
    <style:style style:name="ce118" style:family="table-cell" style:parent-style-name="Default">
      <style:map style:condition="cell-content()&gt;=[$sota_allcomp.F9]" style:apply-style-name="green" style:base-cell-address="sota_allcomp.H9"/>
      <style:map style:condition="cell-content-is-between([$sota_allcomp.F9]-0.025,[$sota_allcomp.F9])" style:apply-style-name="lightgreen" style:base-cell-address="sota_allcomp.H9"/>
      <style:map style:condition="cell-content()&lt;[$sota_allcomp.F9]-0.05" style:apply-style-name="red" style:base-cell-address="sota_allcomp.H9"/>
    </style:style>
    <style:style style:name="ce119" style:family="table-cell" style:parent-style-name="Default">
      <style:map style:condition="cell-content()&gt;=[$sota_allcomp.F10]" style:apply-style-name="green" style:base-cell-address="sota_allcomp.H10"/>
      <style:map style:condition="cell-content-is-between([$sota_allcomp.F10]-0.025,[$sota_allcomp.F10])" style:apply-style-name="lightgreen" style:base-cell-address="sota_allcomp.H10"/>
      <style:map style:condition="cell-content()&lt;[$sota_allcomp.F10]-0.05" style:apply-style-name="red" style:base-cell-address="sota_allcomp.H10"/>
    </style:style>
    <style:style style:name="ce120" style:family="table-cell" style:parent-style-name="Default">
      <style:map style:condition="cell-content()&gt;=[$sota_allcomp.F11]" style:apply-style-name="green" style:base-cell-address="sota_allcomp.H11"/>
      <style:map style:condition="cell-content-is-between([$sota_allcomp.F11]-0.025,[$sota_allcomp.F11])" style:apply-style-name="lightgreen" style:base-cell-address="sota_allcomp.H11"/>
      <style:map style:condition="cell-content()&lt;[$sota_allcomp.F11]-0.05" style:apply-style-name="red" style:base-cell-address="sota_allcomp.H11"/>
    </style:style>
    <style:style style:name="ce121" style:family="table-cell" style:parent-style-name="Default">
      <style:map style:condition="cell-content()&gt;=[$sota_allcomp.F12]" style:apply-style-name="green" style:base-cell-address="sota_allcomp.H12"/>
      <style:map style:condition="cell-content-is-between([$sota_allcomp.F12]-0.025,[$sota_allcomp.F12])" style:apply-style-name="lightgreen" style:base-cell-address="sota_allcomp.H12"/>
      <style:map style:condition="cell-content()&lt;[$sota_allcomp.F12]-0.05" style:apply-style-name="red" style:base-cell-address="sota_allcomp.H12"/>
    </style:style>
    <style:style style:name="ce122" style:family="table-cell" style:parent-style-name="Default">
      <style:map style:condition="cell-content()&gt;=[$sota_allcomp.F13]" style:apply-style-name="green" style:base-cell-address="sota_allcomp.H13"/>
      <style:map style:condition="cell-content-is-between([$sota_allcomp.F13]-0.025,[$sota_allcomp.F13])" style:apply-style-name="lightgreen" style:base-cell-address="sota_allcomp.H13"/>
      <style:map style:condition="cell-content()&lt;[$sota_allcomp.F13]-0.05" style:apply-style-name="red" style:base-cell-address="sota_allcomp.H13"/>
    </style:style>
    <style:style style:name="ce123" style:family="table-cell" style:parent-style-name="Default">
      <style:map style:condition="cell-content()&gt;=[$sota_allcomp.F14]" style:apply-style-name="green" style:base-cell-address="sota_allcomp.H14"/>
      <style:map style:condition="cell-content-is-between([$sota_allcomp.F14]-0.025,[$sota_allcomp.F14])" style:apply-style-name="lightgreen" style:base-cell-address="sota_allcomp.H14"/>
      <style:map style:condition="cell-content()&lt;[$sota_allcomp.F14]-0.05" style:apply-style-name="red" style:base-cell-address="sota_allcomp.H14"/>
    </style:style>
    <style:style style:name="ce124" style:family="table-cell" style:parent-style-name="Default">
      <style:map style:condition="cell-content()&gt;=[$sota_allcomp.F15]" style:apply-style-name="green" style:base-cell-address="sota_allcomp.H15"/>
      <style:map style:condition="cell-content-is-between([$sota_allcomp.F15]-0.025,[$sota_allcomp.F15])" style:apply-style-name="lightgreen" style:base-cell-address="sota_allcomp.H15"/>
      <style:map style:condition="cell-content()&lt;[$sota_allcomp.F15]-0.05" style:apply-style-name="red" style:base-cell-address="sota_allcomp.H15"/>
    </style:style>
    <style:style style:name="ce125" style:family="table-cell" style:parent-style-name="Default">
      <style:map style:condition="cell-content()&gt;=[$sota_allcomp.F16]" style:apply-style-name="green" style:base-cell-address="sota_allcomp.H16"/>
      <style:map style:condition="cell-content-is-between([$sota_allcomp.F16]-0.025,[$sota_allcomp.F16])" style:apply-style-name="lightgreen" style:base-cell-address="sota_allcomp.H16"/>
      <style:map style:condition="cell-content()&lt;[$sota_allcomp.F16]-0.05" style:apply-style-name="red" style:base-cell-address="sota_allcomp.H16"/>
    </style:style>
    <style:style style:name="ce126" style:family="table-cell" style:parent-style-name="Default">
      <style:map style:condition="cell-content()&gt;=[$sota_allcomp.F17]" style:apply-style-name="green" style:base-cell-address="sota_allcomp.H17"/>
      <style:map style:condition="cell-content-is-between([$sota_allcomp.F17]-0.025,[$sota_allcomp.F17])" style:apply-style-name="lightgreen" style:base-cell-address="sota_allcomp.H17"/>
      <style:map style:condition="cell-content()&lt;[$sota_allcomp.F17]-0.05" style:apply-style-name="red" style:base-cell-address="sota_allcomp.H17"/>
    </style:style>
    <style:style style:name="ce127" style:family="table-cell" style:parent-style-name="Default">
      <style:map style:condition="cell-content()&gt;=[$sota_allcomp.F18]" style:apply-style-name="green" style:base-cell-address="sota_allcomp.H18"/>
      <style:map style:condition="cell-content-is-between([$sota_allcomp.F18]-0.025,[$sota_allcomp.F18])" style:apply-style-name="lightgreen" style:base-cell-address="sota_allcomp.H18"/>
      <style:map style:condition="cell-content()&lt;[$sota_allcomp.F18]-0.05" style:apply-style-name="red" style:base-cell-address="sota_allcomp.H18"/>
    </style:style>
    <style:style style:name="ce128" style:family="table-cell" style:parent-style-name="Default">
      <style:map style:condition="cell-content()&gt;=[$sota_allcomp.F19]" style:apply-style-name="green" style:base-cell-address="sota_allcomp.H19"/>
      <style:map style:condition="cell-content-is-between([$sota_allcomp.F19]-0.025,[$sota_allcomp.F19])" style:apply-style-name="lightgreen" style:base-cell-address="sota_allcomp.H19"/>
      <style:map style:condition="cell-content()&lt;[$sota_allcomp.F19]-0.05" style:apply-style-name="red" style:base-cell-address="sota_allcomp.H19"/>
    </style:style>
    <style:style style:name="ce129" style:family="table-cell" style:parent-style-name="Default">
      <style:map style:condition="cell-content()&gt;=[$sota_allcomp.F20]" style:apply-style-name="green" style:base-cell-address="sota_allcomp.H20"/>
      <style:map style:condition="cell-content-is-between([$sota_allcomp.F20]-0.025,[$sota_allcomp.F20])" style:apply-style-name="lightgreen" style:base-cell-address="sota_allcomp.H20"/>
      <style:map style:condition="cell-content()&lt;[$sota_allcomp.F20]-0.05" style:apply-style-name="red" style:base-cell-address="sota_allcomp.H20"/>
    </style:style>
    <style:style style:name="ce130" style:family="table-cell" style:parent-style-name="Default">
      <style:map style:condition="cell-content()&gt;=[$sota_allcomp.F21]" style:apply-style-name="green" style:base-cell-address="sota_allcomp.H21"/>
      <style:map style:condition="cell-content-is-between([$sota_allcomp.F21]-0.025,[$sota_allcomp.F21])" style:apply-style-name="lightgreen" style:base-cell-address="sota_allcomp.H21"/>
      <style:map style:condition="cell-content()&lt;[$sota_allcomp.F21]-0.05" style:apply-style-name="red" style:base-cell-address="sota_allcomp.H21"/>
    </style:style>
    <style:style style:name="ce131" style:family="table-cell" style:parent-style-name="Default">
      <style:map style:condition="cell-content()&gt;=[$sota_allcomp.F22]" style:apply-style-name="green" style:base-cell-address="sota_allcomp.H22"/>
      <style:map style:condition="cell-content-is-between([$sota_allcomp.F22]-0.025,[$sota_allcomp.F22])" style:apply-style-name="lightgreen" style:base-cell-address="sota_allcomp.H22"/>
      <style:map style:condition="cell-content()&lt;[$sota_allcomp.F22]-0.05" style:apply-style-name="red" style:base-cell-address="sota_allcomp.H22"/>
    </style:style>
    <style:style style:name="ce132" style:family="table-cell" style:parent-style-name="Default">
      <style:map style:condition="cell-content()&gt;=[$sota_allcomp.F23]" style:apply-style-name="green" style:base-cell-address="sota_allcomp.H23"/>
      <style:map style:condition="cell-content-is-between([$sota_allcomp.F23]-0.025,[$sota_allcomp.F23])" style:apply-style-name="lightgreen" style:base-cell-address="sota_allcomp.H23"/>
      <style:map style:condition="cell-content()&lt;[$sota_allcomp.F23]-0.05" style:apply-style-name="red" style:base-cell-address="sota_allcomp.H23"/>
    </style:style>
    <style:style style:name="ce133" style:family="table-cell" style:parent-style-name="Default">
      <style:map style:condition="cell-content()&gt;=[$sota_allcomp.F24]" style:apply-style-name="green" style:base-cell-address="sota_allcomp.H24"/>
      <style:map style:condition="cell-content-is-between([$sota_allcomp.F24]-0.025,[$sota_allcomp.F24])" style:apply-style-name="lightgreen" style:base-cell-address="sota_allcomp.H24"/>
      <style:map style:condition="cell-content()&lt;[$sota_allcomp.F24]-0.05" style:apply-style-name="red" style:base-cell-address="sota_allcomp.H24"/>
    </style:style>
    <style:style style:name="ce134" style:family="table-cell" style:parent-style-name="Default">
      <style:map style:condition="cell-content()&gt;=[$sota_allcomp.F25]" style:apply-style-name="green" style:base-cell-address="sota_allcomp.H25"/>
      <style:map style:condition="cell-content-is-between([$sota_allcomp.F25]-0.025,[$sota_allcomp.F25])" style:apply-style-name="lightgreen" style:base-cell-address="sota_allcomp.H25"/>
      <style:map style:condition="cell-content()&lt;[$sota_allcomp.F25]-0.05" style:apply-style-name="red" style:base-cell-address="sota_allcomp.H25"/>
    </style:style>
    <style:style style:name="ce135" style:family="table-cell" style:parent-style-name="Default">
      <style:map style:condition="cell-content()&gt;=[$sota_allcomp.F26]" style:apply-style-name="green" style:base-cell-address="sota_allcomp.H26"/>
      <style:map style:condition="cell-content-is-between([$sota_allcomp.F26]-0.025,[$sota_allcomp.F26])" style:apply-style-name="lightgreen" style:base-cell-address="sota_allcomp.H26"/>
      <style:map style:condition="cell-content()&lt;[$sota_allcomp.F26]-0.05" style:apply-style-name="red" style:base-cell-address="sota_allcomp.H26"/>
    </style:style>
    <style:style style:name="ce136" style:family="table-cell" style:parent-style-name="Default">
      <style:map style:condition="cell-content()&gt;=[$sota_allcomp.F27]" style:apply-style-name="green" style:base-cell-address="sota_allcomp.H27"/>
      <style:map style:condition="cell-content-is-between([$sota_allcomp.F27]-0.025,[$sota_allcomp.F27])" style:apply-style-name="lightgreen" style:base-cell-address="sota_allcomp.H27"/>
      <style:map style:condition="cell-content()&lt;[$sota_allcomp.F27]-0.05" style:apply-style-name="red" style:base-cell-address="sota_allcomp.H27"/>
    </style:style>
    <style:style style:name="ce137" style:family="table-cell" style:parent-style-name="Default">
      <style:map style:condition="cell-content()&gt;=[$sota_allcomp.F28]" style:apply-style-name="green" style:base-cell-address="sota_allcomp.H28"/>
      <style:map style:condition="cell-content-is-between([$sota_allcomp.F28]-0.025,[$sota_allcomp.F28])" style:apply-style-name="lightgreen" style:base-cell-address="sota_allcomp.H28"/>
      <style:map style:condition="cell-content()&lt;[$sota_allcomp.F28]-0.05" style:apply-style-name="red" style:base-cell-address="sota_allcomp.H28"/>
    </style:style>
    <style:style style:name="ce138" style:family="table-cell" style:parent-style-name="Default">
      <style:map style:condition="cell-content()&gt;=[$sota_allcomp.F29]" style:apply-style-name="green" style:base-cell-address="sota_allcomp.H29"/>
      <style:map style:condition="cell-content-is-between([$sota_allcomp.F29]-0.025,[$sota_allcomp.F29])" style:apply-style-name="lightgreen" style:base-cell-address="sota_allcomp.H29"/>
      <style:map style:condition="cell-content()&lt;[$sota_allcomp.F29]-0.05" style:apply-style-name="red" style:base-cell-address="sota_allcomp.H29"/>
    </style:style>
    <style:style style:name="ce139" style:family="table-cell" style:parent-style-name="Default">
      <style:map style:condition="cell-content()&gt;=[$sota_allcomp.F30]" style:apply-style-name="green" style:base-cell-address="sota_allcomp.H30"/>
      <style:map style:condition="cell-content-is-between([$sota_allcomp.F30]-0.025,[$sota_allcomp.F30])" style:apply-style-name="lightgreen" style:base-cell-address="sota_allcomp.H30"/>
      <style:map style:condition="cell-content()&lt;[$sota_allcomp.F30]-0.05" style:apply-style-name="red" style:base-cell-address="sota_allcomp.H30"/>
    </style:style>
    <style:style style:name="ce140" style:family="table-cell" style:parent-style-name="Default">
      <style:map style:condition="cell-content()&gt;=[$sota_allcomp.F31]" style:apply-style-name="green" style:base-cell-address="sota_allcomp.H31"/>
      <style:map style:condition="cell-content-is-between([$sota_allcomp.F31]-0.025,[$sota_allcomp.F31])" style:apply-style-name="lightgreen" style:base-cell-address="sota_allcomp.H31"/>
      <style:map style:condition="cell-content()&lt;[$sota_allcomp.F31]-0.05" style:apply-style-name="red" style:base-cell-address="sota_allcomp.H31"/>
    </style:style>
    <style:style style:name="ce141" style:family="table-cell" style:parent-style-name="Default">
      <style:map style:condition="cell-content()&gt;=[$sota_allcomp.F32]" style:apply-style-name="green" style:base-cell-address="sota_allcomp.H32"/>
      <style:map style:condition="cell-content-is-between([$sota_allcomp.F32]-0.025,[$sota_allcomp.F32])" style:apply-style-name="lightgreen" style:base-cell-address="sota_allcomp.H32"/>
      <style:map style:condition="cell-content()&lt;[$sota_allcomp.F32]-0.05" style:apply-style-name="red" style:base-cell-address="sota_allcomp.H32"/>
    </style:style>
    <style:style style:name="ce142" style:family="table-cell" style:parent-style-name="Default">
      <style:map style:condition="cell-content()&gt;=[$sota_allcomp.F33]" style:apply-style-name="green" style:base-cell-address="sota_allcomp.H33"/>
      <style:map style:condition="cell-content-is-between([$sota_allcomp.F33]-0.025,[$sota_allcomp.F33])" style:apply-style-name="lightgreen" style:base-cell-address="sota_allcomp.H33"/>
      <style:map style:condition="cell-content()&lt;[$sota_allcomp.F33]-0.05" style:apply-style-name="red" style:base-cell-address="sota_allcomp.H33"/>
    </style:style>
    <style:style style:name="ce143" style:family="table-cell" style:parent-style-name="Default">
      <style:map style:condition="cell-content()&gt;=[$sota_allcomp.F34]" style:apply-style-name="green" style:base-cell-address="sota_allcomp.H34"/>
      <style:map style:condition="cell-content-is-between([$sota_allcomp.F34]-0.025,[$sota_allcomp.F34])" style:apply-style-name="lightgreen" style:base-cell-address="sota_allcomp.H34"/>
      <style:map style:condition="cell-content()&lt;[$sota_allcomp.F34]-0.05" style:apply-style-name="red" style:base-cell-address="sota_allcomp.H34"/>
    </style:style>
    <style:style style:name="ce144" style:family="table-cell" style:parent-style-name="Default">
      <style:map style:condition="cell-content()&gt;=[$sota_allcomp.F35]" style:apply-style-name="green" style:base-cell-address="sota_allcomp.H35"/>
      <style:map style:condition="cell-content-is-between([$sota_allcomp.F35]-0.025,[$sota_allcomp.F35])" style:apply-style-name="lightgreen" style:base-cell-address="sota_allcomp.H35"/>
      <style:map style:condition="cell-content()&lt;[$sota_allcomp.F35]-0.05" style:apply-style-name="red" style:base-cell-address="sota_allcomp.H35"/>
    </style:style>
    <style:style style:name="ce145" style:family="table-cell" style:parent-style-name="Default">
      <style:map style:condition="cell-content()&gt;=[$sota_allcomp.F36]" style:apply-style-name="green" style:base-cell-address="sota_allcomp.H36"/>
      <style:map style:condition="cell-content-is-between([$sota_allcomp.F36]-0.025,[$sota_allcomp.F36])" style:apply-style-name="lightgreen" style:base-cell-address="sota_allcomp.H36"/>
      <style:map style:condition="cell-content()&lt;[$sota_allcomp.F36]-0.05" style:apply-style-name="red" style:base-cell-address="sota_allcomp.H36"/>
    </style:style>
    <style:style style:name="ce146" style:family="table-cell" style:parent-style-name="Default">
      <style:map style:condition="cell-content()&gt;=[$sota_allcomp.F37]" style:apply-style-name="green" style:base-cell-address="sota_allcomp.H37"/>
      <style:map style:condition="cell-content-is-between([$sota_allcomp.F37]-0.025,[$sota_allcomp.F37])" style:apply-style-name="lightgreen" style:base-cell-address="sota_allcomp.H37"/>
      <style:map style:condition="cell-content()&lt;[$sota_allcomp.F37]-0.05" style:apply-style-name="red" style:base-cell-address="sota_allcomp.H37"/>
    </style:style>
    <style:style style:name="ce147" style:family="table-cell" style:parent-style-name="Default">
      <style:map style:condition="cell-content()&gt;=[$sota_allcomp.F38]" style:apply-style-name="green" style:base-cell-address="sota_allcomp.H38"/>
      <style:map style:condition="cell-content-is-between([$sota_allcomp.F38]-0.025,[$sota_allcomp.F38])" style:apply-style-name="lightgreen" style:base-cell-address="sota_allcomp.H38"/>
      <style:map style:condition="cell-content()&lt;[$sota_allcomp.F38]-0.05" style:apply-style-name="red" style:base-cell-address="sota_allcomp.H38"/>
    </style:style>
    <style:style style:name="ce148" style:family="table-cell" style:parent-style-name="Default">
      <style:map style:condition="cell-content()&gt;=[$sota_allcomp.F39]" style:apply-style-name="green" style:base-cell-address="sota_allcomp.H39"/>
      <style:map style:condition="cell-content-is-between([$sota_allcomp.F39]-0.025,[$sota_allcomp.F39])" style:apply-style-name="lightgreen" style:base-cell-address="sota_allcomp.H39"/>
      <style:map style:condition="cell-content()&lt;[$sota_allcomp.F39]-0.05" style:apply-style-name="red" style:base-cell-address="sota_allcomp.H39"/>
    </style:style>
    <style:style style:name="ce149" style:family="table-cell" style:parent-style-name="Default">
      <style:map style:condition="cell-content()&gt;=[$sota_allcomp.F40]" style:apply-style-name="green" style:base-cell-address="sota_allcomp.H40"/>
      <style:map style:condition="cell-content-is-between([$sota_allcomp.F40]-0.025,[$sota_allcomp.F40])" style:apply-style-name="lightgreen" style:base-cell-address="sota_allcomp.H40"/>
      <style:map style:condition="cell-content()&lt;[$sota_allcomp.F40]-0.05" style:apply-style-name="red" style:base-cell-address="sota_allcomp.H40"/>
    </style:style>
    <style:style style:name="ce150" style:family="table-cell" style:parent-style-name="Default">
      <style:map style:condition="cell-content()&gt;=[$sota_allcomp.F41]" style:apply-style-name="green" style:base-cell-address="sota_allcomp.H41"/>
      <style:map style:condition="cell-content-is-between([$sota_allcomp.F41]-0.025,[$sota_allcomp.F41])" style:apply-style-name="lightgreen" style:base-cell-address="sota_allcomp.H41"/>
      <style:map style:condition="cell-content()&lt;[$sota_allcomp.F41]-0.05" style:apply-style-name="red" style:base-cell-address="sota_allcomp.H41"/>
    </style:style>
    <style:style style:name="ce151" style:family="table-cell" style:parent-style-name="Default">
      <style:map style:condition="cell-content()&gt;=[$sota_allcomp.F42]" style:apply-style-name="green" style:base-cell-address="sota_allcomp.H42"/>
      <style:map style:condition="cell-content-is-between([$sota_allcomp.F42]-0.025,[$sota_allcomp.F42])" style:apply-style-name="lightgreen" style:base-cell-address="sota_allcomp.H42"/>
      <style:map style:condition="cell-content()&lt;[$sota_allcomp.F42]-0.05" style:apply-style-name="red" style:base-cell-address="sota_allcomp.H42"/>
    </style:style>
    <style:style style:name="ce152" style:family="table-cell" style:parent-style-name="Default">
      <style:map style:condition="cell-content()&gt;=[$sota_allcomp.F43]" style:apply-style-name="green" style:base-cell-address="sota_allcomp.H43"/>
      <style:map style:condition="cell-content-is-between([$sota_allcomp.F43]-0.025,[$sota_allcomp.F43])" style:apply-style-name="lightgreen" style:base-cell-address="sota_allcomp.H43"/>
      <style:map style:condition="cell-content()&lt;[$sota_allcomp.F43]-0.05" style:apply-style-name="red" style:base-cell-address="sota_allcomp.H43"/>
    </style:style>
    <style:style style:name="ce153" style:family="table-cell" style:parent-style-name="Default">
      <style:map style:condition="cell-content()&gt;=[$sota_allcomp.F44]" style:apply-style-name="green" style:base-cell-address="sota_allcomp.H44"/>
      <style:map style:condition="cell-content-is-between([$sota_allcomp.F44]-0.025,[$sota_allcomp.F44])" style:apply-style-name="lightgreen" style:base-cell-address="sota_allcomp.H44"/>
      <style:map style:condition="cell-content()&lt;[$sota_allcomp.F44]-0.05" style:apply-style-name="red" style:base-cell-address="sota_allcomp.H44"/>
    </style:style>
    <style:style style:name="ce154" style:family="table-cell" style:parent-style-name="Default">
      <style:map style:condition="cell-content()&gt;=[$sota_allcomp.F45]" style:apply-style-name="green" style:base-cell-address="sota_allcomp.H45"/>
      <style:map style:condition="cell-content-is-between([$sota_allcomp.F45]-0.025,[$sota_allcomp.F45])" style:apply-style-name="lightgreen" style:base-cell-address="sota_allcomp.H45"/>
      <style:map style:condition="cell-content()&lt;[$sota_allcomp.F45]-0.05" style:apply-style-name="red" style:base-cell-address="sota_allcomp.H45"/>
    </style:style>
    <style:style style:name="ce155" style:family="table-cell" style:parent-style-name="Default">
      <style:map style:condition="cell-content()&gt;=[$sota_allcomp.F46]" style:apply-style-name="green" style:base-cell-address="sota_allcomp.H46"/>
      <style:map style:condition="cell-content-is-between([$sota_allcomp.F46]-0.025,[$sota_allcomp.F46])" style:apply-style-name="lightgreen" style:base-cell-address="sota_allcomp.H46"/>
      <style:map style:condition="cell-content()&lt;[$sota_allcomp.F46]-0.05" style:apply-style-name="red" style:base-cell-address="sota_allcomp.H46"/>
    </style:style>
    <style:style style:name="ce156" style:family="table-cell" style:parent-style-name="Default">
      <style:map style:condition="cell-content()&gt;=[$sota_allcomp.F47]" style:apply-style-name="green" style:base-cell-address="sota_allcomp.H47"/>
      <style:map style:condition="cell-content-is-between([$sota_allcomp.F47]-0.025,[$sota_allcomp.F47])" style:apply-style-name="lightgreen" style:base-cell-address="sota_allcomp.H47"/>
      <style:map style:condition="cell-content()&lt;[$sota_allcomp.F47]-0.05" style:apply-style-name="red" style:base-cell-address="sota_allcomp.H47"/>
    </style:style>
    <style:style style:name="ce157" style:family="table-cell" style:parent-style-name="Default">
      <style:map style:condition="cell-content()&gt;=[$sota_allcomp.F48]" style:apply-style-name="green" style:base-cell-address="sota_allcomp.H48"/>
      <style:map style:condition="cell-content-is-between([$sota_allcomp.F48]-0.025,[$sota_allcomp.F48])" style:apply-style-name="lightgreen" style:base-cell-address="sota_allcomp.H48"/>
      <style:map style:condition="cell-content()&lt;[$sota_allcomp.F48]-0.05" style:apply-style-name="red" style:base-cell-address="sota_allcomp.H48"/>
    </style:style>
    <style:style style:name="ce158" style:family="table-cell" style:parent-style-name="Default">
      <style:map style:condition="cell-content()&gt;=[$sota_allcomp.F49]" style:apply-style-name="green" style:base-cell-address="sota_allcomp.H49"/>
      <style:map style:condition="cell-content-is-between([$sota_allcomp.F49]-0.025,[$sota_allcomp.F49])" style:apply-style-name="lightgreen" style:base-cell-address="sota_allcomp.H49"/>
      <style:map style:condition="cell-content()&lt;[$sota_allcomp.F49]-0.05" style:apply-style-name="red" style:base-cell-address="sota_allcomp.H49"/>
    </style:style>
    <style:style style:name="ce159" style:family="table-cell" style:parent-style-name="Default">
      <style:map style:condition="cell-content()&gt;=[$sota_allcomp.F50]" style:apply-style-name="green" style:base-cell-address="sota_allcomp.H50"/>
      <style:map style:condition="cell-content-is-between([$sota_allcomp.F50]-0.025,[$sota_allcomp.F50])" style:apply-style-name="lightgreen" style:base-cell-address="sota_allcomp.H50"/>
      <style:map style:condition="cell-content()&lt;[$sota_allcomp.F50]-0.05" style:apply-style-name="red" style:base-cell-address="sota_allcomp.H50"/>
    </style:style>
    <style:style style:name="ce160" style:family="table-cell" style:parent-style-name="Default">
      <style:map style:condition="cell-content()&gt;=[$sota_allcomp.F51]" style:apply-style-name="green" style:base-cell-address="sota_allcomp.H51"/>
      <style:map style:condition="cell-content-is-between([$sota_allcomp.F51]-0.025,[$sota_allcomp.F51])" style:apply-style-name="lightgreen" style:base-cell-address="sota_allcomp.H51"/>
      <style:map style:condition="cell-content()&lt;[$sota_allcomp.F51]-0.05" style:apply-style-name="red" style:base-cell-address="sota_allcomp.H51"/>
    </style:style>
    <style:style style:name="ce161" style:family="table-cell" style:parent-style-name="Default">
      <style:map style:condition="cell-content()&gt;=[$sota_allcomp.F52]" style:apply-style-name="green" style:base-cell-address="sota_allcomp.H52"/>
      <style:map style:condition="cell-content-is-between([$sota_allcomp.F52]-0.025,[$sota_allcomp.F52])" style:apply-style-name="lightgreen" style:base-cell-address="sota_allcomp.H52"/>
      <style:map style:condition="cell-content()&lt;[$sota_allcomp.F52]-0.05" style:apply-style-name="red" style:base-cell-address="sota_allcomp.H52"/>
    </style:style>
    <style:style style:name="ce162" style:family="table-cell" style:parent-style-name="Default"/>
    <style:style style:name="ce163" style:family="table-cell" style:parent-style-name="Default">
      <style:map style:condition="cell-content()&gt;=[$sota_allcomp.F3]" style:apply-style-name="green" style:base-cell-address="sota_allcomp.I3"/>
      <style:map style:condition="cell-content-is-between([$sota_allcomp.F3]-0.025,[$sota_allcomp.F3])" style:apply-style-name="lightgreen" style:base-cell-address="sota_allcomp.I3"/>
      <style:map style:condition="cell-content()&lt;[$sota_allcomp.F3]-0.05" style:apply-style-name="red" style:base-cell-address="sota_allcomp.I3"/>
    </style:style>
    <style:style style:name="ce164" style:family="table-cell" style:parent-style-name="Default">
      <style:map style:condition="cell-content()&gt;=[$sota_allcomp.F4]" style:apply-style-name="green" style:base-cell-address="sota_allcomp.I4"/>
      <style:map style:condition="cell-content-is-between([$sota_allcomp.F4]-0.025,[$sota_allcomp.F4])" style:apply-style-name="lightgreen" style:base-cell-address="sota_allcomp.I4"/>
      <style:map style:condition="cell-content()&lt;[$sota_allcomp.F4]-0.05" style:apply-style-name="red" style:base-cell-address="sota_allcomp.I4"/>
    </style:style>
    <style:style style:name="ce165" style:family="table-cell" style:parent-style-name="Default">
      <style:map style:condition="cell-content()&gt;=[$sota_allcomp.F5]" style:apply-style-name="green" style:base-cell-address="sota_allcomp.I5"/>
      <style:map style:condition="cell-content-is-between([$sota_allcomp.F5]-0.025,[$sota_allcomp.F5])" style:apply-style-name="lightgreen" style:base-cell-address="sota_allcomp.I5"/>
      <style:map style:condition="cell-content()&lt;[$sota_allcomp.F5]-0.05" style:apply-style-name="red" style:base-cell-address="sota_allcomp.I5"/>
    </style:style>
    <style:style style:name="ce166" style:family="table-cell" style:parent-style-name="Default">
      <style:map style:condition="cell-content()&gt;=[$sota_allcomp.F6]" style:apply-style-name="green" style:base-cell-address="sota_allcomp.I6"/>
      <style:map style:condition="cell-content-is-between([$sota_allcomp.F6]-0.025,[$sota_allcomp.F6])" style:apply-style-name="lightgreen" style:base-cell-address="sota_allcomp.I6"/>
      <style:map style:condition="cell-content()&lt;[$sota_allcomp.F6]-0.05" style:apply-style-name="red" style:base-cell-address="sota_allcomp.I6"/>
    </style:style>
    <style:style style:name="ce167" style:family="table-cell" style:parent-style-name="Default">
      <style:map style:condition="cell-content()&gt;=[$sota_allcomp.F7]" style:apply-style-name="green" style:base-cell-address="sota_allcomp.I7"/>
      <style:map style:condition="cell-content-is-between([$sota_allcomp.F7]-0.025,[$sota_allcomp.F7])" style:apply-style-name="lightgreen" style:base-cell-address="sota_allcomp.I7"/>
      <style:map style:condition="cell-content()&lt;[$sota_allcomp.F7]-0.05" style:apply-style-name="red" style:base-cell-address="sota_allcomp.I7"/>
    </style:style>
    <style:style style:name="ce168" style:family="table-cell" style:parent-style-name="Default">
      <style:map style:condition="cell-content()&gt;=[$sota_allcomp.F8]" style:apply-style-name="green" style:base-cell-address="sota_allcomp.I8"/>
      <style:map style:condition="cell-content-is-between([$sota_allcomp.F8]-0.025,[$sota_allcomp.F8])" style:apply-style-name="lightgreen" style:base-cell-address="sota_allcomp.I8"/>
      <style:map style:condition="cell-content()&lt;[$sota_allcomp.F8]-0.05" style:apply-style-name="red" style:base-cell-address="sota_allcomp.I8"/>
    </style:style>
    <style:style style:name="ce169" style:family="table-cell" style:parent-style-name="Default">
      <style:map style:condition="cell-content()&gt;=[$sota_allcomp.F9]" style:apply-style-name="green" style:base-cell-address="sota_allcomp.I9"/>
      <style:map style:condition="cell-content-is-between([$sota_allcomp.F9]-0.025,[$sota_allcomp.F9])" style:apply-style-name="lightgreen" style:base-cell-address="sota_allcomp.I9"/>
      <style:map style:condition="cell-content()&lt;[$sota_allcomp.F9]-0.05" style:apply-style-name="red" style:base-cell-address="sota_allcomp.I9"/>
    </style:style>
    <style:style style:name="ce170" style:family="table-cell" style:parent-style-name="Default">
      <style:map style:condition="cell-content()&gt;=[$sota_allcomp.F10]" style:apply-style-name="green" style:base-cell-address="sota_allcomp.I10"/>
      <style:map style:condition="cell-content-is-between([$sota_allcomp.F10]-0.025,[$sota_allcomp.F10])" style:apply-style-name="lightgreen" style:base-cell-address="sota_allcomp.I10"/>
      <style:map style:condition="cell-content()&lt;[$sota_allcomp.F10]-0.05" style:apply-style-name="red" style:base-cell-address="sota_allcomp.I10"/>
    </style:style>
    <style:style style:name="ce171" style:family="table-cell" style:parent-style-name="Default">
      <style:map style:condition="cell-content()&gt;=[$sota_allcomp.F11]" style:apply-style-name="green" style:base-cell-address="sota_allcomp.I11"/>
      <style:map style:condition="cell-content-is-between([$sota_allcomp.F11]-0.025,[$sota_allcomp.F11])" style:apply-style-name="lightgreen" style:base-cell-address="sota_allcomp.I11"/>
      <style:map style:condition="cell-content()&lt;[$sota_allcomp.F11]-0.05" style:apply-style-name="red" style:base-cell-address="sota_allcomp.I11"/>
    </style:style>
    <style:style style:name="ce172" style:family="table-cell" style:parent-style-name="Default">
      <style:map style:condition="cell-content()&gt;=[$sota_allcomp.F12]" style:apply-style-name="green" style:base-cell-address="sota_allcomp.I12"/>
      <style:map style:condition="cell-content-is-between([$sota_allcomp.F12]-0.025,[$sota_allcomp.F12])" style:apply-style-name="lightgreen" style:base-cell-address="sota_allcomp.I12"/>
      <style:map style:condition="cell-content()&lt;[$sota_allcomp.F12]-0.05" style:apply-style-name="red" style:base-cell-address="sota_allcomp.I12"/>
    </style:style>
    <style:style style:name="ce173" style:family="table-cell" style:parent-style-name="Default">
      <style:map style:condition="cell-content()&gt;=[$sota_allcomp.F13]" style:apply-style-name="green" style:base-cell-address="sota_allcomp.I13"/>
      <style:map style:condition="cell-content-is-between([$sota_allcomp.F13]-0.025,[$sota_allcomp.F13])" style:apply-style-name="lightgreen" style:base-cell-address="sota_allcomp.I13"/>
      <style:map style:condition="cell-content()&lt;[$sota_allcomp.F13]-0.05" style:apply-style-name="red" style:base-cell-address="sota_allcomp.I13"/>
    </style:style>
    <style:style style:name="ce174" style:family="table-cell" style:parent-style-name="Default">
      <style:map style:condition="cell-content()&gt;=[$sota_allcomp.F14]" style:apply-style-name="green" style:base-cell-address="sota_allcomp.I14"/>
      <style:map style:condition="cell-content-is-between([$sota_allcomp.F14]-0.025,[$sota_allcomp.F14])" style:apply-style-name="lightgreen" style:base-cell-address="sota_allcomp.I14"/>
      <style:map style:condition="cell-content()&lt;[$sota_allcomp.F14]-0.05" style:apply-style-name="red" style:base-cell-address="sota_allcomp.I14"/>
    </style:style>
    <style:style style:name="ce175" style:family="table-cell" style:parent-style-name="Default">
      <style:map style:condition="cell-content()&gt;=[$sota_allcomp.F15]" style:apply-style-name="green" style:base-cell-address="sota_allcomp.I15"/>
      <style:map style:condition="cell-content-is-between([$sota_allcomp.F15]-0.025,[$sota_allcomp.F15])" style:apply-style-name="lightgreen" style:base-cell-address="sota_allcomp.I15"/>
      <style:map style:condition="cell-content()&lt;[$sota_allcomp.F15]-0.05" style:apply-style-name="red" style:base-cell-address="sota_allcomp.I15"/>
    </style:style>
    <style:style style:name="ce176" style:family="table-cell" style:parent-style-name="Default">
      <style:map style:condition="cell-content()&gt;=[$sota_allcomp.F16]" style:apply-style-name="green" style:base-cell-address="sota_allcomp.I16"/>
      <style:map style:condition="cell-content-is-between([$sota_allcomp.F16]-0.025,[$sota_allcomp.F16])" style:apply-style-name="lightgreen" style:base-cell-address="sota_allcomp.I16"/>
      <style:map style:condition="cell-content()&lt;[$sota_allcomp.F16]-0.05" style:apply-style-name="red" style:base-cell-address="sota_allcomp.I16"/>
    </style:style>
    <style:style style:name="ce177" style:family="table-cell" style:parent-style-name="Default">
      <style:map style:condition="cell-content()&gt;=[$sota_allcomp.F17]" style:apply-style-name="green" style:base-cell-address="sota_allcomp.I17"/>
      <style:map style:condition="cell-content-is-between([$sota_allcomp.F17]-0.025,[$sota_allcomp.F17])" style:apply-style-name="lightgreen" style:base-cell-address="sota_allcomp.I17"/>
      <style:map style:condition="cell-content()&lt;[$sota_allcomp.F17]-0.05" style:apply-style-name="red" style:base-cell-address="sota_allcomp.I17"/>
    </style:style>
    <style:style style:name="ce178" style:family="table-cell" style:parent-style-name="Default">
      <style:map style:condition="cell-content()&gt;=[$sota_allcomp.F18]" style:apply-style-name="green" style:base-cell-address="sota_allcomp.I18"/>
      <style:map style:condition="cell-content-is-between([$sota_allcomp.F18]-0.025,[$sota_allcomp.F18])" style:apply-style-name="lightgreen" style:base-cell-address="sota_allcomp.I18"/>
      <style:map style:condition="cell-content()&lt;[$sota_allcomp.F18]-0.05" style:apply-style-name="red" style:base-cell-address="sota_allcomp.I18"/>
    </style:style>
    <style:style style:name="ce179" style:family="table-cell" style:parent-style-name="Default">
      <style:map style:condition="cell-content()&gt;=[$sota_allcomp.F19]" style:apply-style-name="green" style:base-cell-address="sota_allcomp.I19"/>
      <style:map style:condition="cell-content-is-between([$sota_allcomp.F19]-0.025,[$sota_allcomp.F19])" style:apply-style-name="lightgreen" style:base-cell-address="sota_allcomp.I19"/>
      <style:map style:condition="cell-content()&lt;[$sota_allcomp.F19]-0.05" style:apply-style-name="red" style:base-cell-address="sota_allcomp.I19"/>
    </style:style>
    <style:style style:name="ce180" style:family="table-cell" style:parent-style-name="Default">
      <style:map style:condition="cell-content()&gt;=[$sota_allcomp.F20]" style:apply-style-name="green" style:base-cell-address="sota_allcomp.I20"/>
      <style:map style:condition="cell-content-is-between([$sota_allcomp.F20]-0.025,[$sota_allcomp.F20])" style:apply-style-name="lightgreen" style:base-cell-address="sota_allcomp.I20"/>
      <style:map style:condition="cell-content()&lt;[$sota_allcomp.F20]-0.05" style:apply-style-name="red" style:base-cell-address="sota_allcomp.I20"/>
    </style:style>
    <style:style style:name="ce181" style:family="table-cell" style:parent-style-name="Default">
      <style:map style:condition="cell-content()&gt;=[$sota_allcomp.F21]" style:apply-style-name="green" style:base-cell-address="sota_allcomp.I21"/>
      <style:map style:condition="cell-content-is-between([$sota_allcomp.F21]-0.025,[$sota_allcomp.F21])" style:apply-style-name="lightgreen" style:base-cell-address="sota_allcomp.I21"/>
      <style:map style:condition="cell-content()&lt;[$sota_allcomp.F21]-0.05" style:apply-style-name="red" style:base-cell-address="sota_allcomp.I21"/>
    </style:style>
    <style:style style:name="ce182" style:family="table-cell" style:parent-style-name="Default">
      <style:map style:condition="cell-content()&gt;=[$sota_allcomp.F22]" style:apply-style-name="green" style:base-cell-address="sota_allcomp.I22"/>
      <style:map style:condition="cell-content-is-between([$sota_allcomp.F22]-0.025,[$sota_allcomp.F22])" style:apply-style-name="lightgreen" style:base-cell-address="sota_allcomp.I22"/>
      <style:map style:condition="cell-content()&lt;[$sota_allcomp.F22]-0.05" style:apply-style-name="red" style:base-cell-address="sota_allcomp.I22"/>
    </style:style>
    <style:style style:name="ce183" style:family="table-cell" style:parent-style-name="Default">
      <style:map style:condition="cell-content()&gt;=[$sota_allcomp.F23]" style:apply-style-name="green" style:base-cell-address="sota_allcomp.I23"/>
      <style:map style:condition="cell-content-is-between([$sota_allcomp.F23]-0.025,[$sota_allcomp.F23])" style:apply-style-name="lightgreen" style:base-cell-address="sota_allcomp.I23"/>
      <style:map style:condition="cell-content()&lt;[$sota_allcomp.F23]-0.05" style:apply-style-name="red" style:base-cell-address="sota_allcomp.I23"/>
    </style:style>
    <style:style style:name="ce184" style:family="table-cell" style:parent-style-name="Default">
      <style:map style:condition="cell-content()&gt;=[$sota_allcomp.F24]" style:apply-style-name="green" style:base-cell-address="sota_allcomp.I24"/>
      <style:map style:condition="cell-content-is-between([$sota_allcomp.F24]-0.025,[$sota_allcomp.F24])" style:apply-style-name="lightgreen" style:base-cell-address="sota_allcomp.I24"/>
      <style:map style:condition="cell-content()&lt;[$sota_allcomp.F24]-0.05" style:apply-style-name="red" style:base-cell-address="sota_allcomp.I24"/>
    </style:style>
    <style:style style:name="ce185" style:family="table-cell" style:parent-style-name="Default">
      <style:map style:condition="cell-content()&gt;=[$sota_allcomp.F25]" style:apply-style-name="green" style:base-cell-address="sota_allcomp.I25"/>
      <style:map style:condition="cell-content-is-between([$sota_allcomp.F25]-0.025,[$sota_allcomp.F25])" style:apply-style-name="lightgreen" style:base-cell-address="sota_allcomp.I25"/>
      <style:map style:condition="cell-content()&lt;[$sota_allcomp.F25]-0.05" style:apply-style-name="red" style:base-cell-address="sota_allcomp.I25"/>
    </style:style>
    <style:style style:name="ce186" style:family="table-cell" style:parent-style-name="Default">
      <style:map style:condition="cell-content()&gt;=[$sota_allcomp.F26]" style:apply-style-name="green" style:base-cell-address="sota_allcomp.I26"/>
      <style:map style:condition="cell-content-is-between([$sota_allcomp.F26]-0.025,[$sota_allcomp.F26])" style:apply-style-name="lightgreen" style:base-cell-address="sota_allcomp.I26"/>
      <style:map style:condition="cell-content()&lt;[$sota_allcomp.F26]-0.05" style:apply-style-name="red" style:base-cell-address="sota_allcomp.I26"/>
    </style:style>
    <style:style style:name="ce187" style:family="table-cell" style:parent-style-name="Default">
      <style:map style:condition="cell-content()&gt;=[$sota_allcomp.F27]" style:apply-style-name="green" style:base-cell-address="sota_allcomp.I27"/>
      <style:map style:condition="cell-content-is-between([$sota_allcomp.F27]-0.025,[$sota_allcomp.F27])" style:apply-style-name="lightgreen" style:base-cell-address="sota_allcomp.I27"/>
      <style:map style:condition="cell-content()&lt;[$sota_allcomp.F27]-0.05" style:apply-style-name="red" style:base-cell-address="sota_allcomp.I27"/>
    </style:style>
    <style:style style:name="ce188" style:family="table-cell" style:parent-style-name="Default">
      <style:map style:condition="cell-content()&gt;=[$sota_allcomp.F28]" style:apply-style-name="green" style:base-cell-address="sota_allcomp.I28"/>
      <style:map style:condition="cell-content-is-between([$sota_allcomp.F28]-0.025,[$sota_allcomp.F28])" style:apply-style-name="lightgreen" style:base-cell-address="sota_allcomp.I28"/>
      <style:map style:condition="cell-content()&lt;[$sota_allcomp.F28]-0.05" style:apply-style-name="red" style:base-cell-address="sota_allcomp.I28"/>
    </style:style>
    <style:style style:name="ce189" style:family="table-cell" style:parent-style-name="Default">
      <style:map style:condition="cell-content()&gt;=[$sota_allcomp.F29]" style:apply-style-name="green" style:base-cell-address="sota_allcomp.I29"/>
      <style:map style:condition="cell-content-is-between([$sota_allcomp.F29]-0.025,[$sota_allcomp.F29])" style:apply-style-name="lightgreen" style:base-cell-address="sota_allcomp.I29"/>
      <style:map style:condition="cell-content()&lt;[$sota_allcomp.F29]-0.05" style:apply-style-name="red" style:base-cell-address="sota_allcomp.I29"/>
    </style:style>
    <style:style style:name="ce190" style:family="table-cell" style:parent-style-name="Default">
      <style:map style:condition="cell-content()&gt;=[$sota_allcomp.F30]" style:apply-style-name="green" style:base-cell-address="sota_allcomp.I30"/>
      <style:map style:condition="cell-content-is-between([$sota_allcomp.F30]-0.025,[$sota_allcomp.F30])" style:apply-style-name="lightgreen" style:base-cell-address="sota_allcomp.I30"/>
      <style:map style:condition="cell-content()&lt;[$sota_allcomp.F30]-0.05" style:apply-style-name="red" style:base-cell-address="sota_allcomp.I30"/>
    </style:style>
    <style:style style:name="ce191" style:family="table-cell" style:parent-style-name="Default">
      <style:map style:condition="cell-content()&gt;=[$sota_allcomp.F31]" style:apply-style-name="green" style:base-cell-address="sota_allcomp.I31"/>
      <style:map style:condition="cell-content-is-between([$sota_allcomp.F31]-0.025,[$sota_allcomp.F31])" style:apply-style-name="lightgreen" style:base-cell-address="sota_allcomp.I31"/>
      <style:map style:condition="cell-content()&lt;[$sota_allcomp.F31]-0.05" style:apply-style-name="red" style:base-cell-address="sota_allcomp.I31"/>
    </style:style>
    <style:style style:name="ce192" style:family="table-cell" style:parent-style-name="Default">
      <style:map style:condition="cell-content()&gt;=[$sota_allcomp.F32]" style:apply-style-name="green" style:base-cell-address="sota_allcomp.I32"/>
      <style:map style:condition="cell-content-is-between([$sota_allcomp.F32]-0.025,[$sota_allcomp.F32])" style:apply-style-name="lightgreen" style:base-cell-address="sota_allcomp.I32"/>
      <style:map style:condition="cell-content()&lt;[$sota_allcomp.F32]-0.05" style:apply-style-name="red" style:base-cell-address="sota_allcomp.I32"/>
    </style:style>
    <style:style style:name="ce193" style:family="table-cell" style:parent-style-name="Default">
      <style:map style:condition="cell-content()&gt;=[$sota_allcomp.F33]" style:apply-style-name="green" style:base-cell-address="sota_allcomp.I33"/>
      <style:map style:condition="cell-content-is-between([$sota_allcomp.F33]-0.025,[$sota_allcomp.F33])" style:apply-style-name="lightgreen" style:base-cell-address="sota_allcomp.I33"/>
      <style:map style:condition="cell-content()&lt;[$sota_allcomp.F33]-0.05" style:apply-style-name="red" style:base-cell-address="sota_allcomp.I33"/>
    </style:style>
    <style:style style:name="ce194" style:family="table-cell" style:parent-style-name="Default">
      <style:map style:condition="cell-content()&gt;=[$sota_allcomp.F34]" style:apply-style-name="green" style:base-cell-address="sota_allcomp.I34"/>
      <style:map style:condition="cell-content-is-between([$sota_allcomp.F34]-0.025,[$sota_allcomp.F34])" style:apply-style-name="lightgreen" style:base-cell-address="sota_allcomp.I34"/>
      <style:map style:condition="cell-content()&lt;[$sota_allcomp.F34]-0.05" style:apply-style-name="red" style:base-cell-address="sota_allcomp.I34"/>
    </style:style>
    <style:style style:name="ce195" style:family="table-cell" style:parent-style-name="Default">
      <style:map style:condition="cell-content()&gt;=[$sota_allcomp.F35]" style:apply-style-name="green" style:base-cell-address="sota_allcomp.I35"/>
      <style:map style:condition="cell-content-is-between([$sota_allcomp.F35]-0.025,[$sota_allcomp.F35])" style:apply-style-name="lightgreen" style:base-cell-address="sota_allcomp.I35"/>
      <style:map style:condition="cell-content()&lt;[$sota_allcomp.F35]-0.05" style:apply-style-name="red" style:base-cell-address="sota_allcomp.I35"/>
    </style:style>
    <style:style style:name="ce196" style:family="table-cell" style:parent-style-name="Default">
      <style:map style:condition="cell-content()&gt;=[$sota_allcomp.F36]" style:apply-style-name="green" style:base-cell-address="sota_allcomp.I36"/>
      <style:map style:condition="cell-content-is-between([$sota_allcomp.F36]-0.025,[$sota_allcomp.F36])" style:apply-style-name="lightgreen" style:base-cell-address="sota_allcomp.I36"/>
      <style:map style:condition="cell-content()&lt;[$sota_allcomp.F36]-0.05" style:apply-style-name="red" style:base-cell-address="sota_allcomp.I36"/>
    </style:style>
    <style:style style:name="ce197" style:family="table-cell" style:parent-style-name="Default">
      <style:map style:condition="cell-content()&gt;=[$sota_allcomp.F37]" style:apply-style-name="green" style:base-cell-address="sota_allcomp.I37"/>
      <style:map style:condition="cell-content-is-between([$sota_allcomp.F37]-0.025,[$sota_allcomp.F37])" style:apply-style-name="lightgreen" style:base-cell-address="sota_allcomp.I37"/>
      <style:map style:condition="cell-content()&lt;[$sota_allcomp.F37]-0.05" style:apply-style-name="red" style:base-cell-address="sota_allcomp.I37"/>
    </style:style>
    <style:style style:name="ce198" style:family="table-cell" style:parent-style-name="Default">
      <style:map style:condition="cell-content()&gt;=[$sota_allcomp.F38]" style:apply-style-name="green" style:base-cell-address="sota_allcomp.I38"/>
      <style:map style:condition="cell-content-is-between([$sota_allcomp.F38]-0.025,[$sota_allcomp.F38])" style:apply-style-name="lightgreen" style:base-cell-address="sota_allcomp.I38"/>
      <style:map style:condition="cell-content()&lt;[$sota_allcomp.F38]-0.05" style:apply-style-name="red" style:base-cell-address="sota_allcomp.I38"/>
    </style:style>
    <style:style style:name="ce199" style:family="table-cell" style:parent-style-name="Default">
      <style:map style:condition="cell-content()&gt;=[$sota_allcomp.F39]" style:apply-style-name="green" style:base-cell-address="sota_allcomp.I39"/>
      <style:map style:condition="cell-content-is-between([$sota_allcomp.F39]-0.025,[$sota_allcomp.F39])" style:apply-style-name="lightgreen" style:base-cell-address="sota_allcomp.I39"/>
      <style:map style:condition="cell-content()&lt;[$sota_allcomp.F39]-0.05" style:apply-style-name="red" style:base-cell-address="sota_allcomp.I39"/>
    </style:style>
    <style:style style:name="ce200" style:family="table-cell" style:parent-style-name="Default">
      <style:map style:condition="cell-content()&gt;=[$sota_allcomp.F40]" style:apply-style-name="green" style:base-cell-address="sota_allcomp.I40"/>
      <style:map style:condition="cell-content-is-between([$sota_allcomp.F40]-0.025,[$sota_allcomp.F40])" style:apply-style-name="lightgreen" style:base-cell-address="sota_allcomp.I40"/>
      <style:map style:condition="cell-content()&lt;[$sota_allcomp.F40]-0.05" style:apply-style-name="red" style:base-cell-address="sota_allcomp.I40"/>
    </style:style>
    <style:style style:name="ce201" style:family="table-cell" style:parent-style-name="Default">
      <style:map style:condition="cell-content()&gt;=[$sota_allcomp.F41]" style:apply-style-name="green" style:base-cell-address="sota_allcomp.I41"/>
      <style:map style:condition="cell-content-is-between([$sota_allcomp.F41]-0.025,[$sota_allcomp.F41])" style:apply-style-name="lightgreen" style:base-cell-address="sota_allcomp.I41"/>
      <style:map style:condition="cell-content()&lt;[$sota_allcomp.F41]-0.05" style:apply-style-name="red" style:base-cell-address="sota_allcomp.I41"/>
    </style:style>
    <style:style style:name="ce202" style:family="table-cell" style:parent-style-name="Default">
      <style:map style:condition="cell-content()&gt;=[$sota_allcomp.F42]" style:apply-style-name="green" style:base-cell-address="sota_allcomp.I42"/>
      <style:map style:condition="cell-content-is-between([$sota_allcomp.F42]-0.025,[$sota_allcomp.F42])" style:apply-style-name="lightgreen" style:base-cell-address="sota_allcomp.I42"/>
      <style:map style:condition="cell-content()&lt;[$sota_allcomp.F42]-0.05" style:apply-style-name="red" style:base-cell-address="sota_allcomp.I42"/>
    </style:style>
    <style:style style:name="ce203" style:family="table-cell" style:parent-style-name="Default">
      <style:map style:condition="cell-content()&gt;=[$sota_allcomp.F43]" style:apply-style-name="green" style:base-cell-address="sota_allcomp.I43"/>
      <style:map style:condition="cell-content-is-between([$sota_allcomp.F43]-0.025,[$sota_allcomp.F43])" style:apply-style-name="lightgreen" style:base-cell-address="sota_allcomp.I43"/>
      <style:map style:condition="cell-content()&lt;[$sota_allcomp.F43]-0.05" style:apply-style-name="red" style:base-cell-address="sota_allcomp.I43"/>
    </style:style>
    <style:style style:name="ce204" style:family="table-cell" style:parent-style-name="Default">
      <style:map style:condition="cell-content()&gt;=[$sota_allcomp.F44]" style:apply-style-name="green" style:base-cell-address="sota_allcomp.I44"/>
      <style:map style:condition="cell-content-is-between([$sota_allcomp.F44]-0.025,[$sota_allcomp.F44])" style:apply-style-name="lightgreen" style:base-cell-address="sota_allcomp.I44"/>
      <style:map style:condition="cell-content()&lt;[$sota_allcomp.F44]-0.05" style:apply-style-name="red" style:base-cell-address="sota_allcomp.I44"/>
    </style:style>
    <style:style style:name="ce205" style:family="table-cell" style:parent-style-name="Default">
      <style:map style:condition="cell-content()&gt;=[$sota_allcomp.F45]" style:apply-style-name="green" style:base-cell-address="sota_allcomp.I45"/>
      <style:map style:condition="cell-content-is-between([$sota_allcomp.F45]-0.025,[$sota_allcomp.F45])" style:apply-style-name="lightgreen" style:base-cell-address="sota_allcomp.I45"/>
      <style:map style:condition="cell-content()&lt;[$sota_allcomp.F45]-0.05" style:apply-style-name="red" style:base-cell-address="sota_allcomp.I45"/>
    </style:style>
    <style:style style:name="ce206" style:family="table-cell" style:parent-style-name="Default">
      <style:map style:condition="cell-content()&gt;=[$sota_allcomp.F46]" style:apply-style-name="green" style:base-cell-address="sota_allcomp.I46"/>
      <style:map style:condition="cell-content-is-between([$sota_allcomp.F46]-0.025,[$sota_allcomp.F46])" style:apply-style-name="lightgreen" style:base-cell-address="sota_allcomp.I46"/>
      <style:map style:condition="cell-content()&lt;[$sota_allcomp.F46]-0.05" style:apply-style-name="red" style:base-cell-address="sota_allcomp.I46"/>
    </style:style>
    <style:style style:name="ce207" style:family="table-cell" style:parent-style-name="Default">
      <style:map style:condition="cell-content()&gt;=[$sota_allcomp.F47]" style:apply-style-name="green" style:base-cell-address="sota_allcomp.I47"/>
      <style:map style:condition="cell-content-is-between([$sota_allcomp.F47]-0.025,[$sota_allcomp.F47])" style:apply-style-name="lightgreen" style:base-cell-address="sota_allcomp.I47"/>
      <style:map style:condition="cell-content()&lt;[$sota_allcomp.F47]-0.05" style:apply-style-name="red" style:base-cell-address="sota_allcomp.I47"/>
    </style:style>
    <style:style style:name="ce208" style:family="table-cell" style:parent-style-name="Default">
      <style:map style:condition="cell-content()&gt;=[$sota_allcomp.F48]" style:apply-style-name="green" style:base-cell-address="sota_allcomp.I48"/>
      <style:map style:condition="cell-content-is-between([$sota_allcomp.F48]-0.025,[$sota_allcomp.F48])" style:apply-style-name="lightgreen" style:base-cell-address="sota_allcomp.I48"/>
      <style:map style:condition="cell-content()&lt;[$sota_allcomp.F48]-0.05" style:apply-style-name="red" style:base-cell-address="sota_allcomp.I48"/>
    </style:style>
    <style:style style:name="ce209" style:family="table-cell" style:parent-style-name="Default">
      <style:map style:condition="cell-content()&gt;=[$sota_allcomp.F49]" style:apply-style-name="green" style:base-cell-address="sota_allcomp.I49"/>
      <style:map style:condition="cell-content-is-between([$sota_allcomp.F49]-0.025,[$sota_allcomp.F49])" style:apply-style-name="lightgreen" style:base-cell-address="sota_allcomp.I49"/>
      <style:map style:condition="cell-content()&lt;[$sota_allcomp.F49]-0.05" style:apply-style-name="red" style:base-cell-address="sota_allcomp.I49"/>
    </style:style>
    <style:style style:name="ce210" style:family="table-cell" style:parent-style-name="Default">
      <style:map style:condition="cell-content()&gt;=[$sota_allcomp.F50]" style:apply-style-name="green" style:base-cell-address="sota_allcomp.I50"/>
      <style:map style:condition="cell-content-is-between([$sota_allcomp.F50]-0.025,[$sota_allcomp.F50])" style:apply-style-name="lightgreen" style:base-cell-address="sota_allcomp.I50"/>
      <style:map style:condition="cell-content()&lt;[$sota_allcomp.F50]-0.05" style:apply-style-name="red" style:base-cell-address="sota_allcomp.I50"/>
    </style:style>
    <style:style style:name="ce211" style:family="table-cell" style:parent-style-name="Default">
      <style:map style:condition="cell-content()&gt;=[$sota_allcomp.F51]" style:apply-style-name="green" style:base-cell-address="sota_allcomp.I51"/>
      <style:map style:condition="cell-content-is-between([$sota_allcomp.F51]-0.025,[$sota_allcomp.F51])" style:apply-style-name="lightgreen" style:base-cell-address="sota_allcomp.I51"/>
      <style:map style:condition="cell-content()&lt;[$sota_allcomp.F51]-0.05" style:apply-style-name="red" style:base-cell-address="sota_allcomp.I51"/>
    </style:style>
    <style:style style:name="ce212" style:family="table-cell" style:parent-style-name="Default">
      <style:map style:condition="cell-content()&gt;=[$sota_allcomp.F52]" style:apply-style-name="green" style:base-cell-address="sota_allcomp.I52"/>
      <style:map style:condition="cell-content-is-between([$sota_allcomp.F52]-0.025,[$sota_allcomp.F52])" style:apply-style-name="lightgreen" style:base-cell-address="sota_allcomp.I52"/>
      <style:map style:condition="cell-content()&lt;[$sota_allcomp.F52]-0.05" style:apply-style-name="red" style:base-cell-address="sota_allcomp.I52"/>
    </style:style>
    <style:style style:name="ce213" style:family="table-cell" style:parent-style-name="Default">
      <style:map style:condition="cell-content()&gt;=[$sota_allcomp.F2]" style:apply-style-name="green" style:base-cell-address="sota_allcomp.J2"/>
      <style:map style:condition="cell-content-is-between([$sota_allcomp.F2]-0.025,[$sota_allcomp.F2])" style:apply-style-name="lightgreen" style:base-cell-address="sota_allcomp.J2"/>
      <style:map style:condition="cell-content()&lt;[$sota_allcomp.F2]-0.05" style:apply-style-name="red" style:base-cell-address="sota_allcomp.J2"/>
    </style:style>
    <style:style style:name="ce214" style:family="table-cell" style:parent-style-name="Default">
      <style:map style:condition="cell-content()&gt;=[$sota_allcomp.F3]" style:apply-style-name="green" style:base-cell-address="sota_allcomp.J3"/>
      <style:map style:condition="cell-content-is-between([$sota_allcomp.F3]-0.025,[$sota_allcomp.F3])" style:apply-style-name="lightgreen" style:base-cell-address="sota_allcomp.J3"/>
      <style:map style:condition="cell-content()&lt;[$sota_allcomp.F3]-0.05" style:apply-style-name="red" style:base-cell-address="sota_allcomp.J3"/>
    </style:style>
    <style:style style:name="ce215" style:family="table-cell" style:parent-style-name="Default">
      <style:map style:condition="cell-content()&gt;=[$sota_allcomp.F4]" style:apply-style-name="green" style:base-cell-address="sota_allcomp.J4"/>
      <style:map style:condition="cell-content-is-between([$sota_allcomp.F4]-0.025,[$sota_allcomp.F4])" style:apply-style-name="lightgreen" style:base-cell-address="sota_allcomp.J4"/>
      <style:map style:condition="cell-content()&lt;[$sota_allcomp.F4]-0.05" style:apply-style-name="red" style:base-cell-address="sota_allcomp.J4"/>
    </style:style>
    <style:style style:name="ce216" style:family="table-cell" style:parent-style-name="Default">
      <style:map style:condition="cell-content()&gt;=[$sota_allcomp.F5]" style:apply-style-name="green" style:base-cell-address="sota_allcomp.J5"/>
      <style:map style:condition="cell-content-is-between([$sota_allcomp.F5]-0.025,[$sota_allcomp.F5])" style:apply-style-name="lightgreen" style:base-cell-address="sota_allcomp.J5"/>
      <style:map style:condition="cell-content()&lt;[$sota_allcomp.F5]-0.05" style:apply-style-name="red" style:base-cell-address="sota_allcomp.J5"/>
    </style:style>
    <style:style style:name="ce217" style:family="table-cell" style:parent-style-name="Default">
      <style:map style:condition="cell-content()&gt;=[$sota_allcomp.F6]" style:apply-style-name="green" style:base-cell-address="sota_allcomp.J6"/>
      <style:map style:condition="cell-content-is-between([$sota_allcomp.F6]-0.025,[$sota_allcomp.F6])" style:apply-style-name="lightgreen" style:base-cell-address="sota_allcomp.J6"/>
      <style:map style:condition="cell-content()&lt;[$sota_allcomp.F6]-0.05" style:apply-style-name="red" style:base-cell-address="sota_allcomp.J6"/>
    </style:style>
    <style:style style:name="ce218" style:family="table-cell" style:parent-style-name="Default">
      <style:map style:condition="cell-content()&gt;=[$sota_allcomp.F7]" style:apply-style-name="green" style:base-cell-address="sota_allcomp.J7"/>
      <style:map style:condition="cell-content-is-between([$sota_allcomp.F7]-0.025,[$sota_allcomp.F7])" style:apply-style-name="lightgreen" style:base-cell-address="sota_allcomp.J7"/>
      <style:map style:condition="cell-content()&lt;[$sota_allcomp.F7]-0.05" style:apply-style-name="red" style:base-cell-address="sota_allcomp.J7"/>
    </style:style>
    <style:style style:name="ce219" style:family="table-cell" style:parent-style-name="Default">
      <style:map style:condition="cell-content()&gt;=[$sota_allcomp.F8]" style:apply-style-name="green" style:base-cell-address="sota_allcomp.J8"/>
      <style:map style:condition="cell-content-is-between([$sota_allcomp.F8]-0.025,[$sota_allcomp.F8])" style:apply-style-name="lightgreen" style:base-cell-address="sota_allcomp.J8"/>
      <style:map style:condition="cell-content()&lt;[$sota_allcomp.F8]-0.05" style:apply-style-name="red" style:base-cell-address="sota_allcomp.J8"/>
    </style:style>
    <style:style style:name="ce220" style:family="table-cell" style:parent-style-name="Default">
      <style:map style:condition="cell-content()&gt;=[$sota_allcomp.F9]" style:apply-style-name="green" style:base-cell-address="sota_allcomp.J9"/>
      <style:map style:condition="cell-content-is-between([$sota_allcomp.F9]-0.025,[$sota_allcomp.F9])" style:apply-style-name="lightgreen" style:base-cell-address="sota_allcomp.J9"/>
      <style:map style:condition="cell-content()&lt;[$sota_allcomp.F9]-0.05" style:apply-style-name="red" style:base-cell-address="sota_allcomp.J9"/>
    </style:style>
    <style:style style:name="ce221" style:family="table-cell" style:parent-style-name="Default">
      <style:map style:condition="cell-content()&gt;=[$sota_allcomp.F10]" style:apply-style-name="green" style:base-cell-address="sota_allcomp.J10"/>
      <style:map style:condition="cell-content-is-between([$sota_allcomp.F10]-0.025,[$sota_allcomp.F10])" style:apply-style-name="lightgreen" style:base-cell-address="sota_allcomp.J10"/>
      <style:map style:condition="cell-content()&lt;[$sota_allcomp.F10]-0.05" style:apply-style-name="red" style:base-cell-address="sota_allcomp.J10"/>
    </style:style>
    <style:style style:name="ce222" style:family="table-cell" style:parent-style-name="Default">
      <style:map style:condition="cell-content()&gt;=[$sota_allcomp.F11]" style:apply-style-name="green" style:base-cell-address="sota_allcomp.J11"/>
      <style:map style:condition="cell-content-is-between([$sota_allcomp.F11]-0.025,[$sota_allcomp.F11])" style:apply-style-name="lightgreen" style:base-cell-address="sota_allcomp.J11"/>
      <style:map style:condition="cell-content()&lt;[$sota_allcomp.F11]-0.05" style:apply-style-name="red" style:base-cell-address="sota_allcomp.J11"/>
    </style:style>
    <style:style style:name="ce223" style:family="table-cell" style:parent-style-name="Default">
      <style:map style:condition="cell-content()&gt;=[$sota_allcomp.F12]" style:apply-style-name="green" style:base-cell-address="sota_allcomp.J12"/>
      <style:map style:condition="cell-content-is-between([$sota_allcomp.F12]-0.025,[$sota_allcomp.F12])" style:apply-style-name="lightgreen" style:base-cell-address="sota_allcomp.J12"/>
      <style:map style:condition="cell-content()&lt;[$sota_allcomp.F12]-0.05" style:apply-style-name="red" style:base-cell-address="sota_allcomp.J12"/>
    </style:style>
    <style:style style:name="ce224" style:family="table-cell" style:parent-style-name="Default">
      <style:map style:condition="cell-content()&gt;=[$sota_allcomp.F13]" style:apply-style-name="green" style:base-cell-address="sota_allcomp.J13"/>
      <style:map style:condition="cell-content-is-between([$sota_allcomp.F13]-0.025,[$sota_allcomp.F13])" style:apply-style-name="lightgreen" style:base-cell-address="sota_allcomp.J13"/>
      <style:map style:condition="cell-content()&lt;[$sota_allcomp.F13]-0.05" style:apply-style-name="red" style:base-cell-address="sota_allcomp.J13"/>
    </style:style>
    <style:style style:name="ce225" style:family="table-cell" style:parent-style-name="Default">
      <style:map style:condition="cell-content()&gt;=[$sota_allcomp.F14]" style:apply-style-name="green" style:base-cell-address="sota_allcomp.J14"/>
      <style:map style:condition="cell-content-is-between([$sota_allcomp.F14]-0.025,[$sota_allcomp.F14])" style:apply-style-name="lightgreen" style:base-cell-address="sota_allcomp.J14"/>
      <style:map style:condition="cell-content()&lt;[$sota_allcomp.F14]-0.05" style:apply-style-name="red" style:base-cell-address="sota_allcomp.J14"/>
    </style:style>
    <style:style style:name="ce226" style:family="table-cell" style:parent-style-name="Default">
      <style:map style:condition="cell-content()&gt;=[$sota_allcomp.F15]" style:apply-style-name="green" style:base-cell-address="sota_allcomp.J15"/>
      <style:map style:condition="cell-content-is-between([$sota_allcomp.F15]-0.025,[$sota_allcomp.F15])" style:apply-style-name="lightgreen" style:base-cell-address="sota_allcomp.J15"/>
      <style:map style:condition="cell-content()&lt;[$sota_allcomp.F15]-0.05" style:apply-style-name="red" style:base-cell-address="sota_allcomp.J15"/>
    </style:style>
    <style:style style:name="ce227" style:family="table-cell" style:parent-style-name="Default">
      <style:map style:condition="cell-content()&gt;=[$sota_allcomp.F16]" style:apply-style-name="green" style:base-cell-address="sota_allcomp.J16"/>
      <style:map style:condition="cell-content-is-between([$sota_allcomp.F16]-0.025,[$sota_allcomp.F16])" style:apply-style-name="lightgreen" style:base-cell-address="sota_allcomp.J16"/>
      <style:map style:condition="cell-content()&lt;[$sota_allcomp.F16]-0.05" style:apply-style-name="red" style:base-cell-address="sota_allcomp.J16"/>
    </style:style>
    <style:style style:name="ce228" style:family="table-cell" style:parent-style-name="Default">
      <style:map style:condition="cell-content()&gt;=[$sota_allcomp.F17]" style:apply-style-name="green" style:base-cell-address="sota_allcomp.J17"/>
      <style:map style:condition="cell-content-is-between([$sota_allcomp.F17]-0.025,[$sota_allcomp.F17])" style:apply-style-name="lightgreen" style:base-cell-address="sota_allcomp.J17"/>
      <style:map style:condition="cell-content()&lt;[$sota_allcomp.F17]-0.05" style:apply-style-name="red" style:base-cell-address="sota_allcomp.J17"/>
    </style:style>
    <style:style style:name="ce229" style:family="table-cell" style:parent-style-name="Default">
      <style:map style:condition="cell-content()&gt;=[$sota_allcomp.F18]" style:apply-style-name="green" style:base-cell-address="sota_allcomp.J18"/>
      <style:map style:condition="cell-content-is-between([$sota_allcomp.F18]-0.025,[$sota_allcomp.F18])" style:apply-style-name="lightgreen" style:base-cell-address="sota_allcomp.J18"/>
      <style:map style:condition="cell-content()&lt;[$sota_allcomp.F18]-0.05" style:apply-style-name="red" style:base-cell-address="sota_allcomp.J18"/>
    </style:style>
    <style:style style:name="ce230" style:family="table-cell" style:parent-style-name="Default">
      <style:map style:condition="cell-content()&gt;=[$sota_allcomp.F19]" style:apply-style-name="green" style:base-cell-address="sota_allcomp.J19"/>
      <style:map style:condition="cell-content-is-between([$sota_allcomp.F19]-0.025,[$sota_allcomp.F19])" style:apply-style-name="lightgreen" style:base-cell-address="sota_allcomp.J19"/>
      <style:map style:condition="cell-content()&lt;[$sota_allcomp.F19]-0.05" style:apply-style-name="red" style:base-cell-address="sota_allcomp.J19"/>
    </style:style>
    <style:style style:name="ce231" style:family="table-cell" style:parent-style-name="Default">
      <style:map style:condition="cell-content()&gt;=[$sota_allcomp.F20]" style:apply-style-name="green" style:base-cell-address="sota_allcomp.J20"/>
      <style:map style:condition="cell-content-is-between([$sota_allcomp.F20]-0.025,[$sota_allcomp.F20])" style:apply-style-name="lightgreen" style:base-cell-address="sota_allcomp.J20"/>
      <style:map style:condition="cell-content()&lt;[$sota_allcomp.F20]-0.05" style:apply-style-name="red" style:base-cell-address="sota_allcomp.J20"/>
    </style:style>
    <style:style style:name="ce232" style:family="table-cell" style:parent-style-name="Default">
      <style:map style:condition="cell-content()&gt;=[$sota_allcomp.F21]" style:apply-style-name="green" style:base-cell-address="sota_allcomp.J21"/>
      <style:map style:condition="cell-content-is-between([$sota_allcomp.F21]-0.025,[$sota_allcomp.F21])" style:apply-style-name="lightgreen" style:base-cell-address="sota_allcomp.J21"/>
      <style:map style:condition="cell-content()&lt;[$sota_allcomp.F21]-0.05" style:apply-style-name="red" style:base-cell-address="sota_allcomp.J21"/>
    </style:style>
    <style:style style:name="ce233" style:family="table-cell" style:parent-style-name="Default">
      <style:map style:condition="cell-content()&gt;=[$sota_allcomp.F22]" style:apply-style-name="green" style:base-cell-address="sota_allcomp.J22"/>
      <style:map style:condition="cell-content-is-between([$sota_allcomp.F22]-0.025,[$sota_allcomp.F22])" style:apply-style-name="lightgreen" style:base-cell-address="sota_allcomp.J22"/>
      <style:map style:condition="cell-content()&lt;[$sota_allcomp.F22]-0.05" style:apply-style-name="red" style:base-cell-address="sota_allcomp.J22"/>
    </style:style>
    <style:style style:name="ce234" style:family="table-cell" style:parent-style-name="Default">
      <style:map style:condition="cell-content()&gt;=[$sota_allcomp.F23]" style:apply-style-name="green" style:base-cell-address="sota_allcomp.J23"/>
      <style:map style:condition="cell-content-is-between([$sota_allcomp.F23]-0.025,[$sota_allcomp.F23])" style:apply-style-name="lightgreen" style:base-cell-address="sota_allcomp.J23"/>
      <style:map style:condition="cell-content()&lt;[$sota_allcomp.F23]-0.05" style:apply-style-name="red" style:base-cell-address="sota_allcomp.J23"/>
    </style:style>
    <style:style style:name="ce235" style:family="table-cell" style:parent-style-name="Default">
      <style:map style:condition="cell-content()&gt;=[$sota_allcomp.F24]" style:apply-style-name="green" style:base-cell-address="sota_allcomp.J24"/>
      <style:map style:condition="cell-content-is-between([$sota_allcomp.F24]-0.025,[$sota_allcomp.F24])" style:apply-style-name="lightgreen" style:base-cell-address="sota_allcomp.J24"/>
      <style:map style:condition="cell-content()&lt;[$sota_allcomp.F24]-0.05" style:apply-style-name="red" style:base-cell-address="sota_allcomp.J24"/>
    </style:style>
    <style:style style:name="ce236" style:family="table-cell" style:parent-style-name="Default">
      <style:map style:condition="cell-content()&gt;=[$sota_allcomp.F25]" style:apply-style-name="green" style:base-cell-address="sota_allcomp.J25"/>
      <style:map style:condition="cell-content-is-between([$sota_allcomp.F25]-0.025,[$sota_allcomp.F25])" style:apply-style-name="lightgreen" style:base-cell-address="sota_allcomp.J25"/>
      <style:map style:condition="cell-content()&lt;[$sota_allcomp.F25]-0.05" style:apply-style-name="red" style:base-cell-address="sota_allcomp.J25"/>
    </style:style>
    <style:style style:name="ce237" style:family="table-cell" style:parent-style-name="Default">
      <style:map style:condition="cell-content()&gt;=[$sota_allcomp.F26]" style:apply-style-name="green" style:base-cell-address="sota_allcomp.J26"/>
      <style:map style:condition="cell-content-is-between([$sota_allcomp.F26]-0.025,[$sota_allcomp.F26])" style:apply-style-name="lightgreen" style:base-cell-address="sota_allcomp.J26"/>
      <style:map style:condition="cell-content()&lt;[$sota_allcomp.F26]-0.05" style:apply-style-name="red" style:base-cell-address="sota_allcomp.J26"/>
    </style:style>
    <style:style style:name="ce238" style:family="table-cell" style:parent-style-name="Default">
      <style:map style:condition="cell-content()&gt;=[$sota_allcomp.F27]" style:apply-style-name="green" style:base-cell-address="sota_allcomp.J27"/>
      <style:map style:condition="cell-content-is-between([$sota_allcomp.F27]-0.025,[$sota_allcomp.F27])" style:apply-style-name="lightgreen" style:base-cell-address="sota_allcomp.J27"/>
      <style:map style:condition="cell-content()&lt;[$sota_allcomp.F27]-0.05" style:apply-style-name="red" style:base-cell-address="sota_allcomp.J27"/>
    </style:style>
    <style:style style:name="ce239" style:family="table-cell" style:parent-style-name="Default">
      <style:map style:condition="cell-content()&gt;=[$sota_allcomp.F28]" style:apply-style-name="green" style:base-cell-address="sota_allcomp.J28"/>
      <style:map style:condition="cell-content-is-between([$sota_allcomp.F28]-0.025,[$sota_allcomp.F28])" style:apply-style-name="lightgreen" style:base-cell-address="sota_allcomp.J28"/>
      <style:map style:condition="cell-content()&lt;[$sota_allcomp.F28]-0.05" style:apply-style-name="red" style:base-cell-address="sota_allcomp.J28"/>
    </style:style>
    <style:style style:name="ce240" style:family="table-cell" style:parent-style-name="Default">
      <style:map style:condition="cell-content()&gt;=[$sota_allcomp.F29]" style:apply-style-name="green" style:base-cell-address="sota_allcomp.J29"/>
      <style:map style:condition="cell-content-is-between([$sota_allcomp.F29]-0.025,[$sota_allcomp.F29])" style:apply-style-name="lightgreen" style:base-cell-address="sota_allcomp.J29"/>
      <style:map style:condition="cell-content()&lt;[$sota_allcomp.F29]-0.05" style:apply-style-name="red" style:base-cell-address="sota_allcomp.J29"/>
    </style:style>
    <style:style style:name="ce241" style:family="table-cell" style:parent-style-name="Default">
      <style:map style:condition="cell-content()&gt;=[$sota_allcomp.F30]" style:apply-style-name="green" style:base-cell-address="sota_allcomp.J30"/>
      <style:map style:condition="cell-content-is-between([$sota_allcomp.F30]-0.025,[$sota_allcomp.F30])" style:apply-style-name="lightgreen" style:base-cell-address="sota_allcomp.J30"/>
      <style:map style:condition="cell-content()&lt;[$sota_allcomp.F30]-0.05" style:apply-style-name="red" style:base-cell-address="sota_allcomp.J30"/>
    </style:style>
    <style:style style:name="ce242" style:family="table-cell" style:parent-style-name="Default">
      <style:map style:condition="cell-content()&gt;=[$sota_allcomp.F31]" style:apply-style-name="green" style:base-cell-address="sota_allcomp.J31"/>
      <style:map style:condition="cell-content-is-between([$sota_allcomp.F31]-0.025,[$sota_allcomp.F31])" style:apply-style-name="lightgreen" style:base-cell-address="sota_allcomp.J31"/>
      <style:map style:condition="cell-content()&lt;[$sota_allcomp.F31]-0.05" style:apply-style-name="red" style:base-cell-address="sota_allcomp.J31"/>
    </style:style>
    <style:style style:name="ce243" style:family="table-cell" style:parent-style-name="Default">
      <style:map style:condition="cell-content()&gt;=[$sota_allcomp.F32]" style:apply-style-name="green" style:base-cell-address="sota_allcomp.J32"/>
      <style:map style:condition="cell-content-is-between([$sota_allcomp.F32]-0.025,[$sota_allcomp.F32])" style:apply-style-name="lightgreen" style:base-cell-address="sota_allcomp.J32"/>
      <style:map style:condition="cell-content()&lt;[$sota_allcomp.F32]-0.05" style:apply-style-name="red" style:base-cell-address="sota_allcomp.J32"/>
    </style:style>
    <style:style style:name="ce244" style:family="table-cell" style:parent-style-name="Default">
      <style:map style:condition="cell-content()&gt;=[$sota_allcomp.F33]" style:apply-style-name="green" style:base-cell-address="sota_allcomp.J33"/>
      <style:map style:condition="cell-content-is-between([$sota_allcomp.F33]-0.025,[$sota_allcomp.F33])" style:apply-style-name="lightgreen" style:base-cell-address="sota_allcomp.J33"/>
      <style:map style:condition="cell-content()&lt;[$sota_allcomp.F33]-0.05" style:apply-style-name="red" style:base-cell-address="sota_allcomp.J33"/>
    </style:style>
    <style:style style:name="ce245" style:family="table-cell" style:parent-style-name="Default">
      <style:map style:condition="cell-content()&gt;=[$sota_allcomp.F34]" style:apply-style-name="green" style:base-cell-address="sota_allcomp.J34"/>
      <style:map style:condition="cell-content-is-between([$sota_allcomp.F34]-0.025,[$sota_allcomp.F34])" style:apply-style-name="lightgreen" style:base-cell-address="sota_allcomp.J34"/>
      <style:map style:condition="cell-content()&lt;[$sota_allcomp.F34]-0.05" style:apply-style-name="red" style:base-cell-address="sota_allcomp.J34"/>
    </style:style>
    <style:style style:name="ce246" style:family="table-cell" style:parent-style-name="Default">
      <style:map style:condition="cell-content()&gt;=[$sota_allcomp.F35]" style:apply-style-name="green" style:base-cell-address="sota_allcomp.J35"/>
      <style:map style:condition="cell-content-is-between([$sota_allcomp.F35]-0.025,[$sota_allcomp.F35])" style:apply-style-name="lightgreen" style:base-cell-address="sota_allcomp.J35"/>
      <style:map style:condition="cell-content()&lt;[$sota_allcomp.F35]-0.05" style:apply-style-name="red" style:base-cell-address="sota_allcomp.J35"/>
    </style:style>
    <style:style style:name="ce247" style:family="table-cell" style:parent-style-name="Default">
      <style:map style:condition="cell-content()&gt;=[$sota_allcomp.F36]" style:apply-style-name="green" style:base-cell-address="sota_allcomp.J36"/>
      <style:map style:condition="cell-content-is-between([$sota_allcomp.F36]-0.025,[$sota_allcomp.F36])" style:apply-style-name="lightgreen" style:base-cell-address="sota_allcomp.J36"/>
      <style:map style:condition="cell-content()&lt;[$sota_allcomp.F36]-0.05" style:apply-style-name="red" style:base-cell-address="sota_allcomp.J36"/>
    </style:style>
    <style:style style:name="ce248" style:family="table-cell" style:parent-style-name="Default">
      <style:map style:condition="cell-content()&gt;=[$sota_allcomp.F37]" style:apply-style-name="green" style:base-cell-address="sota_allcomp.J37"/>
      <style:map style:condition="cell-content-is-between([$sota_allcomp.F37]-0.025,[$sota_allcomp.F37])" style:apply-style-name="lightgreen" style:base-cell-address="sota_allcomp.J37"/>
      <style:map style:condition="cell-content()&lt;[$sota_allcomp.F37]-0.05" style:apply-style-name="red" style:base-cell-address="sota_allcomp.J37"/>
    </style:style>
    <style:style style:name="ce249" style:family="table-cell" style:parent-style-name="Default">
      <style:map style:condition="cell-content()&gt;=[$sota_allcomp.F38]" style:apply-style-name="green" style:base-cell-address="sota_allcomp.J38"/>
      <style:map style:condition="cell-content-is-between([$sota_allcomp.F38]-0.025,[$sota_allcomp.F38])" style:apply-style-name="lightgreen" style:base-cell-address="sota_allcomp.J38"/>
      <style:map style:condition="cell-content()&lt;[$sota_allcomp.F38]-0.05" style:apply-style-name="red" style:base-cell-address="sota_allcomp.J38"/>
    </style:style>
    <style:style style:name="ce250" style:family="table-cell" style:parent-style-name="Default">
      <style:map style:condition="cell-content()&gt;=[$sota_allcomp.F39]" style:apply-style-name="green" style:base-cell-address="sota_allcomp.J39"/>
      <style:map style:condition="cell-content-is-between([$sota_allcomp.F39]-0.025,[$sota_allcomp.F39])" style:apply-style-name="lightgreen" style:base-cell-address="sota_allcomp.J39"/>
      <style:map style:condition="cell-content()&lt;[$sota_allcomp.F39]-0.05" style:apply-style-name="red" style:base-cell-address="sota_allcomp.J39"/>
    </style:style>
    <style:style style:name="ce251" style:family="table-cell" style:parent-style-name="Default">
      <style:map style:condition="cell-content()&gt;=[$sota_allcomp.F40]" style:apply-style-name="green" style:base-cell-address="sota_allcomp.J40"/>
      <style:map style:condition="cell-content-is-between([$sota_allcomp.F40]-0.025,[$sota_allcomp.F40])" style:apply-style-name="lightgreen" style:base-cell-address="sota_allcomp.J40"/>
      <style:map style:condition="cell-content()&lt;[$sota_allcomp.F40]-0.05" style:apply-style-name="red" style:base-cell-address="sota_allcomp.J40"/>
    </style:style>
    <style:style style:name="ce252" style:family="table-cell" style:parent-style-name="Default">
      <style:map style:condition="cell-content()&gt;=[$sota_allcomp.F41]" style:apply-style-name="green" style:base-cell-address="sota_allcomp.J41"/>
      <style:map style:condition="cell-content-is-between([$sota_allcomp.F41]-0.025,[$sota_allcomp.F41])" style:apply-style-name="lightgreen" style:base-cell-address="sota_allcomp.J41"/>
      <style:map style:condition="cell-content()&lt;[$sota_allcomp.F41]-0.05" style:apply-style-name="red" style:base-cell-address="sota_allcomp.J41"/>
    </style:style>
    <style:style style:name="ce253" style:family="table-cell" style:parent-style-name="Default">
      <style:map style:condition="cell-content()&gt;=[$sota_allcomp.F42]" style:apply-style-name="green" style:base-cell-address="sota_allcomp.J42"/>
      <style:map style:condition="cell-content-is-between([$sota_allcomp.F42]-0.025,[$sota_allcomp.F42])" style:apply-style-name="lightgreen" style:base-cell-address="sota_allcomp.J42"/>
      <style:map style:condition="cell-content()&lt;[$sota_allcomp.F42]-0.05" style:apply-style-name="red" style:base-cell-address="sota_allcomp.J42"/>
    </style:style>
    <style:style style:name="ce254" style:family="table-cell" style:parent-style-name="Default">
      <style:map style:condition="cell-content()&gt;=[$sota_allcomp.F43]" style:apply-style-name="green" style:base-cell-address="sota_allcomp.J43"/>
      <style:map style:condition="cell-content-is-between([$sota_allcomp.F43]-0.025,[$sota_allcomp.F43])" style:apply-style-name="lightgreen" style:base-cell-address="sota_allcomp.J43"/>
      <style:map style:condition="cell-content()&lt;[$sota_allcomp.F43]-0.05" style:apply-style-name="red" style:base-cell-address="sota_allcomp.J43"/>
    </style:style>
    <style:style style:name="ce255" style:family="table-cell" style:parent-style-name="Default">
      <style:map style:condition="cell-content()&gt;=[$sota_allcomp.F44]" style:apply-style-name="green" style:base-cell-address="sota_allcomp.J44"/>
      <style:map style:condition="cell-content-is-between([$sota_allcomp.F44]-0.025,[$sota_allcomp.F44])" style:apply-style-name="lightgreen" style:base-cell-address="sota_allcomp.J44"/>
      <style:map style:condition="cell-content()&lt;[$sota_allcomp.F44]-0.05" style:apply-style-name="red" style:base-cell-address="sota_allcomp.J44"/>
    </style:style>
    <style:style style:name="ce256" style:family="table-cell" style:parent-style-name="Default">
      <style:map style:condition="cell-content()&gt;=[$sota_allcomp.F45]" style:apply-style-name="green" style:base-cell-address="sota_allcomp.J45"/>
      <style:map style:condition="cell-content-is-between([$sota_allcomp.F45]-0.025,[$sota_allcomp.F45])" style:apply-style-name="lightgreen" style:base-cell-address="sota_allcomp.J45"/>
      <style:map style:condition="cell-content()&lt;[$sota_allcomp.F45]-0.05" style:apply-style-name="red" style:base-cell-address="sota_allcomp.J45"/>
    </style:style>
    <style:style style:name="ce257" style:family="table-cell" style:parent-style-name="Default">
      <style:map style:condition="cell-content()&gt;=[$sota_allcomp.F46]" style:apply-style-name="green" style:base-cell-address="sota_allcomp.J46"/>
      <style:map style:condition="cell-content-is-between([$sota_allcomp.F46]-0.025,[$sota_allcomp.F46])" style:apply-style-name="lightgreen" style:base-cell-address="sota_allcomp.J46"/>
      <style:map style:condition="cell-content()&lt;[$sota_allcomp.F46]-0.05" style:apply-style-name="red" style:base-cell-address="sota_allcomp.J46"/>
    </style:style>
    <style:style style:name="ce258" style:family="table-cell" style:parent-style-name="Default">
      <style:map style:condition="cell-content()&gt;=[$sota_allcomp.F47]" style:apply-style-name="green" style:base-cell-address="sota_allcomp.J47"/>
      <style:map style:condition="cell-content-is-between([$sota_allcomp.F47]-0.025,[$sota_allcomp.F47])" style:apply-style-name="lightgreen" style:base-cell-address="sota_allcomp.J47"/>
      <style:map style:condition="cell-content()&lt;[$sota_allcomp.F47]-0.05" style:apply-style-name="red" style:base-cell-address="sota_allcomp.J47"/>
    </style:style>
    <style:style style:name="ce259" style:family="table-cell" style:parent-style-name="Default">
      <style:map style:condition="cell-content()&gt;=[$sota_allcomp.F48]" style:apply-style-name="green" style:base-cell-address="sota_allcomp.J48"/>
      <style:map style:condition="cell-content-is-between([$sota_allcomp.F48]-0.025,[$sota_allcomp.F48])" style:apply-style-name="lightgreen" style:base-cell-address="sota_allcomp.J48"/>
      <style:map style:condition="cell-content()&lt;[$sota_allcomp.F48]-0.05" style:apply-style-name="red" style:base-cell-address="sota_allcomp.J48"/>
    </style:style>
    <style:style style:name="ce260" style:family="table-cell" style:parent-style-name="Default">
      <style:map style:condition="cell-content()&gt;=[$sota_allcomp.F49]" style:apply-style-name="green" style:base-cell-address="sota_allcomp.J49"/>
      <style:map style:condition="cell-content-is-between([$sota_allcomp.F49]-0.025,[$sota_allcomp.F49])" style:apply-style-name="lightgreen" style:base-cell-address="sota_allcomp.J49"/>
      <style:map style:condition="cell-content()&lt;[$sota_allcomp.F49]-0.05" style:apply-style-name="red" style:base-cell-address="sota_allcomp.J49"/>
    </style:style>
    <style:style style:name="ce261" style:family="table-cell" style:parent-style-name="Default">
      <style:map style:condition="cell-content()&gt;=[$sota_allcomp.F50]" style:apply-style-name="green" style:base-cell-address="sota_allcomp.J50"/>
      <style:map style:condition="cell-content-is-between([$sota_allcomp.F50]-0.025,[$sota_allcomp.F50])" style:apply-style-name="lightgreen" style:base-cell-address="sota_allcomp.J50"/>
      <style:map style:condition="cell-content()&lt;[$sota_allcomp.F50]-0.05" style:apply-style-name="red" style:base-cell-address="sota_allcomp.J50"/>
    </style:style>
    <style:style style:name="ce262" style:family="table-cell" style:parent-style-name="Default">
      <style:map style:condition="cell-content()&gt;=[$sota_allcomp.F51]" style:apply-style-name="green" style:base-cell-address="sota_allcomp.J51"/>
      <style:map style:condition="cell-content-is-between([$sota_allcomp.F51]-0.025,[$sota_allcomp.F51])" style:apply-style-name="lightgreen" style:base-cell-address="sota_allcomp.J51"/>
      <style:map style:condition="cell-content()&lt;[$sota_allcomp.F51]-0.05" style:apply-style-name="red" style:base-cell-address="sota_allcomp.J51"/>
    </style:style>
    <style:style style:name="ce263" style:family="table-cell" style:parent-style-name="Default">
      <style:map style:condition="cell-content()&gt;=[$sota_allcomp.F52]" style:apply-style-name="green" style:base-cell-address="sota_allcomp.J52"/>
      <style:map style:condition="cell-content-is-between([$sota_allcomp.F52]-0.025,[$sota_allcomp.F52])" style:apply-style-name="lightgreen" style:base-cell-address="sota_allcomp.J52"/>
      <style:map style:condition="cell-content()&lt;[$sota_allcomp.F52]-0.05" style:apply-style-name="red" style:base-cell-address="sota_allcomp.J52"/>
    </style:style>
    <style:style style:name="ce264" style:family="table-cell" style:parent-style-name="Default">
      <style:map style:condition="cell-content()&gt;=[$sota_allcomp.F2]" style:apply-style-name="green" style:base-cell-address="sota_allcomp.K2"/>
      <style:map style:condition="cell-content-is-between([$sota_allcomp.F2]-0.025,[$sota_allcomp.F2])" style:apply-style-name="lightgreen" style:base-cell-address="sota_allcomp.K2"/>
      <style:map style:condition="cell-content()&lt;[$sota_allcomp.F2]-0.05" style:apply-style-name="red" style:base-cell-address="sota_allcomp.K2"/>
    </style:style>
    <style:style style:name="ce265" style:family="table-cell" style:parent-style-name="Default">
      <style:map style:condition="cell-content()&gt;=[$sota_allcomp.F3]" style:apply-style-name="green" style:base-cell-address="sota_allcomp.K3"/>
      <style:map style:condition="cell-content-is-between([$sota_allcomp.F3]-0.025,[$sota_allcomp.F3])" style:apply-style-name="lightgreen" style:base-cell-address="sota_allcomp.K3"/>
      <style:map style:condition="cell-content()&lt;[$sota_allcomp.F3]-0.05" style:apply-style-name="red" style:base-cell-address="sota_allcomp.K3"/>
    </style:style>
    <style:style style:name="ce266" style:family="table-cell" style:parent-style-name="Default">
      <style:map style:condition="cell-content()&gt;=[$sota_allcomp.F4]" style:apply-style-name="green" style:base-cell-address="sota_allcomp.K4"/>
      <style:map style:condition="cell-content-is-between([$sota_allcomp.F4]-0.025,[$sota_allcomp.F4])" style:apply-style-name="lightgreen" style:base-cell-address="sota_allcomp.K4"/>
      <style:map style:condition="cell-content()&lt;[$sota_allcomp.F4]-0.05" style:apply-style-name="red" style:base-cell-address="sota_allcomp.K4"/>
    </style:style>
    <style:style style:name="ce267" style:family="table-cell" style:parent-style-name="Default">
      <style:map style:condition="cell-content()&gt;=[$sota_allcomp.F5]" style:apply-style-name="green" style:base-cell-address="sota_allcomp.K5"/>
      <style:map style:condition="cell-content-is-between([$sota_allcomp.F5]-0.025,[$sota_allcomp.F5])" style:apply-style-name="lightgreen" style:base-cell-address="sota_allcomp.K5"/>
      <style:map style:condition="cell-content()&lt;[$sota_allcomp.F5]-0.05" style:apply-style-name="red" style:base-cell-address="sota_allcomp.K5"/>
    </style:style>
    <style:style style:name="ce268" style:family="table-cell" style:parent-style-name="Default">
      <style:map style:condition="cell-content()&gt;=[$sota_allcomp.F6]" style:apply-style-name="green" style:base-cell-address="sota_allcomp.K6"/>
      <style:map style:condition="cell-content-is-between([$sota_allcomp.F6]-0.025,[$sota_allcomp.F6])" style:apply-style-name="lightgreen" style:base-cell-address="sota_allcomp.K6"/>
      <style:map style:condition="cell-content()&lt;[$sota_allcomp.F6]-0.05" style:apply-style-name="red" style:base-cell-address="sota_allcomp.K6"/>
    </style:style>
    <style:style style:name="ce269" style:family="table-cell" style:parent-style-name="Default">
      <style:map style:condition="cell-content()&gt;=[$sota_allcomp.F7]" style:apply-style-name="green" style:base-cell-address="sota_allcomp.K7"/>
      <style:map style:condition="cell-content-is-between([$sota_allcomp.F7]-0.025,[$sota_allcomp.F7])" style:apply-style-name="lightgreen" style:base-cell-address="sota_allcomp.K7"/>
      <style:map style:condition="cell-content()&lt;[$sota_allcomp.F7]-0.05" style:apply-style-name="red" style:base-cell-address="sota_allcomp.K7"/>
    </style:style>
    <style:style style:name="ce270" style:family="table-cell" style:parent-style-name="Default">
      <style:map style:condition="cell-content()&gt;=[$sota_allcomp.F8]" style:apply-style-name="green" style:base-cell-address="sota_allcomp.K8"/>
      <style:map style:condition="cell-content-is-between([$sota_allcomp.F8]-0.025,[$sota_allcomp.F8])" style:apply-style-name="lightgreen" style:base-cell-address="sota_allcomp.K8"/>
      <style:map style:condition="cell-content()&lt;[$sota_allcomp.F8]-0.05" style:apply-style-name="red" style:base-cell-address="sota_allcomp.K8"/>
    </style:style>
    <style:style style:name="ce271" style:family="table-cell" style:parent-style-name="Default">
      <style:map style:condition="cell-content()&gt;=[$sota_allcomp.F9]" style:apply-style-name="green" style:base-cell-address="sota_allcomp.K9"/>
      <style:map style:condition="cell-content-is-between([$sota_allcomp.F9]-0.025,[$sota_allcomp.F9])" style:apply-style-name="lightgreen" style:base-cell-address="sota_allcomp.K9"/>
      <style:map style:condition="cell-content()&lt;[$sota_allcomp.F9]-0.05" style:apply-style-name="red" style:base-cell-address="sota_allcomp.K9"/>
    </style:style>
    <style:style style:name="ce272" style:family="table-cell" style:parent-style-name="Default">
      <style:map style:condition="cell-content()&gt;=[$sota_allcomp.F10]" style:apply-style-name="green" style:base-cell-address="sota_allcomp.K10"/>
      <style:map style:condition="cell-content-is-between([$sota_allcomp.F10]-0.025,[$sota_allcomp.F10])" style:apply-style-name="lightgreen" style:base-cell-address="sota_allcomp.K10"/>
      <style:map style:condition="cell-content()&lt;[$sota_allcomp.F10]-0.05" style:apply-style-name="red" style:base-cell-address="sota_allcomp.K10"/>
    </style:style>
    <style:style style:name="ce273" style:family="table-cell" style:parent-style-name="Default">
      <style:map style:condition="cell-content()&gt;=[$sota_allcomp.F11]" style:apply-style-name="green" style:base-cell-address="sota_allcomp.K11"/>
      <style:map style:condition="cell-content-is-between([$sota_allcomp.F11]-0.025,[$sota_allcomp.F11])" style:apply-style-name="lightgreen" style:base-cell-address="sota_allcomp.K11"/>
      <style:map style:condition="cell-content()&lt;[$sota_allcomp.F11]-0.05" style:apply-style-name="red" style:base-cell-address="sota_allcomp.K11"/>
    </style:style>
    <style:style style:name="ce274" style:family="table-cell" style:parent-style-name="Default">
      <style:map style:condition="cell-content()&gt;=[$sota_allcomp.F12]" style:apply-style-name="green" style:base-cell-address="sota_allcomp.K12"/>
      <style:map style:condition="cell-content-is-between([$sota_allcomp.F12]-0.025,[$sota_allcomp.F12])" style:apply-style-name="lightgreen" style:base-cell-address="sota_allcomp.K12"/>
      <style:map style:condition="cell-content()&lt;[$sota_allcomp.F12]-0.05" style:apply-style-name="red" style:base-cell-address="sota_allcomp.K12"/>
    </style:style>
    <style:style style:name="ce275" style:family="table-cell" style:parent-style-name="Default">
      <style:map style:condition="cell-content()&gt;=[$sota_allcomp.F13]" style:apply-style-name="green" style:base-cell-address="sota_allcomp.K13"/>
      <style:map style:condition="cell-content-is-between([$sota_allcomp.F13]-0.025,[$sota_allcomp.F13])" style:apply-style-name="lightgreen" style:base-cell-address="sota_allcomp.K13"/>
      <style:map style:condition="cell-content()&lt;[$sota_allcomp.F13]-0.05" style:apply-style-name="red" style:base-cell-address="sota_allcomp.K13"/>
    </style:style>
    <style:style style:name="ce276" style:family="table-cell" style:parent-style-name="Default">
      <style:map style:condition="cell-content()&gt;=[$sota_allcomp.F14]" style:apply-style-name="green" style:base-cell-address="sota_allcomp.K14"/>
      <style:map style:condition="cell-content-is-between([$sota_allcomp.F14]-0.025,[$sota_allcomp.F14])" style:apply-style-name="lightgreen" style:base-cell-address="sota_allcomp.K14"/>
      <style:map style:condition="cell-content()&lt;[$sota_allcomp.F14]-0.05" style:apply-style-name="red" style:base-cell-address="sota_allcomp.K14"/>
    </style:style>
    <style:style style:name="ce277" style:family="table-cell" style:parent-style-name="Default">
      <style:map style:condition="cell-content()&gt;=[$sota_allcomp.F15]" style:apply-style-name="green" style:base-cell-address="sota_allcomp.K15"/>
      <style:map style:condition="cell-content-is-between([$sota_allcomp.F15]-0.025,[$sota_allcomp.F15])" style:apply-style-name="lightgreen" style:base-cell-address="sota_allcomp.K15"/>
      <style:map style:condition="cell-content()&lt;[$sota_allcomp.F15]-0.05" style:apply-style-name="red" style:base-cell-address="sota_allcomp.K15"/>
    </style:style>
    <style:style style:name="ce278" style:family="table-cell" style:parent-style-name="Default">
      <style:map style:condition="cell-content()&gt;=[$sota_allcomp.F16]" style:apply-style-name="green" style:base-cell-address="sota_allcomp.K16"/>
      <style:map style:condition="cell-content-is-between([$sota_allcomp.F16]-0.025,[$sota_allcomp.F16])" style:apply-style-name="lightgreen" style:base-cell-address="sota_allcomp.K16"/>
      <style:map style:condition="cell-content()&lt;[$sota_allcomp.F16]-0.05" style:apply-style-name="red" style:base-cell-address="sota_allcomp.K16"/>
    </style:style>
    <style:style style:name="ce279" style:family="table-cell" style:parent-style-name="Default">
      <style:map style:condition="cell-content()&gt;=[$sota_allcomp.F17]" style:apply-style-name="green" style:base-cell-address="sota_allcomp.K17"/>
      <style:map style:condition="cell-content-is-between([$sota_allcomp.F17]-0.025,[$sota_allcomp.F17])" style:apply-style-name="lightgreen" style:base-cell-address="sota_allcomp.K17"/>
      <style:map style:condition="cell-content()&lt;[$sota_allcomp.F17]-0.05" style:apply-style-name="red" style:base-cell-address="sota_allcomp.K17"/>
    </style:style>
    <style:style style:name="ce280" style:family="table-cell" style:parent-style-name="Default">
      <style:map style:condition="cell-content()&gt;=[$sota_allcomp.F18]" style:apply-style-name="green" style:base-cell-address="sota_allcomp.K18"/>
      <style:map style:condition="cell-content-is-between([$sota_allcomp.F18]-0.025,[$sota_allcomp.F18])" style:apply-style-name="lightgreen" style:base-cell-address="sota_allcomp.K18"/>
      <style:map style:condition="cell-content()&lt;[$sota_allcomp.F18]-0.05" style:apply-style-name="red" style:base-cell-address="sota_allcomp.K18"/>
    </style:style>
    <style:style style:name="ce281" style:family="table-cell" style:parent-style-name="Default">
      <style:map style:condition="cell-content()&gt;=[$sota_allcomp.F19]" style:apply-style-name="green" style:base-cell-address="sota_allcomp.K19"/>
      <style:map style:condition="cell-content-is-between([$sota_allcomp.F19]-0.025,[$sota_allcomp.F19])" style:apply-style-name="lightgreen" style:base-cell-address="sota_allcomp.K19"/>
      <style:map style:condition="cell-content()&lt;[$sota_allcomp.F19]-0.05" style:apply-style-name="red" style:base-cell-address="sota_allcomp.K19"/>
    </style:style>
    <style:style style:name="ce282" style:family="table-cell" style:parent-style-name="Default">
      <style:map style:condition="cell-content()&gt;=[$sota_allcomp.F20]" style:apply-style-name="green" style:base-cell-address="sota_allcomp.K20"/>
      <style:map style:condition="cell-content-is-between([$sota_allcomp.F20]-0.025,[$sota_allcomp.F20])" style:apply-style-name="lightgreen" style:base-cell-address="sota_allcomp.K20"/>
      <style:map style:condition="cell-content()&lt;[$sota_allcomp.F20]-0.05" style:apply-style-name="red" style:base-cell-address="sota_allcomp.K20"/>
    </style:style>
    <style:style style:name="ce283" style:family="table-cell" style:parent-style-name="Default">
      <style:map style:condition="cell-content()&gt;=[$sota_allcomp.F21]" style:apply-style-name="green" style:base-cell-address="sota_allcomp.K21"/>
      <style:map style:condition="cell-content-is-between([$sota_allcomp.F21]-0.025,[$sota_allcomp.F21])" style:apply-style-name="lightgreen" style:base-cell-address="sota_allcomp.K21"/>
      <style:map style:condition="cell-content()&lt;[$sota_allcomp.F21]-0.05" style:apply-style-name="red" style:base-cell-address="sota_allcomp.K21"/>
    </style:style>
    <style:style style:name="ce284" style:family="table-cell" style:parent-style-name="Default">
      <style:map style:condition="cell-content()&gt;=[$sota_allcomp.F22]" style:apply-style-name="green" style:base-cell-address="sota_allcomp.K22"/>
      <style:map style:condition="cell-content-is-between([$sota_allcomp.F22]-0.025,[$sota_allcomp.F22])" style:apply-style-name="lightgreen" style:base-cell-address="sota_allcomp.K22"/>
      <style:map style:condition="cell-content()&lt;[$sota_allcomp.F22]-0.05" style:apply-style-name="red" style:base-cell-address="sota_allcomp.K22"/>
    </style:style>
    <style:style style:name="ce285" style:family="table-cell" style:parent-style-name="Default">
      <style:map style:condition="cell-content()&gt;=[$sota_allcomp.F23]" style:apply-style-name="green" style:base-cell-address="sota_allcomp.K23"/>
      <style:map style:condition="cell-content-is-between([$sota_allcomp.F23]-0.025,[$sota_allcomp.F23])" style:apply-style-name="lightgreen" style:base-cell-address="sota_allcomp.K23"/>
      <style:map style:condition="cell-content()&lt;[$sota_allcomp.F23]-0.05" style:apply-style-name="red" style:base-cell-address="sota_allcomp.K23"/>
    </style:style>
    <style:style style:name="ce286" style:family="table-cell" style:parent-style-name="Default">
      <style:map style:condition="cell-content()&gt;=[$sota_allcomp.F24]" style:apply-style-name="green" style:base-cell-address="sota_allcomp.K24"/>
      <style:map style:condition="cell-content-is-between([$sota_allcomp.F24]-0.025,[$sota_allcomp.F24])" style:apply-style-name="lightgreen" style:base-cell-address="sota_allcomp.K24"/>
      <style:map style:condition="cell-content()&lt;[$sota_allcomp.F24]-0.05" style:apply-style-name="red" style:base-cell-address="sota_allcomp.K24"/>
    </style:style>
    <style:style style:name="ce287" style:family="table-cell" style:parent-style-name="Default">
      <style:map style:condition="cell-content()&gt;=[$sota_allcomp.F25]" style:apply-style-name="green" style:base-cell-address="sota_allcomp.K25"/>
      <style:map style:condition="cell-content-is-between([$sota_allcomp.F25]-0.025,[$sota_allcomp.F25])" style:apply-style-name="lightgreen" style:base-cell-address="sota_allcomp.K25"/>
      <style:map style:condition="cell-content()&lt;[$sota_allcomp.F25]-0.05" style:apply-style-name="red" style:base-cell-address="sota_allcomp.K25"/>
    </style:style>
    <style:style style:name="ce288" style:family="table-cell" style:parent-style-name="Default">
      <style:map style:condition="cell-content()&gt;=[$sota_allcomp.F26]" style:apply-style-name="green" style:base-cell-address="sota_allcomp.K26"/>
      <style:map style:condition="cell-content-is-between([$sota_allcomp.F26]-0.025,[$sota_allcomp.F26])" style:apply-style-name="lightgreen" style:base-cell-address="sota_allcomp.K26"/>
      <style:map style:condition="cell-content()&lt;[$sota_allcomp.F26]-0.05" style:apply-style-name="red" style:base-cell-address="sota_allcomp.K26"/>
    </style:style>
    <style:style style:name="ce289" style:family="table-cell" style:parent-style-name="Default">
      <style:map style:condition="cell-content()&gt;=[$sota_allcomp.F27]" style:apply-style-name="green" style:base-cell-address="sota_allcomp.K27"/>
      <style:map style:condition="cell-content-is-between([$sota_allcomp.F27]-0.025,[$sota_allcomp.F27])" style:apply-style-name="lightgreen" style:base-cell-address="sota_allcomp.K27"/>
      <style:map style:condition="cell-content()&lt;[$sota_allcomp.F27]-0.05" style:apply-style-name="red" style:base-cell-address="sota_allcomp.K27"/>
    </style:style>
    <style:style style:name="ce290" style:family="table-cell" style:parent-style-name="Default">
      <style:map style:condition="cell-content()&gt;=[$sota_allcomp.F28]" style:apply-style-name="green" style:base-cell-address="sota_allcomp.K28"/>
      <style:map style:condition="cell-content-is-between([$sota_allcomp.F28]-0.025,[$sota_allcomp.F28])" style:apply-style-name="lightgreen" style:base-cell-address="sota_allcomp.K28"/>
      <style:map style:condition="cell-content()&lt;[$sota_allcomp.F28]-0.05" style:apply-style-name="red" style:base-cell-address="sota_allcomp.K28"/>
    </style:style>
    <style:style style:name="ce291" style:family="table-cell" style:parent-style-name="Default">
      <style:map style:condition="cell-content()&gt;=[$sota_allcomp.F29]" style:apply-style-name="green" style:base-cell-address="sota_allcomp.K29"/>
      <style:map style:condition="cell-content-is-between([$sota_allcomp.F29]-0.025,[$sota_allcomp.F29])" style:apply-style-name="lightgreen" style:base-cell-address="sota_allcomp.K29"/>
      <style:map style:condition="cell-content()&lt;[$sota_allcomp.F29]-0.05" style:apply-style-name="red" style:base-cell-address="sota_allcomp.K29"/>
    </style:style>
    <style:style style:name="ce292" style:family="table-cell" style:parent-style-name="Default">
      <style:map style:condition="cell-content()&gt;=[$sota_allcomp.F30]" style:apply-style-name="green" style:base-cell-address="sota_allcomp.K30"/>
      <style:map style:condition="cell-content-is-between([$sota_allcomp.F30]-0.025,[$sota_allcomp.F30])" style:apply-style-name="lightgreen" style:base-cell-address="sota_allcomp.K30"/>
      <style:map style:condition="cell-content()&lt;[$sota_allcomp.F30]-0.05" style:apply-style-name="red" style:base-cell-address="sota_allcomp.K30"/>
    </style:style>
    <style:style style:name="ce293" style:family="table-cell" style:parent-style-name="Default">
      <style:map style:condition="cell-content()&gt;=[$sota_allcomp.F31]" style:apply-style-name="green" style:base-cell-address="sota_allcomp.K31"/>
      <style:map style:condition="cell-content-is-between([$sota_allcomp.F31]-0.025,[$sota_allcomp.F31])" style:apply-style-name="lightgreen" style:base-cell-address="sota_allcomp.K31"/>
      <style:map style:condition="cell-content()&lt;[$sota_allcomp.F31]-0.05" style:apply-style-name="red" style:base-cell-address="sota_allcomp.K31"/>
    </style:style>
    <style:style style:name="ce294" style:family="table-cell" style:parent-style-name="Default">
      <style:map style:condition="cell-content()&gt;=[$sota_allcomp.F32]" style:apply-style-name="green" style:base-cell-address="sota_allcomp.K32"/>
      <style:map style:condition="cell-content-is-between([$sota_allcomp.F32]-0.025,[$sota_allcomp.F32])" style:apply-style-name="lightgreen" style:base-cell-address="sota_allcomp.K32"/>
      <style:map style:condition="cell-content()&lt;[$sota_allcomp.F32]-0.05" style:apply-style-name="red" style:base-cell-address="sota_allcomp.K32"/>
    </style:style>
    <style:style style:name="ce295" style:family="table-cell" style:parent-style-name="Default">
      <style:map style:condition="cell-content()&gt;=[$sota_allcomp.F33]" style:apply-style-name="green" style:base-cell-address="sota_allcomp.K33"/>
      <style:map style:condition="cell-content-is-between([$sota_allcomp.F33]-0.025,[$sota_allcomp.F33])" style:apply-style-name="lightgreen" style:base-cell-address="sota_allcomp.K33"/>
      <style:map style:condition="cell-content()&lt;[$sota_allcomp.F33]-0.05" style:apply-style-name="red" style:base-cell-address="sota_allcomp.K33"/>
    </style:style>
    <style:style style:name="ce296" style:family="table-cell" style:parent-style-name="Default">
      <style:map style:condition="cell-content()&gt;=[$sota_allcomp.F34]" style:apply-style-name="green" style:base-cell-address="sota_allcomp.K34"/>
      <style:map style:condition="cell-content-is-between([$sota_allcomp.F34]-0.025,[$sota_allcomp.F34])" style:apply-style-name="lightgreen" style:base-cell-address="sota_allcomp.K34"/>
      <style:map style:condition="cell-content()&lt;[$sota_allcomp.F34]-0.05" style:apply-style-name="red" style:base-cell-address="sota_allcomp.K34"/>
    </style:style>
    <style:style style:name="ce297" style:family="table-cell" style:parent-style-name="Default">
      <style:map style:condition="cell-content()&gt;=[$sota_allcomp.F35]" style:apply-style-name="green" style:base-cell-address="sota_allcomp.K35"/>
      <style:map style:condition="cell-content-is-between([$sota_allcomp.F35]-0.025,[$sota_allcomp.F35])" style:apply-style-name="lightgreen" style:base-cell-address="sota_allcomp.K35"/>
      <style:map style:condition="cell-content()&lt;[$sota_allcomp.F35]-0.05" style:apply-style-name="red" style:base-cell-address="sota_allcomp.K35"/>
    </style:style>
    <style:style style:name="ce298" style:family="table-cell" style:parent-style-name="Default">
      <style:map style:condition="cell-content()&gt;=[$sota_allcomp.F36]" style:apply-style-name="green" style:base-cell-address="sota_allcomp.K36"/>
      <style:map style:condition="cell-content-is-between([$sota_allcomp.F36]-0.025,[$sota_allcomp.F36])" style:apply-style-name="lightgreen" style:base-cell-address="sota_allcomp.K36"/>
      <style:map style:condition="cell-content()&lt;[$sota_allcomp.F36]-0.05" style:apply-style-name="red" style:base-cell-address="sota_allcomp.K36"/>
    </style:style>
    <style:style style:name="ce299" style:family="table-cell" style:parent-style-name="Default">
      <style:map style:condition="cell-content()&gt;=[$sota_allcomp.F37]" style:apply-style-name="green" style:base-cell-address="sota_allcomp.K37"/>
      <style:map style:condition="cell-content-is-between([$sota_allcomp.F37]-0.025,[$sota_allcomp.F37])" style:apply-style-name="lightgreen" style:base-cell-address="sota_allcomp.K37"/>
      <style:map style:condition="cell-content()&lt;[$sota_allcomp.F37]-0.05" style:apply-style-name="red" style:base-cell-address="sota_allcomp.K37"/>
    </style:style>
    <style:style style:name="ce300" style:family="table-cell" style:parent-style-name="Default">
      <style:map style:condition="cell-content()&gt;=[$sota_allcomp.F38]" style:apply-style-name="green" style:base-cell-address="sota_allcomp.K38"/>
      <style:map style:condition="cell-content-is-between([$sota_allcomp.F38]-0.025,[$sota_allcomp.F38])" style:apply-style-name="lightgreen" style:base-cell-address="sota_allcomp.K38"/>
      <style:map style:condition="cell-content()&lt;[$sota_allcomp.F38]-0.05" style:apply-style-name="red" style:base-cell-address="sota_allcomp.K38"/>
    </style:style>
    <style:style style:name="ce301" style:family="table-cell" style:parent-style-name="Default">
      <style:map style:condition="cell-content()&gt;=[$sota_allcomp.F39]" style:apply-style-name="green" style:base-cell-address="sota_allcomp.K39"/>
      <style:map style:condition="cell-content-is-between([$sota_allcomp.F39]-0.025,[$sota_allcomp.F39])" style:apply-style-name="lightgreen" style:base-cell-address="sota_allcomp.K39"/>
      <style:map style:condition="cell-content()&lt;[$sota_allcomp.F39]-0.05" style:apply-style-name="red" style:base-cell-address="sota_allcomp.K39"/>
    </style:style>
    <style:style style:name="ce302" style:family="table-cell" style:parent-style-name="Default">
      <style:map style:condition="cell-content()&gt;=[$sota_allcomp.F40]" style:apply-style-name="green" style:base-cell-address="sota_allcomp.K40"/>
      <style:map style:condition="cell-content-is-between([$sota_allcomp.F40]-0.025,[$sota_allcomp.F40])" style:apply-style-name="lightgreen" style:base-cell-address="sota_allcomp.K40"/>
      <style:map style:condition="cell-content()&lt;[$sota_allcomp.F40]-0.05" style:apply-style-name="red" style:base-cell-address="sota_allcomp.K40"/>
    </style:style>
    <style:style style:name="ce303" style:family="table-cell" style:parent-style-name="Default">
      <style:map style:condition="cell-content()&gt;=[$sota_allcomp.F41]" style:apply-style-name="green" style:base-cell-address="sota_allcomp.K41"/>
      <style:map style:condition="cell-content-is-between([$sota_allcomp.F41]-0.025,[$sota_allcomp.F41])" style:apply-style-name="lightgreen" style:base-cell-address="sota_allcomp.K41"/>
      <style:map style:condition="cell-content()&lt;[$sota_allcomp.F41]-0.05" style:apply-style-name="red" style:base-cell-address="sota_allcomp.K41"/>
    </style:style>
    <style:style style:name="ce304" style:family="table-cell" style:parent-style-name="Default">
      <style:map style:condition="cell-content()&gt;=[$sota_allcomp.F42]" style:apply-style-name="green" style:base-cell-address="sota_allcomp.K42"/>
      <style:map style:condition="cell-content-is-between([$sota_allcomp.F42]-0.025,[$sota_allcomp.F42])" style:apply-style-name="lightgreen" style:base-cell-address="sota_allcomp.K42"/>
      <style:map style:condition="cell-content()&lt;[$sota_allcomp.F42]-0.05" style:apply-style-name="red" style:base-cell-address="sota_allcomp.K42"/>
    </style:style>
    <style:style style:name="ce305" style:family="table-cell" style:parent-style-name="Default">
      <style:map style:condition="cell-content()&gt;=[$sota_allcomp.F43]" style:apply-style-name="green" style:base-cell-address="sota_allcomp.K43"/>
      <style:map style:condition="cell-content-is-between([$sota_allcomp.F43]-0.025,[$sota_allcomp.F43])" style:apply-style-name="lightgreen" style:base-cell-address="sota_allcomp.K43"/>
      <style:map style:condition="cell-content()&lt;[$sota_allcomp.F43]-0.05" style:apply-style-name="red" style:base-cell-address="sota_allcomp.K43"/>
    </style:style>
    <style:style style:name="ce306" style:family="table-cell" style:parent-style-name="Default">
      <style:map style:condition="cell-content()&gt;=[$sota_allcomp.F44]" style:apply-style-name="green" style:base-cell-address="sota_allcomp.K44"/>
      <style:map style:condition="cell-content-is-between([$sota_allcomp.F44]-0.025,[$sota_allcomp.F44])" style:apply-style-name="lightgreen" style:base-cell-address="sota_allcomp.K44"/>
      <style:map style:condition="cell-content()&lt;[$sota_allcomp.F44]-0.05" style:apply-style-name="red" style:base-cell-address="sota_allcomp.K44"/>
    </style:style>
    <style:style style:name="ce307" style:family="table-cell" style:parent-style-name="Default">
      <style:map style:condition="cell-content()&gt;=[$sota_allcomp.F45]" style:apply-style-name="green" style:base-cell-address="sota_allcomp.K45"/>
      <style:map style:condition="cell-content-is-between([$sota_allcomp.F45]-0.025,[$sota_allcomp.F45])" style:apply-style-name="lightgreen" style:base-cell-address="sota_allcomp.K45"/>
      <style:map style:condition="cell-content()&lt;[$sota_allcomp.F45]-0.05" style:apply-style-name="red" style:base-cell-address="sota_allcomp.K45"/>
    </style:style>
    <style:style style:name="ce308" style:family="table-cell" style:parent-style-name="Default">
      <style:map style:condition="cell-content()&gt;=[$sota_allcomp.F46]" style:apply-style-name="green" style:base-cell-address="sota_allcomp.K46"/>
      <style:map style:condition="cell-content-is-between([$sota_allcomp.F46]-0.025,[$sota_allcomp.F46])" style:apply-style-name="lightgreen" style:base-cell-address="sota_allcomp.K46"/>
      <style:map style:condition="cell-content()&lt;[$sota_allcomp.F46]-0.05" style:apply-style-name="red" style:base-cell-address="sota_allcomp.K46"/>
    </style:style>
    <style:style style:name="ce309" style:family="table-cell" style:parent-style-name="Default">
      <style:map style:condition="cell-content()&gt;=[$sota_allcomp.F47]" style:apply-style-name="green" style:base-cell-address="sota_allcomp.K47"/>
      <style:map style:condition="cell-content-is-between([$sota_allcomp.F47]-0.025,[$sota_allcomp.F47])" style:apply-style-name="lightgreen" style:base-cell-address="sota_allcomp.K47"/>
      <style:map style:condition="cell-content()&lt;[$sota_allcomp.F47]-0.05" style:apply-style-name="red" style:base-cell-address="sota_allcomp.K47"/>
    </style:style>
    <style:style style:name="ce310" style:family="table-cell" style:parent-style-name="Default">
      <style:map style:condition="cell-content()&gt;=[$sota_allcomp.F48]" style:apply-style-name="green" style:base-cell-address="sota_allcomp.K48"/>
      <style:map style:condition="cell-content-is-between([$sota_allcomp.F48]-0.025,[$sota_allcomp.F48])" style:apply-style-name="lightgreen" style:base-cell-address="sota_allcomp.K48"/>
      <style:map style:condition="cell-content()&lt;[$sota_allcomp.F48]-0.05" style:apply-style-name="red" style:base-cell-address="sota_allcomp.K48"/>
    </style:style>
    <style:style style:name="ce311" style:family="table-cell" style:parent-style-name="Default">
      <style:map style:condition="cell-content()&gt;=[$sota_allcomp.F49]" style:apply-style-name="green" style:base-cell-address="sota_allcomp.K49"/>
      <style:map style:condition="cell-content-is-between([$sota_allcomp.F49]-0.025,[$sota_allcomp.F49])" style:apply-style-name="lightgreen" style:base-cell-address="sota_allcomp.K49"/>
      <style:map style:condition="cell-content()&lt;[$sota_allcomp.F49]-0.05" style:apply-style-name="red" style:base-cell-address="sota_allcomp.K49"/>
    </style:style>
    <style:style style:name="ce312" style:family="table-cell" style:parent-style-name="Default">
      <style:map style:condition="cell-content()&gt;=[$sota_allcomp.F50]" style:apply-style-name="green" style:base-cell-address="sota_allcomp.K50"/>
      <style:map style:condition="cell-content-is-between([$sota_allcomp.F50]-0.025,[$sota_allcomp.F50])" style:apply-style-name="lightgreen" style:base-cell-address="sota_allcomp.K50"/>
      <style:map style:condition="cell-content()&lt;[$sota_allcomp.F50]-0.05" style:apply-style-name="red" style:base-cell-address="sota_allcomp.K50"/>
    </style:style>
    <style:style style:name="ce313" style:family="table-cell" style:parent-style-name="Default">
      <style:map style:condition="cell-content()&gt;=[$sota_allcomp.F51]" style:apply-style-name="green" style:base-cell-address="sota_allcomp.K51"/>
      <style:map style:condition="cell-content-is-between([$sota_allcomp.F51]-0.025,[$sota_allcomp.F51])" style:apply-style-name="lightgreen" style:base-cell-address="sota_allcomp.K51"/>
      <style:map style:condition="cell-content()&lt;[$sota_allcomp.F51]-0.05" style:apply-style-name="red" style:base-cell-address="sota_allcomp.K51"/>
    </style:style>
    <style:style style:name="ce314" style:family="table-cell" style:parent-style-name="Default">
      <style:map style:condition="cell-content()&gt;=[$sota_allcomp.F52]" style:apply-style-name="green" style:base-cell-address="sota_allcomp.K52"/>
      <style:map style:condition="cell-content-is-between([$sota_allcomp.F52]-0.025,[$sota_allcomp.F52])" style:apply-style-name="lightgreen" style:base-cell-address="sota_allcomp.K52"/>
      <style:map style:condition="cell-content()&lt;[$sota_allcomp.F52]-0.05" style:apply-style-name="red" style:base-cell-address="sota_allcomp.K52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6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17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18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19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0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1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2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3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4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5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6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7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8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29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0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1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2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3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4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5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6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7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8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39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0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1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2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3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4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5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6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7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8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49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0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1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2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3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4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5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6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7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8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59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0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1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2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3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4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5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6" style:family="table-cell" style:parent-style-name="Default">
      <style:map style:condition="cell-content()&gt;=[$aug_comp.B3]" style:apply-style-name="green" style:base-cell-address="aug_comp.C3"/>
      <style:map style:condition="cell-content()&lt;[$aug_comp.B3]" style:apply-style-name="red" style:base-cell-address="aug_comp.C3"/>
    </style:style>
    <style:style style:name="ce367" style:family="table-cell" style:parent-style-name="Default">
      <style:map style:condition="cell-content()&gt;=[$aug_comp.E3]" style:apply-style-name="green" style:base-cell-address="aug_comp.F3"/>
      <style:map style:condition="cell-content()&lt;[$aug_comp.E3]" style:apply-style-name="red" style:base-cell-address="aug_comp.F3"/>
    </style:style>
    <style:style style:name="ce368" style:family="table-cell" style:parent-style-name="Default">
      <style:map style:condition="cell-content()&gt;=[$aug_comp.E5]" style:apply-style-name="green" style:base-cell-address="aug_comp.F5"/>
      <style:map style:condition="cell-content()&lt;[$aug_comp.E5]" style:apply-style-name="red" style:base-cell-address="aug_comp.F5"/>
    </style:style>
    <style:style style:name="ce369" style:family="table-cell" style:parent-style-name="Default">
      <style:map style:condition="cell-content()&gt;=[$aug_comp.E6]" style:apply-style-name="green" style:base-cell-address="aug_comp.F6"/>
      <style:map style:condition="cell-content()&lt;[$aug_comp.E6]" style:apply-style-name="red" style:base-cell-address="aug_comp.F6"/>
    </style:style>
    <style:style style:name="ce370" style:family="table-cell" style:parent-style-name="Default">
      <style:map style:condition="cell-content()&gt;=[$aug_comp.E7]" style:apply-style-name="green" style:base-cell-address="aug_comp.F7"/>
      <style:map style:condition="cell-content()&lt;[$aug_comp.E7]" style:apply-style-name="red" style:base-cell-address="aug_comp.F7"/>
    </style:style>
    <style:style style:name="ce371" style:family="table-cell" style:parent-style-name="Default">
      <style:map style:condition="cell-content()&gt;=[$aug_comp.E8]" style:apply-style-name="green" style:base-cell-address="aug_comp.F8"/>
      <style:map style:condition="cell-content()&lt;[$aug_comp.E8]" style:apply-style-name="red" style:base-cell-address="aug_comp.F8"/>
    </style:style>
    <style:style style:name="ce372" style:family="table-cell" style:parent-style-name="Default">
      <style:map style:condition="cell-content()&gt;=[$aug_comp.E9]" style:apply-style-name="green" style:base-cell-address="aug_comp.F9"/>
      <style:map style:condition="cell-content()&lt;[$aug_comp.E9]" style:apply-style-name="red" style:base-cell-address="aug_comp.F9"/>
    </style:style>
    <style:style style:name="ce373" style:family="table-cell" style:parent-style-name="Default">
      <style:map style:condition="cell-content()&gt;=[$aug_comp.E10]" style:apply-style-name="green" style:base-cell-address="aug_comp.F10"/>
      <style:map style:condition="cell-content()&lt;[$aug_comp.E10]" style:apply-style-name="red" style:base-cell-address="aug_comp.F10"/>
    </style:style>
    <style:style style:name="ce374" style:family="table-cell" style:parent-style-name="Default">
      <style:map style:condition="cell-content()&gt;=[$aug_comp.E11]" style:apply-style-name="green" style:base-cell-address="aug_comp.F11"/>
      <style:map style:condition="cell-content()&lt;[$aug_comp.E11]" style:apply-style-name="red" style:base-cell-address="aug_comp.F11"/>
    </style:style>
    <style:style style:name="ce375" style:family="table-cell" style:parent-style-name="Default">
      <style:map style:condition="cell-content()&gt;=[$aug_comp.E12]" style:apply-style-name="green" style:base-cell-address="aug_comp.F12"/>
      <style:map style:condition="cell-content()&lt;[$aug_comp.E12]" style:apply-style-name="red" style:base-cell-address="aug_comp.F12"/>
    </style:style>
    <style:style style:name="ce376" style:family="table-cell" style:parent-style-name="Default">
      <style:map style:condition="cell-content()&gt;=[$aug_comp.E13]" style:apply-style-name="green" style:base-cell-address="aug_comp.F13"/>
      <style:map style:condition="cell-content()&lt;[$aug_comp.E13]" style:apply-style-name="red" style:base-cell-address="aug_comp.F13"/>
    </style:style>
    <style:style style:name="ce377" style:family="table-cell" style:parent-style-name="Default">
      <style:map style:condition="cell-content()&gt;=[$aug_comp.E14]" style:apply-style-name="green" style:base-cell-address="aug_comp.F14"/>
      <style:map style:condition="cell-content()&lt;[$aug_comp.E14]" style:apply-style-name="red" style:base-cell-address="aug_comp.F14"/>
    </style:style>
    <style:style style:name="ce378" style:family="table-cell" style:parent-style-name="Default">
      <style:map style:condition="cell-content()&gt;=[$aug_comp.E15]" style:apply-style-name="green" style:base-cell-address="aug_comp.F15"/>
      <style:map style:condition="cell-content()&lt;[$aug_comp.E15]" style:apply-style-name="red" style:base-cell-address="aug_comp.F15"/>
    </style:style>
    <style:style style:name="ce379" style:family="table-cell" style:parent-style-name="Default">
      <style:map style:condition="cell-content()&gt;=[$aug_comp.E16]" style:apply-style-name="green" style:base-cell-address="aug_comp.F16"/>
      <style:map style:condition="cell-content()&lt;[$aug_comp.E16]" style:apply-style-name="red" style:base-cell-address="aug_comp.F16"/>
    </style:style>
    <style:style style:name="ce380" style:family="table-cell" style:parent-style-name="Default">
      <style:map style:condition="cell-content()&gt;=[$aug_comp.E17]" style:apply-style-name="green" style:base-cell-address="aug_comp.F17"/>
      <style:map style:condition="cell-content()&lt;[$aug_comp.E17]" style:apply-style-name="red" style:base-cell-address="aug_comp.F17"/>
    </style:style>
    <style:style style:name="ce381" style:family="table-cell" style:parent-style-name="Default">
      <style:map style:condition="cell-content()&gt;=[$aug_comp.E18]" style:apply-style-name="green" style:base-cell-address="aug_comp.F18"/>
      <style:map style:condition="cell-content()&lt;[$aug_comp.E18]" style:apply-style-name="red" style:base-cell-address="aug_comp.F18"/>
    </style:style>
    <style:style style:name="ce382" style:family="table-cell" style:parent-style-name="Default">
      <style:map style:condition="cell-content()&gt;=[$aug_comp.E19]" style:apply-style-name="green" style:base-cell-address="aug_comp.F19"/>
      <style:map style:condition="cell-content()&lt;[$aug_comp.E19]" style:apply-style-name="red" style:base-cell-address="aug_comp.F19"/>
    </style:style>
    <style:style style:name="ce383" style:family="table-cell" style:parent-style-name="Default">
      <style:map style:condition="cell-content()&gt;=[$aug_comp.E20]" style:apply-style-name="green" style:base-cell-address="aug_comp.F20"/>
      <style:map style:condition="cell-content()&lt;[$aug_comp.E20]" style:apply-style-name="red" style:base-cell-address="aug_comp.F20"/>
    </style:style>
    <style:style style:name="ce384" style:family="table-cell" style:parent-style-name="Default">
      <style:map style:condition="cell-content()&gt;=[$aug_comp.E21]" style:apply-style-name="green" style:base-cell-address="aug_comp.F21"/>
      <style:map style:condition="cell-content()&lt;[$aug_comp.E21]" style:apply-style-name="red" style:base-cell-address="aug_comp.F21"/>
    </style:style>
    <style:style style:name="ce385" style:family="table-cell" style:parent-style-name="Default">
      <style:map style:condition="cell-content()&gt;=[$aug_comp.E22]" style:apply-style-name="green" style:base-cell-address="aug_comp.F22"/>
      <style:map style:condition="cell-content()&lt;[$aug_comp.E22]" style:apply-style-name="red" style:base-cell-address="aug_comp.F22"/>
    </style:style>
    <style:style style:name="ce386" style:family="table-cell" style:parent-style-name="Default">
      <style:map style:condition="cell-content()&gt;=[$aug_comp.E23]" style:apply-style-name="green" style:base-cell-address="aug_comp.F23"/>
      <style:map style:condition="cell-content()&lt;[$aug_comp.E23]" style:apply-style-name="red" style:base-cell-address="aug_comp.F23"/>
    </style:style>
    <style:style style:name="ce387" style:family="table-cell" style:parent-style-name="Default">
      <style:map style:condition="cell-content()&gt;=[$aug_comp.E24]" style:apply-style-name="green" style:base-cell-address="aug_comp.F24"/>
      <style:map style:condition="cell-content()&lt;[$aug_comp.E24]" style:apply-style-name="red" style:base-cell-address="aug_comp.F24"/>
    </style:style>
    <style:style style:name="ce388" style:family="table-cell" style:parent-style-name="Default">
      <style:map style:condition="cell-content()&gt;=[$aug_comp.E25]" style:apply-style-name="green" style:base-cell-address="aug_comp.F25"/>
      <style:map style:condition="cell-content()&lt;[$aug_comp.E25]" style:apply-style-name="red" style:base-cell-address="aug_comp.F25"/>
    </style:style>
    <style:style style:name="ce389" style:family="table-cell" style:parent-style-name="Default">
      <style:map style:condition="cell-content()&gt;=[$aug_comp.E26]" style:apply-style-name="green" style:base-cell-address="aug_comp.F26"/>
      <style:map style:condition="cell-content()&lt;[$aug_comp.E26]" style:apply-style-name="red" style:base-cell-address="aug_comp.F26"/>
    </style:style>
    <style:style style:name="ce390" style:family="table-cell" style:parent-style-name="Default">
      <style:map style:condition="cell-content()&gt;=[$aug_comp.E27]" style:apply-style-name="green" style:base-cell-address="aug_comp.F27"/>
      <style:map style:condition="cell-content()&lt;[$aug_comp.E27]" style:apply-style-name="red" style:base-cell-address="aug_comp.F27"/>
    </style:style>
    <style:style style:name="ce391" style:family="table-cell" style:parent-style-name="Default">
      <style:map style:condition="cell-content()&gt;=[$aug_comp.E28]" style:apply-style-name="green" style:base-cell-address="aug_comp.F28"/>
      <style:map style:condition="cell-content()&lt;[$aug_comp.E28]" style:apply-style-name="red" style:base-cell-address="aug_comp.F28"/>
    </style:style>
    <style:style style:name="ce392" style:family="table-cell" style:parent-style-name="Default">
      <style:map style:condition="cell-content()&gt;=[$aug_comp.E29]" style:apply-style-name="green" style:base-cell-address="aug_comp.F29"/>
      <style:map style:condition="cell-content()&lt;[$aug_comp.E29]" style:apply-style-name="red" style:base-cell-address="aug_comp.F29"/>
    </style:style>
    <style:style style:name="ce393" style:family="table-cell" style:parent-style-name="Default">
      <style:map style:condition="cell-content()&gt;=[$aug_comp.E30]" style:apply-style-name="green" style:base-cell-address="aug_comp.F30"/>
      <style:map style:condition="cell-content()&lt;[$aug_comp.E30]" style:apply-style-name="red" style:base-cell-address="aug_comp.F30"/>
    </style:style>
    <style:style style:name="ce394" style:family="table-cell" style:parent-style-name="Default">
      <style:map style:condition="cell-content()&gt;=[$aug_comp.E31]" style:apply-style-name="green" style:base-cell-address="aug_comp.F31"/>
      <style:map style:condition="cell-content()&lt;[$aug_comp.E31]" style:apply-style-name="red" style:base-cell-address="aug_comp.F31"/>
    </style:style>
    <style:style style:name="ce395" style:family="table-cell" style:parent-style-name="Default">
      <style:map style:condition="cell-content()&gt;=[$aug_comp.E32]" style:apply-style-name="green" style:base-cell-address="aug_comp.F32"/>
      <style:map style:condition="cell-content()&lt;[$aug_comp.E32]" style:apply-style-name="red" style:base-cell-address="aug_comp.F32"/>
    </style:style>
    <style:style style:name="ce396" style:family="table-cell" style:parent-style-name="Default">
      <style:map style:condition="cell-content()&gt;=[$aug_comp.E33]" style:apply-style-name="green" style:base-cell-address="aug_comp.F33"/>
      <style:map style:condition="cell-content()&lt;[$aug_comp.E33]" style:apply-style-name="red" style:base-cell-address="aug_comp.F33"/>
    </style:style>
    <style:style style:name="ce397" style:family="table-cell" style:parent-style-name="Default">
      <style:map style:condition="cell-content()&gt;=[$aug_comp.E34]" style:apply-style-name="green" style:base-cell-address="aug_comp.F34"/>
      <style:map style:condition="cell-content()&lt;[$aug_comp.E34]" style:apply-style-name="red" style:base-cell-address="aug_comp.F34"/>
    </style:style>
    <style:style style:name="ce398" style:family="table-cell" style:parent-style-name="Default">
      <style:map style:condition="cell-content()&gt;=[$aug_comp.E35]" style:apply-style-name="green" style:base-cell-address="aug_comp.F35"/>
      <style:map style:condition="cell-content()&lt;[$aug_comp.E35]" style:apply-style-name="red" style:base-cell-address="aug_comp.F35"/>
    </style:style>
    <style:style style:name="ce399" style:family="table-cell" style:parent-style-name="Default">
      <style:map style:condition="cell-content()&gt;=[$aug_comp.E36]" style:apply-style-name="green" style:base-cell-address="aug_comp.F36"/>
      <style:map style:condition="cell-content()&lt;[$aug_comp.E36]" style:apply-style-name="red" style:base-cell-address="aug_comp.F36"/>
    </style:style>
    <style:style style:name="ce400" style:family="table-cell" style:parent-style-name="Default">
      <style:map style:condition="cell-content()&gt;=[$aug_comp.E37]" style:apply-style-name="green" style:base-cell-address="aug_comp.F37"/>
      <style:map style:condition="cell-content()&lt;[$aug_comp.E37]" style:apply-style-name="red" style:base-cell-address="aug_comp.F37"/>
    </style:style>
    <style:style style:name="ce401" style:family="table-cell" style:parent-style-name="Default">
      <style:map style:condition="cell-content()&gt;=[$aug_comp.E38]" style:apply-style-name="green" style:base-cell-address="aug_comp.F38"/>
      <style:map style:condition="cell-content()&lt;[$aug_comp.E38]" style:apply-style-name="red" style:base-cell-address="aug_comp.F38"/>
    </style:style>
    <style:style style:name="ce402" style:family="table-cell" style:parent-style-name="Default">
      <style:map style:condition="cell-content()&gt;=[$aug_comp.E39]" style:apply-style-name="green" style:base-cell-address="aug_comp.F39"/>
      <style:map style:condition="cell-content()&lt;[$aug_comp.E39]" style:apply-style-name="red" style:base-cell-address="aug_comp.F39"/>
    </style:style>
    <style:style style:name="ce403" style:family="table-cell" style:parent-style-name="Default">
      <style:map style:condition="cell-content()&gt;=[$aug_comp.E40]" style:apply-style-name="green" style:base-cell-address="aug_comp.F40"/>
      <style:map style:condition="cell-content()&lt;[$aug_comp.E40]" style:apply-style-name="red" style:base-cell-address="aug_comp.F40"/>
    </style:style>
    <style:style style:name="ce404" style:family="table-cell" style:parent-style-name="Default">
      <style:map style:condition="cell-content()&gt;=[$aug_comp.E41]" style:apply-style-name="green" style:base-cell-address="aug_comp.F41"/>
      <style:map style:condition="cell-content()&lt;[$aug_comp.E41]" style:apply-style-name="red" style:base-cell-address="aug_comp.F41"/>
    </style:style>
    <style:style style:name="ce405" style:family="table-cell" style:parent-style-name="Default">
      <style:map style:condition="cell-content()&gt;=[$aug_comp.E42]" style:apply-style-name="green" style:base-cell-address="aug_comp.F42"/>
      <style:map style:condition="cell-content()&lt;[$aug_comp.E42]" style:apply-style-name="red" style:base-cell-address="aug_comp.F42"/>
    </style:style>
    <style:style style:name="ce406" style:family="table-cell" style:parent-style-name="Default">
      <style:map style:condition="cell-content()&gt;=[$aug_comp.E43]" style:apply-style-name="green" style:base-cell-address="aug_comp.F43"/>
      <style:map style:condition="cell-content()&lt;[$aug_comp.E43]" style:apply-style-name="red" style:base-cell-address="aug_comp.F43"/>
    </style:style>
    <style:style style:name="ce407" style:family="table-cell" style:parent-style-name="Default">
      <style:map style:condition="cell-content()&gt;=[$aug_comp.E44]" style:apply-style-name="green" style:base-cell-address="aug_comp.F44"/>
      <style:map style:condition="cell-content()&lt;[$aug_comp.E44]" style:apply-style-name="red" style:base-cell-address="aug_comp.F44"/>
    </style:style>
    <style:style style:name="ce408" style:family="table-cell" style:parent-style-name="Default">
      <style:map style:condition="cell-content()&gt;=[$aug_comp.E45]" style:apply-style-name="green" style:base-cell-address="aug_comp.F45"/>
      <style:map style:condition="cell-content()&lt;[$aug_comp.E45]" style:apply-style-name="red" style:base-cell-address="aug_comp.F45"/>
    </style:style>
    <style:style style:name="ce409" style:family="table-cell" style:parent-style-name="Default">
      <style:map style:condition="cell-content()&gt;=[$aug_comp.E46]" style:apply-style-name="green" style:base-cell-address="aug_comp.F46"/>
      <style:map style:condition="cell-content()&lt;[$aug_comp.E46]" style:apply-style-name="red" style:base-cell-address="aug_comp.F46"/>
    </style:style>
    <style:style style:name="ce410" style:family="table-cell" style:parent-style-name="Default">
      <style:map style:condition="cell-content()&gt;=[$aug_comp.E47]" style:apply-style-name="green" style:base-cell-address="aug_comp.F47"/>
      <style:map style:condition="cell-content()&lt;[$aug_comp.E47]" style:apply-style-name="red" style:base-cell-address="aug_comp.F47"/>
    </style:style>
    <style:style style:name="ce411" style:family="table-cell" style:parent-style-name="Default">
      <style:map style:condition="cell-content()&gt;=[$aug_comp.E48]" style:apply-style-name="green" style:base-cell-address="aug_comp.F48"/>
      <style:map style:condition="cell-content()&lt;[$aug_comp.E48]" style:apply-style-name="red" style:base-cell-address="aug_comp.F48"/>
    </style:style>
    <style:style style:name="ce412" style:family="table-cell" style:parent-style-name="Default">
      <style:map style:condition="cell-content()&gt;=[$aug_comp.E49]" style:apply-style-name="green" style:base-cell-address="aug_comp.F49"/>
      <style:map style:condition="cell-content()&lt;[$aug_comp.E49]" style:apply-style-name="red" style:base-cell-address="aug_comp.F49"/>
    </style:style>
    <style:style style:name="ce413" style:family="table-cell" style:parent-style-name="Default">
      <style:map style:condition="cell-content()&gt;=[$aug_comp.E50]" style:apply-style-name="green" style:base-cell-address="aug_comp.F50"/>
      <style:map style:condition="cell-content()&lt;[$aug_comp.E50]" style:apply-style-name="red" style:base-cell-address="aug_comp.F50"/>
    </style:style>
    <style:style style:name="ce414" style:family="table-cell" style:parent-style-name="Default">
      <style:map style:condition="cell-content()&gt;=[$aug_comp.E51]" style:apply-style-name="green" style:base-cell-address="aug_comp.F51"/>
      <style:map style:condition="cell-content()&lt;[$aug_comp.E51]" style:apply-style-name="red" style:base-cell-address="aug_comp.F51"/>
    </style:style>
    <style:style style:name="ce415" style:family="table-cell" style:parent-style-name="Default">
      <style:map style:condition="cell-content()&gt;=[$aug_comp.E52]" style:apply-style-name="green" style:base-cell-address="aug_comp.F52"/>
      <style:map style:condition="cell-content()&lt;[$aug_comp.E52]" style:apply-style-name="red" style:base-cell-address="aug_comp.F52"/>
    </style:style>
    <style:style style:name="ce416" style:family="table-cell" style:parent-style-name="Default">
      <style:map style:condition="cell-content()&gt;=[$aug_comp.E53]" style:apply-style-name="green" style:base-cell-address="aug_comp.F53"/>
      <style:map style:condition="cell-content()&lt;[$aug_comp.E53]" style:apply-style-name="red" style:base-cell-address="aug_comp.F53"/>
    </style:style>
    <style:style style:name="ce417" style:family="table-cell" style:parent-style-name="Default">
      <style:map style:condition="cell-content()&gt;=[$aug_comp.E3]" style:apply-style-name="green" style:base-cell-address="aug_comp.F3"/>
      <style:map style:condition="cell-content()&lt;[$aug_comp.E3]" style:apply-style-name="red" style:base-cell-address="aug_comp.F3"/>
    </style:style>
  </office:automatic-styles>
  <office:body>
    <office:spreadsheet>
      <table:calculation-settings table:automatic-find-labels="false"/>
      <table:table table:name="sota_mlp0H_comp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5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4" table:visibility="collapse" table:default-cell-style-name="Default"/>
        <table:table-column table:style-name="co8" table:default-cell-style-name="Default"/>
        <table:table-column table:style-name="co4" table:visibility="collapse" table:number-columns-repeated="4" table:default-cell-style-name="Default"/>
        <table:table-column table:style-name="co3" table:visibility="collapse" table:default-cell-style-name="Default"/>
        <table:table-column table:style-name="co4" table:default-cell-style-name="ce105"/>
        <table:table-column table:style-name="co4" table:default-cell-style-name="ce106"/>
        <table:table-column table:style-name="co9" table:default-cell-style-name="Default"/>
        <table:table-column table:style-name="co4" table:visibility="collapse" table:number-columns-repeated="5" table:default-cell-style-name="Default"/>
        <table:table-column table:style-name="co4" table:default-cell-style-name="ce107"/>
        <table:table-column table:style-name="co4" table:default-cell-style-name="ce108"/>
        <table:table-column table:style-name="co10" table:default-cell-style-name="Default"/>
        <table:table-column table:style-name="co4" table:visibility="collapse" table:number-columns-repeated="5" table:default-cell-style-name="Default"/>
        <table:table-column table:style-name="co4" table:default-cell-style-name="ce109"/>
        <table:table-column table:style-name="co4" table:default-cell-style-name="ce110"/>
        <table:table-row table:style-name="ro1">
          <table:table-cell/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OTA Linear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Fold Max</text:p>
          </table:table-cell>
          <table:table-cell table:style-name="ce1"/>
          <table:table-cell table:style-name="ce1" office:value-type="string" calcext:value-type="string">
            <text:p>SOTA MLP1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  <table:table-cell table:style-name="ce1" office:value-type="string" calcext:value-type="string">
            <text:p>SOTA MLP2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  <table:table-cell table:style-name="ce1" office:value-type="string" calcext:value-type="string">
            <text:p>SOTA MLP2HDRO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</table:table-row>
        <table:table-row table:style-name="ro1">
          <table:table-cell office:value-type="string" calcext:value-type="string">
            <text:p>LYING_DOWN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465" calcext:value-type="float">
            <text:p>0.86465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86341" calcext:value-type="float">
            <text:p>0.86341</text:p>
          </table:table-cell>
          <table:table-cell office:value-type="float" office:value="0.82484" calcext:value-type="float">
            <text:p>0.82484</text:p>
          </table:table-cell>
          <table:table-cell office:value-type="float" office:value="0.74815" calcext:value-type="float">
            <text:p>0.74815</text:p>
          </table:table-cell>
          <table:table-cell/>
          <table:table-cell office:value-type="float" office:value="0.871" calcext:value-type="float">
            <text:p>0.871</text:p>
          </table:table-cell>
          <table:table-cell table:style-name="ce2" office:value-type="float" office:value="0.871" calcext:value-type="float">
            <text:p>0.871</text:p>
          </table:table-cell>
          <table:table-cell table:style-name="ce53" office:value-type="float" office:value="0.86465" calcext:value-type="float">
            <text:p>0.86465</text:p>
          </table:table-cell>
          <table:table-cell/>
          <table:table-cell office:value-type="float" office:value="0.874" calcext:value-type="float">
            <text:p>0.874</text:p>
          </table:table-cell>
          <table:table-cell office:value-type="float" office:value="0.85421" calcext:value-type="float">
            <text:p>0.85421</text:p>
          </table:table-cell>
          <table:table-cell office:value-type="float" office:value="0.56385" calcext:value-type="float">
            <text:p>0.5638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81542" calcext:value-type="float">
            <text:p>0.81542</text:p>
          </table:table-cell>
          <table:table-cell office:value-type="float" office:value="0.76315" calcext:value-type="float">
            <text:p>0.76315</text:p>
          </table:table-cell>
          <table:table-cell table:style-name="ce104" table:formula="of:=MAX([.M2:.R2])" office:value-type="float" office:value="0.874" calcext:value-type="float">
            <text:p>0.874</text:p>
          </table:table-cell>
          <table:table-cell table:formula="of:=MAX([.N2:.R2])" office:value-type="float" office:value="0.85421" calcext:value-type="float">
            <text:p>0.8542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6099" calcext:value-type="float">
            <text:p>0.860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9853" calcext:value-type="float">
            <text:p>0.79853</text:p>
          </table:table-cell>
          <table:table-cell office:value-type="float" office:value="0.80501" calcext:value-type="float">
            <text:p>0.80501</text:p>
          </table:table-cell>
          <table:table-cell table:formula="of:=MAX([.U2:.Z2])" office:value-type="float" office:value="0.874" calcext:value-type="float">
            <text:p>0.874</text:p>
          </table:table-cell>
          <table:table-cell table:formula="of:=MAX([.V2:.Z2])" office:value-type="float" office:value="0.86099" calcext:value-type="float">
            <text:p>0.8609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279" calcext:value-type="float">
            <text:p>0.87279</text:p>
          </table:table-cell>
          <table:table-cell office:value-type="float" office:value="0.5" calcext:value-type="float">
            <text:p>0.5</text:p>
          </table:table-cell>
          <table:table-cell office:value-type="float" office:value="0.85578" calcext:value-type="float">
            <text:p>0.85578</text:p>
          </table:table-cell>
          <table:table-cell office:value-type="float" office:value="0.82111" calcext:value-type="float">
            <text:p>0.82111</text:p>
          </table:table-cell>
          <table:table-cell office:value-type="float" office:value="0.79306" calcext:value-type="float">
            <text:p>0.79306</text:p>
          </table:table-cell>
          <table:table-cell table:formula="of:=MAX([.AC2:.AH2])" office:value-type="float" office:value="0.876" calcext:value-type="float">
            <text:p>0.876</text:p>
          </table:table-cell>
          <table:table-cell table:formula="of:=MAX([.AD2:.AH2])" office:value-type="float" office:value="0.87279" calcext:value-type="float">
            <text:p>0.87279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764" calcext:value-type="float">
            <text:p>0.764</text:p>
          </table:table-cell>
          <table:table-cell office:value-type="float" office:value="0.70274" calcext:value-type="float">
            <text:p>0.70274</text:p>
          </table:table-cell>
          <table:table-cell office:value-type="float" office:value="0.72019" calcext:value-type="float">
            <text:p>0.72019</text:p>
          </table:table-cell>
          <table:table-cell office:value-type="float" office:value="0.71935" calcext:value-type="float">
            <text:p>0.71935</text:p>
          </table:table-cell>
          <table:table-cell office:value-type="float" office:value="0.70616" calcext:value-type="float">
            <text:p>0.70616</text:p>
          </table:table-cell>
          <table:table-cell office:value-type="float" office:value="0.62838" calcext:value-type="float">
            <text:p>0.62838</text:p>
          </table:table-cell>
          <table:table-cell/>
          <table:table-cell office:value-type="float" office:value="0.764" calcext:value-type="float">
            <text:p>0.764</text:p>
          </table:table-cell>
          <table:table-cell table:style-name="ce3" office:value-type="float" office:value="0.764" calcext:value-type="float">
            <text:p>0.764</text:p>
          </table:table-cell>
          <table:table-cell table:style-name="ce54" office:value-type="float" office:value="0.72019" calcext:value-type="float">
            <text:p>0.72019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0.70357" calcext:value-type="float">
            <text:p>0.70357</text:p>
          </table:table-cell>
          <table:table-cell office:value-type="float" office:value="0.56123" calcext:value-type="float">
            <text:p>0.56123</text:p>
          </table:table-cell>
          <table:table-cell office:value-type="float" office:value="0.53802" calcext:value-type="float">
            <text:p>0.53802</text:p>
          </table:table-cell>
          <table:table-cell office:value-type="float" office:value="0.69831" calcext:value-type="float">
            <text:p>0.69831</text:p>
          </table:table-cell>
          <table:table-cell office:value-type="float" office:value="0.59598" calcext:value-type="float">
            <text:p>0.59598</text:p>
          </table:table-cell>
          <table:table-cell table:formula="of:=MAX([.M3:.R3])" office:value-type="float" office:value="0.767" calcext:value-type="float">
            <text:p>0.767</text:p>
          </table:table-cell>
          <table:table-cell table:formula="of:=MAX([.N3:.R3])" office:value-type="float" office:value="0.70357" calcext:value-type="float">
            <text:p>0.703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905" calcext:value-type="float">
            <text:p>0.679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62006" calcext:value-type="float">
            <text:p>0.62006</text:p>
          </table:table-cell>
          <table:table-cell table:formula="of:=MAX([.U3:.Z3])" office:value-type="float" office:value="0.765" calcext:value-type="float">
            <text:p>0.765</text:p>
          </table:table-cell>
          <table:table-cell table:formula="of:=MAX([.V3:.Z3])" office:value-type="float" office:value="0.7408" calcext:value-type="float">
            <text:p>0.7408</text:p>
          </table:table-cell>
          <table:table-cell office:value-type="float" office:value="0.77" calcext:value-type="float">
            <text:p>0.77</text:p>
          </table:table-cell>
          <table:table-cell office:value-type="float" office:value="0.68736" calcext:value-type="float">
            <text:p>0.68736</text:p>
          </table:table-cell>
          <table:table-cell office:value-type="float" office:value="0.5" calcext:value-type="float">
            <text:p>0.5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63431" calcext:value-type="float">
            <text:p>0.63431</text:p>
          </table:table-cell>
          <table:table-cell table:formula="of:=MAX([.AC3:.AH3])" office:value-type="float" office:value="0.77" calcext:value-type="float">
            <text:p>0.77</text:p>
          </table:table-cell>
          <table:table-cell table:formula="of:=MAX([.AD3:.AH3])" office:value-type="float" office:value="0.7174" calcext:value-type="float">
            <text:p>0.7174</text:p>
          </table:table-cell>
        </table:table-row>
        <table:table-row table:style-name="ro1">
          <table:table-cell office:value-type="string" calcext:value-type="string">
            <text:p>FIX_walking</text:p>
          </table:table-cell>
          <table:table-cell office:value-type="float" office:value="0.801" calcext:value-type="float">
            <text:p>0.801</text:p>
          </table:table-cell>
          <table:table-cell office:value-type="float" office:value="0.78181" calcext:value-type="float">
            <text:p>0.78181</text:p>
          </table:table-cell>
          <table:table-cell office:value-type="float" office:value="0.74407" calcext:value-type="float">
            <text:p>0.74407</text:p>
          </table:table-cell>
          <table:table-cell office:value-type="float" office:value="0.76001" calcext:value-type="float">
            <text:p>0.76001</text:p>
          </table:table-cell>
          <table:table-cell office:value-type="float" office:value="0.75661" calcext:value-type="float">
            <text:p>0.75661</text:p>
          </table:table-cell>
          <table:table-cell office:value-type="float" office:value="0.72806" calcext:value-type="float">
            <text:p>0.72806</text:p>
          </table:table-cell>
          <table:table-cell/>
          <table:table-cell office:value-type="float" office:value="0.801" calcext:value-type="float">
            <text:p>0.801</text:p>
          </table:table-cell>
          <table:table-cell table:style-name="ce4" office:value-type="float" office:value="0.801" calcext:value-type="float">
            <text:p>0.801</text:p>
          </table:table-cell>
          <table:table-cell table:style-name="ce55" office:value-type="float" office:value="0.78181" calcext:value-type="float">
            <text:p>0.7818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77998" calcext:value-type="float">
            <text:p>0.77998</text:p>
          </table:table-cell>
          <table:table-cell office:value-type="float" office:value="0.65409" calcext:value-type="float">
            <text:p>0.65409</text:p>
          </table:table-cell>
          <table:table-cell office:value-type="float" office:value="0.62204" calcext:value-type="float">
            <text:p>0.62204</text:p>
          </table:table-cell>
          <table:table-cell office:value-type="float" office:value="0.74582" calcext:value-type="float">
            <text:p>0.74582</text:p>
          </table:table-cell>
          <table:table-cell office:value-type="float" office:value="0.80627" calcext:value-type="float">
            <text:p>0.80627</text:p>
          </table:table-cell>
          <table:table-cell table:formula="of:=MAX([.M4:.R4])" office:value-type="float" office:value="0.81" calcext:value-type="float">
            <text:p>0.81</text:p>
          </table:table-cell>
          <table:table-cell table:formula="of:=MAX([.N4:.R4])" office:value-type="float" office:value="0.80627" calcext:value-type="float">
            <text:p>0.80627</text:p>
          </table:table-cell>
          <table:table-cell office:value-type="float" office:value="0.808" calcext:value-type="float">
            <text:p>0.808</text:p>
          </table:table-cell>
          <table:table-cell office:value-type="float" office:value="0.74037" calcext:value-type="float">
            <text:p>0.7403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261" calcext:value-type="float">
            <text:p>0.76261</text:p>
          </table:table-cell>
          <table:table-cell office:value-type="float" office:value="0.75948" calcext:value-type="float">
            <text:p>0.75948</text:p>
          </table:table-cell>
          <table:table-cell table:formula="of:=MAX([.U4:.Z4])" office:value-type="float" office:value="0.808" calcext:value-type="float">
            <text:p>0.808</text:p>
          </table:table-cell>
          <table:table-cell table:formula="of:=MAX([.V4:.Z4])" office:value-type="float" office:value="0.76261" calcext:value-type="float">
            <text:p>0.76261</text:p>
          </table:table-cell>
          <table:table-cell office:value-type="float" office:value="0.88" calcext:value-type="float">
            <text:p>0.88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5" calcext:value-type="float">
            <text:p>0.5</text:p>
          </table:table-cell>
          <table:table-cell office:value-type="float" office:value="0.77894" calcext:value-type="float">
            <text:p>0.77894</text:p>
          </table:table-cell>
          <table:table-cell office:value-type="float" office:value="0.76579" calcext:value-type="float">
            <text:p>0.76579</text:p>
          </table:table-cell>
          <table:table-cell office:value-type="float" office:value="0.80158" calcext:value-type="float">
            <text:p>0.80158</text:p>
          </table:table-cell>
          <table:table-cell table:formula="of:=MAX([.AC4:.AH4])" office:value-type="float" office:value="0.88" calcext:value-type="float">
            <text:p>0.88</text:p>
          </table:table-cell>
          <table:table-cell table:formula="of:=MAX([.AD4:.AH4])" office:value-type="float" office:value="0.80158" calcext:value-type="float">
            <text:p>0.80158</text:p>
          </table:table-cell>
        </table:table-row>
        <table:table-row table:style-name="ro1">
          <table:table-cell office:value-type="string" calcext:value-type="string">
            <text:p>FIX_running</text:p>
          </table:table-cell>
          <table:table-cell office:value-type="float" office:value="0.753" calcext:value-type="float">
            <text:p>0.753</text:p>
          </table:table-cell>
          <table:table-cell office:value-type="float" office:value="0.58093" calcext:value-type="float">
            <text:p>0.58093</text:p>
          </table:table-cell>
          <table:table-cell office:value-type="float" office:value="0.84647" calcext:value-type="float">
            <text:p>0.84647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50417" calcext:value-type="float">
            <text:p>0.50417</text:p>
          </table:table-cell>
          <table:table-cell office:value-type="float" office:value="0.71969" calcext:value-type="float">
            <text:p>0.71969</text:p>
          </table:table-cell>
          <table:table-cell/>
          <table:table-cell office:value-type="float" office:value="0.753" calcext:value-type="float">
            <text:p>0.753</text:p>
          </table:table-cell>
          <table:table-cell table:style-name="ce5" office:value-type="float" office:value="0.84647" calcext:value-type="float">
            <text:p>0.84647</text:p>
          </table:table-cell>
          <table:table-cell table:style-name="ce56" office:value-type="float" office:value="0.84647" calcext:value-type="float">
            <text:p>0.84647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4299" calcext:value-type="float">
            <text:p>0.74299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54535" calcext:value-type="float">
            <text:p>0.54535</text:p>
          </table:table-cell>
          <table:table-cell office:value-type="float" office:value="0.52375" calcext:value-type="float">
            <text:p>0.52375</text:p>
          </table:table-cell>
          <table:table-cell office:value-type="float" office:value="0.55432" calcext:value-type="float">
            <text:p>0.55432</text:p>
          </table:table-cell>
          <table:table-cell table:formula="of:=MAX([.M5:.R5])" office:value-type="float" office:value="0.88608" calcext:value-type="float">
            <text:p>0.88608</text:p>
          </table:table-cell>
          <table:table-cell table:formula="of:=MAX([.N5:.R5])" office:value-type="float" office:value="0.88608" calcext:value-type="float">
            <text:p>0.88608</text:p>
          </table:table-cell>
          <table:table-cell office:value-type="float" office:value="0.814" calcext:value-type="float">
            <text:p>0.814</text:p>
          </table:table-cell>
          <table:table-cell office:value-type="float" office:value="0.75568" calcext:value-type="float">
            <text:p>0.7556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517" calcext:value-type="float">
            <text:p>0.52517</text:p>
          </table:table-cell>
          <table:table-cell office:value-type="float" office:value="0.54579" calcext:value-type="float">
            <text:p>0.54579</text:p>
          </table:table-cell>
          <table:table-cell table:formula="of:=MAX([.U5:.Z5])" office:value-type="float" office:value="0.814" calcext:value-type="float">
            <text:p>0.814</text:p>
          </table:table-cell>
          <table:table-cell table:formula="of:=MAX([.V5:.Z5])" office:value-type="float" office:value="0.75568" calcext:value-type="float">
            <text:p>0.75568</text:p>
          </table:table-cell>
          <table:table-cell office:value-type="float" office:value="0.819" calcext:value-type="float">
            <text:p>0.819</text:p>
          </table:table-cell>
          <table:table-cell office:value-type="float" office:value="0.72817" calcext:value-type="float">
            <text:p>0.72817</text:p>
          </table:table-cell>
          <table:table-cell office:value-type="float" office:value="0.5" calcext:value-type="float">
            <text:p>0.5</text:p>
          </table:table-cell>
          <table:table-cell office:value-type="float" office:value="0.73514" calcext:value-type="float">
            <text:p>0.73514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0.8826" calcext:value-type="float">
            <text:p>0.8826</text:p>
          </table:table-cell>
          <table:table-cell table:formula="of:=MAX([.AC5:.AH5])" office:value-type="float" office:value="0.8826" calcext:value-type="float">
            <text:p>0.8826</text:p>
          </table:table-cell>
          <table:table-cell table:formula="of:=MAX([.AD5:.AH5])" office:value-type="float" office:value="0.8826" calcext:value-type="float">
            <text:p>0.8826</text:p>
          </table:table-cell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0.851" calcext:value-type="float">
            <text:p>0.851</text:p>
          </table:table-cell>
          <table:table-cell office:value-type="float" office:value="0.79998" calcext:value-type="float">
            <text:p>0.79998</text:p>
          </table:table-cell>
          <table:table-cell office:value-type="float" office:value="0.82943" calcext:value-type="float">
            <text:p>0.82943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64229" calcext:value-type="float">
            <text:p>0.64229</text:p>
          </table:table-cell>
          <table:table-cell office:value-type="float" office:value="0.90497" calcext:value-type="float">
            <text:p>0.90497</text:p>
          </table:table-cell>
          <table:table-cell/>
          <table:table-cell office:value-type="float" office:value="0.851" calcext:value-type="float">
            <text:p>0.851</text:p>
          </table:table-cell>
          <table:table-cell table:style-name="ce6" office:value-type="float" office:value="0.90497" calcext:value-type="float">
            <text:p>0.90497</text:p>
          </table:table-cell>
          <table:table-cell table:style-name="ce57" office:value-type="float" office:value="0.90497" calcext:value-type="float">
            <text:p>0.90497</text:p>
          </table:table-cell>
          <table:table-cell/>
          <table:table-cell office:value-type="float" office:value="0.872" calcext:value-type="float">
            <text:p>0.872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86352" calcext:value-type="float">
            <text:p>0.86352</text:p>
          </table:table-cell>
          <table:table-cell office:value-type="float" office:value="0.70856" calcext:value-type="float">
            <text:p>0.70856</text:p>
          </table:table-cell>
          <table:table-cell office:value-type="float" office:value="0.877" calcext:value-type="float">
            <text:p>0.877</text:p>
          </table:table-cell>
          <table:table-cell table:formula="of:=MAX([.M6:.R6])" office:value-type="float" office:value="0.877" calcext:value-type="float">
            <text:p>0.877</text:p>
          </table:table-cell>
          <table:table-cell table:formula="of:=MAX([.N6:.R6])" office:value-type="float" office:value="0.877" calcext:value-type="float">
            <text:p>0.877</text:p>
          </table:table-cell>
          <table:table-cell office:value-type="float" office:value="0.877" calcext:value-type="float">
            <text:p>0.877</text:p>
          </table:table-cell>
          <table:table-cell office:value-type="float" office:value="0.81184" calcext:value-type="float">
            <text:p>0.8118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662" calcext:value-type="float">
            <text:p>0.76662</text:p>
          </table:table-cell>
          <table:table-cell office:value-type="float" office:value="0.87099" calcext:value-type="float">
            <text:p>0.87099</text:p>
          </table:table-cell>
          <table:table-cell table:formula="of:=MAX([.U6:.Z6])" office:value-type="float" office:value="0.877" calcext:value-type="float">
            <text:p>0.877</text:p>
          </table:table-cell>
          <table:table-cell table:formula="of:=MAX([.V6:.Z6])" office:value-type="float" office:value="0.87099" calcext:value-type="float">
            <text:p>0.87099</text:p>
          </table:table-cell>
          <table:table-cell office:value-type="float" office:value="0.868" calcext:value-type="float">
            <text:p>0.868</text:p>
          </table:table-cell>
          <table:table-cell office:value-type="float" office:value="0.78398" calcext:value-type="float">
            <text:p>0.78398</text:p>
          </table:table-cell>
          <table:table-cell office:value-type="float" office:value="0.5" calcext:value-type="float">
            <text:p>0.5</text:p>
          </table:table-cell>
          <table:table-cell office:value-type="float" office:value="0.83941" calcext:value-type="float">
            <text:p>0.83941</text:p>
          </table:table-cell>
          <table:table-cell office:value-type="float" office:value="0.84233" calcext:value-type="float">
            <text:p>0.84233</text:p>
          </table:table-cell>
          <table:table-cell office:value-type="float" office:value="0.88744" calcext:value-type="float">
            <text:p>0.88744</text:p>
          </table:table-cell>
          <table:table-cell table:formula="of:=MAX([.AC6:.AH6])" office:value-type="float" office:value="0.88744" calcext:value-type="float">
            <text:p>0.88744</text:p>
          </table:table-cell>
          <table:table-cell table:formula="of:=MAX([.AD6:.AH6])" office:value-type="float" office:value="0.88744" calcext:value-type="float">
            <text:p>0.88744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float" office:value="0.892" calcext:value-type="float">
            <text:p>0.892</text:p>
          </table:table-cell>
          <table:table-cell office:value-type="float" office:value="0.87167" calcext:value-type="float">
            <text:p>0.87167</text:p>
          </table:table-cell>
          <table:table-cell office:value-type="float" office:value="0.75709" calcext:value-type="float">
            <text:p>0.75709</text:p>
          </table:table-cell>
          <table:table-cell office:value-type="float" office:value="0.84794" calcext:value-type="float">
            <text:p>0.84794</text:p>
          </table:table-cell>
          <table:table-cell office:value-type="float" office:value="0.83965" calcext:value-type="float">
            <text:p>0.83965</text:p>
          </table:table-cell>
          <table:table-cell office:value-type="float" office:value="0.70081" calcext:value-type="float">
            <text:p>0.70081</text:p>
          </table:table-cell>
          <table:table-cell/>
          <table:table-cell office:value-type="float" office:value="0.892" calcext:value-type="float">
            <text:p>0.892</text:p>
          </table:table-cell>
          <table:table-cell table:style-name="ce7" office:value-type="float" office:value="0.892" calcext:value-type="float">
            <text:p>0.892</text:p>
          </table:table-cell>
          <table:table-cell table:style-name="ce58" office:value-type="float" office:value="0.87167" calcext:value-type="float">
            <text:p>0.87167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53516" calcext:value-type="float">
            <text:p>0.53516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0.81881" calcext:value-type="float">
            <text:p>0.81881</text:p>
          </table:table-cell>
          <table:table-cell office:value-type="float" office:value="0.74706" calcext:value-type="float">
            <text:p>0.74706</text:p>
          </table:table-cell>
          <table:table-cell table:formula="of:=MAX([.M7:.R7])" office:value-type="float" office:value="0.895" calcext:value-type="float">
            <text:p>0.895</text:p>
          </table:table-cell>
          <table:table-cell table:formula="of:=MAX([.N7:.R7])" office:value-type="float" office:value="0.8637" calcext:value-type="float">
            <text:p>0.86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015" calcext:value-type="float">
            <text:p>0.870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1355" calcext:value-type="float">
            <text:p>0.81355</text:p>
          </table:table-cell>
          <table:table-cell office:value-type="float" office:value="0.78963" calcext:value-type="float">
            <text:p>0.78963</text:p>
          </table:table-cell>
          <table:table-cell table:formula="of:=MAX([.U7:.Z7])" office:value-type="float" office:value="0.896" calcext:value-type="float">
            <text:p>0.896</text:p>
          </table:table-cell>
          <table:table-cell table:formula="of:=MAX([.V7:.Z7])" office:value-type="float" office:value="0.87015" calcext:value-type="float">
            <text:p>0.8701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238" calcext:value-type="float">
            <text:p>0.89238</text:p>
          </table:table-cell>
          <table:table-cell office:value-type="float" office:value="0.5" calcext:value-type="float">
            <text:p>0.5</text:p>
          </table:table-cell>
          <table:table-cell office:value-type="float" office:value="0.85091" calcext:value-type="float">
            <text:p>0.85091</text:p>
          </table:table-cell>
          <table:table-cell office:value-type="float" office:value="0.85103" calcext:value-type="float">
            <text:p>0.85103</text:p>
          </table:table-cell>
          <table:table-cell office:value-type="float" office:value="0.79296" calcext:value-type="float">
            <text:p>0.79296</text:p>
          </table:table-cell>
          <table:table-cell table:formula="of:=MAX([.AC7:.AH7])" office:value-type="float" office:value="0.897" calcext:value-type="float">
            <text:p>0.897</text:p>
          </table:table-cell>
          <table:table-cell table:formula="of:=MAX([.AD7:.AH7])" office:value-type="float" office:value="0.89238" calcext:value-type="float">
            <text:p>0.89238</text:p>
          </table:table-cell>
        </table:table-row>
        <table:table-row table:style-name="ro1">
          <table:table-cell office:value-type="string" calcext:value-type="string">
            <text:p>LAB_WORK</text:p>
          </table:table-cell>
          <table:table-cell office:value-type="float" office:value="0.798" calcext:value-type="float">
            <text:p>0.798</text:p>
          </table:table-cell>
          <table:table-cell office:value-type="float" office:value="0.91093" calcext:value-type="float">
            <text:p>0.91093</text:p>
          </table:table-cell>
          <table:table-cell office:value-type="float" office:value="0.81976" calcext:value-type="float">
            <text:p>0.81976</text:p>
          </table:table-cell>
          <table:table-cell office:value-type="float" office:value="0.50404" calcext:value-type="float">
            <text:p>0.50404</text:p>
          </table:table-cell>
          <table:table-cell office:value-type="float" office:value="0.88485" calcext:value-type="float">
            <text:p>0.88485</text:p>
          </table:table-cell>
          <table:table-cell office:value-type="float" office:value="0.51646" calcext:value-type="float">
            <text:p>0.51646</text:p>
          </table:table-cell>
          <table:table-cell/>
          <table:table-cell office:value-type="float" office:value="0.798" calcext:value-type="float">
            <text:p>0.798</text:p>
          </table:table-cell>
          <table:table-cell table:style-name="ce8" office:value-type="float" office:value="0.91093" calcext:value-type="float">
            <text:p>0.91093</text:p>
          </table:table-cell>
          <table:table-cell table:style-name="ce59" office:value-type="float" office:value="0.91093" calcext:value-type="float">
            <text:p>0.91093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48476" calcext:value-type="float">
            <text:p>0.48476</text:p>
          </table:table-cell>
          <table:table-cell office:value-type="float" office:value="0.57686" calcext:value-type="float">
            <text:p>0.57686</text:p>
          </table:table-cell>
          <table:table-cell office:value-type="float" office:value="0.89753" calcext:value-type="float">
            <text:p>0.89753</text:p>
          </table:table-cell>
          <table:table-cell office:value-type="float" office:value="0.42899" calcext:value-type="float">
            <text:p>0.42899</text:p>
          </table:table-cell>
          <table:table-cell table:formula="of:=MAX([.M8:.R8])" office:value-type="float" office:value="0.90835" calcext:value-type="float">
            <text:p>0.90835</text:p>
          </table:table-cell>
          <table:table-cell table:formula="of:=MAX([.N8:.R8])" office:value-type="float" office:value="0.90835" calcext:value-type="float">
            <text:p>0.90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291" calcext:value-type="float">
            <text:p>0.82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8907" calcext:value-type="float">
            <text:p>0.88907</text:p>
          </table:table-cell>
          <table:table-cell office:value-type="float" office:value="0.4354" calcext:value-type="float">
            <text:p>0.4354</text:p>
          </table:table-cell>
          <table:table-cell table:formula="of:=MAX([.U8:.Z8])" office:value-type="float" office:value="0.88907" calcext:value-type="float">
            <text:p>0.88907</text:p>
          </table:table-cell>
          <table:table-cell table:formula="of:=MAX([.V8:.Z8])" office:value-type="float" office:value="0.88907" calcext:value-type="float">
            <text:p>0.88907</text:p>
          </table:table-cell>
          <table:table-cell office:value-type="float" office:value="0.842" calcext:value-type="float">
            <text:p>0.842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5" calcext:value-type="float">
            <text:p>0.5</text:p>
          </table:table-cell>
          <table:table-cell office:value-type="float" office:value="0.85121" calcext:value-type="float">
            <text:p>0.85121</text:p>
          </table:table-cell>
          <table:table-cell office:value-type="float" office:value="0.88101" calcext:value-type="float">
            <text:p>0.88101</text:p>
          </table:table-cell>
          <table:table-cell office:value-type="float" office:value="0.44048" calcext:value-type="float">
            <text:p>0.44048</text:p>
          </table:table-cell>
          <table:table-cell table:formula="of:=MAX([.AC8:.AH8])" office:value-type="float" office:value="0.8923" calcext:value-type="float">
            <text:p>0.8923</text:p>
          </table:table-cell>
          <table:table-cell table:formula="of:=MAX([.AD8:.AH8])" office:value-type="float" office:value="0.8923" calcext:value-type="float">
            <text:p>0.8923</text:p>
          </table:table-cell>
        </table:table-row>
        <table:table-row table:style-name="ro1">
          <table:table-cell office:value-type="string" calcext:value-type="string">
            <text:p>IN_CLASS</text:p>
          </table:table-cell>
          <table:table-cell office:value-type="float" office:value="0.793" calcext:value-type="float">
            <text:p>0.793</text:p>
          </table:table-cell>
          <table:table-cell office:value-type="float" office:value="0.84746" calcext:value-type="float">
            <text:p>0.84746</text:p>
          </table:table-cell>
          <table:table-cell office:value-type="float" office:value="0.78734" calcext:value-type="float">
            <text:p>0.78734</text:p>
          </table:table-cell>
          <table:table-cell office:value-type="float" office:value="0.85244" calcext:value-type="float">
            <text:p>0.85244</text:p>
          </table:table-cell>
          <table:table-cell office:value-type="float" office:value="0.75797" calcext:value-type="float">
            <text:p>0.75797</text:p>
          </table:table-cell>
          <table:table-cell office:value-type="float" office:value="0.43493" calcext:value-type="float">
            <text:p>0.43493</text:p>
          </table:table-cell>
          <table:table-cell/>
          <table:table-cell office:value-type="float" office:value="0.793" calcext:value-type="float">
            <text:p>0.793</text:p>
          </table:table-cell>
          <table:table-cell table:style-name="ce9" office:value-type="float" office:value="0.85244" calcext:value-type="float">
            <text:p>0.85244</text:p>
          </table:table-cell>
          <table:table-cell table:style-name="ce60" office:value-type="float" office:value="0.85244" calcext:value-type="float">
            <text:p>0.8524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78382" calcext:value-type="float">
            <text:p>0.78382</text:p>
          </table:table-cell>
          <table:table-cell office:value-type="float" office:value="0.78549" calcext:value-type="float">
            <text:p>0.78549</text:p>
          </table:table-cell>
          <table:table-cell office:value-type="float" office:value="0.50669" calcext:value-type="float">
            <text:p>0.50669</text:p>
          </table:table-cell>
          <table:table-cell office:value-type="float" office:value="0.69892" calcext:value-type="float">
            <text:p>0.69892</text:p>
          </table:table-cell>
          <table:table-cell office:value-type="float" office:value="0.81984" calcext:value-type="float">
            <text:p>0.81984</text:p>
          </table:table-cell>
          <table:table-cell table:formula="of:=MAX([.M9:.R9])" office:value-type="float" office:value="0.81984" calcext:value-type="float">
            <text:p>0.81984</text:p>
          </table:table-cell>
          <table:table-cell table:formula="of:=MAX([.N9:.R9])" office:value-type="float" office:value="0.81984" calcext:value-type="float">
            <text:p>0.81984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906" calcext:value-type="float">
            <text:p>0.759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3962" calcext:value-type="float">
            <text:p>0.73962</text:p>
          </table:table-cell>
          <table:table-cell office:value-type="float" office:value="0.59393" calcext:value-type="float">
            <text:p>0.59393</text:p>
          </table:table-cell>
          <table:table-cell table:formula="of:=MAX([.U9:.Z9])" office:value-type="float" office:value="0.766" calcext:value-type="float">
            <text:p>0.766</text:p>
          </table:table-cell>
          <table:table-cell table:formula="of:=MAX([.V9:.Z9])" office:value-type="float" office:value="0.75906" calcext:value-type="float">
            <text:p>0.75906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243" calcext:value-type="float">
            <text:p>0.80243</text:p>
          </table:table-cell>
          <table:table-cell office:value-type="float" office:value="0.5" calcext:value-type="float">
            <text:p>0.5</text:p>
          </table:table-cell>
          <table:table-cell office:value-type="float" office:value="0.83265" calcext:value-type="float">
            <text:p>0.83265</text:p>
          </table:table-cell>
          <table:table-cell office:value-type="float" office:value="0.80859" calcext:value-type="float">
            <text:p>0.80859</text:p>
          </table:table-cell>
          <table:table-cell office:value-type="float" office:value="0.80076" calcext:value-type="float">
            <text:p>0.80076</text:p>
          </table:table-cell>
          <table:table-cell table:formula="of:=MAX([.AC9:.AH9])" office:value-type="float" office:value="0.83265" calcext:value-type="float">
            <text:p>0.83265</text:p>
          </table:table-cell>
          <table:table-cell table:formula="of:=MAX([.AD9:.AH9])" office:value-type="float" office:value="0.83265" calcext:value-type="float">
            <text:p>0.83265</text:p>
          </table:table-cell>
        </table:table-row>
        <table:table-row table:style-name="ro1">
          <table:table-cell office:value-type="string" calcext:value-type="string">
            <text:p>IN_A_MEETING</text:p>
          </table:table-cell>
          <table:table-cell office:value-type="float" office:value="0.81" calcext:value-type="float">
            <text:p>0.81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79974" calcext:value-type="float">
            <text:p>0.79974</text:p>
          </table:table-cell>
          <table:table-cell office:value-type="float" office:value="0.70181" calcext:value-type="float">
            <text:p>0.70181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59054" calcext:value-type="float">
            <text:p>0.59054</text:p>
          </table:table-cell>
          <table:table-cell/>
          <table:table-cell office:value-type="float" office:value="0.81" calcext:value-type="float">
            <text:p>0.81</text:p>
          </table:table-cell>
          <table:table-cell table:style-name="ce10" office:value-type="float" office:value="0.81" calcext:value-type="float">
            <text:p>0.81</text:p>
          </table:table-cell>
          <table:table-cell table:style-name="ce61" office:value-type="float" office:value="0.80928" calcext:value-type="float">
            <text:p>0.80928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6218" calcext:value-type="float">
            <text:p>0.76218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0.74428" calcext:value-type="float">
            <text:p>0.74428</text:p>
          </table:table-cell>
          <table:table-cell office:value-type="float" office:value="0.69329" calcext:value-type="float">
            <text:p>0.69329</text:p>
          </table:table-cell>
          <table:table-cell office:value-type="float" office:value="0.53787" calcext:value-type="float">
            <text:p>0.53787</text:p>
          </table:table-cell>
          <table:table-cell table:formula="of:=MAX([.M10:.R10])" office:value-type="float" office:value="0.814" calcext:value-type="float">
            <text:p>0.814</text:p>
          </table:table-cell>
          <table:table-cell table:formula="of:=MAX([.N10:.R10])" office:value-type="float" office:value="0.76218" calcext:value-type="float">
            <text:p>0.76218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95" calcext:value-type="float">
            <text:p>0.779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703" calcext:value-type="float">
            <text:p>0.74703</text:p>
          </table:table-cell>
          <table:table-cell office:value-type="float" office:value="0.57046" calcext:value-type="float">
            <text:p>0.57046</text:p>
          </table:table-cell>
          <table:table-cell table:formula="of:=MAX([.U10:.Z10])" office:value-type="float" office:value="0.814" calcext:value-type="float">
            <text:p>0.814</text:p>
          </table:table-cell>
          <table:table-cell table:formula="of:=MAX([.V10:.Z10])" office:value-type="float" office:value="0.7795" calcext:value-type="float">
            <text:p>0.779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5" calcext:value-type="float">
            <text:p>0.5</text:p>
          </table:table-cell>
          <table:table-cell office:value-type="float" office:value="0.67257" calcext:value-type="float">
            <text:p>0.67257</text:p>
          </table:table-cell>
          <table:table-cell office:value-type="float" office:value="0.74042" calcext:value-type="float">
            <text:p>0.74042</text:p>
          </table:table-cell>
          <table:table-cell office:value-type="float" office:value="0.56649" calcext:value-type="float">
            <text:p>0.56649</text:p>
          </table:table-cell>
          <table:table-cell table:formula="of:=MAX([.AC10:.AH10])" office:value-type="float" office:value="0.781" calcext:value-type="float">
            <text:p>0.781</text:p>
          </table:table-cell>
          <table:table-cell table:formula="of:=MAX([.AD10:.AH10])" office:value-type="float" office:value="0.7597" calcext:value-type="float">
            <text:p>0.7597</text:p>
          </table:table-cell>
        </table:table-row>
        <table:table-row table:style-name="ro1">
          <table:table-cell office:value-type="string" calcext:value-type="string">
            <text:p>LOC_main_workplace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06" calcext:value-type="float">
            <text:p>0.83806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70948" calcext:value-type="float">
            <text:p>0.70948</text:p>
          </table:table-cell>
          <table:table-cell office:value-type="float" office:value="0.75559" calcext:value-type="float">
            <text:p>0.75559</text:p>
          </table:table-cell>
          <table:table-cell office:value-type="float" office:value="0.67468" calcext:value-type="float">
            <text:p>0.67468</text:p>
          </table:table-cell>
          <table:table-cell/>
          <table:table-cell office:value-type="float" office:value="0.835" calcext:value-type="float">
            <text:p>0.835</text:p>
          </table:table-cell>
          <table:table-cell table:style-name="ce11" office:value-type="float" office:value="0.83806" calcext:value-type="float">
            <text:p>0.83806</text:p>
          </table:table-cell>
          <table:table-cell table:style-name="ce62" office:value-type="float" office:value="0.83806" calcext:value-type="float">
            <text:p>0.83806</text:p>
          </table:table-cell>
          <table:table-cell/>
          <table:table-cell office:value-type="float" office:value="0.842" calcext:value-type="float">
            <text:p>0.842</text:p>
          </table:table-cell>
          <table:table-cell office:value-type="float" office:value="0.82613" calcext:value-type="float">
            <text:p>0.82613</text:p>
          </table:table-cell>
          <table:table-cell office:value-type="float" office:value="0.48946" calcext:value-type="float">
            <text:p>0.48946</text:p>
          </table:table-cell>
          <table:table-cell office:value-type="float" office:value="0.50311" calcext:value-type="float">
            <text:p>0.50311</text:p>
          </table:table-cell>
          <table:table-cell office:value-type="float" office:value="0.78123" calcext:value-type="float">
            <text:p>0.78123</text:p>
          </table:table-cell>
          <table:table-cell office:value-type="float" office:value="0.63704" calcext:value-type="float">
            <text:p>0.63704</text:p>
          </table:table-cell>
          <table:table-cell table:formula="of:=MAX([.M11:.R11])" office:value-type="float" office:value="0.842" calcext:value-type="float">
            <text:p>0.842</text:p>
          </table:table-cell>
          <table:table-cell table:formula="of:=MAX([.N11:.R11])" office:value-type="float" office:value="0.82613" calcext:value-type="float">
            <text:p>0.8261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201" calcext:value-type="float">
            <text:p>0.832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8198" calcext:value-type="float">
            <text:p>0.78198</text:p>
          </table:table-cell>
          <table:table-cell office:value-type="float" office:value="0.6355" calcext:value-type="float">
            <text:p>0.6355</text:p>
          </table:table-cell>
          <table:table-cell table:formula="of:=MAX([.U11:.Z11])" office:value-type="float" office:value="0.852" calcext:value-type="float">
            <text:p>0.852</text:p>
          </table:table-cell>
          <table:table-cell table:formula="of:=MAX([.V11:.Z11])" office:value-type="float" office:value="0.83201" calcext:value-type="float">
            <text:p>0.8320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0206" calcext:value-type="float">
            <text:p>0.80206</text:p>
          </table:table-cell>
          <table:table-cell office:value-type="float" office:value="0.5" calcext:value-type="float">
            <text:p>0.5</text:p>
          </table:table-cell>
          <table:table-cell office:value-type="float" office:value="0.72577" calcext:value-type="float">
            <text:p>0.72577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0.68766" calcext:value-type="float">
            <text:p>0.68766</text:p>
          </table:table-cell>
          <table:table-cell table:formula="of:=MAX([.AC11:.AH11])" office:value-type="float" office:value="0.847" calcext:value-type="float">
            <text:p>0.847</text:p>
          </table:table-cell>
          <table:table-cell table:formula="of:=MAX([.AD11:.AH11])" office:value-type="float" office:value="0.80512" calcext:value-type="float">
            <text:p>0.80512</text:p>
          </table:table-cell>
        </table:table-row>
        <table:table-row table:style-name="ro1">
          <table:table-cell office:value-type="string" calcext:value-type="string">
            <text:p>OR_indoors</text:p>
          </table:table-cell>
          <table:table-cell office:value-type="float" office:value="0.879" calcext:value-type="float">
            <text:p>0.879</text:p>
          </table:table-cell>
          <table:table-cell office:value-type="float" office:value="0.76171" calcext:value-type="float">
            <text:p>0.76171</text:p>
          </table:table-cell>
          <table:table-cell office:value-type="float" office:value="0.62465" calcext:value-type="float">
            <text:p>0.62465</text:p>
          </table:table-cell>
          <table:table-cell office:value-type="float" office:value="0.71409" calcext:value-type="float">
            <text:p>0.71409</text:p>
          </table:table-cell>
          <table:table-cell office:value-type="float" office:value="0.65209" calcext:value-type="float">
            <text:p>0.65209</text:p>
          </table:table-cell>
          <table:table-cell office:value-type="float" office:value="0.60768" calcext:value-type="float">
            <text:p>0.60768</text:p>
          </table:table-cell>
          <table:table-cell/>
          <table:table-cell office:value-type="float" office:value="0.879" calcext:value-type="float">
            <text:p>0.879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63" office:value-type="float" office:value="0.76171" calcext:value-type="float">
            <text:p>0.76171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2184" calcext:value-type="float">
            <text:p>0.52184</text:p>
          </table:table-cell>
          <table:table-cell office:value-type="float" office:value="0.50648" calcext:value-type="float">
            <text:p>0.50648</text:p>
          </table:table-cell>
          <table:table-cell office:value-type="float" office:value="0.65766" calcext:value-type="float">
            <text:p>0.65766</text:p>
          </table:table-cell>
          <table:table-cell office:value-type="float" office:value="0.59949" calcext:value-type="float">
            <text:p>0.59949</text:p>
          </table:table-cell>
          <table:table-cell table:formula="of:=MAX([.M12:.R12])" office:value-type="float" office:value="0.888" calcext:value-type="float">
            <text:p>0.888</text:p>
          </table:table-cell>
          <table:table-cell table:formula="of:=MAX([.N12:.R12])" office:value-type="float" office:value="0.72381" calcext:value-type="float">
            <text:p>0.723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71379" calcext:value-type="float">
            <text:p>0.7137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12" calcext:value-type="float">
            <text:p>0.64712</text:p>
          </table:table-cell>
          <table:table-cell office:value-type="float" office:value="0.64014" calcext:value-type="float">
            <text:p>0.64014</text:p>
          </table:table-cell>
          <table:table-cell table:formula="of:=MAX([.U12:.Z12])" office:value-type="float" office:value="0.884" calcext:value-type="float">
            <text:p>0.884</text:p>
          </table:table-cell>
          <table:table-cell table:formula="of:=MAX([.V12:.Z12])" office:value-type="float" office:value="0.71379" calcext:value-type="float">
            <text:p>0.71379</text:p>
          </table:table-cell>
          <table:table-cell office:value-type="float" office:value="0.891" calcext:value-type="float">
            <text:p>0.891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5" calcext:value-type="float">
            <text:p>0.5</text:p>
          </table:table-cell>
          <table:table-cell office:value-type="float" office:value="0.697" calcext:value-type="float">
            <text:p>0.697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66498" calcext:value-type="float">
            <text:p>0.66498</text:p>
          </table:table-cell>
          <table:table-cell table:formula="of:=MAX([.AC12:.AH12])" office:value-type="float" office:value="0.891" calcext:value-type="float">
            <text:p>0.891</text:p>
          </table:table-cell>
          <table:table-cell table:formula="of:=MAX([.AD12:.AH12])"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OR_outside</text:p>
          </table:table-cell>
          <table:table-cell office:value-type="float" office:value="0.869" calcext:value-type="float">
            <text:p>0.869</text:p>
          </table:table-cell>
          <table:table-cell office:value-type="float" office:value="0.76963" calcext:value-type="float">
            <text:p>0.76963</text:p>
          </table:table-cell>
          <table:table-cell office:value-type="float" office:value="0.73847" calcext:value-type="float">
            <text:p>0.73847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74596" calcext:value-type="float">
            <text:p>0.74596</text:p>
          </table:table-cell>
          <table:table-cell office:value-type="float" office:value="0.58988" calcext:value-type="float">
            <text:p>0.58988</text:p>
          </table:table-cell>
          <table:table-cell/>
          <table:table-cell office:value-type="float" office:value="0.869" calcext:value-type="float">
            <text:p>0.869</text:p>
          </table:table-cell>
          <table:table-cell table:style-name="ce13" office:value-type="float" office:value="0.869" calcext:value-type="float">
            <text:p>0.869</text:p>
          </table:table-cell>
          <table:table-cell table:style-name="ce64" office:value-type="float" office:value="0.76963" calcext:value-type="float">
            <text:p>0.76963</text:p>
          </table:table-cell>
          <table:table-cell/>
          <table:table-cell office:value-type="float" office:value="0.876" calcext:value-type="float">
            <text:p>0.876</text:p>
          </table:table-cell>
          <table:table-cell office:value-type="float" office:value="0.75054" calcext:value-type="float">
            <text:p>0.75054</text:p>
          </table:table-cell>
          <table:table-cell office:value-type="float" office:value="0.58566" calcext:value-type="float">
            <text:p>0.58566</text:p>
          </table:table-cell>
          <table:table-cell office:value-type="float" office:value="0.56264" calcext:value-type="float">
            <text:p>0.56264</text:p>
          </table:table-cell>
          <table:table-cell office:value-type="float" office:value="0.77088" calcext:value-type="float">
            <text:p>0.77088</text:p>
          </table:table-cell>
          <table:table-cell office:value-type="float" office:value="0.76082" calcext:value-type="float">
            <text:p>0.76082</text:p>
          </table:table-cell>
          <table:table-cell table:formula="of:=MAX([.M13:.R13])" office:value-type="float" office:value="0.876" calcext:value-type="float">
            <text:p>0.876</text:p>
          </table:table-cell>
          <table:table-cell table:formula="of:=MAX([.N13:.R13])" office:value-type="float" office:value="0.77088" calcext:value-type="float">
            <text:p>0.77088</text:p>
          </table:table-cell>
          <table:table-cell office:value-type="float" office:value="0.881" calcext:value-type="float">
            <text:p>0.881</text:p>
          </table:table-cell>
          <table:table-cell office:value-type="float" office:value="0.76049" calcext:value-type="float">
            <text:p>0.760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186" calcext:value-type="float">
            <text:p>0.76186</text:p>
          </table:table-cell>
          <table:table-cell office:value-type="float" office:value="0.73088" calcext:value-type="float">
            <text:p>0.73088</text:p>
          </table:table-cell>
          <table:table-cell table:formula="of:=MAX([.U13:.Z13])" office:value-type="float" office:value="0.881" calcext:value-type="float">
            <text:p>0.881</text:p>
          </table:table-cell>
          <table:table-cell table:formula="of:=MAX([.V13:.Z13])" office:value-type="float" office:value="0.76186" calcext:value-type="float">
            <text:p>0.76186</text:p>
          </table:table-cell>
          <table:table-cell office:value-type="float" office:value="0.885" calcext:value-type="float">
            <text:p>0.885</text:p>
          </table:table-cell>
          <table:table-cell office:value-type="float" office:value="0.79806" calcext:value-type="float">
            <text:p>0.79806</text:p>
          </table:table-cell>
          <table:table-cell office:value-type="float" office:value="0.5" calcext:value-type="float">
            <text:p>0.5</text:p>
          </table:table-cell>
          <table:table-cell office:value-type="float" office:value="0.75986" calcext:value-type="float">
            <text:p>0.75986</text:p>
          </table:table-cell>
          <table:table-cell office:value-type="float" office:value="0.76642" calcext:value-type="float">
            <text:p>0.76642</text:p>
          </table:table-cell>
          <table:table-cell office:value-type="float" office:value="0.82342" calcext:value-type="float">
            <text:p>0.82342</text:p>
          </table:table-cell>
          <table:table-cell table:formula="of:=MAX([.AC13:.AH13])" office:value-type="float" office:value="0.885" calcext:value-type="float">
            <text:p>0.885</text:p>
          </table:table-cell>
          <table:table-cell table:formula="of:=MAX([.AD13:.AH13])" office:value-type="float" office:value="0.82342" calcext:value-type="float">
            <text:p>0.82342</text:p>
          </table:table-cell>
        </table:table-row>
        <table:table-row table:style-name="ro1">
          <table:table-cell office:value-type="string" calcext:value-type="string">
            <text:p>IN_A_CAR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882" calcext:value-type="float">
            <text:p>0.87882</text:p>
          </table:table-cell>
          <table:table-cell office:value-type="float" office:value="0.85531" calcext:value-type="float">
            <text:p>0.85531</text:p>
          </table:table-cell>
          <table:table-cell office:value-type="float" office:value="0.78787" calcext:value-type="float">
            <text:p>0.78787</text:p>
          </table:table-cell>
          <table:table-cell office:value-type="float" office:value="0.74554" calcext:value-type="float">
            <text:p>0.74554</text:p>
          </table:table-cell>
          <table:table-cell office:value-type="float" office:value="0.86401" calcext:value-type="float">
            <text:p>0.86401</text:p>
          </table:table-cell>
          <table:table-cell/>
          <table:table-cell office:value-type="float" office:value="0.867" calcext:value-type="float">
            <text:p>0.867</text:p>
          </table:table-cell>
          <table:table-cell table:style-name="ce14" office:value-type="float" office:value="0.87882" calcext:value-type="float">
            <text:p>0.87882</text:p>
          </table:table-cell>
          <table:table-cell table:style-name="ce65" office:value-type="float" office:value="0.87882" calcext:value-type="float">
            <text:p>0.87882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87357" calcext:value-type="float">
            <text:p>0.87357</text:p>
          </table:table-cell>
          <table:table-cell office:value-type="float" office:value="0.79936" calcext:value-type="float">
            <text:p>0.79936</text:p>
          </table:table-cell>
          <table:table-cell office:value-type="float" office:value="0.63282" calcext:value-type="float">
            <text:p>0.63282</text:p>
          </table:table-cell>
          <table:table-cell office:value-type="float" office:value="0.69481" calcext:value-type="float">
            <text:p>0.69481</text:p>
          </table:table-cell>
          <table:table-cell office:value-type="float" office:value="0.80098" calcext:value-type="float">
            <text:p>0.80098</text:p>
          </table:table-cell>
          <table:table-cell table:formula="of:=MAX([.M14:.R14])" office:value-type="float" office:value="0.87357" calcext:value-type="float">
            <text:p>0.87357</text:p>
          </table:table-cell>
          <table:table-cell table:formula="of:=MAX([.N14:.R14])" office:value-type="float" office:value="0.87357" calcext:value-type="float">
            <text:p>0.8735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974" calcext:value-type="float">
            <text:p>0.8697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698" calcext:value-type="float">
            <text:p>0.68698</text:p>
          </table:table-cell>
          <table:table-cell office:value-type="float" office:value="0.78982" calcext:value-type="float">
            <text:p>0.78982</text:p>
          </table:table-cell>
          <table:table-cell table:formula="of:=MAX([.U14:.Z14])" office:value-type="float" office:value="0.86974" calcext:value-type="float">
            <text:p>0.86974</text:p>
          </table:table-cell>
          <table:table-cell table:formula="of:=MAX([.V14:.Z14])" office:value-type="float" office:value="0.86974" calcext:value-type="float">
            <text:p>0.8697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765" calcext:value-type="float">
            <text:p>0.87765</text:p>
          </table:table-cell>
          <table:table-cell office:value-type="float" office:value="0.5" calcext:value-type="float">
            <text:p>0.5</text:p>
          </table:table-cell>
          <table:table-cell office:value-type="float" office:value="0.796" calcext:value-type="float">
            <text:p>0.796</text:p>
          </table:table-cell>
          <table:table-cell office:value-type="float" office:value="0.69594" calcext:value-type="float">
            <text:p>0.69594</text:p>
          </table:table-cell>
          <table:table-cell office:value-type="float" office:value="0.86546" calcext:value-type="float">
            <text:p>0.86546</text:p>
          </table:table-cell>
          <table:table-cell table:formula="of:=MAX([.AC14:.AH14])" office:value-type="float" office:value="0.87765" calcext:value-type="float">
            <text:p>0.87765</text:p>
          </table:table-cell>
          <table:table-cell table:formula="of:=MAX([.AD14:.AH14])" office:value-type="float" office:value="0.87765" calcext:value-type="float">
            <text:p>0.87765</text:p>
          </table:table-cell>
        </table:table-row>
        <table:table-row table:style-name="ro1">
          <table:table-cell office:value-type="string" calcext:value-type="string">
            <text:p>ON_A_BUS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151" calcext:value-type="float">
            <text:p>0.79151</text:p>
          </table:table-cell>
          <table:table-cell office:value-type="float" office:value="0.68297" calcext:value-type="float">
            <text:p>0.682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383" calcext:value-type="float">
            <text:p>0.84383</text:p>
          </table:table-cell>
          <table:table-cell office:value-type="float" office:value="0.79709" calcext:value-type="float">
            <text:p>0.79709</text:p>
          </table:table-cell>
          <table:table-cell/>
          <table:table-cell office:value-type="float" office:value="0.835" calcext:value-type="float">
            <text:p>0.835</text:p>
          </table:table-cell>
          <table:table-cell table:style-name="ce15" office:value-type="float" office:value="0.84383" calcext:value-type="float">
            <text:p>0.84383</text:p>
          </table:table-cell>
          <table:table-cell table:style-name="ce66" office:value-type="float" office:value="0.84383" calcext:value-type="float">
            <text:p>0.84383</text:p>
          </table:table-cell>
          <table:table-cell/>
          <table:table-cell office:value-type="float" office:value="0.866" calcext:value-type="float">
            <text:p>0.866</text:p>
          </table:table-cell>
          <table:table-cell office:value-type="float" office:value="0.80717" calcext:value-type="float">
            <text:p>0.80717</text:p>
          </table:table-cell>
          <table:table-cell office:value-type="float" office:value="0.71967" calcext:value-type="float">
            <text:p>0.71967</text:p>
          </table:table-cell>
          <table:table-cell office:value-type="float" office:value="0.70014" calcext:value-type="float">
            <text:p>0.70014</text:p>
          </table:table-cell>
          <table:table-cell office:value-type="float" office:value="0.85026" calcext:value-type="float">
            <text:p>0.85026</text:p>
          </table:table-cell>
          <table:table-cell office:value-type="float" office:value="0.79325" calcext:value-type="float">
            <text:p>0.79325</text:p>
          </table:table-cell>
          <table:table-cell table:formula="of:=MAX([.M15:.R15])" office:value-type="float" office:value="0.866" calcext:value-type="float">
            <text:p>0.866</text:p>
          </table:table-cell>
          <table:table-cell table:formula="of:=MAX([.N15:.R15])" office:value-type="float" office:value="0.85026" calcext:value-type="float">
            <text:p>0.8502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092" calcext:value-type="float">
            <text:p>0.80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432" calcext:value-type="float">
            <text:p>0.83432</text:p>
          </table:table-cell>
          <table:table-cell office:value-type="float" office:value="0.65926" calcext:value-type="float">
            <text:p>0.65926</text:p>
          </table:table-cell>
          <table:table-cell table:formula="of:=MAX([.U15:.Z15])" office:value-type="float" office:value="0.865" calcext:value-type="float">
            <text:p>0.865</text:p>
          </table:table-cell>
          <table:table-cell table:formula="of:=MAX([.V15:.Z15])" office:value-type="float" office:value="0.83432" calcext:value-type="float">
            <text:p>0.8343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019" calcext:value-type="float">
            <text:p>0.86019</text:p>
          </table:table-cell>
          <table:table-cell office:value-type="float" office:value="0.5" calcext:value-type="float">
            <text:p>0.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5866" calcext:value-type="float">
            <text:p>0.85866</text:p>
          </table:table-cell>
          <table:table-cell office:value-type="float" office:value="0.83395" calcext:value-type="float">
            <text:p>0.83395</text:p>
          </table:table-cell>
          <table:table-cell table:formula="of:=MAX([.AC15:.AH15])" office:value-type="float" office:value="0.86019" calcext:value-type="float">
            <text:p>0.86019</text:p>
          </table:table-cell>
          <table:table-cell table:formula="of:=MAX([.AD15:.AH15])" office:value-type="float" office:value="0.86019" calcext:value-type="float">
            <text:p>0.86019</text:p>
          </table:table-cell>
        </table:table-row>
        <table:table-row table:style-name="ro1">
          <table:table-cell office:value-type="string" calcext:value-type="string">
            <text:p>DRIVE_-_I_M_THE_DRIVER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458" calcext:value-type="float">
            <text:p>0.88458</text:p>
          </table:table-cell>
          <table:table-cell office:value-type="float" office:value="0.85415" calcext:value-type="float">
            <text:p>0.85415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72014" calcext:value-type="float">
            <text:p>0.72014</text:p>
          </table:table-cell>
          <table:table-cell office:value-type="float" office:value="0.73057" calcext:value-type="float">
            <text:p>0.73057</text:p>
          </table:table-cell>
          <table:table-cell/>
          <table:table-cell office:value-type="float" office:value="0.871" calcext:value-type="float">
            <text:p>0.871</text:p>
          </table:table-cell>
          <table:table-cell table:style-name="ce16" office:value-type="float" office:value="0.88458" calcext:value-type="float">
            <text:p>0.88458</text:p>
          </table:table-cell>
          <table:table-cell table:style-name="ce67" office:value-type="float" office:value="0.88458" calcext:value-type="float">
            <text:p>0.88458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0.87081" calcext:value-type="float">
            <text:p>0.87081</text:p>
          </table:table-cell>
          <table:table-cell office:value-type="float" office:value="0.75738" calcext:value-type="float">
            <text:p>0.75738</text:p>
          </table:table-cell>
          <table:table-cell office:value-type="float" office:value="0.79407" calcext:value-type="float">
            <text:p>0.79407</text:p>
          </table:table-cell>
          <table:table-cell office:value-type="float" office:value="0.74223" calcext:value-type="float">
            <text:p>0.74223</text:p>
          </table:table-cell>
          <table:table-cell office:value-type="float" office:value="0.79286" calcext:value-type="float">
            <text:p>0.79286</text:p>
          </table:table-cell>
          <table:table-cell table:formula="of:=MAX([.M16:.R16])" office:value-type="float" office:value="0.87081" calcext:value-type="float">
            <text:p>0.87081</text:p>
          </table:table-cell>
          <table:table-cell table:formula="of:=MAX([.N16:.R16])" office:value-type="float" office:value="0.87081" calcext:value-type="float">
            <text:p>0.87081</text:p>
          </table:table-cell>
          <table:table-cell office:value-type="float" office:value="0.866" calcext:value-type="float">
            <text:p>0.866</text:p>
          </table:table-cell>
          <table:table-cell office:value-type="float" office:value="0.88914" calcext:value-type="float">
            <text:p>0.8891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69824" calcext:value-type="float">
            <text:p>0.69824</text:p>
          </table:table-cell>
          <table:table-cell table:formula="of:=MAX([.U16:.Z16])" office:value-type="float" office:value="0.88914" calcext:value-type="float">
            <text:p>0.88914</text:p>
          </table:table-cell>
          <table:table-cell table:formula="of:=MAX([.V16:.Z16])" office:value-type="float" office:value="0.88914" calcext:value-type="float">
            <text:p>0.88914</text:p>
          </table:table-cell>
          <table:table-cell office:value-type="float" office:value="0.857" calcext:value-type="float">
            <text:p>0.857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" calcext:value-type="float">
            <text:p>0.5</text:p>
          </table:table-cell>
          <table:table-cell office:value-type="float" office:value="0.83491" calcext:value-type="float">
            <text:p>0.83491</text:p>
          </table:table-cell>
          <table:table-cell office:value-type="float" office:value="0.74005" calcext:value-type="float">
            <text:p>0.74005</text:p>
          </table:table-cell>
          <table:table-cell office:value-type="float" office:value="0.86058" calcext:value-type="float">
            <text:p>0.86058</text:p>
          </table:table-cell>
          <table:table-cell table:formula="of:=MAX([.AC16:.AH16])" office:value-type="float" office:value="0.8741" calcext:value-type="float">
            <text:p>0.8741</text:p>
          </table:table-cell>
          <table:table-cell table:formula="of:=MAX([.AD16:.AH16])" office:value-type="float" office:value="0.8741" calcext:value-type="float">
            <text:p>0.8741</text:p>
          </table:table-cell>
        </table:table-row>
        <table:table-row table:style-name="ro1">
          <table:table-cell office:value-type="string" calcext:value-type="string">
            <text:p>DRIVE_-_I_M_A_PASSENGER</text:p>
          </table:table-cell>
          <table:table-cell office:value-type="float" office:value="0.819" calcext:value-type="float">
            <text:p>0.819</text:p>
          </table:table-cell>
          <table:table-cell office:value-type="float" office:value="0.75385" calcext:value-type="float">
            <text:p>0.75385</text:p>
          </table:table-cell>
          <table:table-cell office:value-type="float" office:value="0.81237" calcext:value-type="float">
            <text:p>0.81237</text:p>
          </table:table-cell>
          <table:table-cell office:value-type="float" office:value="0.71938" calcext:value-type="float">
            <text:p>0.71938</text:p>
          </table:table-cell>
          <table:table-cell office:value-type="float" office:value="0.87602" calcext:value-type="float">
            <text:p>0.87602</text:p>
          </table:table-cell>
          <table:table-cell office:value-type="float" office:value="0.60358" calcext:value-type="float">
            <text:p>0.60358</text:p>
          </table:table-cell>
          <table:table-cell/>
          <table:table-cell office:value-type="float" office:value="0.819" calcext:value-type="float">
            <text:p>0.819</text:p>
          </table:table-cell>
          <table:table-cell table:style-name="ce17" office:value-type="float" office:value="0.87602" calcext:value-type="float">
            <text:p>0.87602</text:p>
          </table:table-cell>
          <table:table-cell table:style-name="ce68" office:value-type="float" office:value="0.87602" calcext:value-type="float">
            <text:p>0.87602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0.80358" calcext:value-type="float">
            <text:p>0.80358</text:p>
          </table:table-cell>
          <table:table-cell office:value-type="float" office:value="0.78689" calcext:value-type="float">
            <text:p>0.78689</text:p>
          </table:table-cell>
          <table:table-cell office:value-type="float" office:value="0.67766" calcext:value-type="float">
            <text:p>0.6776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7275" calcext:value-type="float">
            <text:p>0.7275</text:p>
          </table:table-cell>
          <table:table-cell table:formula="of:=MAX([.M17:.R17])" office:value-type="float" office:value="0.853" calcext:value-type="float">
            <text:p>0.853</text:p>
          </table:table-cell>
          <table:table-cell table:formula="of:=MAX([.N17:.R17])" office:value-type="float" office:value="0.8451" calcext:value-type="float">
            <text:p>0.8451</text:p>
          </table:table-cell>
          <table:table-cell office:value-type="float" office:value="0.868" calcext:value-type="float">
            <text:p>0.868</text:p>
          </table:table-cell>
          <table:table-cell office:value-type="float" office:value="0.78744" calcext:value-type="float">
            <text:p>0.7874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083" calcext:value-type="float">
            <text:p>0.85083</text:p>
          </table:table-cell>
          <table:table-cell office:value-type="float" office:value="0.67502" calcext:value-type="float">
            <text:p>0.67502</text:p>
          </table:table-cell>
          <table:table-cell table:formula="of:=MAX([.U17:.Z17])" office:value-type="float" office:value="0.868" calcext:value-type="float">
            <text:p>0.868</text:p>
          </table:table-cell>
          <table:table-cell table:formula="of:=MAX([.V17:.Z17])" office:value-type="float" office:value="0.85083" calcext:value-type="float">
            <text:p>0.85083</text:p>
          </table:table-cell>
          <table:table-cell office:value-type="float" office:value="0.86" calcext:value-type="float">
            <text:p>0.86</text:p>
          </table:table-cell>
          <table:table-cell office:value-type="float" office:value="0.76924" calcext:value-type="float">
            <text:p>0.76924</text:p>
          </table:table-cell>
          <table:table-cell office:value-type="float" office:value="0.5" calcext:value-type="float">
            <text:p>0.5</text:p>
          </table:table-cell>
          <table:table-cell office:value-type="float" office:value="0.82263" calcext:value-type="float">
            <text:p>0.82263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0556" calcext:value-type="float">
            <text:p>0.90556</text:p>
          </table:table-cell>
          <table:table-cell table:formula="of:=MAX([.AC17:.AH17])" office:value-type="float" office:value="0.90556" calcext:value-type="float">
            <text:p>0.90556</text:p>
          </table:table-cell>
          <table:table-cell table:formula="of:=MAX([.AD17:.AH17])" office:value-type="float" office:value="0.90556" calcext:value-type="float">
            <text:p>0.90556</text:p>
          </table:table-cell>
        </table:table-row>
        <table:table-row table:style-name="ro1">
          <table:table-cell office:value-type="string" calcext:value-type="string">
            <text:p>LOC_home</text:p>
          </table:table-cell>
          <table:table-cell office:value-type="float" office:value="0.769" calcext:value-type="float">
            <text:p>0.769</text:p>
          </table:table-cell>
          <table:table-cell office:value-type="float" office:value="0.76704" calcext:value-type="float">
            <text:p>0.76704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74514" calcext:value-type="float">
            <text:p>0.74514</text:p>
          </table:table-cell>
          <table:table-cell office:value-type="float" office:value="0.71326" calcext:value-type="float">
            <text:p>0.71326</text:p>
          </table:table-cell>
          <table:table-cell office:value-type="float" office:value="0.58083" calcext:value-type="float">
            <text:p>0.58083</text:p>
          </table:table-cell>
          <table:table-cell/>
          <table:table-cell office:value-type="float" office:value="0.769" calcext:value-type="float">
            <text:p>0.769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69" office:value-type="float" office:value="0.76704" calcext:value-type="float">
            <text:p>0.76704</text:p>
          </table:table-cell>
          <table:table-cell/>
          <table:table-cell office:value-type="float" office:value="0.778" calcext:value-type="float">
            <text:p>0.778</text:p>
          </table:table-cell>
          <table:table-cell office:value-type="float" office:value="0.74666" calcext:value-type="float">
            <text:p>0.74666</text:p>
          </table:table-cell>
          <table:table-cell office:value-type="float" office:value="0.52326" calcext:value-type="float">
            <text:p>0.52326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71272" calcext:value-type="float">
            <text:p>0.71272</text:p>
          </table:table-cell>
          <table:table-cell office:value-type="float" office:value="0.6176" calcext:value-type="float">
            <text:p>0.6176</text:p>
          </table:table-cell>
          <table:table-cell table:formula="of:=MAX([.M18:.R18])" office:value-type="float" office:value="0.778" calcext:value-type="float">
            <text:p>0.778</text:p>
          </table:table-cell>
          <table:table-cell table:formula="of:=MAX([.N18:.R18])" office:value-type="float" office:value="0.74666" calcext:value-type="float">
            <text:p>0.7466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069" calcext:value-type="float">
            <text:p>0.7206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896" calcext:value-type="float">
            <text:p>0.68896</text:p>
          </table:table-cell>
          <table:table-cell office:value-type="float" office:value="0.60925" calcext:value-type="float">
            <text:p>0.60925</text:p>
          </table:table-cell>
          <table:table-cell table:formula="of:=MAX([.U18:.Z18])" office:value-type="float" office:value="0.792" calcext:value-type="float">
            <text:p>0.792</text:p>
          </table:table-cell>
          <table:table-cell table:formula="of:=MAX([.V18:.Z18])" office:value-type="float" office:value="0.72069" calcext:value-type="float">
            <text:p>0.72069</text:p>
          </table:table-cell>
          <table:table-cell office:value-type="float" office:value="0.794" calcext:value-type="float">
            <text:p>0.794</text:p>
          </table:table-cell>
          <table:table-cell office:value-type="float" office:value="0.74871" calcext:value-type="float">
            <text:p>0.74871</text:p>
          </table:table-cell>
          <table:table-cell office:value-type="float" office:value="0.5" calcext:value-type="float">
            <text:p>0.5</text:p>
          </table:table-cell>
          <table:table-cell office:value-type="float" office:value="0.70399" calcext:value-type="float">
            <text:p>0.70399</text:p>
          </table:table-cell>
          <table:table-cell office:value-type="float" office:value="0.72638" calcext:value-type="float">
            <text:p>0.72638</text:p>
          </table:table-cell>
          <table:table-cell office:value-type="float" office:value="0.6634" calcext:value-type="float">
            <text:p>0.6634</text:p>
          </table:table-cell>
          <table:table-cell table:formula="of:=MAX([.AC18:.AH18])" office:value-type="float" office:value="0.794" calcext:value-type="float">
            <text:p>0.794</text:p>
          </table:table-cell>
          <table:table-cell table:formula="of:=MAX([.AD18:.AH18])" office:value-type="float" office:value="0.74871" calcext:value-type="float">
            <text:p>0.74871</text:p>
          </table:table-cell>
        </table:table-row>
        <table:table-row table:style-name="ro1">
          <table:table-cell office:value-type="string" calcext:value-type="string">
            <text:p>FIX_restaurant</text:p>
          </table:table-cell>
          <table:table-cell office:value-type="float" office:value="0.839" calcext:value-type="float">
            <text:p>0.839</text:p>
          </table:table-cell>
          <table:table-cell office:value-type="float" office:value="0.73129" calcext:value-type="float">
            <text:p>0.73129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83531" calcext:value-type="float">
            <text:p>0.83531</text:p>
          </table:table-cell>
          <table:table-cell office:value-type="float" office:value="0.90036" calcext:value-type="float">
            <text:p>0.90036</text:p>
          </table:table-cell>
          <table:table-cell office:value-type="float" office:value="0.61492" calcext:value-type="float">
            <text:p>0.61492</text:p>
          </table:table-cell>
          <table:table-cell/>
          <table:table-cell office:value-type="float" office:value="0.839" calcext:value-type="float">
            <text:p>0.839</text:p>
          </table:table-cell>
          <table:table-cell table:style-name="ce19" office:value-type="float" office:value="0.90036" calcext:value-type="float">
            <text:p>0.90036</text:p>
          </table:table-cell>
          <table:table-cell table:style-name="ce70" office:value-type="float" office:value="0.90036" calcext:value-type="float">
            <text:p>0.9003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77867" calcext:value-type="float">
            <text:p>0.77867</text:p>
          </table:table-cell>
          <table:table-cell office:value-type="float" office:value="0.69" calcext:value-type="float">
            <text:p>0.69</text:p>
          </table:table-cell>
          <table:table-cell office:value-type="float" office:value="0.82819" calcext:value-type="float">
            <text:p>0.82819</text:p>
          </table:table-cell>
          <table:table-cell office:value-type="float" office:value="0.80984" calcext:value-type="float">
            <text:p>0.80984</text:p>
          </table:table-cell>
          <table:table-cell office:value-type="float" office:value="0.73431" calcext:value-type="float">
            <text:p>0.73431</text:p>
          </table:table-cell>
          <table:table-cell table:formula="of:=MAX([.M19:.R19])" office:value-type="float" office:value="0.82819" calcext:value-type="float">
            <text:p>0.82819</text:p>
          </table:table-cell>
          <table:table-cell table:formula="of:=MAX([.N19:.R19])" office:value-type="float" office:value="0.82819" calcext:value-type="float">
            <text:p>0.82819</text:p>
          </table:table-cell>
          <table:table-cell office:value-type="float" office:value="0.833" calcext:value-type="float">
            <text:p>0.833</text:p>
          </table:table-cell>
          <table:table-cell office:value-type="float" office:value="0.73997" calcext:value-type="float">
            <text:p>0.7399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67" calcext:value-type="float">
            <text:p>0.83367</text:p>
          </table:table-cell>
          <table:table-cell office:value-type="float" office:value="0.71031" calcext:value-type="float">
            <text:p>0.71031</text:p>
          </table:table-cell>
          <table:table-cell table:formula="of:=MAX([.U19:.Z19])" office:value-type="float" office:value="0.83367" calcext:value-type="float">
            <text:p>0.83367</text:p>
          </table:table-cell>
          <table:table-cell table:formula="of:=MAX([.V19:.Z19])" office:value-type="float" office:value="0.83367" calcext:value-type="float">
            <text:p>0.8336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0772" calcext:value-type="float">
            <text:p>0.80772</text:p>
          </table:table-cell>
          <table:table-cell office:value-type="float" office:value="0.5" calcext:value-type="float">
            <text:p>0.5</text:p>
          </table:table-cell>
          <table:table-cell office:value-type="float" office:value="0.82014" calcext:value-type="float">
            <text:p>0.82014</text:p>
          </table:table-cell>
          <table:table-cell office:value-type="float" office:value="0.84697" calcext:value-type="float">
            <text:p>0.84697</text:p>
          </table:table-cell>
          <table:table-cell office:value-type="float" office:value="0.72661" calcext:value-type="float">
            <text:p>0.72661</text:p>
          </table:table-cell>
          <table:table-cell table:formula="of:=MAX([.AC19:.AH19])" office:value-type="float" office:value="0.84697" calcext:value-type="float">
            <text:p>0.84697</text:p>
          </table:table-cell>
          <table:table-cell table:formula="of:=MAX([.AD19:.AH19])" office:value-type="float" office:value="0.84697" calcext:value-type="float">
            <text:p>0.84697</text:p>
          </table:table-cell>
        </table:table-row>
        <table:table-row table:style-name="ro1">
          <table:table-cell office:value-type="string" calcext:value-type="string">
            <text:p>PHONE_IN_POCKET</text:p>
          </table:table-cell>
          <table:table-cell office:value-type="float" office:value="0.789" calcext:value-type="float">
            <text:p>0.789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77268" calcext:value-type="float">
            <text:p>0.77268</text:p>
          </table:table-cell>
          <table:table-cell office:value-type="float" office:value="0.78233" calcext:value-type="float">
            <text:p>0.78233</text:p>
          </table:table-cell>
          <table:table-cell office:value-type="float" office:value="0.72441" calcext:value-type="float">
            <text:p>0.72441</text:p>
          </table:table-cell>
          <table:table-cell office:value-type="float" office:value="0.61895" calcext:value-type="float">
            <text:p>0.61895</text:p>
          </table:table-cell>
          <table:table-cell/>
          <table:table-cell office:value-type="float" office:value="0.789" calcext:value-type="float">
            <text:p>0.789</text:p>
          </table:table-cell>
          <table:table-cell table:style-name="ce20" office:value-type="float" office:value="0.789" calcext:value-type="float">
            <text:p>0.789</text:p>
          </table:table-cell>
          <table:table-cell table:style-name="ce71" office:value-type="float" office:value="0.78233" calcext:value-type="float">
            <text:p>0.78233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0.70702" calcext:value-type="float">
            <text:p>0.70702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6926" calcext:value-type="float">
            <text:p>0.66926</text:p>
          </table:table-cell>
          <table:table-cell table:formula="of:=MAX([.M20:.R20])" office:value-type="float" office:value="0.795" calcext:value-type="float">
            <text:p>0.795</text:p>
          </table:table-cell>
          <table:table-cell table:formula="of:=MAX([.N20:.R20])" office:value-type="float" office:value="0.7122" calcext:value-type="float">
            <text:p>0.71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66424" calcext:value-type="float">
            <text:p>0.6642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659" calcext:value-type="float">
            <text:p>0.74659</text:p>
          </table:table-cell>
          <table:table-cell office:value-type="float" office:value="0.63226" calcext:value-type="float">
            <text:p>0.63226</text:p>
          </table:table-cell>
          <table:table-cell table:formula="of:=MAX([.U20:.Z20])" office:value-type="float" office:value="0.798" calcext:value-type="float">
            <text:p>0.798</text:p>
          </table:table-cell>
          <table:table-cell table:formula="of:=MAX([.V20:.Z20])" office:value-type="float" office:value="0.74659" calcext:value-type="float">
            <text:p>0.74659</text:p>
          </table:table-cell>
          <table:table-cell office:value-type="float" office:value="0.802" calcext:value-type="float">
            <text:p>0.802</text:p>
          </table:table-cell>
          <table:table-cell office:value-type="float" office:value="0.70131" calcext:value-type="float">
            <text:p>0.70131</text:p>
          </table:table-cell>
          <table:table-cell office:value-type="float" office:value="0.5" calcext:value-type="float">
            <text:p>0.5</text:p>
          </table:table-cell>
          <table:table-cell office:value-type="float" office:value="0.77107" calcext:value-type="float">
            <text:p>0.77107</text:p>
          </table:table-cell>
          <table:table-cell office:value-type="float" office:value="0.75634" calcext:value-type="float">
            <text:p>0.75634</text:p>
          </table:table-cell>
          <table:table-cell office:value-type="float" office:value="0.68995" calcext:value-type="float">
            <text:p>0.68995</text:p>
          </table:table-cell>
          <table:table-cell table:formula="of:=MAX([.AC20:.AH20])" office:value-type="float" office:value="0.802" calcext:value-type="float">
            <text:p>0.802</text:p>
          </table:table-cell>
          <table:table-cell table:formula="of:=MAX([.AD20:.AH20])" office:value-type="float" office:value="0.77107" calcext:value-type="float">
            <text:p>0.77107</text:p>
          </table:table-cell>
        </table:table-row>
        <table:table-row table:style-name="ro1">
          <table:table-cell office:value-type="string" calcext:value-type="string">
            <text:p>OR_exercise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421" calcext:value-type="float">
            <text:p>0.78421</text:p>
          </table:table-cell>
          <table:table-cell office:value-type="float" office:value="0.78502" calcext:value-type="float">
            <text:p>0.78502</text:p>
          </table:table-cell>
          <table:table-cell office:value-type="float" office:value="0.78277" calcext:value-type="float">
            <text:p>0.78277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68922" calcext:value-type="float">
            <text:p>0.68922</text:p>
          </table:table-cell>
          <table:table-cell/>
          <table:table-cell office:value-type="float" office:value="0.813" calcext:value-type="float">
            <text:p>0.813</text:p>
          </table:table-cell>
          <table:table-cell table:style-name="ce21" office:value-type="float" office:value="0.813" calcext:value-type="float">
            <text:p>0.813</text:p>
          </table:table-cell>
          <table:table-cell table:style-name="ce72" office:value-type="float" office:value="0.78502" calcext:value-type="float">
            <text:p>0.78502</text:p>
          </table:table-cell>
          <table:table-cell/>
          <table:table-cell office:value-type="float" office:value="0.812" calcext:value-type="float">
            <text:p>0.812</text:p>
          </table:table-cell>
          <table:table-cell office:value-type="float" office:value="0.71086" calcext:value-type="float">
            <text:p>0.71086</text:p>
          </table:table-cell>
          <table:table-cell office:value-type="float" office:value="0.59182" calcext:value-type="float">
            <text:p>0.59182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77136" calcext:value-type="float">
            <text:p>0.77136</text:p>
          </table:table-cell>
          <table:table-cell office:value-type="float" office:value="0.72787" calcext:value-type="float">
            <text:p>0.72787</text:p>
          </table:table-cell>
          <table:table-cell table:formula="of:=MAX([.M21:.R21])" office:value-type="float" office:value="0.812" calcext:value-type="float">
            <text:p>0.812</text:p>
          </table:table-cell>
          <table:table-cell table:formula="of:=MAX([.N21:.R21])" office:value-type="float" office:value="0.77136" calcext:value-type="float">
            <text:p>0.77136</text:p>
          </table:table-cell>
          <table:table-cell office:value-type="float" office:value="0.829" calcext:value-type="float">
            <text:p>0.829</text:p>
          </table:table-cell>
          <table:table-cell office:value-type="float" office:value="0.65791" calcext:value-type="float">
            <text:p>0.657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7268" calcext:value-type="float">
            <text:p>0.7268</text:p>
          </table:table-cell>
          <table:table-cell table:formula="of:=MAX([.U21:.Z21])" office:value-type="float" office:value="0.829" calcext:value-type="float">
            <text:p>0.829</text:p>
          </table:table-cell>
          <table:table-cell table:formula="of:=MAX([.V21:.Z21])" office:value-type="float" office:value="0.73764" calcext:value-type="float">
            <text:p>0.73764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152" calcext:value-type="float">
            <text:p>0.75152</text:p>
          </table:table-cell>
          <table:table-cell office:value-type="float" office:value="0.5" calcext:value-type="float">
            <text:p>0.5</text:p>
          </table:table-cell>
          <table:table-cell office:value-type="float" office:value="0.79395" calcext:value-type="float">
            <text:p>0.79395</text:p>
          </table:table-cell>
          <table:table-cell office:value-type="float" office:value="0.76268" calcext:value-type="float">
            <text:p>0.76268</text:p>
          </table:table-cell>
          <table:table-cell office:value-type="float" office:value="0.73305" calcext:value-type="float">
            <text:p>0.73305</text:p>
          </table:table-cell>
          <table:table-cell table:formula="of:=MAX([.AC21:.AH21])" office:value-type="float" office:value="0.821" calcext:value-type="float">
            <text:p>0.821</text:p>
          </table:table-cell>
          <table:table-cell table:formula="of:=MAX([.AD21:.AH21])" office:value-type="float" office:value="0.79395" calcext:value-type="float">
            <text:p>0.79395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767" calcext:value-type="float">
            <text:p>0.70767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71005" calcext:value-type="float">
            <text:p>0.71005</text:p>
          </table:table-cell>
          <table:table-cell office:value-type="float" office:value="0.75413" calcext:value-type="float">
            <text:p>0.75413</text:p>
          </table:table-cell>
          <table:table-cell office:value-type="float" office:value="0.70623" calcext:value-type="float">
            <text:p>0.70623</text:p>
          </table:table-cell>
          <table:table-cell/>
          <table:table-cell office:value-type="float" office:value="0.722" calcext:value-type="float">
            <text:p>0.722</text:p>
          </table:table-cell>
          <table:table-cell table:style-name="ce22" office:value-type="float" office:value="0.75413" calcext:value-type="float">
            <text:p>0.75413</text:p>
          </table:table-cell>
          <table:table-cell table:style-name="ce73" office:value-type="float" office:value="0.75413" calcext:value-type="float">
            <text:p>0.75413</text:p>
          </table:table-cell>
          <table:table-cell/>
          <table:table-cell office:value-type="float" office:value="0.728" calcext:value-type="float">
            <text:p>0.72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6122" calcext:value-type="float">
            <text:p>0.66122</text:p>
          </table:table-cell>
          <table:table-cell office:value-type="float" office:value="0.65817" calcext:value-type="float">
            <text:p>0.65817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7151" calcext:value-type="float">
            <text:p>0.67151</text:p>
          </table:table-cell>
          <table:table-cell table:formula="of:=MAX([.M22:.R22])" office:value-type="float" office:value="0.728" calcext:value-type="float">
            <text:p>0.728</text:p>
          </table:table-cell>
          <table:table-cell table:formula="of:=MAX([.N22:.R22])" office:value-type="float" office:value="0.67638" calcext:value-type="float">
            <text:p>0.67638</text:p>
          </table:table-cell>
          <table:table-cell office:value-type="float" office:value="0.737" calcext:value-type="float">
            <text:p>0.737</text:p>
          </table:table-cell>
          <table:table-cell office:value-type="float" office:value="0.56952" calcext:value-type="float">
            <text:p>0.5695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0664" calcext:value-type="float">
            <text:p>0.70664</text:p>
          </table:table-cell>
          <table:table-cell office:value-type="float" office:value="0.70441" calcext:value-type="float">
            <text:p>0.70441</text:p>
          </table:table-cell>
          <table:table-cell table:formula="of:=MAX([.U22:.Z22])" office:value-type="float" office:value="0.737" calcext:value-type="float">
            <text:p>0.737</text:p>
          </table:table-cell>
          <table:table-cell table:formula="of:=MAX([.V22:.Z22])" office:value-type="float" office:value="0.70664" calcext:value-type="float">
            <text:p>0.70664</text:p>
          </table:table-cell>
          <table:table-cell office:value-type="float" office:value="0.747" calcext:value-type="float">
            <text:p>0.747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5" calcext:value-type="float">
            <text:p>0.5</text:p>
          </table:table-cell>
          <table:table-cell office:value-type="float" office:value="0.58113" calcext:value-type="float">
            <text:p>0.5811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0629" calcext:value-type="float">
            <text:p>0.70629</text:p>
          </table:table-cell>
          <table:table-cell table:formula="of:=MAX([.AC22:.AH22])" office:value-type="float" office:value="0.747" calcext:value-type="float">
            <text:p>0.747</text:p>
          </table:table-cell>
          <table:table-cell table:formula="of:=MAX([.AD22:.AH22])" office:value-type="float" office:value="0.70629" calcext:value-type="float">
            <text:p>0.70629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37" calcext:value-type="float">
            <text:p>0.7773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236" calcext:value-type="float">
            <text:p>0.68236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76536" calcext:value-type="float">
            <text:p>0.76536</text:p>
          </table:table-cell>
          <table:table-cell/>
          <table:table-cell office:value-type="float" office:value="0.774" calcext:value-type="float">
            <text:p>0.774</text:p>
          </table:table-cell>
          <table:table-cell table:style-name="ce23" office:value-type="float" office:value="0.77737" calcext:value-type="float">
            <text:p>0.77737</text:p>
          </table:table-cell>
          <table:table-cell table:style-name="ce74" office:value-type="float" office:value="0.77737" calcext:value-type="float">
            <text:p>0.77737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0.72059" calcext:value-type="float">
            <text:p>0.72059</text:p>
          </table:table-cell>
          <table:table-cell office:value-type="float" office:value="0.64358" calcext:value-type="float">
            <text:p>0.64358</text:p>
          </table:table-cell>
          <table:table-cell office:value-type="float" office:value="0.62308" calcext:value-type="float">
            <text:p>0.62308</text:p>
          </table:table-cell>
          <table:table-cell office:value-type="float" office:value="0.66341" calcext:value-type="float">
            <text:p>0.66341</text:p>
          </table:table-cell>
          <table:table-cell office:value-type="float" office:value="0.76121" calcext:value-type="float">
            <text:p>0.76121</text:p>
          </table:table-cell>
          <table:table-cell table:formula="of:=MAX([.M23:.R23])" office:value-type="float" office:value="0.783" calcext:value-type="float">
            <text:p>0.783</text:p>
          </table:table-cell>
          <table:table-cell table:formula="of:=MAX([.N23:.R23])" office:value-type="float" office:value="0.76121" calcext:value-type="float">
            <text:p>0.76121</text:p>
          </table:table-cell>
          <table:table-cell office:value-type="float" office:value="0.773" calcext:value-type="float">
            <text:p>0.773</text:p>
          </table:table-cell>
          <table:table-cell office:value-type="float" office:value="0.7458" calcext:value-type="float">
            <text:p>0.745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829" calcext:value-type="float">
            <text:p>0.59829</text:p>
          </table:table-cell>
          <table:table-cell office:value-type="float" office:value="0.75087" calcext:value-type="float">
            <text:p>0.75087</text:p>
          </table:table-cell>
          <table:table-cell table:formula="of:=MAX([.U23:.Z23])" office:value-type="float" office:value="0.773" calcext:value-type="float">
            <text:p>0.773</text:p>
          </table:table-cell>
          <table:table-cell table:formula="of:=MAX([.V23:.Z23])" office:value-type="float" office:value="0.75087" calcext:value-type="float">
            <text:p>0.750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798" calcext:value-type="float">
            <text:p>0.80798</text:p>
          </table:table-cell>
          <table:table-cell office:value-type="float" office:value="0.5" calcext:value-type="float">
            <text:p>0.5</text:p>
          </table:table-cell>
          <table:table-cell office:value-type="float" office:value="0.81951" calcext:value-type="float">
            <text:p>0.81951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0.84627" calcext:value-type="float">
            <text:p>0.84627</text:p>
          </table:table-cell>
          <table:table-cell table:formula="of:=MAX([.AC23:.AH23])" office:value-type="float" office:value="0.84627" calcext:value-type="float">
            <text:p>0.84627</text:p>
          </table:table-cell>
          <table:table-cell table:formula="of:=MAX([.AD23:.AH23])" office:value-type="float" office:value="0.84627" calcext:value-type="float">
            <text:p>0.84627</text:p>
          </table:table-cell>
        </table:table-row>
        <table:table-row table:style-name="ro1">
          <table:table-cell office:value-type="string" calcext:value-type="string">
            <text:p>STROLLING</text:p>
          </table:table-cell>
          <table:table-cell office:value-type="float" office:value="0.687" calcext:value-type="float">
            <text:p>0.687</text:p>
          </table:table-cell>
          <table:table-cell office:value-type="float" office:value="0.74157" calcext:value-type="float">
            <text:p>0.74157</text:p>
          </table:table-cell>
          <table:table-cell office:value-type="float" office:value="0.79627" calcext:value-type="float">
            <text:p>0.79627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50628" calcext:value-type="float">
            <text:p>0.50628</text:p>
          </table:table-cell>
          <table:table-cell office:value-type="float" office:value="0.76797" calcext:value-type="float">
            <text:p>0.76797</text:p>
          </table:table-cell>
          <table:table-cell/>
          <table:table-cell office:value-type="float" office:value="0.687" calcext:value-type="float">
            <text:p>0.687</text:p>
          </table:table-cell>
          <table:table-cell table:style-name="ce24" office:value-type="float" office:value="0.79627" calcext:value-type="float">
            <text:p>0.79627</text:p>
          </table:table-cell>
          <table:table-cell table:style-name="ce75" office:value-type="float" office:value="0.79627" calcext:value-type="float">
            <text:p>0.79627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0.74354" calcext:value-type="float">
            <text:p>0.74354</text:p>
          </table:table-cell>
          <table:table-cell office:value-type="float" office:value="0.79142" calcext:value-type="float">
            <text:p>0.79142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60582" calcext:value-type="float">
            <text:p>0.60582</text:p>
          </table:table-cell>
          <table:table-cell office:value-type="float" office:value="0.78754" calcext:value-type="float">
            <text:p>0.78754</text:p>
          </table:table-cell>
          <table:table-cell table:formula="of:=MAX([.M24:.R24])" office:value-type="float" office:value="0.79142" calcext:value-type="float">
            <text:p>0.79142</text:p>
          </table:table-cell>
          <table:table-cell table:formula="of:=MAX([.N24:.R24])" office:value-type="float" office:value="0.79142" calcext:value-type="float">
            <text:p>0.791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87617" calcext:value-type="float">
            <text:p>0.8761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866" calcext:value-type="float">
            <text:p>0.63866</text:p>
          </table:table-cell>
          <table:table-cell office:value-type="float" office:value="0.7439" calcext:value-type="float">
            <text:p>0.7439</text:p>
          </table:table-cell>
          <table:table-cell table:formula="of:=MAX([.U24:.Z24])" office:value-type="float" office:value="0.87617" calcext:value-type="float">
            <text:p>0.87617</text:p>
          </table:table-cell>
          <table:table-cell table:formula="of:=MAX([.V24:.Z24])" office:value-type="float" office:value="0.87617" calcext:value-type="float">
            <text:p>0.876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85053" calcext:value-type="float">
            <text:p>0.85053</text:p>
          </table:table-cell>
          <table:table-cell office:value-type="float" office:value="0.5" calcext:value-type="float">
            <text:p>0.5</text:p>
          </table:table-cell>
          <table:table-cell office:value-type="float" office:value="0.87381" calcext:value-type="float">
            <text:p>0.87381</text:p>
          </table:table-cell>
          <table:table-cell office:value-type="float" office:value="0.72748" calcext:value-type="float">
            <text:p>0.72748</text:p>
          </table:table-cell>
          <table:table-cell office:value-type="float" office:value="0.84869" calcext:value-type="float">
            <text:p>0.84869</text:p>
          </table:table-cell>
          <table:table-cell table:formula="of:=MAX([.AC24:.AH24])" office:value-type="float" office:value="0.87381" calcext:value-type="float">
            <text:p>0.87381</text:p>
          </table:table-cell>
          <table:table-cell table:formula="of:=MAX([.AD24:.AH24])" office:value-type="float" office:value="0.87381" calcext:value-type="float">
            <text:p>0.87381</text:p>
          </table:table-cell>
        </table:table-row>
        <table:table-row table:style-name="ro1">
          <table:table-cell office:value-type="string" calcext:value-type="string">
            <text:p>DRINKING__ALCOHOL_</text:p>
          </table:table-cell>
          <table:table-cell office:value-type="float" office:value="0.779" calcext:value-type="float">
            <text:p>0.779</text:p>
          </table:table-cell>
          <table:table-cell office:value-type="float" office:value="0.59333" calcext:value-type="float">
            <text:p>0.59333</text:p>
          </table:table-cell>
          <table:table-cell office:value-type="float" office:value="0.81133" calcext:value-type="float">
            <text:p>0.81133</text:p>
          </table:table-cell>
          <table:table-cell office:value-type="float" office:value="0.82034" calcext:value-type="float">
            <text:p>0.82034</text:p>
          </table:table-cell>
          <table:table-cell office:value-type="float" office:value="0.78011" calcext:value-type="float">
            <text:p>0.78011</text:p>
          </table:table-cell>
          <table:table-cell office:value-type="float" office:value="0.87314" calcext:value-type="float">
            <text:p>0.87314</text:p>
          </table:table-cell>
          <table:table-cell/>
          <table:table-cell office:value-type="float" office:value="0.779" calcext:value-type="float">
            <text:p>0.779</text:p>
          </table:table-cell>
          <table:table-cell table:style-name="ce25" office:value-type="float" office:value="0.87314" calcext:value-type="float">
            <text:p>0.87314</text:p>
          </table:table-cell>
          <table:table-cell table:style-name="ce76" office:value-type="float" office:value="0.87314" calcext:value-type="float">
            <text:p>0.87314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0.70514" calcext:value-type="float">
            <text:p>0.70514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69754" calcext:value-type="float">
            <text:p>0.69754</text:p>
          </table:table-cell>
          <table:table-cell office:value-type="float" office:value="0.86251" calcext:value-type="float">
            <text:p>0.86251</text:p>
          </table:table-cell>
          <table:table-cell office:value-type="float" office:value="0.88582" calcext:value-type="float">
            <text:p>0.88582</text:p>
          </table:table-cell>
          <table:table-cell table:formula="of:=MAX([.M25:.R25])" office:value-type="float" office:value="0.88582" calcext:value-type="float">
            <text:p>0.88582</text:p>
          </table:table-cell>
          <table:table-cell table:formula="of:=MAX([.N25:.R25])" office:value-type="float" office:value="0.88582" calcext:value-type="float">
            <text:p>0.88582</text:p>
          </table:table-cell>
          <table:table-cell office:value-type="float" office:value="0.793" calcext:value-type="float">
            <text:p>0.793</text:p>
          </table:table-cell>
          <table:table-cell office:value-type="float" office:value="0.5791" calcext:value-type="float">
            <text:p>0.57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4599" calcext:value-type="float">
            <text:p>0.84599</text:p>
          </table:table-cell>
          <table:table-cell office:value-type="float" office:value="0.80793" calcext:value-type="float">
            <text:p>0.80793</text:p>
          </table:table-cell>
          <table:table-cell table:formula="of:=MAX([.U25:.Z25])" office:value-type="float" office:value="0.84599" calcext:value-type="float">
            <text:p>0.84599</text:p>
          </table:table-cell>
          <table:table-cell table:formula="of:=MAX([.V25:.Z25])" office:value-type="float" office:value="0.84599" calcext:value-type="float">
            <text:p>0.845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524" calcext:value-type="float">
            <text:p>0.78524</text:p>
          </table:table-cell>
          <table:table-cell office:value-type="float" office:value="0.5" calcext:value-type="float">
            <text:p>0.5</text:p>
          </table:table-cell>
          <table:table-cell office:value-type="float" office:value="0.78987" calcext:value-type="float">
            <text:p>0.78987</text:p>
          </table:table-cell>
          <table:table-cell office:value-type="float" office:value="0.87273" calcext:value-type="float">
            <text:p>0.87273</text:p>
          </table:table-cell>
          <table:table-cell office:value-type="float" office:value="0.74681" calcext:value-type="float">
            <text:p>0.74681</text:p>
          </table:table-cell>
          <table:table-cell table:formula="of:=MAX([.AC25:.AH25])" office:value-type="float" office:value="0.87273" calcext:value-type="float">
            <text:p>0.87273</text:p>
          </table:table-cell>
          <table:table-cell table:formula="of:=MAX([.AD25:.AH25])" office:value-type="float" office:value="0.87273" calcext:value-type="float">
            <text:p>0.87273</text:p>
          </table:table-cell>
        </table:table-row>
        <table:table-row table:style-name="ro1">
          <table:table-cell office:value-type="string" calcext:value-type="string">
            <text:p>BATHING_-_SHOWER</text:p>
          </table:table-cell>
          <table:table-cell office:value-type="float" office:value="0.706" calcext:value-type="float">
            <text:p>0.706</text:p>
          </table:table-cell>
          <table:table-cell office:value-type="float" office:value="0.60056" calcext:value-type="float">
            <text:p>0.60056</text:p>
          </table:table-cell>
          <table:table-cell office:value-type="float" office:value="0.55531" calcext:value-type="float">
            <text:p>0.55531</text:p>
          </table:table-cell>
          <table:table-cell office:value-type="float" office:value="0.59562" calcext:value-type="float">
            <text:p>0.59562</text:p>
          </table:table-cell>
          <table:table-cell office:value-type="float" office:value="0.55781" calcext:value-type="float">
            <text:p>0.55781</text:p>
          </table:table-cell>
          <table:table-cell office:value-type="float" office:value="0.60337" calcext:value-type="float">
            <text:p>0.60337</text:p>
          </table:table-cell>
          <table:table-cell/>
          <table:table-cell office:value-type="float" office:value="0.706" calcext:value-type="float">
            <text:p>0.706</text:p>
          </table:table-cell>
          <table:table-cell table:style-name="ce26" office:value-type="float" office:value="0.706" calcext:value-type="float">
            <text:p>0.706</text:p>
          </table:table-cell>
          <table:table-cell table:style-name="ce77" office:value-type="float" office:value="0.60337" calcext:value-type="float">
            <text:p>0.60337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2235" calcext:value-type="float">
            <text:p>0.62235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59836" calcext:value-type="float">
            <text:p>0.59836</text:p>
          </table:table-cell>
          <table:table-cell office:value-type="float" office:value="0.65749" calcext:value-type="float">
            <text:p>0.65749</text:p>
          </table:table-cell>
          <table:table-cell table:formula="of:=MAX([.M26:.R26])" office:value-type="float" office:value="0.731" calcext:value-type="float">
            <text:p>0.731</text:p>
          </table:table-cell>
          <table:table-cell table:formula="of:=MAX([.N26:.R26])" office:value-type="float" office:value="0.66941" calcext:value-type="float">
            <text:p>0.66941</text:p>
          </table:table-cell>
          <table:table-cell office:value-type="float" office:value="0.734" calcext:value-type="float">
            <text:p>0.734</text:p>
          </table:table-cell>
          <table:table-cell office:value-type="float" office:value="0.5734" calcext:value-type="float">
            <text:p>0.573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0144" calcext:value-type="float">
            <text:p>0.60144</text:p>
          </table:table-cell>
          <table:table-cell office:value-type="float" office:value="0.59207" calcext:value-type="float">
            <text:p>0.59207</text:p>
          </table:table-cell>
          <table:table-cell table:formula="of:=MAX([.U26:.Z26])" office:value-type="float" office:value="0.734" calcext:value-type="float">
            <text:p>0.734</text:p>
          </table:table-cell>
          <table:table-cell table:formula="of:=MAX([.V26:.Z26])" office:value-type="float" office:value="0.60144" calcext:value-type="float">
            <text:p>0.601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5" calcext:value-type="float">
            <text:p>0.5</text:p>
          </table:table-cell>
          <table:table-cell office:value-type="float" office:value="0.70548" calcext:value-type="float">
            <text:p>0.70548</text:p>
          </table:table-cell>
          <table:table-cell office:value-type="float" office:value="0.62421" calcext:value-type="float">
            <text:p>0.62421</text:p>
          </table:table-cell>
          <table:table-cell office:value-type="float" office:value="0.53751" calcext:value-type="float">
            <text:p>0.53751</text:p>
          </table:table-cell>
          <table:table-cell table:formula="of:=MAX([.AC26:.AH26])" office:value-type="float" office:value="0.746" calcext:value-type="float">
            <text:p>0.746</text:p>
          </table:table-cell>
          <table:table-cell table:formula="of:=MAX([.AD26:.AH26])" office:value-type="float" office:value="0.70548" calcext:value-type="float">
            <text:p>0.70548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0.693" calcext:value-type="float">
            <text:p>0.693</text:p>
          </table:table-cell>
          <table:table-cell office:value-type="float" office:value="0.75798" calcext:value-type="float">
            <text:p>0.75798</text:p>
          </table:table-cell>
          <table:table-cell office:value-type="float" office:value="0.57402" calcext:value-type="float">
            <text:p>0.57402</text:p>
          </table:table-cell>
          <table:table-cell office:value-type="float" office:value="0.66404" calcext:value-type="float">
            <text:p>0.66404</text:p>
          </table:table-cell>
          <table:table-cell office:value-type="float" office:value="0.63689" calcext:value-type="float">
            <text:p>0.63689</text:p>
          </table:table-cell>
          <table:table-cell office:value-type="float" office:value="0.49639" calcext:value-type="float">
            <text:p>0.49639</text:p>
          </table:table-cell>
          <table:table-cell/>
          <table:table-cell office:value-type="float" office:value="0.693" calcext:value-type="float">
            <text:p>0.693</text:p>
          </table:table-cell>
          <table:table-cell table:style-name="ce27" office:value-type="float" office:value="0.75798" calcext:value-type="float">
            <text:p>0.75798</text:p>
          </table:table-cell>
          <table:table-cell table:style-name="ce78" office:value-type="float" office:value="0.75798" calcext:value-type="float">
            <text:p>0.75798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0.66427" calcext:value-type="float">
            <text:p>0.66427</text:p>
          </table:table-cell>
          <table:table-cell office:value-type="float" office:value="0.60206" calcext:value-type="float">
            <text:p>0.60206</text:p>
          </table:table-cell>
          <table:table-cell office:value-type="float" office:value="0.58533" calcext:value-type="float">
            <text:p>0.58533</text:p>
          </table:table-cell>
          <table:table-cell office:value-type="float" office:value="0.63567" calcext:value-type="float">
            <text:p>0.63567</text:p>
          </table:table-cell>
          <table:table-cell office:value-type="float" office:value="0.49713" calcext:value-type="float">
            <text:p>0.49713</text:p>
          </table:table-cell>
          <table:table-cell table:formula="of:=MAX([.M27:.R27])" office:value-type="float" office:value="0.721" calcext:value-type="float">
            <text:p>0.721</text:p>
          </table:table-cell>
          <table:table-cell table:formula="of:=MAX([.N27:.R27])" office:value-type="float" office:value="0.66427" calcext:value-type="float">
            <text:p>0.664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52702" calcext:value-type="float">
            <text:p>0.5270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5313" calcext:value-type="float">
            <text:p>0.5313</text:p>
          </table:table-cell>
          <table:table-cell table:formula="of:=MAX([.U27:.Z27])" office:value-type="float" office:value="0.731" calcext:value-type="float">
            <text:p>0.731</text:p>
          </table:table-cell>
          <table:table-cell table:formula="of:=MAX([.V27:.Z27])" office:value-type="float" office:value="0.6771" calcext:value-type="float">
            <text:p>0.6771</text:p>
          </table:table-cell>
          <table:table-cell office:value-type="float" office:value="0.74" calcext:value-type="float">
            <text:p>0.74</text:p>
          </table:table-cell>
          <table:table-cell office:value-type="float" office:value="0.67826" calcext:value-type="float">
            <text:p>0.67826</text:p>
          </table:table-cell>
          <table:table-cell office:value-type="float" office:value="0.5" calcext:value-type="float">
            <text:p>0.5</text:p>
          </table:table-cell>
          <table:table-cell office:value-type="float" office:value="0.66077" calcext:value-type="float">
            <text:p>0.66077</text:p>
          </table:table-cell>
          <table:table-cell office:value-type="float" office:value="0.67045" calcext:value-type="float">
            <text:p>0.67045</text:p>
          </table:table-cell>
          <table:table-cell office:value-type="float" office:value="0.58128" calcext:value-type="float">
            <text:p>0.58128</text:p>
          </table:table-cell>
          <table:table-cell table:formula="of:=MAX([.AC27:.AH27])" office:value-type="float" office:value="0.74" calcext:value-type="float">
            <text:p>0.74</text:p>
          </table:table-cell>
          <table:table-cell table:formula="of:=MAX([.AD27:.AH27])" office:value-type="float" office:value="0.67826" calcext:value-type="float">
            <text:p>0.67826</text:p>
          </table:table-cell>
        </table:table-row>
        <table:table-row table:style-name="ro1">
          <table:table-cell office:value-type="string" calcext:value-type="string">
            <text:p>DOING_LAUNDRY</text:p>
          </table:table-cell>
          <table:table-cell office:value-type="float" office:value="0.758" calcext:value-type="float">
            <text:p>0.758</text:p>
          </table:table-cell>
          <table:table-cell office:value-type="float" office:value="0.66957" calcext:value-type="float">
            <text:p>0.66957</text:p>
          </table:table-cell>
          <table:table-cell office:value-type="float" office:value="0.88795" calcext:value-type="float">
            <text:p>0.88795</text:p>
          </table:table-cell>
          <table:table-cell office:value-type="float" office:value="0.65114" calcext:value-type="float">
            <text:p>0.6511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0702" calcext:value-type="float">
            <text:p>0.60702</text:p>
          </table:table-cell>
          <table:table-cell/>
          <table:table-cell office:value-type="float" office:value="0.758" calcext:value-type="float">
            <text:p>0.758</text:p>
          </table:table-cell>
          <table:table-cell table:style-name="ce28" office:value-type="float" office:value="0.88795" calcext:value-type="float">
            <text:p>0.88795</text:p>
          </table:table-cell>
          <table:table-cell table:style-name="ce79" office:value-type="float" office:value="0.88795" calcext:value-type="float">
            <text:p>0.88795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float" office:value="0.53309" calcext:value-type="float">
            <text:p>0.53309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60691" calcext:value-type="float">
            <text:p>0.60691</text:p>
          </table:table-cell>
          <table:table-cell office:value-type="float" office:value="0.64541" calcext:value-type="float">
            <text:p>0.64541</text:p>
          </table:table-cell>
          <table:table-cell office:value-type="float" office:value="0.54309" calcext:value-type="float">
            <text:p>0.54309</text:p>
          </table:table-cell>
          <table:table-cell table:formula="of:=MAX([.M28:.R28])" office:value-type="float" office:value="0.682" calcext:value-type="float">
            <text:p>0.682</text:p>
          </table:table-cell>
          <table:table-cell table:formula="of:=MAX([.N28:.R28])" office:value-type="float" office:value="0.64541" calcext:value-type="float">
            <text:p>0.645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816" calcext:value-type="float">
            <text:p>0.6181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47133" calcext:value-type="float">
            <text:p>0.47133</text:p>
          </table:table-cell>
          <table:table-cell table:formula="of:=MAX([.U28:.Z28])" office:value-type="float" office:value="0.662" calcext:value-type="float">
            <text:p>0.662</text:p>
          </table:table-cell>
          <table:table-cell table:formula="of:=MAX([.V28:.Z28])" office:value-type="float" office:value="0.6395" calcext:value-type="float">
            <text:p>0.63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859" calcext:value-type="float">
            <text:p>0.68859</text:p>
          </table:table-cell>
          <table:table-cell office:value-type="float" office:value="0.5" calcext:value-type="float">
            <text:p>0.5</text:p>
          </table:table-cell>
          <table:table-cell office:value-type="float" office:value="0.86682" calcext:value-type="float">
            <text:p>0.86682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114" calcext:value-type="float">
            <text:p>0.6114</text:p>
          </table:table-cell>
          <table:table-cell table:formula="of:=MAX([.AC28:.AH28])" office:value-type="float" office:value="0.86682" calcext:value-type="float">
            <text:p>0.86682</text:p>
          </table:table-cell>
          <table:table-cell table:formula="of:=MAX([.AD28:.AH28])" office:value-type="float" office:value="0.86682" calcext:value-type="float">
            <text:p>0.86682</text:p>
          </table:table-cell>
        </table:table-row>
        <table:table-row table:style-name="ro1">
          <table:table-cell office:value-type="string" calcext:value-type="string">
            <text:p>WASHING_DISHES</text:p>
          </table:table-cell>
          <table:table-cell office:value-type="float" office:value="0.704" calcext:value-type="float">
            <text:p>0.704</text:p>
          </table:table-cell>
          <table:table-cell office:value-type="float" office:value="0.51384" calcext:value-type="float">
            <text:p>0.51384</text:p>
          </table:table-cell>
          <table:table-cell office:value-type="float" office:value="0.61293" calcext:value-type="float">
            <text:p>0.61293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2358" calcext:value-type="float">
            <text:p>0.62358</text:p>
          </table:table-cell>
          <table:table-cell office:value-type="float" office:value="0.6121" calcext:value-type="float">
            <text:p>0.6121</text:p>
          </table:table-cell>
          <table:table-cell/>
          <table:table-cell office:value-type="float" office:value="0.704" calcext:value-type="float">
            <text:p>0.704</text:p>
          </table:table-cell>
          <table:table-cell table:style-name="ce29" office:value-type="float" office:value="0.704" calcext:value-type="float">
            <text:p>0.704</text:p>
          </table:table-cell>
          <table:table-cell table:style-name="ce80" office:value-type="float" office:value="0.62358" calcext:value-type="float">
            <text:p>0.62358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0.68142" calcext:value-type="float">
            <text:p>0.68142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50326" calcext:value-type="float">
            <text:p>0.50326</text:p>
          </table:table-cell>
          <table:table-cell office:value-type="float" office:value="0.59722" calcext:value-type="float">
            <text:p>0.59722</text:p>
          </table:table-cell>
          <table:table-cell office:value-type="float" office:value="0.51114" calcext:value-type="float">
            <text:p>0.51114</text:p>
          </table:table-cell>
          <table:table-cell table:formula="of:=MAX([.M29:.R29])" office:value-type="float" office:value="0.729" calcext:value-type="float">
            <text:p>0.729</text:p>
          </table:table-cell>
          <table:table-cell table:formula="of:=MAX([.N29:.R29])" office:value-type="float" office:value="0.68142" calcext:value-type="float">
            <text:p>0.68142</text:p>
          </table:table-cell>
          <table:table-cell office:value-type="float" office:value="0.761" calcext:value-type="float">
            <text:p>0.761</text:p>
          </table:table-cell>
          <table:table-cell office:value-type="float" office:value="0.57728" calcext:value-type="float">
            <text:p>0.577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546" calcext:value-type="float">
            <text:p>0.67546</text:p>
          </table:table-cell>
          <table:table-cell office:value-type="float" office:value="0.73143" calcext:value-type="float">
            <text:p>0.73143</text:p>
          </table:table-cell>
          <table:table-cell table:formula="of:=MAX([.U29:.Z29])" office:value-type="float" office:value="0.761" calcext:value-type="float">
            <text:p>0.761</text:p>
          </table:table-cell>
          <table:table-cell table:formula="of:=MAX([.V29:.Z29])" office:value-type="float" office:value="0.73143" calcext:value-type="float">
            <text:p>0.73143</text:p>
          </table:table-cell>
          <table:table-cell office:value-type="float" office:value="0.793" calcext:value-type="float">
            <text:p>0.793</text:p>
          </table:table-cell>
          <table:table-cell office:value-type="float" office:value="0.49986" calcext:value-type="float">
            <text:p>0.49986</text:p>
          </table:table-cell>
          <table:table-cell office:value-type="float" office:value="0.5" calcext:value-type="float">
            <text:p>0.5</text:p>
          </table:table-cell>
          <table:table-cell office:value-type="float" office:value="0.61987" calcext:value-type="float">
            <text:p>0.61987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75581" calcext:value-type="float">
            <text:p>0.75581</text:p>
          </table:table-cell>
          <table:table-cell table:formula="of:=MAX([.AC29:.AH29])" office:value-type="float" office:value="0.793" calcext:value-type="float">
            <text:p>0.793</text:p>
          </table:table-cell>
          <table:table-cell table:formula="of:=MAX([.AD29:.AH29])" office:value-type="float" office:value="0.75581" calcext:value-type="float">
            <text:p>0.75581</text:p>
          </table:table-cell>
        </table:table-row>
        <table:table-row table:style-name="ro1">
          <table:table-cell office:value-type="string" calcext:value-type="string">
            <text:p>WATCHING_TV</text:p>
          </table:table-cell>
          <table:table-cell office:value-type="float" office:value="0.69" calcext:value-type="float">
            <text:p>0.69</text:p>
          </table:table-cell>
          <table:table-cell office:value-type="float" office:value="0.78474" calcext:value-type="float">
            <text:p>0.78474</text:p>
          </table:table-cell>
          <table:table-cell office:value-type="float" office:value="0.62406" calcext:value-type="float">
            <text:p>0.62406</text:p>
          </table:table-cell>
          <table:table-cell office:value-type="float" office:value="0.65427" calcext:value-type="float">
            <text:p>0.65427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74154" calcext:value-type="float">
            <text:p>0.74154</text:p>
          </table:table-cell>
          <table:table-cell/>
          <table:table-cell office:value-type="float" office:value="0.69" calcext:value-type="float">
            <text:p>0.69</text:p>
          </table:table-cell>
          <table:table-cell table:style-name="ce30" office:value-type="float" office:value="0.78474" calcext:value-type="float">
            <text:p>0.78474</text:p>
          </table:table-cell>
          <table:table-cell table:style-name="ce81" office:value-type="float" office:value="0.78474" calcext:value-type="float">
            <text:p>0.78474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0.63948" calcext:value-type="float">
            <text:p>0.63948</text:p>
          </table:table-cell>
          <table:table-cell office:value-type="float" office:value="0.48604" calcext:value-type="float">
            <text:p>0.48604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68801" calcext:value-type="float">
            <text:p>0.68801</text:p>
          </table:table-cell>
          <table:table-cell office:value-type="float" office:value="0.67902" calcext:value-type="float">
            <text:p>0.67902</text:p>
          </table:table-cell>
          <table:table-cell table:formula="of:=MAX([.M30:.R30])" office:value-type="float" office:value="0.713" calcext:value-type="float">
            <text:p>0.713</text:p>
          </table:table-cell>
          <table:table-cell table:formula="of:=MAX([.N30:.R30])" office:value-type="float" office:value="0.68801" calcext:value-type="float">
            <text:p>0.688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278" calcext:value-type="float">
            <text:p>0.6727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066" calcext:value-type="float">
            <text:p>0.68066</text:p>
          </table:table-cell>
          <table:table-cell office:value-type="float" office:value="0.74721" calcext:value-type="float">
            <text:p>0.74721</text:p>
          </table:table-cell>
          <table:table-cell table:formula="of:=MAX([.U30:.Z30])" office:value-type="float" office:value="0.74721" calcext:value-type="float">
            <text:p>0.74721</text:p>
          </table:table-cell>
          <table:table-cell table:formula="of:=MAX([.V30:.Z30])" office:value-type="float" office:value="0.74721" calcext:value-type="float">
            <text:p>0.7472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531" calcext:value-type="float">
            <text:p>0.72531</text:p>
          </table:table-cell>
          <table:table-cell office:value-type="float" office:value="0.5" calcext:value-type="float">
            <text:p>0.5</text:p>
          </table:table-cell>
          <table:table-cell office:value-type="float" office:value="0.67677" calcext:value-type="float">
            <text:p>0.67677</text:p>
          </table:table-cell>
          <table:table-cell office:value-type="float" office:value="0.68481" calcext:value-type="float">
            <text:p>0.68481</text:p>
          </table:table-cell>
          <table:table-cell office:value-type="float" office:value="0.71794" calcext:value-type="float">
            <text:p>0.71794</text:p>
          </table:table-cell>
          <table:table-cell table:formula="of:=MAX([.AC30:.AH30])" office:value-type="float" office:value="0.734" calcext:value-type="float">
            <text:p>0.734</text:p>
          </table:table-cell>
          <table:table-cell table:formula="of:=MAX([.AD30:.AH30])" office:value-type="float" office:value="0.72531" calcext:value-type="float">
            <text:p>0.72531</text:p>
          </table:table-cell>
        </table:table-row>
        <table:table-row table:style-name="ro1">
          <table:table-cell office:value-type="string" calcext:value-type="string">
            <text:p>SURFING_THE_INTERNET</text:p>
          </table:table-cell>
          <table:table-cell office:value-type="float" office:value="0.588" calcext:value-type="float">
            <text:p>0.588</text:p>
          </table:table-cell>
          <table:table-cell office:value-type="float" office:value="0.62036" calcext:value-type="float">
            <text:p>0.62036</text:p>
          </table:table-cell>
          <table:table-cell office:value-type="float" office:value="0.54307" calcext:value-type="float">
            <text:p>0.54307</text:p>
          </table:table-cell>
          <table:table-cell office:value-type="float" office:value="0.71923" calcext:value-type="float">
            <text:p>0.71923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0.66334" calcext:value-type="float">
            <text:p>0.66334</text:p>
          </table:table-cell>
          <table:table-cell/>
          <table:table-cell office:value-type="float" office:value="0.588" calcext:value-type="float">
            <text:p>0.588</text:p>
          </table:table-cell>
          <table:table-cell table:style-name="ce31" office:value-type="float" office:value="0.71923" calcext:value-type="float">
            <text:p>0.71923</text:p>
          </table:table-cell>
          <table:table-cell table:style-name="ce82" office:value-type="float" office:value="0.71923" calcext:value-type="float">
            <text:p>0.71923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0.59224" calcext:value-type="float">
            <text:p>0.59224</text:p>
          </table:table-cell>
          <table:table-cell office:value-type="float" office:value="0.50137" calcext:value-type="float">
            <text:p>0.50137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59226" calcext:value-type="float">
            <text:p>0.59226</text:p>
          </table:table-cell>
          <table:table-cell table:formula="of:=MAX([.M31:.R31])" office:value-type="float" office:value="0.64655" calcext:value-type="float">
            <text:p>0.64655</text:p>
          </table:table-cell>
          <table:table-cell table:formula="of:=MAX([.N31:.R31])" office:value-type="float" office:value="0.64655" calcext:value-type="float">
            <text:p>0.6465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7432" calcext:value-type="float">
            <text:p>0.574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6026" calcext:value-type="float">
            <text:p>0.66026</text:p>
          </table:table-cell>
          <table:table-cell table:formula="of:=MAX([.U31:.Z31])" office:value-type="float" office:value="0.66026" calcext:value-type="float">
            <text:p>0.66026</text:p>
          </table:table-cell>
          <table:table-cell table:formula="of:=MAX([.V31:.Z31])" office:value-type="float" office:value="0.66026" calcext:value-type="float">
            <text:p>0.6602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5" calcext:value-type="float">
            <text:p>0.5</text:p>
          </table:table-cell>
          <table:table-cell office:value-type="float" office:value="0.58469" calcext:value-type="float">
            <text:p>0.58469</text:p>
          </table:table-cell>
          <table:table-cell office:value-type="float" office:value="0.59276" calcext:value-type="float">
            <text:p>0.59276</text:p>
          </table:table-cell>
          <table:table-cell office:value-type="float" office:value="0.5541" calcext:value-type="float">
            <text:p>0.5541</text:p>
          </table:table-cell>
          <table:table-cell table:formula="of:=MAX([.AC31:.AH31])" office:value-type="float" office:value="0.64988" calcext:value-type="float">
            <text:p>0.64988</text:p>
          </table:table-cell>
          <table:table-cell table:formula="of:=MAX([.AD31:.AH31])" office:value-type="float" office:value="0.64988" calcext:value-type="float">
            <text:p>0.64988</text:p>
          </table:table-cell>
        </table:table-row>
        <table:table-row table:style-name="ro1">
          <table:table-cell office:value-type="string" calcext:value-type="string">
            <text:p>AT_A_PARTY</text:p>
          </table:table-cell>
          <table:table-cell office:value-type="float" office:value="0.64" calcext:value-type="float">
            <text:p>0.64</text:p>
          </table:table-cell>
          <table:table-cell office:value-type="float" office:value="0.81639" calcext:value-type="float">
            <text:p>0.81639</text:p>
          </table:table-cell>
          <table:table-cell office:value-type="float" office:value="0.49357" calcext:value-type="float">
            <text:p>0.49357</text:p>
          </table:table-cell>
          <table:table-cell office:value-type="float" office:value="0.52418" calcext:value-type="float">
            <text:p>0.52418</text:p>
          </table:table-cell>
          <table:table-cell office:value-type="float" office:value="0.63452" calcext:value-type="float">
            <text:p>0.63452</text:p>
          </table:table-cell>
          <table:table-cell office:value-type="float" office:value="0.93577" calcext:value-type="float">
            <text:p>0.93577</text:p>
          </table:table-cell>
          <table:table-cell/>
          <table:table-cell office:value-type="float" office:value="0.64" calcext:value-type="float">
            <text:p>0.64</text:p>
          </table:table-cell>
          <table:table-cell table:style-name="ce32" office:value-type="float" office:value="0.93577" calcext:value-type="float">
            <text:p>0.93577</text:p>
          </table:table-cell>
          <table:table-cell table:style-name="ce83" office:value-type="float" office:value="0.93577" calcext:value-type="float">
            <text:p>0.93577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59488" calcext:value-type="float">
            <text:p>0.59488</text:p>
          </table:table-cell>
          <table:table-cell office:value-type="float" office:value="0.59098" calcext:value-type="float">
            <text:p>0.59098</text:p>
          </table:table-cell>
          <table:table-cell office:value-type="float" office:value="0.77681" calcext:value-type="float">
            <text:p>0.77681</text:p>
          </table:table-cell>
          <table:table-cell office:value-type="float" office:value="0.96963" calcext:value-type="float">
            <text:p>0.96963</text:p>
          </table:table-cell>
          <table:table-cell table:formula="of:=MAX([.M32:.R32])" office:value-type="float" office:value="0.96963" calcext:value-type="float">
            <text:p>0.96963</text:p>
          </table:table-cell>
          <table:table-cell table:formula="of:=MAX([.N32:.R32])" office:value-type="float" office:value="0.96963" calcext:value-type="float">
            <text:p>0.96963</text:p>
          </table:table-cell>
          <table:table-cell office:value-type="float" office:value="0.738" calcext:value-type="float">
            <text:p>0.738</text:p>
          </table:table-cell>
          <table:table-cell office:value-type="float" office:value="0.50622" calcext:value-type="float">
            <text:p>0.506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7448" calcext:value-type="float">
            <text:p>0.77448</text:p>
          </table:table-cell>
          <table:table-cell office:value-type="float" office:value="0.95013" calcext:value-type="float">
            <text:p>0.95013</text:p>
          </table:table-cell>
          <table:table-cell table:formula="of:=MAX([.U32:.Z32])" office:value-type="float" office:value="0.95013" calcext:value-type="float">
            <text:p>0.95013</text:p>
          </table:table-cell>
          <table:table-cell table:formula="of:=MAX([.V32:.Z32])" office:value-type="float" office:value="0.95013" calcext:value-type="float">
            <text:p>0.9501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5" calcext:value-type="float">
            <text:p>0.5</text:p>
          </table:table-cell>
          <table:table-cell office:value-type="float" office:value="0.80214" calcext:value-type="float">
            <text:p>0.80214</text:p>
          </table:table-cell>
          <table:table-cell office:value-type="float" office:value="0.79953" calcext:value-type="float">
            <text:p>0.79953</text:p>
          </table:table-cell>
          <table:table-cell office:value-type="float" office:value="0.91535" calcext:value-type="float">
            <text:p>0.91535</text:p>
          </table:table-cell>
          <table:table-cell table:formula="of:=MAX([.AC32:.AH32])" office:value-type="float" office:value="0.91535" calcext:value-type="float">
            <text:p>0.91535</text:p>
          </table:table-cell>
          <table:table-cell table:formula="of:=MAX([.AD32:.AH32])" office:value-type="float" office:value="0.91535" calcext:value-type="float">
            <text:p>0.91535</text:p>
          </table:table-cell>
        </table:table-row>
        <table:table-row table:style-name="ro1">
          <table:table-cell office:value-type="string" calcext:value-type="string">
            <text:p>AT_A_BAR</text:p>
          </table:table-cell>
          <table:table-cell office:value-type="float" office:value="0.671" calcext:value-type="float">
            <text:p>0.671</text:p>
          </table:table-cell>
          <table:table-cell office:value-type="float" office:value="0.95732" calcext:value-type="float">
            <text:p>0.95732</text:p>
          </table:table-cell>
          <table:table-cell office:value-type="float" office:value="0.96247" calcext:value-type="float">
            <text:p>0.96247</text:p>
          </table:table-cell>
          <table:table-cell office:value-type="float" office:value="0.50295" calcext:value-type="float">
            <text:p>0.50295</text:p>
          </table:table-cell>
          <table:table-cell office:value-type="float" office:value="0.47905" calcext:value-type="float">
            <text:p>0.47905</text:p>
          </table:table-cell>
          <table:table-cell office:value-type="float" office:value="0.60139" calcext:value-type="float">
            <text:p>0.60139</text:p>
          </table:table-cell>
          <table:table-cell/>
          <table:table-cell office:value-type="float" office:value="0.671" calcext:value-type="float">
            <text:p>0.671</text:p>
          </table:table-cell>
          <table:table-cell table:style-name="ce33" office:value-type="float" office:value="0.96247" calcext:value-type="float">
            <text:p>0.96247</text:p>
          </table:table-cell>
          <table:table-cell table:style-name="ce84" office:value-type="float" office:value="0.96247" calcext:value-type="float">
            <text:p>0.96247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0.97301" calcext:value-type="float">
            <text:p>0.97301</text:p>
          </table:table-cell>
          <table:table-cell office:value-type="float" office:value="0.95038" calcext:value-type="float">
            <text:p>0.95038</text:p>
          </table:table-cell>
          <table:table-cell office:value-type="float" office:value="0.50086" calcext:value-type="float">
            <text:p>0.50086</text:p>
          </table:table-cell>
          <table:table-cell office:value-type="float" office:value="0.52473" calcext:value-type="float">
            <text:p>0.52473</text:p>
          </table:table-cell>
          <table:table-cell office:value-type="float" office:value="0.63351" calcext:value-type="float">
            <text:p>0.63351</text:p>
          </table:table-cell>
          <table:table-cell table:formula="of:=MAX([.M33:.R33])" office:value-type="float" office:value="0.97301" calcext:value-type="float">
            <text:p>0.97301</text:p>
          </table:table-cell>
          <table:table-cell table:formula="of:=MAX([.N33:.R33])" office:value-type="float" office:value="0.97301" calcext:value-type="float">
            <text:p>0.973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94028" calcext:value-type="float">
            <text:p>0.9402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372" calcext:value-type="float">
            <text:p>0.69372</text:p>
          </table:table-cell>
          <table:table-cell office:value-type="float" office:value="0.62252" calcext:value-type="float">
            <text:p>0.62252</text:p>
          </table:table-cell>
          <table:table-cell table:formula="of:=MAX([.U33:.Z33])" office:value-type="float" office:value="1" calcext:value-type="float">
            <text:p>1</text:p>
          </table:table-cell>
          <table:table-cell table:formula="of:=MAX([.V33:.Z33])"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1" calcext:value-type="float">
            <text:p>1</text:p>
          </table:table-cell>
          <table:table-cell office:value-type="float" office:value="0.83204" calcext:value-type="float">
            <text:p>0.83204</text:p>
          </table:table-cell>
          <table:table-cell office:value-type="float" office:value="0.69594" calcext:value-type="float">
            <text:p>0.69594</text:p>
          </table:table-cell>
          <table:table-cell office:value-type="float" office:value="0.89115" calcext:value-type="float">
            <text:p>0.89115</text:p>
          </table:table-cell>
          <table:table-cell table:formula="of:=MAX([.AC33:.AH33])" office:value-type="float" office:value="1" calcext:value-type="float">
            <text:p>1</text:p>
          </table:table-cell>
          <table:table-cell table:formula="of:=MAX([.AD33:.AH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_beach</text:p>
          </table:table-cell>
          <table:table-cell office:value-type="float" office:value="0.717" calcext:value-type="float">
            <text:p>0.717</text:p>
          </table:table-cell>
          <table:table-cell office:value-type="float" office:value="0.83026" calcext:value-type="float">
            <text:p>0.83026</text:p>
          </table:table-cell>
          <table:table-cell office:value-type="float" office:value="0.80513" calcext:value-type="float">
            <text:p>0.80513</text:p>
          </table:table-cell>
          <table:table-cell office:value-type="float" office:value="0.55438" calcext:value-type="float">
            <text:p>0.55438</text:p>
          </table:table-cell>
          <table:table-cell office:value-type="float" office:value="0.96341" calcext:value-type="float">
            <text:p>0.96341</text:p>
          </table:table-cell>
          <table:table-cell office:value-type="float" office:value="0.55571" calcext:value-type="float">
            <text:p>0.55571</text:p>
          </table:table-cell>
          <table:table-cell/>
          <table:table-cell office:value-type="float" office:value="0.717" calcext:value-type="float">
            <text:p>0.717</text:p>
          </table:table-cell>
          <table:table-cell table:style-name="ce34" office:value-type="float" office:value="0.96341" calcext:value-type="float">
            <text:p>0.96341</text:p>
          </table:table-cell>
          <table:table-cell table:style-name="ce85" office:value-type="float" office:value="0.96341" calcext:value-type="float">
            <text:p>0.96341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0.65629" calcext:value-type="float">
            <text:p>0.65629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47358" calcext:value-type="float">
            <text:p>0.4735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62039" calcext:value-type="float">
            <text:p>0.62039</text:p>
          </table:table-cell>
          <table:table-cell table:formula="of:=MAX([.M34:.R34])" office:value-type="float" office:value="0.9527" calcext:value-type="float">
            <text:p>0.9527</text:p>
          </table:table-cell>
          <table:table-cell table:formula="of:=MAX([.N34:.R34])" office:value-type="float" office:value="0.9527" calcext:value-type="float">
            <text:p>0.9527</text:p>
          </table:table-cell>
          <table:table-cell office:value-type="float" office:value="0.82" calcext:value-type="float">
            <text:p>0.82</text:p>
          </table:table-cell>
          <table:table-cell office:value-type="float" office:value="0.81163" calcext:value-type="float">
            <text:p>0.8116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93037" calcext:value-type="float">
            <text:p>0.93037</text:p>
          </table:table-cell>
          <table:table-cell office:value-type="float" office:value="0.53382" calcext:value-type="float">
            <text:p>0.53382</text:p>
          </table:table-cell>
          <table:table-cell table:formula="of:=MAX([.U34:.Z34])" office:value-type="float" office:value="0.93037" calcext:value-type="float">
            <text:p>0.93037</text:p>
          </table:table-cell>
          <table:table-cell table:formula="of:=MAX([.V34:.Z34])" office:value-type="float" office:value="0.93037" calcext:value-type="float">
            <text:p>0.9303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267" calcext:value-type="float">
            <text:p>0.82267</text:p>
          </table:table-cell>
          <table:table-cell office:value-type="float" office:value="0.5" calcext:value-type="float">
            <text:p>0.5</text:p>
          </table:table-cell>
          <table:table-cell office:value-type="float" office:value="0.89963" calcext:value-type="float">
            <text:p>0.89963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74685" calcext:value-type="float">
            <text:p>0.74685</text:p>
          </table:table-cell>
          <table:table-cell table:formula="of:=MAX([.AC34:.AH34])" office:value-type="float" office:value="0.89963" calcext:value-type="float">
            <text:p>0.89963</text:p>
          </table:table-cell>
          <table:table-cell table:formula="of:=MAX([.AD34:.AH34])" office:value-type="float" office:value="0.89963" calcext:value-type="float">
            <text:p>0.89963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0.514" calcext:value-type="float">
            <text:p>0.514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56359" calcext:value-type="float">
            <text:p>0.56359</text:p>
          </table:table-cell>
          <table:table-cell office:value-type="float" office:value="0.40253" calcext:value-type="float">
            <text:p>0.40253</text:p>
          </table:table-cell>
          <table:table-cell office:value-type="float" office:value="0.45515" calcext:value-type="float">
            <text:p>0.45515</text:p>
          </table:table-cell>
          <table:table-cell office:value-type="float" office:value="0.50762" calcext:value-type="float">
            <text:p>0.50762</text:p>
          </table:table-cell>
          <table:table-cell/>
          <table:table-cell office:value-type="float" office:value="0.514" calcext:value-type="float">
            <text:p>0.514</text:p>
          </table:table-cell>
          <table:table-cell table:style-name="ce35" office:value-type="float" office:value="0.81375" calcext:value-type="float">
            <text:p>0.81375</text:p>
          </table:table-cell>
          <table:table-cell table:style-name="ce86" office:value-type="float" office:value="0.81375" calcext:value-type="float">
            <text:p>0.81375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68238" calcext:value-type="float">
            <text:p>0.68238</text:p>
          </table:table-cell>
          <table:table-cell office:value-type="float" office:value="0.57591" calcext:value-type="float">
            <text:p>0.57591</text:p>
          </table:table-cell>
          <table:table-cell office:value-type="float" office:value="0.42235" calcext:value-type="float">
            <text:p>0.42235</text:p>
          </table:table-cell>
          <table:table-cell office:value-type="float" office:value="0.68077" calcext:value-type="float">
            <text:p>0.68077</text:p>
          </table:table-cell>
          <table:table-cell office:value-type="float" office:value="0.48843" calcext:value-type="float">
            <text:p>0.48843</text:p>
          </table:table-cell>
          <table:table-cell table:formula="of:=MAX([.M35:.R35])" office:value-type="float" office:value="0.68238" calcext:value-type="float">
            <text:p>0.68238</text:p>
          </table:table-cell>
          <table:table-cell table:formula="of:=MAX([.N35:.R35])" office:value-type="float" office:value="0.68238" calcext:value-type="float">
            <text:p>0.68238</text:p>
          </table:table-cell>
          <table:table-cell office:value-type="float" office:value="0.529" calcext:value-type="float">
            <text:p>0.529</text:p>
          </table:table-cell>
          <table:table-cell office:value-type="float" office:value="0.42856" calcext:value-type="float">
            <text:p>0.428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478" calcext:value-type="float">
            <text:p>0.45478</text:p>
          </table:table-cell>
          <table:table-cell office:value-type="float" office:value="0.45391" calcext:value-type="float">
            <text:p>0.45391</text:p>
          </table:table-cell>
          <table:table-cell table:formula="of:=MAX([.U35:.Z35])" office:value-type="float" office:value="0.529" calcext:value-type="float">
            <text:p>0.529</text:p>
          </table:table-cell>
          <table:table-cell table:formula="of:=MAX([.V35:.Z35])" office:value-type="float" office:value="0.5" calcext:value-type="float">
            <text:p>0.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5" calcext:value-type="float">
            <text:p>0.5</text:p>
          </table:table-cell>
          <table:table-cell office:value-type="float" office:value="0.31481" calcext:value-type="float">
            <text:p>0.31481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51441" calcext:value-type="float">
            <text:p>0.51441</text:p>
          </table:table-cell>
          <table:table-cell table:formula="of:=MAX([.AC35:.AH35])" office:value-type="float" office:value="0.663" calcext:value-type="float">
            <text:p>0.663</text:p>
          </table:table-cell>
          <table:table-cell table:formula="of:=MAX([.AD35:.AH35])" office:value-type="float" office:value="0.65798" calcext:value-type="float">
            <text:p>0.65798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office:value-type="float" office:value="0.677" calcext:value-type="float">
            <text:p>0.677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71445" calcext:value-type="float">
            <text:p>0.71445</text:p>
          </table:table-cell>
          <table:table-cell office:value-type="float" office:value="0.65325" calcext:value-type="float">
            <text:p>0.65325</text:p>
          </table:table-cell>
          <table:table-cell office:value-type="float" office:value="0.62859" calcext:value-type="float">
            <text:p>0.62859</text:p>
          </table:table-cell>
          <table:table-cell office:value-type="float" office:value="0.53889" calcext:value-type="float">
            <text:p>0.53889</text:p>
          </table:table-cell>
          <table:table-cell/>
          <table:table-cell office:value-type="float" office:value="0.677" calcext:value-type="float">
            <text:p>0.677</text:p>
          </table:table-cell>
          <table:table-cell table:style-name="ce36" office:value-type="float" office:value="0.71445" calcext:value-type="float">
            <text:p>0.71445</text:p>
          </table:table-cell>
          <table:table-cell table:style-name="ce87" office:value-type="float" office:value="0.71445" calcext:value-type="float">
            <text:p>0.71445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64041" calcext:value-type="float">
            <text:p>0.64041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49992" calcext:value-type="float">
            <text:p>0.49992</text:p>
          </table:table-cell>
          <table:table-cell office:value-type="float" office:value="0.65064" calcext:value-type="float">
            <text:p>0.65064</text:p>
          </table:table-cell>
          <table:table-cell office:value-type="float" office:value="0.58833" calcext:value-type="float">
            <text:p>0.58833</text:p>
          </table:table-cell>
          <table:table-cell table:formula="of:=MAX([.M36:.R36])" office:value-type="float" office:value="0.677" calcext:value-type="float">
            <text:p>0.677</text:p>
          </table:table-cell>
          <table:table-cell table:formula="of:=MAX([.N36:.R36])" office:value-type="float" office:value="0.65064" calcext:value-type="float">
            <text:p>0.65064</text:p>
          </table:table-cell>
          <table:table-cell office:value-type="float" office:value="0.685" calcext:value-type="float">
            <text:p>0.685</text:p>
          </table:table-cell>
          <table:table-cell office:value-type="float" office:value="0.59534" calcext:value-type="float">
            <text:p>0.5953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69" calcext:value-type="float">
            <text:p>0.64769</text:p>
          </table:table-cell>
          <table:table-cell office:value-type="float" office:value="0.59856" calcext:value-type="float">
            <text:p>0.59856</text:p>
          </table:table-cell>
          <table:table-cell table:formula="of:=MAX([.U36:.Z36])" office:value-type="float" office:value="0.685" calcext:value-type="float">
            <text:p>0.685</text:p>
          </table:table-cell>
          <table:table-cell table:formula="of:=MAX([.V36:.Z36])" office:value-type="float" office:value="0.64769" calcext:value-type="float">
            <text:p>0.64769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377" calcext:value-type="float">
            <text:p>0.65377</text:p>
          </table:table-cell>
          <table:table-cell office:value-type="float" office:value="0.5" calcext:value-type="float">
            <text:p>0.5</text:p>
          </table:table-cell>
          <table:table-cell office:value-type="float" office:value="0.70501" calcext:value-type="float">
            <text:p>0.70501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56917" calcext:value-type="float">
            <text:p>0.56917</text:p>
          </table:table-cell>
          <table:table-cell table:formula="of:=MAX([.AC36:.AH36])" office:value-type="float" office:value="0.70501" calcext:value-type="float">
            <text:p>0.70501</text:p>
          </table:table-cell>
          <table:table-cell table:formula="of:=MAX([.AD36:.AH36])" office:value-type="float" office:value="0.70501" calcext:value-type="float">
            <text:p>0.70501</text:p>
          </table:table-cell>
        </table:table-row>
        <table:table-row table:style-name="ro1">
          <table:table-cell office:value-type="string" calcext:value-type="string">
            <text:p>COMPUTER_WORK</text:p>
          </table:table-cell>
          <table:table-cell office:value-type="float" office:value="0.724" calcext:value-type="float">
            <text:p>0.724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0.77008" calcext:value-type="float">
            <text:p>0.77008</text:p>
          </table:table-cell>
          <table:table-cell office:value-type="float" office:value="0.63268" calcext:value-type="float">
            <text:p>0.63268</text:p>
          </table:table-cell>
          <table:table-cell office:value-type="float" office:value="0.70078" calcext:value-type="float">
            <text:p>0.70078</text:p>
          </table:table-cell>
          <table:table-cell office:value-type="float" office:value="0.51795" calcext:value-type="float">
            <text:p>0.51795</text:p>
          </table:table-cell>
          <table:table-cell/>
          <table:table-cell office:value-type="float" office:value="0.724" calcext:value-type="float">
            <text:p>0.724</text:p>
          </table:table-cell>
          <table:table-cell table:style-name="ce37" office:value-type="float" office:value="0.77008" calcext:value-type="float">
            <text:p>0.77008</text:p>
          </table:table-cell>
          <table:table-cell table:style-name="ce88" office:value-type="float" office:value="0.77008" calcext:value-type="float">
            <text:p>0.77008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0.70022" calcext:value-type="float">
            <text:p>0.70022</text:p>
          </table:table-cell>
          <table:table-cell office:value-type="float" office:value="0.57887" calcext:value-type="float">
            <text:p>0.57887</text:p>
          </table:table-cell>
          <table:table-cell office:value-type="float" office:value="0.51745" calcext:value-type="float">
            <text:p>0.51745</text:p>
          </table:table-cell>
          <table:table-cell office:value-type="float" office:value="0.73001" calcext:value-type="float">
            <text:p>0.73001</text:p>
          </table:table-cell>
          <table:table-cell office:value-type="float" office:value="0.52159" calcext:value-type="float">
            <text:p>0.52159</text:p>
          </table:table-cell>
          <table:table-cell table:formula="of:=MAX([.M37:.R37])" office:value-type="float" office:value="0.732" calcext:value-type="float">
            <text:p>0.732</text:p>
          </table:table-cell>
          <table:table-cell table:formula="of:=MAX([.N37:.R37])" office:value-type="float" office:value="0.73001" calcext:value-type="float">
            <text:p>0.73001</text:p>
          </table:table-cell>
          <table:table-cell office:value-type="float" office:value="0.73" calcext:value-type="float">
            <text:p>0.73</text:p>
          </table:table-cell>
          <table:table-cell office:value-type="float" office:value="0.70175" calcext:value-type="float">
            <text:p>0.701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2838" calcext:value-type="float">
            <text:p>0.72838</text:p>
          </table:table-cell>
          <table:table-cell office:value-type="float" office:value="0.57598" calcext:value-type="float">
            <text:p>0.57598</text:p>
          </table:table-cell>
          <table:table-cell table:formula="of:=MAX([.U37:.Z37])" office:value-type="float" office:value="0.73" calcext:value-type="float">
            <text:p>0.73</text:p>
          </table:table-cell>
          <table:table-cell table:formula="of:=MAX([.V37:.Z37])" office:value-type="float" office:value="0.72838" calcext:value-type="float">
            <text:p>0.72838</text:p>
          </table:table-cell>
          <table:table-cell office:value-type="float" office:value="0.727" calcext:value-type="float">
            <text:p>0.7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5" calcext:value-type="float">
            <text:p>0.5</text:p>
          </table:table-cell>
          <table:table-cell office:value-type="float" office:value="0.68614" calcext:value-type="float">
            <text:p>0.68614</text:p>
          </table:table-cell>
          <table:table-cell office:value-type="float" office:value="0.74792" calcext:value-type="float">
            <text:p>0.74792</text:p>
          </table:table-cell>
          <table:table-cell office:value-type="float" office:value="0.69259" calcext:value-type="float">
            <text:p>0.69259</text:p>
          </table:table-cell>
          <table:table-cell table:formula="of:=MAX([.AC37:.AH37])" office:value-type="float" office:value="0.74792" calcext:value-type="float">
            <text:p>0.74792</text:p>
          </table:table-cell>
          <table:table-cell table:formula="of:=MAX([.AD37:.AH37])" office:value-type="float" office:value="0.74792" calcext:value-type="float">
            <text:p>0.74792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512" calcext:value-type="float">
            <text:p>0.70512</text:p>
          </table:table-cell>
          <table:table-cell office:value-type="float" office:value="0.63298" calcext:value-type="float">
            <text:p>0.63298</text:p>
          </table:table-cell>
          <table:table-cell office:value-type="float" office:value="0.64509" calcext:value-type="float">
            <text:p>0.64509</text:p>
          </table:table-cell>
          <table:table-cell office:value-type="float" office:value="0.61803" calcext:value-type="float">
            <text:p>0.61803</text:p>
          </table:table-cell>
          <table:table-cell office:value-type="float" office:value="0.6431" calcext:value-type="float">
            <text:p>0.6431</text:p>
          </table:table-cell>
          <table:table-cell/>
          <table:table-cell office:value-type="float" office:value="0.666" calcext:value-type="float">
            <text:p>0.666</text:p>
          </table:table-cell>
          <table:table-cell table:style-name="ce38" office:value-type="float" office:value="0.70512" calcext:value-type="float">
            <text:p>0.70512</text:p>
          </table:table-cell>
          <table:table-cell table:style-name="ce89" office:value-type="float" office:value="0.70512" calcext:value-type="float">
            <text:p>0.70512</text:p>
          </table:table-cell>
          <table:table-cell/>
          <table:table-cell office:value-type="float" office:value="0.672" calcext:value-type="float">
            <text:p>0.672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58438" calcext:value-type="float">
            <text:p>0.58438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66629" calcext:value-type="float">
            <text:p>0.66629</text:p>
          </table:table-cell>
          <table:table-cell office:value-type="float" office:value="0.64925" calcext:value-type="float">
            <text:p>0.64925</text:p>
          </table:table-cell>
          <table:table-cell table:formula="of:=MAX([.M38:.R38])" office:value-type="float" office:value="0.672" calcext:value-type="float">
            <text:p>0.672</text:p>
          </table:table-cell>
          <table:table-cell table:formula="of:=MAX([.N38:.R38])" office:value-type="float" office:value="0.66629" calcext:value-type="float">
            <text:p>0.6662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476" calcext:value-type="float">
            <text:p>0.6147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952" calcext:value-type="float">
            <text:p>0.63952</text:p>
          </table:table-cell>
          <table:table-cell office:value-type="float" office:value="0.66201" calcext:value-type="float">
            <text:p>0.66201</text:p>
          </table:table-cell>
          <table:table-cell table:formula="of:=MAX([.U38:.Z38])" office:value-type="float" office:value="0.677" calcext:value-type="float">
            <text:p>0.677</text:p>
          </table:table-cell>
          <table:table-cell table:formula="of:=MAX([.V38:.Z38])" office:value-type="float" office:value="0.66201" calcext:value-type="float">
            <text:p>0.66201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865" calcext:value-type="float">
            <text:p>0.67865</text:p>
          </table:table-cell>
          <table:table-cell office:value-type="float" office:value="0.5" calcext:value-type="float">
            <text:p>0.5</text:p>
          </table:table-cell>
          <table:table-cell office:value-type="float" office:value="0.67269" calcext:value-type="float">
            <text:p>0.67269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2798" calcext:value-type="float">
            <text:p>0.62798</text:p>
          </table:table-cell>
          <table:table-cell table:formula="of:=MAX([.AC38:.AH38])" office:value-type="float" office:value="0.67865" calcext:value-type="float">
            <text:p>0.67865</text:p>
          </table:table-cell>
          <table:table-cell table:formula="of:=MAX([.AD38:.AH38])" office:value-type="float" office:value="0.67865" calcext:value-type="float">
            <text:p>0.67865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199" calcext:value-type="float">
            <text:p>0.68199</text:p>
          </table:table-cell>
          <table:table-cell office:value-type="float" office:value="0.61412" calcext:value-type="float">
            <text:p>0.61412</text:p>
          </table:table-cell>
          <table:table-cell office:value-type="float" office:value="0.61753" calcext:value-type="float">
            <text:p>0.61753</text:p>
          </table:table-cell>
          <table:table-cell office:value-type="float" office:value="0.58086" calcext:value-type="float">
            <text:p>0.58086</text:p>
          </table:table-cell>
          <table:table-cell office:value-type="float" office:value="0.75787" calcext:value-type="float">
            <text:p>0.75787</text:p>
          </table:table-cell>
          <table:table-cell/>
          <table:table-cell office:value-type="float" office:value="0.647" calcext:value-type="float">
            <text:p>0.647</text:p>
          </table:table-cell>
          <table:table-cell table:style-name="ce39" office:value-type="float" office:value="0.75787" calcext:value-type="float">
            <text:p>0.75787</text:p>
          </table:table-cell>
          <table:table-cell table:style-name="ce90" office:value-type="float" office:value="0.75787" calcext:value-type="float">
            <text:p>0.7578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53527" calcext:value-type="float">
            <text:p>0.5352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74577" calcext:value-type="float">
            <text:p>0.74577</text:p>
          </table:table-cell>
          <table:table-cell table:formula="of:=MAX([.M39:.R39])" office:value-type="float" office:value="0.74577" calcext:value-type="float">
            <text:p>0.74577</text:p>
          </table:table-cell>
          <table:table-cell table:formula="of:=MAX([.N39:.R39])" office:value-type="float" office:value="0.74577" calcext:value-type="float">
            <text:p>0.74577</text:p>
          </table:table-cell>
          <table:table-cell office:value-type="float" office:value="0.717" calcext:value-type="float">
            <text:p>0.717</text:p>
          </table:table-cell>
          <table:table-cell office:value-type="float" office:value="0.58542" calcext:value-type="float">
            <text:p>0.5854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619" calcext:value-type="float">
            <text:p>0.64619</text:p>
          </table:table-cell>
          <table:table-cell office:value-type="float" office:value="0.72945" calcext:value-type="float">
            <text:p>0.72945</text:p>
          </table:table-cell>
          <table:table-cell table:formula="of:=MAX([.U39:.Z39])" office:value-type="float" office:value="0.72945" calcext:value-type="float">
            <text:p>0.72945</text:p>
          </table:table-cell>
          <table:table-cell table:formula="of:=MAX([.V39:.Z39])" office:value-type="float" office:value="0.72945" calcext:value-type="float">
            <text:p>0.7294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" calcext:value-type="float">
            <text:p>0.5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2585" calcext:value-type="float">
            <text:p>0.62585</text:p>
          </table:table-cell>
          <table:table-cell office:value-type="float" office:value="0.72139" calcext:value-type="float">
            <text:p>0.72139</text:p>
          </table:table-cell>
          <table:table-cell table:formula="of:=MAX([.AC39:.AH39])" office:value-type="float" office:value="0.72139" calcext:value-type="float">
            <text:p>0.72139</text:p>
          </table:table-cell>
          <table:table-cell table:formula="of:=MAX([.AD39:.AH39])" office:value-type="float" office:value="0.72139" calcext:value-type="float">
            <text:p>0.72139</text:p>
          </table:table-cell>
        </table:table-row>
        <table:table-row table:style-name="ro1">
          <table:table-cell office:value-type="string" calcext:value-type="string">
            <text:p>GROOMING</text:p>
          </table:table-cell>
          <table:table-cell office:value-type="float" office:value="0.667" calcext:value-type="float">
            <text:p>0.667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9021" calcext:value-type="float">
            <text:p>0.69021</text:p>
          </table:table-cell>
          <table:table-cell office:value-type="float" office:value="0.56561" calcext:value-type="float">
            <text:p>0.56561</text:p>
          </table:table-cell>
          <table:table-cell office:value-type="float" office:value="0.51258" calcext:value-type="float">
            <text:p>0.51258</text:p>
          </table:table-cell>
          <table:table-cell office:value-type="float" office:value="0.59617" calcext:value-type="float">
            <text:p>0.59617</text:p>
          </table:table-cell>
          <table:table-cell/>
          <table:table-cell office:value-type="float" office:value="0.667" calcext:value-type="float">
            <text:p>0.667</text:p>
          </table:table-cell>
          <table:table-cell table:style-name="ce40" office:value-type="float" office:value="0.69021" calcext:value-type="float">
            <text:p>0.69021</text:p>
          </table:table-cell>
          <table:table-cell table:style-name="ce91" office:value-type="float" office:value="0.69021" calcext:value-type="float">
            <text:p>0.69021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0.54417" calcext:value-type="float">
            <text:p>0.54417</text:p>
          </table:table-cell>
          <table:table-cell office:value-type="float" office:value="0.66179" calcext:value-type="float">
            <text:p>0.66179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54175" calcext:value-type="float">
            <text:p>0.54175</text:p>
          </table:table-cell>
          <table:table-cell office:value-type="float" office:value="0.63274" calcext:value-type="float">
            <text:p>0.63274</text:p>
          </table:table-cell>
          <table:table-cell table:formula="of:=MAX([.M40:.R40])" office:value-type="float" office:value="0.698" calcext:value-type="float">
            <text:p>0.698</text:p>
          </table:table-cell>
          <table:table-cell table:formula="of:=MAX([.N40:.R40])" office:value-type="float" office:value="0.66375" calcext:value-type="float">
            <text:p>0.663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5751" calcext:value-type="float">
            <text:p>0.657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8751" calcext:value-type="float">
            <text:p>0.58751</text:p>
          </table:table-cell>
          <table:table-cell office:value-type="float" office:value="0.55138" calcext:value-type="float">
            <text:p>0.55138</text:p>
          </table:table-cell>
          <table:table-cell table:formula="of:=MAX([.U40:.Z40])" office:value-type="float" office:value="0.702" calcext:value-type="float">
            <text:p>0.702</text:p>
          </table:table-cell>
          <table:table-cell table:formula="of:=MAX([.V40:.Z40])" office:value-type="float" office:value="0.65751" calcext:value-type="float">
            <text:p>0.657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5" calcext:value-type="float">
            <text:p>0.5</text:p>
          </table:table-cell>
          <table:table-cell office:value-type="float" office:value="0.61058" calcext:value-type="float">
            <text:p>0.61058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5994" calcext:value-type="float">
            <text:p>0.55994</text:p>
          </table:table-cell>
          <table:table-cell table:formula="of:=MAX([.AC40:.AH40])" office:value-type="float" office:value="0.735" calcext:value-type="float">
            <text:p>0.735</text:p>
          </table:table-cell>
          <table:table-cell table:formula="of:=MAX([.AD40:.AH40])" office:value-type="float" office:value="0.61058" calcext:value-type="float">
            <text:p>0.61058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749" calcext:value-type="float">
            <text:p>0.62749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59786" calcext:value-type="float">
            <text:p>0.59786</text:p>
          </table:table-cell>
          <table:table-cell office:value-type="float" office:value="0.64694" calcext:value-type="float">
            <text:p>0.64694</text:p>
          </table:table-cell>
          <table:table-cell office:value-type="float" office:value="0.59458" calcext:value-type="float">
            <text:p>0.59458</text:p>
          </table:table-cell>
          <table:table-cell/>
          <table:table-cell office:value-type="float" office:value="0.683" calcext:value-type="float">
            <text:p>0.683</text:p>
          </table:table-cell>
          <table:table-cell table:style-name="ce41" office:value-type="float" office:value="0.683" calcext:value-type="float">
            <text:p>0.683</text:p>
          </table:table-cell>
          <table:table-cell table:style-name="ce92" office:value-type="float" office:value="0.64694" calcext:value-type="float">
            <text:p>0.6469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57347" calcext:value-type="float">
            <text:p>0.57347</text:p>
          </table:table-cell>
          <table:table-cell office:value-type="float" office:value="0.61623" calcext:value-type="float">
            <text:p>0.61623</text:p>
          </table:table-cell>
          <table:table-cell office:value-type="float" office:value="0.59971" calcext:value-type="float">
            <text:p>0.59971</text:p>
          </table:table-cell>
          <table:table-cell office:value-type="float" office:value="0.66414" calcext:value-type="float">
            <text:p>0.66414</text:p>
          </table:table-cell>
          <table:table-cell office:value-type="float" office:value="0.58832" calcext:value-type="float">
            <text:p>0.58832</text:p>
          </table:table-cell>
          <table:table-cell table:formula="of:=MAX([.M41:.R41])" office:value-type="float" office:value="0.71" calcext:value-type="float">
            <text:p>0.71</text:p>
          </table:table-cell>
          <table:table-cell table:formula="of:=MAX([.N41:.R41])" office:value-type="float" office:value="0.66414" calcext:value-type="float">
            <text:p>0.664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61546" calcext:value-type="float">
            <text:p>0.6154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1633" calcext:value-type="float">
            <text:p>0.71633</text:p>
          </table:table-cell>
          <table:table-cell office:value-type="float" office:value="0.50415" calcext:value-type="float">
            <text:p>0.50415</text:p>
          </table:table-cell>
          <table:table-cell table:formula="of:=MAX([.U41:.Z41])" office:value-type="float" office:value="0.737" calcext:value-type="float">
            <text:p>0.737</text:p>
          </table:table-cell>
          <table:table-cell table:formula="of:=MAX([.V41:.Z41])" office:value-type="float" office:value="0.71633" calcext:value-type="float">
            <text:p>0.71633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833" calcext:value-type="float">
            <text:p>0.61833</text:p>
          </table:table-cell>
          <table:table-cell office:value-type="float" office:value="0.5" calcext:value-type="float">
            <text:p>0.5</text:p>
          </table:table-cell>
          <table:table-cell office:value-type="float" office:value="0.64524" calcext:value-type="float">
            <text:p>0.64524</text:p>
          </table:table-cell>
          <table:table-cell office:value-type="float" office:value="0.70774" calcext:value-type="float">
            <text:p>0.70774</text:p>
          </table:table-cell>
          <table:table-cell office:value-type="float" office:value="0.58602" calcext:value-type="float">
            <text:p>0.58602</text:p>
          </table:table-cell>
          <table:table-cell table:formula="of:=MAX([.AC41:.AH41])" office:value-type="float" office:value="0.749" calcext:value-type="float">
            <text:p>0.749</text:p>
          </table:table-cell>
          <table:table-cell table:formula="of:=MAX([.AD41:.AH41])" office:value-type="float" office:value="0.70774" calcext:value-type="float">
            <text:p>0.70774</text:p>
          </table:table-cell>
        </table:table-row>
        <table:table-row table:style-name="ro1">
          <table:table-cell office:value-type="string" calcext:value-type="string">
            <text:p>AT_THE_GYM</text:p>
          </table:table-cell>
          <table:table-cell office:value-type="float" office:value="0.683" calcext:value-type="float">
            <text:p>0.683</text:p>
          </table:table-cell>
          <table:table-cell office:value-type="float" office:value="0.60708" calcext:value-type="float">
            <text:p>0.60708</text:p>
          </table:table-cell>
          <table:table-cell office:value-type="float" office:value="0.69994" calcext:value-type="float">
            <text:p>0.69994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59889" calcext:value-type="float">
            <text:p>0.59889</text:p>
          </table:table-cell>
          <table:table-cell office:value-type="float" office:value="0.83225" calcext:value-type="float">
            <text:p>0.83225</text:p>
          </table:table-cell>
          <table:table-cell/>
          <table:table-cell office:value-type="float" office:value="0.683" calcext:value-type="float">
            <text:p>0.683</text:p>
          </table:table-cell>
          <table:table-cell table:style-name="ce42" office:value-type="float" office:value="0.83225" calcext:value-type="float">
            <text:p>0.83225</text:p>
          </table:table-cell>
          <table:table-cell table:style-name="ce93" office:value-type="float" office:value="0.83225" calcext:value-type="float">
            <text:p>0.83225</text:p>
          </table:table-cell>
          <table:table-cell/>
          <table:table-cell office:value-type="float" office:value="0.712" calcext:value-type="float">
            <text:p>0.712</text:p>
          </table:table-cell>
          <table:table-cell office:value-type="float" office:value="0.48853" calcext:value-type="float">
            <text:p>0.48853</text:p>
          </table:table-cell>
          <table:table-cell office:value-type="float" office:value="0.56897" calcext:value-type="float">
            <text:p>0.56897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61779" calcext:value-type="float">
            <text:p>0.61779</text:p>
          </table:table-cell>
          <table:table-cell office:value-type="float" office:value="0.83617" calcext:value-type="float">
            <text:p>0.83617</text:p>
          </table:table-cell>
          <table:table-cell table:formula="of:=MAX([.M42:.R42])" office:value-type="float" office:value="0.83617" calcext:value-type="float">
            <text:p>0.83617</text:p>
          </table:table-cell>
          <table:table-cell table:formula="of:=MAX([.N42:.R42])" office:value-type="float" office:value="0.83617" calcext:value-type="float">
            <text:p>0.83617</text:p>
          </table:table-cell>
          <table:table-cell office:value-type="float" office:value="0.8" calcext:value-type="float">
            <text:p>0.8</text:p>
          </table:table-cell>
          <table:table-cell office:value-type="float" office:value="0.61399" calcext:value-type="float">
            <text:p>0.613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291" calcext:value-type="float">
            <text:p>0.66291</text:p>
          </table:table-cell>
          <table:table-cell office:value-type="float" office:value="0.67574" calcext:value-type="float">
            <text:p>0.67574</text:p>
          </table:table-cell>
          <table:table-cell table:formula="of:=MAX([.U42:.Z42])" office:value-type="float" office:value="0.8" calcext:value-type="float">
            <text:p>0.8</text:p>
          </table:table-cell>
          <table:table-cell table:formula="of:=MAX([.V42:.Z42])" office:value-type="float" office:value="0.67574" calcext:value-type="float">
            <text:p>0.67574</text:p>
          </table:table-cell>
          <table:table-cell office:value-type="float" office:value="0.779" calcext:value-type="float">
            <text:p>0.779</text:p>
          </table:table-cell>
          <table:table-cell office:value-type="float" office:value="0.88254" calcext:value-type="float">
            <text:p>0.88254</text:p>
          </table:table-cell>
          <table:table-cell office:value-type="float" office:value="0.5" calcext:value-type="float">
            <text:p>0.5</text:p>
          </table:table-cell>
          <table:table-cell office:value-type="float" office:value="0.78334" calcext:value-type="float">
            <text:p>0.78334</text:p>
          </table:table-cell>
          <table:table-cell office:value-type="float" office:value="0.77957" calcext:value-type="float">
            <text:p>0.77957</text:p>
          </table:table-cell>
          <table:table-cell office:value-type="float" office:value="0.81105" calcext:value-type="float">
            <text:p>0.81105</text:p>
          </table:table-cell>
          <table:table-cell table:formula="of:=MAX([.AC42:.AH42])" office:value-type="float" office:value="0.88254" calcext:value-type="float">
            <text:p>0.88254</text:p>
          </table:table-cell>
          <table:table-cell table:formula="of:=MAX([.AD42:.AH42])" office:value-type="float" office:value="0.88254" calcext:value-type="float">
            <text:p>0.88254</text:p>
          </table:table-cell>
        </table:table-row>
        <table:table-row table:style-name="ro1">
          <table:table-cell office:value-type="string" calcext:value-type="string">
            <text:p>STAIRS_-_GOING_UP</text:p>
          </table:table-cell>
          <table:table-cell office:value-type="float" office:value="0.708" calcext:value-type="float">
            <text:p>0.708</text:p>
          </table:table-cell>
          <table:table-cell office:value-type="float" office:value="0.57998" calcext:value-type="float">
            <text:p>0.57998</text:p>
          </table:table-cell>
          <table:table-cell office:value-type="float" office:value="0.49963" calcext:value-type="float">
            <text:p>0.49963</text:p>
          </table:table-cell>
          <table:table-cell office:value-type="float" office:value="0.91942" calcext:value-type="float">
            <text:p>0.91942</text:p>
          </table:table-cell>
          <table:table-cell office:value-type="float" office:value="0.64145" calcext:value-type="float">
            <text:p>0.64145</text:p>
          </table:table-cell>
          <table:table-cell office:value-type="float" office:value="0.52842" calcext:value-type="float">
            <text:p>0.52842</text:p>
          </table:table-cell>
          <table:table-cell/>
          <table:table-cell office:value-type="float" office:value="0.708" calcext:value-type="float">
            <text:p>0.708</text:p>
          </table:table-cell>
          <table:table-cell table:style-name="ce43" office:value-type="float" office:value="0.91942" calcext:value-type="float">
            <text:p>0.91942</text:p>
          </table:table-cell>
          <table:table-cell table:style-name="ce94" office:value-type="float" office:value="0.91942" calcext:value-type="float">
            <text:p>0.91942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64859" calcext:value-type="float">
            <text:p>0.64859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6348" calcext:value-type="float">
            <text:p>0.6348</text:p>
          </table:table-cell>
          <table:table-cell table:formula="of:=MAX([.M43:.R43])" office:value-type="float" office:value="0.8497" calcext:value-type="float">
            <text:p>0.8497</text:p>
          </table:table-cell>
          <table:table-cell table:formula="of:=MAX([.N43:.R43])" office:value-type="float" office:value="0.8497" calcext:value-type="float">
            <text:p>0.8497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104" calcext:value-type="float">
            <text:p>0.6710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73" calcext:value-type="float">
            <text:p>0.69373</text:p>
          </table:table-cell>
          <table:table-cell office:value-type="float" office:value="0.60162" calcext:value-type="float">
            <text:p>0.60162</text:p>
          </table:table-cell>
          <table:table-cell table:formula="of:=MAX([.U43:.Z43])" office:value-type="float" office:value="0.755" calcext:value-type="float">
            <text:p>0.755</text:p>
          </table:table-cell>
          <table:table-cell table:formula="of:=MAX([.V43:.Z43])" office:value-type="float" office:value="0.69373" calcext:value-type="float">
            <text:p>0.6937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0.5" calcext:value-type="float">
            <text:p>0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0.75066" calcext:value-type="float">
            <text:p>0.75066</text:p>
          </table:table-cell>
          <table:table-cell table:formula="of:=MAX([.AC43:.AH43])" office:value-type="float" office:value="0.8889" calcext:value-type="float">
            <text:p>0.8889</text:p>
          </table:table-cell>
          <table:table-cell table:formula="of:=MAX([.AD43:.AH43])" office:value-type="float" office:value="0.8889" calcext:value-type="float">
            <text:p>0.8889</text:p>
          </table:table-cell>
        </table:table-row>
        <table:table-row table:style-name="ro1">
          <table:table-cell office:value-type="string" calcext:value-type="string">
            <text:p>STAIRS_-_GOING_DOWN</text:p>
          </table:table-cell>
          <table:table-cell office:value-type="float" office:value="0.707" calcext:value-type="float">
            <text:p>0.707</text:p>
          </table:table-cell>
          <table:table-cell office:value-type="float" office:value="0.56694" calcext:value-type="float">
            <text:p>0.56694</text:p>
          </table:table-cell>
          <table:table-cell office:value-type="float" office:value="0.54765" calcext:value-type="float">
            <text:p>0.54765</text:p>
          </table:table-cell>
          <table:table-cell office:value-type="float" office:value="0.83338" calcext:value-type="float">
            <text:p>0.83338</text:p>
          </table:table-cell>
          <table:table-cell office:value-type="float" office:value="0.64219" calcext:value-type="float">
            <text:p>0.64219</text:p>
          </table:table-cell>
          <table:table-cell office:value-type="float" office:value="0.56541" calcext:value-type="float">
            <text:p>0.56541</text:p>
          </table:table-cell>
          <table:table-cell/>
          <table:table-cell office:value-type="float" office:value="0.707" calcext:value-type="float">
            <text:p>0.707</text:p>
          </table:table-cell>
          <table:table-cell table:style-name="ce44" office:value-type="float" office:value="0.83338" calcext:value-type="float">
            <text:p>0.83338</text:p>
          </table:table-cell>
          <table:table-cell table:style-name="ce95" office:value-type="float" office:value="0.83338" calcext:value-type="float">
            <text:p>0.83338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48849" calcext:value-type="float">
            <text:p>0.48849</text:p>
          </table:table-cell>
          <table:table-cell office:value-type="float" office:value="0.82951" calcext:value-type="float">
            <text:p>0.82951</text:p>
          </table:table-cell>
          <table:table-cell office:value-type="float" office:value="0.74387" calcext:value-type="float">
            <text:p>0.74387</text:p>
          </table:table-cell>
          <table:table-cell office:value-type="float" office:value="0.66259" calcext:value-type="float">
            <text:p>0.66259</text:p>
          </table:table-cell>
          <table:table-cell table:formula="of:=MAX([.M44:.R44])" office:value-type="float" office:value="0.82951" calcext:value-type="float">
            <text:p>0.82951</text:p>
          </table:table-cell>
          <table:table-cell table:formula="of:=MAX([.N44:.R44])" office:value-type="float" office:value="0.82951" calcext:value-type="float">
            <text:p>0.829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3492" calcext:value-type="float">
            <text:p>0.6349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1393" calcext:value-type="float">
            <text:p>0.71393</text:p>
          </table:table-cell>
          <table:table-cell office:value-type="float" office:value="0.60989" calcext:value-type="float">
            <text:p>0.60989</text:p>
          </table:table-cell>
          <table:table-cell table:formula="of:=MAX([.U44:.Z44])" office:value-type="float" office:value="1" calcext:value-type="float">
            <text:p>1</text:p>
          </table:table-cell>
          <table:table-cell table:formula="of:=MAX([.V44:.Z44])" office:value-type="float" office:value="1" calcext:value-type="float">
            <text:p>1</text:p>
          </table:table-cell>
          <table:table-cell office:value-type="float" office:value="0.728" calcext:value-type="float">
            <text:p>0.728</text:p>
          </table:table-cell>
          <table:table-cell office:value-type="float" office:value="0.63074" calcext:value-type="float">
            <text:p>0.63074</text:p>
          </table:table-cell>
          <table:table-cell office:value-type="float" office:value="0.5" calcext:value-type="float">
            <text:p>0.5</text:p>
          </table:table-cell>
          <table:table-cell office:value-type="float" office:value="0.77778" calcext:value-type="float">
            <text:p>0.77778</text:p>
          </table:table-cell>
          <table:table-cell office:value-type="float" office:value="0.79744" calcext:value-type="float">
            <text:p>0.79744</text:p>
          </table:table-cell>
          <table:table-cell office:value-type="float" office:value="0.74856" calcext:value-type="float">
            <text:p>0.74856</text:p>
          </table:table-cell>
          <table:table-cell table:formula="of:=MAX([.AC44:.AH44])" office:value-type="float" office:value="0.79744" calcext:value-type="float">
            <text:p>0.79744</text:p>
          </table:table-cell>
          <table:table-cell table:formula="of:=MAX([.AD44:.AH44])" office:value-type="float" office:value="0.79744" calcext:value-type="float">
            <text:p>0.79744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0.783" calcext:value-type="float">
            <text:p>0.783</text:p>
          </table:table-cell>
          <table:table-cell office:value-type="float" office:value="0.88286" calcext:value-type="float">
            <text:p>0.88286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57918" calcext:value-type="float">
            <text:p>0.57918</text:p>
          </table:table-cell>
          <table:table-cell office:value-type="float" office:value="0.71715" calcext:value-type="float">
            <text:p>0.71715</text:p>
          </table:table-cell>
          <table:table-cell/>
          <table:table-cell office:value-type="float" office:value="0.783" calcext:value-type="float">
            <text:p>0.783</text:p>
          </table:table-cell>
          <table:table-cell table:style-name="ce45" office:value-type="float" office:value="0.88286" calcext:value-type="float">
            <text:p>0.88286</text:p>
          </table:table-cell>
          <table:table-cell table:style-name="ce96" office:value-type="float" office:value="0.88286" calcext:value-type="float">
            <text:p>0.88286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0.87107" calcext:value-type="float">
            <text:p>0.87107</text:p>
          </table:table-cell>
          <table:table-cell office:value-type="float" office:value="0.64451" calcext:value-type="float">
            <text:p>0.64451</text:p>
          </table:table-cell>
          <table:table-cell office:value-type="float" office:value="0.87195" calcext:value-type="float">
            <text:p>0.87195</text:p>
          </table:table-cell>
          <table:table-cell office:value-type="float" office:value="0.75926" calcext:value-type="float">
            <text:p>0.75926</text:p>
          </table:table-cell>
          <table:table-cell office:value-type="float" office:value="0.63775" calcext:value-type="float">
            <text:p>0.63775</text:p>
          </table:table-cell>
          <table:table-cell table:formula="of:=MAX([.M45:.R45])" office:value-type="float" office:value="0.87195" calcext:value-type="float">
            <text:p>0.87195</text:p>
          </table:table-cell>
          <table:table-cell table:formula="of:=MAX([.N45:.R45])" office:value-type="float" office:value="0.87195" calcext:value-type="float">
            <text:p>0.871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255" calcext:value-type="float">
            <text:p>0.8525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8753" calcext:value-type="float">
            <text:p>0.78753</text:p>
          </table:table-cell>
          <table:table-cell office:value-type="float" office:value="0.83219" calcext:value-type="float">
            <text:p>0.83219</text:p>
          </table:table-cell>
          <table:table-cell table:formula="of:=MAX([.U45:.Z45])" office:value-type="float" office:value="1" calcext:value-type="float">
            <text:p>1</text:p>
          </table:table-cell>
          <table:table-cell table:formula="of:=MAX([.V45:.Z45])" office:value-type="float" office:value="1" calcext:value-type="float">
            <text:p>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2253" calcext:value-type="float">
            <text:p>0.72253</text:p>
          </table:table-cell>
          <table:table-cell office:value-type="float" office:value="0.5" calcext:value-type="float">
            <text:p>0.5</text:p>
          </table:table-cell>
          <table:table-cell office:value-type="float" office:value="0.74786" calcext:value-type="float">
            <text:p>0.74786</text:p>
          </table:table-cell>
          <table:table-cell office:value-type="float" office:value="0.84322" calcext:value-type="float">
            <text:p>0.84322</text:p>
          </table:table-cell>
          <table:table-cell office:value-type="float" office:value="0.79948" calcext:value-type="float">
            <text:p>0.79948</text:p>
          </table:table-cell>
          <table:table-cell table:formula="of:=MAX([.AC45:.AH45])" office:value-type="float" office:value="0.845" calcext:value-type="float">
            <text:p>0.845</text:p>
          </table:table-cell>
          <table:table-cell table:formula="of:=MAX([.AD45:.AH45])" office:value-type="float" office:value="0.84322" calcext:value-type="float">
            <text:p>0.84322</text:p>
          </table:table-cell>
        </table:table-row>
        <table:table-row table:style-name="ro1">
          <table:table-cell office:value-type="string" calcext:value-type="string">
            <text:p>OR_standing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0.60481" calcext:value-type="float">
            <text:p>0.60481</text:p>
          </table:table-cell>
          <table:table-cell office:value-type="float" office:value="0.65926" calcext:value-type="float">
            <text:p>0.65926</text:p>
          </table:table-cell>
          <table:table-cell office:value-type="float" office:value="0.65076" calcext:value-type="float">
            <text:p>0.65076</text:p>
          </table:table-cell>
          <table:table-cell office:value-type="float" office:value="0.63253" calcext:value-type="float">
            <text:p>0.63253</text:p>
          </table:table-cell>
          <table:table-cell/>
          <table:table-cell office:value-type="float" office:value="0.678" calcext:value-type="float">
            <text:p>0.678</text:p>
          </table:table-cell>
          <table:table-cell table:style-name="ce46" office:value-type="float" office:value="0.678" calcext:value-type="float">
            <text:p>0.678</text:p>
          </table:table-cell>
          <table:table-cell table:style-name="ce97" office:value-type="float" office:value="0.65926" calcext:value-type="float">
            <text:p>0.65926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57437" calcext:value-type="float">
            <text:p>0.57437</text:p>
          </table:table-cell>
          <table:table-cell office:value-type="float" office:value="0.55342" calcext:value-type="float">
            <text:p>0.55342</text:p>
          </table:table-cell>
          <table:table-cell office:value-type="float" office:value="0.53457" calcext:value-type="float">
            <text:p>0.53457</text:p>
          </table:table-cell>
          <table:table-cell office:value-type="float" office:value="0.66281" calcext:value-type="float">
            <text:p>0.66281</text:p>
          </table:table-cell>
          <table:table-cell office:value-type="float" office:value="0.62206" calcext:value-type="float">
            <text:p>0.62206</text:p>
          </table:table-cell>
          <table:table-cell table:formula="of:=MAX([.M46:.R46])" office:value-type="float" office:value="0.677" calcext:value-type="float">
            <text:p>0.677</text:p>
          </table:table-cell>
          <table:table-cell table:formula="of:=MAX([.N46:.R46])" office:value-type="float" office:value="0.66281" calcext:value-type="float">
            <text:p>0.662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5698" calcext:value-type="float">
            <text:p>0.5569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0695" calcext:value-type="float">
            <text:p>0.60695</text:p>
          </table:table-cell>
          <table:table-cell table:formula="of:=MAX([.U46:.Z46])" office:value-type="float" office:value="0.668" calcext:value-type="float">
            <text:p>0.668</text:p>
          </table:table-cell>
          <table:table-cell table:formula="of:=MAX([.V46:.Z46])" office:value-type="float" office:value="0.61811" calcext:value-type="float">
            <text:p>0.6181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932" calcext:value-type="float">
            <text:p>0.58932</text:p>
          </table:table-cell>
          <table:table-cell office:value-type="float" office:value="0.5" calcext:value-type="float">
            <text:p>0.5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63339" calcext:value-type="float">
            <text:p>0.63339</text:p>
          </table:table-cell>
          <table:table-cell office:value-type="float" office:value="0.5764" calcext:value-type="float">
            <text:p>0.5764</text:p>
          </table:table-cell>
          <table:table-cell table:formula="of:=MAX([.AC46:.AH46])" office:value-type="float" office:value="0.667" calcext:value-type="float">
            <text:p>0.667</text:p>
          </table:table-cell>
          <table:table-cell table:formula="of:=MAX([.AD46:.AH46])" office:value-type="float" office:value="0.6463" calcext:value-type="float">
            <text:p>0.6463</text:p>
          </table:table-cell>
        </table:table-row>
        <table:table-row table:style-name="ro1">
          <table:table-cell office:value-type="string" calcext:value-type="string">
            <text:p>AT_SCHOOL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784" calcext:value-type="float">
            <text:p>0.69784</text:p>
          </table:table-cell>
          <table:table-cell office:value-type="float" office:value="0.72978" calcext:value-type="float">
            <text:p>0.72978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1265" calcext:value-type="float">
            <text:p>0.61265</text:p>
          </table:table-cell>
          <table:table-cell/>
          <table:table-cell office:value-type="float" office:value="0.748" calcext:value-type="float">
            <text:p>0.748</text:p>
          </table:table-cell>
          <table:table-cell table:style-name="ce47" office:value-type="float" office:value="0.748" calcext:value-type="float">
            <text:p>0.748</text:p>
          </table:table-cell>
          <table:table-cell table:style-name="ce98" office:value-type="float" office:value="0.7422" calcext:value-type="float">
            <text:p>0.7422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70592" calcext:value-type="float">
            <text:p>0.70592</text:p>
          </table:table-cell>
          <table:table-cell office:value-type="float" office:value="0.61467" calcext:value-type="float">
            <text:p>0.61467</text:p>
          </table:table-cell>
          <table:table-cell office:value-type="float" office:value="0.64701" calcext:value-type="float">
            <text:p>0.64701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0.60802" calcext:value-type="float">
            <text:p>0.60802</text:p>
          </table:table-cell>
          <table:table-cell table:formula="of:=MAX([.M47:.R47])" office:value-type="float" office:value="0.751" calcext:value-type="float">
            <text:p>0.751</text:p>
          </table:table-cell>
          <table:table-cell table:formula="of:=MAX([.N47:.R47])" office:value-type="float" office:value="0.70592" calcext:value-type="float">
            <text:p>0.7059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5307" calcext:value-type="float">
            <text:p>0.6530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547" calcext:value-type="float">
            <text:p>0.75547</text:p>
          </table:table-cell>
          <table:table-cell office:value-type="float" office:value="0.64045" calcext:value-type="float">
            <text:p>0.64045</text:p>
          </table:table-cell>
          <table:table-cell table:formula="of:=MAX([.U47:.Z47])" office:value-type="float" office:value="0.75547" calcext:value-type="float">
            <text:p>0.75547</text:p>
          </table:table-cell>
          <table:table-cell table:formula="of:=MAX([.V47:.Z47])" office:value-type="float" office:value="0.75547" calcext:value-type="float">
            <text:p>0.755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5" calcext:value-type="float">
            <text:p>0.5</text:p>
          </table:table-cell>
          <table:table-cell office:value-type="float" office:value="0.72786" calcext:value-type="float">
            <text:p>0.72786</text:p>
          </table:table-cell>
          <table:table-cell office:value-type="float" office:value="0.76093" calcext:value-type="float">
            <text:p>0.76093</text:p>
          </table:table-cell>
          <table:table-cell office:value-type="float" office:value="0.7052" calcext:value-type="float">
            <text:p>0.7052</text:p>
          </table:table-cell>
          <table:table-cell table:formula="of:=MAX([.AC47:.AH47])" office:value-type="float" office:value="0.76093" calcext:value-type="float">
            <text:p>0.76093</text:p>
          </table:table-cell>
          <table:table-cell table:formula="of:=MAX([.AD47:.AH47])" office:value-type="float" office:value="0.76093" calcext:value-type="float">
            <text:p>0.76093</text:p>
          </table:table-cell>
        </table:table-row>
        <table:table-row table:style-name="ro1">
          <table:table-cell office:value-type="string" calcext:value-type="string">
            <text:p>PHONE_IN_HAND</text:p>
          </table:table-cell>
          <table:table-cell office:value-type="float" office:value="0.699" calcext:value-type="float">
            <text:p>0.699</text:p>
          </table:table-cell>
          <table:table-cell office:value-type="float" office:value="0.62116" calcext:value-type="float">
            <text:p>0.62116</text:p>
          </table:table-cell>
          <table:table-cell office:value-type="float" office:value="0.66427" calcext:value-type="float">
            <text:p>0.66427</text:p>
          </table:table-cell>
          <table:table-cell office:value-type="float" office:value="0.69299" calcext:value-type="float">
            <text:p>0.69299</text:p>
          </table:table-cell>
          <table:table-cell office:value-type="float" office:value="0.60203" calcext:value-type="float">
            <text:p>0.60203</text:p>
          </table:table-cell>
          <table:table-cell office:value-type="float" office:value="0.59767" calcext:value-type="float">
            <text:p>0.59767</text:p>
          </table:table-cell>
          <table:table-cell/>
          <table:table-cell office:value-type="float" office:value="0.699" calcext:value-type="float">
            <text:p>0.699</text:p>
          </table:table-cell>
          <table:table-cell table:style-name="ce48" office:value-type="float" office:value="0.699" calcext:value-type="float">
            <text:p>0.699</text:p>
          </table:table-cell>
          <table:table-cell table:style-name="ce99" office:value-type="float" office:value="0.69299" calcext:value-type="float">
            <text:p>0.69299</text:p>
          </table:table-cell>
          <table:table-cell/>
          <table:table-cell office:value-type="float" office:value="0.692" calcext:value-type="float">
            <text:p>0.692</text:p>
          </table:table-cell>
          <table:table-cell office:value-type="float" office:value="0.60552" calcext:value-type="float">
            <text:p>0.60552</text:p>
          </table:table-cell>
          <table:table-cell office:value-type="float" office:value="0.53274" calcext:value-type="float">
            <text:p>0.53274</text:p>
          </table:table-cell>
          <table:table-cell office:value-type="float" office:value="0.52972" calcext:value-type="float">
            <text:p>0.52972</text:p>
          </table:table-cell>
          <table:table-cell office:value-type="float" office:value="0.65547" calcext:value-type="float">
            <text:p>0.65547</text:p>
          </table:table-cell>
          <table:table-cell office:value-type="float" office:value="0.56727" calcext:value-type="float">
            <text:p>0.56727</text:p>
          </table:table-cell>
          <table:table-cell table:formula="of:=MAX([.M48:.R48])" office:value-type="float" office:value="0.692" calcext:value-type="float">
            <text:p>0.692</text:p>
          </table:table-cell>
          <table:table-cell table:formula="of:=MAX([.N48:.R48])" office:value-type="float" office:value="0.65547" calcext:value-type="float">
            <text:p>0.65547</text:p>
          </table:table-cell>
          <table:table-cell office:value-type="float" office:value="0.695" calcext:value-type="float">
            <text:p>0.695</text:p>
          </table:table-cell>
          <table:table-cell office:value-type="float" office:value="0.59192" calcext:value-type="float">
            <text:p>0.591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53753" calcext:value-type="float">
            <text:p>0.53753</text:p>
          </table:table-cell>
          <table:table-cell table:formula="of:=MAX([.U48:.Z48])" office:value-type="float" office:value="0.695" calcext:value-type="float">
            <text:p>0.695</text:p>
          </table:table-cell>
          <table:table-cell table:formula="of:=MAX([.V48:.Z48])" office:value-type="float" office:value="0.64721" calcext:value-type="float">
            <text:p>0.6472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0451" calcext:value-type="float">
            <text:p>0.60451</text:p>
          </table:table-cell>
          <table:table-cell office:value-type="float" office:value="0.5" calcext:value-type="float">
            <text:p>0.5</text:p>
          </table:table-cell>
          <table:table-cell office:value-type="float" office:value="0.69486" calcext:value-type="float">
            <text:p>0.69486</text:p>
          </table:table-cell>
          <table:table-cell office:value-type="float" office:value="0.66309" calcext:value-type="float">
            <text:p>0.66309</text:p>
          </table:table-cell>
          <table:table-cell office:value-type="float" office:value="0.65531" calcext:value-type="float">
            <text:p>0.65531</text:p>
          </table:table-cell>
          <table:table-cell table:formula="of:=MAX([.AC48:.AH48])" office:value-type="float" office:value="0.69486" calcext:value-type="float">
            <text:p>0.69486</text:p>
          </table:table-cell>
          <table:table-cell table:formula="of:=MAX([.AD48:.AH48])" office:value-type="float" office:value="0.69486" calcext:value-type="float">
            <text:p>0.69486</text:p>
          </table:table-cell>
        </table:table-row>
        <table:table-row table:style-name="ro1">
          <table:table-cell office:value-type="string" calcext:value-type="string">
            <text:p>PHONE_IN_BAG</text:p>
          </table:table-cell>
          <table:table-cell office:value-type="float" office:value="0.752" calcext:value-type="float">
            <text:p>0.752</text:p>
          </table:table-cell>
          <table:table-cell office:value-type="float" office:value="0.65359" calcext:value-type="float">
            <text:p>0.65359</text:p>
          </table:table-cell>
          <table:table-cell office:value-type="float" office:value="0.66307" calcext:value-type="float">
            <text:p>0.66307</text:p>
          </table:table-cell>
          <table:table-cell office:value-type="float" office:value="0.69575" calcext:value-type="float">
            <text:p>0.69575</text:p>
          </table:table-cell>
          <table:table-cell office:value-type="float" office:value="0.53659" calcext:value-type="float">
            <text:p>0.53659</text:p>
          </table:table-cell>
          <table:table-cell office:value-type="float" office:value="0.58201" calcext:value-type="float">
            <text:p>0.58201</text:p>
          </table:table-cell>
          <table:table-cell/>
          <table:table-cell office:value-type="float" office:value="0.752" calcext:value-type="float">
            <text:p>0.752</text:p>
          </table:table-cell>
          <table:table-cell table:style-name="ce49" office:value-type="float" office:value="0.752" calcext:value-type="float">
            <text:p>0.752</text:p>
          </table:table-cell>
          <table:table-cell table:style-name="ce100" office:value-type="float" office:value="0.69575" calcext:value-type="float">
            <text:p>0.69575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632" calcext:value-type="float">
            <text:p>0.76632</text:p>
          </table:table-cell>
          <table:table-cell office:value-type="float" office:value="0.57723" calcext:value-type="float">
            <text:p>0.57723</text:p>
          </table:table-cell>
          <table:table-cell office:value-type="float" office:value="0.54775" calcext:value-type="float">
            <text:p>0.54775</text:p>
          </table:table-cell>
          <table:table-cell office:value-type="float" office:value="0.54832" calcext:value-type="float">
            <text:p>0.54832</text:p>
          </table:table-cell>
          <table:table-cell office:value-type="float" office:value="0.64051" calcext:value-type="float">
            <text:p>0.64051</text:p>
          </table:table-cell>
          <table:table-cell table:formula="of:=MAX([.M49:.R49])" office:value-type="float" office:value="0.76632" calcext:value-type="float">
            <text:p>0.76632</text:p>
          </table:table-cell>
          <table:table-cell table:formula="of:=MAX([.N49:.R49])" office:value-type="float" office:value="0.76632" calcext:value-type="float">
            <text:p>0.7663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487" calcext:value-type="float">
            <text:p>0.7648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5075" calcext:value-type="float">
            <text:p>0.55075</text:p>
          </table:table-cell>
          <table:table-cell office:value-type="float" office:value="0.627" calcext:value-type="float">
            <text:p>0.627</text:p>
          </table:table-cell>
          <table:table-cell table:formula="of:=MAX([.U49:.Z49])" office:value-type="float" office:value="0.76487" calcext:value-type="float">
            <text:p>0.76487</text:p>
          </table:table-cell>
          <table:table-cell table:formula="of:=MAX([.V49:.Z49])" office:value-type="float" office:value="0.76487" calcext:value-type="float">
            <text:p>0.7648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915" calcext:value-type="float">
            <text:p>0.78915</text:p>
          </table:table-cell>
          <table:table-cell office:value-type="float" office:value="0.5" calcext:value-type="float">
            <text:p>0.5</text:p>
          </table:table-cell>
          <table:table-cell office:value-type="float" office:value="0.79499" calcext:value-type="float">
            <text:p>0.79499</text:p>
          </table:table-cell>
          <table:table-cell office:value-type="float" office:value="0.57261" calcext:value-type="float">
            <text:p>0.57261</text:p>
          </table:table-cell>
          <table:table-cell office:value-type="float" office:value="0.60046" calcext:value-type="float">
            <text:p>0.60046</text:p>
          </table:table-cell>
          <table:table-cell table:formula="of:=MAX([.AC49:.AH49])" office:value-type="float" office:value="0.79499" calcext:value-type="float">
            <text:p>0.79499</text:p>
          </table:table-cell>
          <table:table-cell table:formula="of:=MAX([.AD49:.AH49])" office:value-type="float" office:value="0.79499" calcext:value-type="float">
            <text:p>0.79499</text:p>
          </table:table-cell>
        </table:table-row>
        <table:table-row table:style-name="ro1">
          <table:table-cell office:value-type="string" calcext:value-type="string">
            <text:p>PHONE_ON_TABLE</text:p>
          </table:table-cell>
          <table:table-cell office:value-type="float" office:value="0.804" calcext:value-type="float">
            <text:p>0.804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56961" calcext:value-type="float">
            <text:p>0.56961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54545" calcext:value-type="float">
            <text:p>0.54545</text:p>
          </table:table-cell>
          <table:table-cell office:value-type="float" office:value="0.62967" calcext:value-type="float">
            <text:p>0.62967</text:p>
          </table:table-cell>
          <table:table-cell/>
          <table:table-cell office:value-type="float" office:value="0.804" calcext:value-type="float">
            <text:p>0.804</text:p>
          </table:table-cell>
          <table:table-cell table:style-name="ce50" office:value-type="float" office:value="0.804" calcext:value-type="float">
            <text:p>0.804</text:p>
          </table:table-cell>
          <table:table-cell table:style-name="ce101" office:value-type="float" office:value="0.62967" calcext:value-type="float">
            <text:p>0.62967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0.59209" calcext:value-type="float">
            <text:p>0.59209</text:p>
          </table:table-cell>
          <table:table-cell office:value-type="float" office:value="0.59184" calcext:value-type="float">
            <text:p>0.59184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56311" calcext:value-type="float">
            <text:p>0.56311</text:p>
          </table:table-cell>
          <table:table-cell office:value-type="float" office:value="0.64089" calcext:value-type="float">
            <text:p>0.64089</text:p>
          </table:table-cell>
          <table:table-cell table:formula="of:=MAX([.M50:.R50])" office:value-type="float" office:value="0.797" calcext:value-type="float">
            <text:p>0.797</text:p>
          </table:table-cell>
          <table:table-cell table:formula="of:=MAX([.N50:.R50])" office:value-type="float" office:value="0.64089" calcext:value-type="float">
            <text:p>0.64089</text:p>
          </table:table-cell>
          <table:table-cell office:value-type="float" office:value="0.802" calcext:value-type="float">
            <text:p>0.802</text:p>
          </table:table-cell>
          <table:table-cell office:value-type="float" office:value="0.57342" calcext:value-type="float">
            <text:p>0.5734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6664" calcext:value-type="float">
            <text:p>0.56664</text:p>
          </table:table-cell>
          <table:table-cell office:value-type="float" office:value="0.64024" calcext:value-type="float">
            <text:p>0.64024</text:p>
          </table:table-cell>
          <table:table-cell table:formula="of:=MAX([.U50:.Z50])" office:value-type="float" office:value="0.802" calcext:value-type="float">
            <text:p>0.802</text:p>
          </table:table-cell>
          <table:table-cell table:formula="of:=MAX([.V50:.Z50])" office:value-type="float" office:value="0.64024" calcext:value-type="float">
            <text:p>0.64024</text:p>
          </table:table-cell>
          <table:table-cell office:value-type="float" office:value="0.801" calcext:value-type="float">
            <text:p>0.801</text:p>
          </table:table-cell>
          <table:table-cell office:value-type="float" office:value="0.63498" calcext:value-type="float">
            <text:p>0.63498</text:p>
          </table:table-cell>
          <table:table-cell office:value-type="float" office:value="0.5" calcext:value-type="float">
            <text:p>0.5</text:p>
          </table:table-cell>
          <table:table-cell office:value-type="float" office:value="0.64159" calcext:value-type="float">
            <text:p>0.64159</text:p>
          </table:table-cell>
          <table:table-cell office:value-type="float" office:value="0.65061" calcext:value-type="float">
            <text:p>0.65061</text:p>
          </table:table-cell>
          <table:table-cell office:value-type="float" office:value="0.66753" calcext:value-type="float">
            <text:p>0.66753</text:p>
          </table:table-cell>
          <table:table-cell table:formula="of:=MAX([.AC50:.AH50])" office:value-type="float" office:value="0.801" calcext:value-type="float">
            <text:p>0.801</text:p>
          </table:table-cell>
          <table:table-cell table:formula="of:=MAX([.AD50:.AH50])" office:value-type="float" office:value="0.66753" calcext:value-type="float">
            <text:p>0.66753</text:p>
          </table:table-cell>
        </table:table-row>
        <table:table-row table:style-name="ro1">
          <table:table-cell office:value-type="string" calcext:value-type="string">
            <text:p>WITH_CO-WORKERS</text:p>
          </table:table-cell>
          <table:table-cell office:value-type="float" office:value="0.72" calcext:value-type="float">
            <text:p>0.72</text:p>
          </table:table-cell>
          <table:table-cell office:value-type="float" office:value="0.57698" calcext:value-type="float">
            <text:p>0.57698</text:p>
          </table:table-cell>
          <table:table-cell office:value-type="float" office:value="0.80571" calcext:value-type="float">
            <text:p>0.8057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72616" calcext:value-type="float">
            <text:p>0.72616</text:p>
          </table:table-cell>
          <table:table-cell office:value-type="float" office:value="0.50476" calcext:value-type="float">
            <text:p>0.50476</text:p>
          </table:table-cell>
          <table:table-cell/>
          <table:table-cell office:value-type="float" office:value="0.72" calcext:value-type="float">
            <text:p>0.72</text:p>
          </table:table-cell>
          <table:table-cell table:style-name="ce51" office:value-type="float" office:value="0.80571" calcext:value-type="float">
            <text:p>0.80571</text:p>
          </table:table-cell>
          <table:table-cell table:style-name="ce102" office:value-type="float" office:value="0.80571" calcext:value-type="float">
            <text:p>0.80571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61729" calcext:value-type="float">
            <text:p>0.61729</text:p>
          </table:table-cell>
          <table:table-cell office:value-type="float" office:value="0.52195" calcext:value-type="float">
            <text:p>0.52195</text:p>
          </table:table-cell>
          <table:table-cell office:value-type="float" office:value="0.65424" calcext:value-type="float">
            <text:p>0.65424</text:p>
          </table:table-cell>
          <table:table-cell office:value-type="float" office:value="0.65443" calcext:value-type="float">
            <text:p>0.65443</text:p>
          </table:table-cell>
          <table:table-cell office:value-type="float" office:value="0.5581" calcext:value-type="float">
            <text:p>0.5581</text:p>
          </table:table-cell>
          <table:table-cell table:formula="of:=MAX([.M51:.R51])" office:value-type="float" office:value="0.752" calcext:value-type="float">
            <text:p>0.752</text:p>
          </table:table-cell>
          <table:table-cell table:formula="of:=MAX([.N51:.R51])" office:value-type="float" office:value="0.65443" calcext:value-type="float">
            <text:p>0.654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66721" calcext:value-type="float">
            <text:p>0.6672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033" calcext:value-type="float">
            <text:p>0.68033</text:p>
          </table:table-cell>
          <table:table-cell office:value-type="float" office:value="0.69267" calcext:value-type="float">
            <text:p>0.69267</text:p>
          </table:table-cell>
          <table:table-cell table:formula="of:=MAX([.U51:.Z51])" office:value-type="float" office:value="0.755" calcext:value-type="float">
            <text:p>0.755</text:p>
          </table:table-cell>
          <table:table-cell table:formula="of:=MAX([.V51:.Z51])" office:value-type="float" office:value="0.69267" calcext:value-type="float">
            <text:p>0.69267</text:p>
          </table:table-cell>
          <table:table-cell office:value-type="float" office:value="0.778" calcext:value-type="float">
            <text:p>0.778</text:p>
          </table:table-cell>
          <table:table-cell office:value-type="float" office:value="0.73556" calcext:value-type="float">
            <text:p>0.73556</text:p>
          </table:table-cell>
          <table:table-cell office:value-type="float" office:value="0.5" calcext:value-type="float">
            <text:p>0.5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3383" calcext:value-type="float">
            <text:p>0.73383</text:p>
          </table:table-cell>
          <table:table-cell office:value-type="float" office:value="0.79971" calcext:value-type="float">
            <text:p>0.79971</text:p>
          </table:table-cell>
          <table:table-cell table:formula="of:=MAX([.AC51:.AH51])" office:value-type="float" office:value="0.79971" calcext:value-type="float">
            <text:p>0.79971</text:p>
          </table:table-cell>
          <table:table-cell table:formula="of:=MAX([.AD51:.AH51])" office:value-type="float" office:value="0.79971" calcext:value-type="float">
            <text:p>0.79971</text:p>
          </table:table-cell>
        </table:table-row>
        <table:table-row table:style-name="ro1">
          <table:table-cell office:value-type="string" calcext:value-type="string">
            <text:p>WITH_FRIENDS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333" calcext:value-type="float">
            <text:p>0.62333</text:p>
          </table:table-cell>
          <table:table-cell office:value-type="float" office:value="0.68124" calcext:value-type="float">
            <text:p>0.68124</text:p>
          </table:table-cell>
          <table:table-cell office:value-type="float" office:value="0.57884" calcext:value-type="float">
            <text:p>0.57884</text:p>
          </table:table-cell>
          <table:table-cell office:value-type="float" office:value="0.57358" calcext:value-type="float">
            <text:p>0.57358</text:p>
          </table:table-cell>
          <table:table-cell office:value-type="float" office:value="0.58209" calcext:value-type="float">
            <text:p>0.58209</text:p>
          </table:table-cell>
          <table:table-cell/>
          <table:table-cell office:value-type="float" office:value="0.613" calcext:value-type="float">
            <text:p>0.613</text:p>
          </table:table-cell>
          <table:table-cell table:style-name="ce52" office:value-type="float" office:value="0.68124" calcext:value-type="float">
            <text:p>0.68124</text:p>
          </table:table-cell>
          <table:table-cell table:style-name="ce103" office:value-type="float" office:value="0.68124" calcext:value-type="float">
            <text:p>0.68124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0.67636" calcext:value-type="float">
            <text:p>0.67636</text:p>
          </table:table-cell>
          <table:table-cell office:value-type="float" office:value="0.50028" calcext:value-type="float">
            <text:p>0.50028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4795" calcext:value-type="float">
            <text:p>0.54795</text:p>
          </table:table-cell>
          <table:table-cell table:formula="of:=MAX([.M52:.R52])" office:value-type="float" office:value="0.67636" calcext:value-type="float">
            <text:p>0.67636</text:p>
          </table:table-cell>
          <table:table-cell table:formula="of:=MAX([.N52:.R52])" office:value-type="float" office:value="0.67636" calcext:value-type="float">
            <text:p>0.67636</text:p>
          </table:table-cell>
          <table:table-cell office:value-type="float" office:value="0.636" calcext:value-type="float">
            <text:p>0.636</text:p>
          </table:table-cell>
          <table:table-cell office:value-type="float" office:value="0.56508" calcext:value-type="float">
            <text:p>0.565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053" calcext:value-type="float">
            <text:p>0.66053</text:p>
          </table:table-cell>
          <table:table-cell office:value-type="float" office:value="0.53537" calcext:value-type="float">
            <text:p>0.53537</text:p>
          </table:table-cell>
          <table:table-cell table:formula="of:=MAX([.U52:.Z52])" office:value-type="float" office:value="0.66053" calcext:value-type="float">
            <text:p>0.66053</text:p>
          </table:table-cell>
          <table:table-cell table:formula="of:=MAX([.V52:.Z52])" office:value-type="float" office:value="0.66053" calcext:value-type="float">
            <text:p>0.66053</text:p>
          </table:table-cell>
          <table:table-cell office:value-type="float" office:value="0.635" calcext:value-type="float">
            <text:p>0.635</text:p>
          </table:table-cell>
          <table:table-cell office:value-type="float" office:value="0.57026" calcext:value-type="float">
            <text:p>0.57026</text:p>
          </table:table-cell>
          <table:table-cell office:value-type="float" office:value="0.5" calcext:value-type="float">
            <text:p>0.5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68427" calcext:value-type="float">
            <text:p>0.68427</text:p>
          </table:table-cell>
          <table:table-cell office:value-type="float" office:value="0.54774" calcext:value-type="float">
            <text:p>0.54774</text:p>
          </table:table-cell>
          <table:table-cell table:formula="of:=MAX([.AC52:.AH52])" office:value-type="float" office:value="0.68427" calcext:value-type="float">
            <text:p>0.68427</text:p>
          </table:table-cell>
          <table:table-cell table:formula="of:=MAX([.AD52:.AH52])" office:value-type="float" office:value="0.68427" calcext:value-type="float">
            <text:p>0.68427</text:p>
          </table:table-cell>
        </table:table-row>
        <calcext:conditional-formats>
          <calcext:conditional-format calcext:target-range-address="sota_mlp0H_comp.J2:sota_mlp0H_comp.J2">
            <calcext:condition calcext:apply-style-name="Untitled1" calcext:value="=[$sota_mlp0H_comp.B2]" calcext:base-cell-address="sota_mlp0H_comp.J2"/>
          </calcext:conditional-format>
          <calcext:conditional-format calcext:target-range-address="sota_mlp0H_comp.K2:sota_mlp0H_comp.K2">
            <calcext:condition calcext:apply-style-name="Untitled2" calcext:value="=[$sota_mlp0H_comp.J2]" calcext:base-cell-address="sota_mlp0H_comp.K2"/>
            <calcext:condition calcext:apply-style-name="Untitled3" calcext:value="between([$sota_mlp0H_comp.J2]-0.025,[$sota_mlp0H_comp.J2])" calcext:base-cell-address="sota_mlp0H_comp.K2"/>
            <calcext:condition calcext:apply-style-name="Untitled4" calcext:value="&lt;[$sota_mlp0H_comp.J2]-0.05" calcext:base-cell-address="sota_mlp0H_comp.K2"/>
          </calcext:conditional-format>
          <calcext:conditional-format calcext:target-range-address="sota_mlp0H_comp.K4:sota_mlp0H_comp.K4">
            <calcext:condition calcext:apply-style-name="Untitled2" calcext:value="=[$sota_mlp0H_comp.J4]" calcext:base-cell-address="sota_mlp0H_comp.K4"/>
            <calcext:condition calcext:apply-style-name="Untitled3" calcext:value="between([$sota_mlp0H_comp.J4]-0.025,[$sota_mlp0H_comp.J4])" calcext:base-cell-address="sota_mlp0H_comp.K4"/>
            <calcext:condition calcext:apply-style-name="Untitled4" calcext:value="&lt;[$sota_mlp0H_comp.J4]-0.05" calcext:base-cell-address="sota_mlp0H_comp.K4"/>
          </calcext:conditional-format>
          <calcext:conditional-format calcext:target-range-address="sota_mlp0H_comp.K5:sota_mlp0H_comp.K5">
            <calcext:condition calcext:apply-style-name="Untitled2" calcext:value="=[$sota_mlp0H_comp.J5]" calcext:base-cell-address="sota_mlp0H_comp.K5"/>
            <calcext:condition calcext:apply-style-name="Untitled3" calcext:value="between([$sota_mlp0H_comp.J5]-0.025,[$sota_mlp0H_comp.J5])" calcext:base-cell-address="sota_mlp0H_comp.K5"/>
            <calcext:condition calcext:apply-style-name="Untitled4" calcext:value="&lt;[$sota_mlp0H_comp.J5]-0.05" calcext:base-cell-address="sota_mlp0H_comp.K5"/>
          </calcext:conditional-format>
          <calcext:conditional-format calcext:target-range-address="sota_mlp0H_comp.K6:sota_mlp0H_comp.K6">
            <calcext:condition calcext:apply-style-name="Untitled2" calcext:value="=[$sota_mlp0H_comp.J6]" calcext:base-cell-address="sota_mlp0H_comp.K6"/>
            <calcext:condition calcext:apply-style-name="Untitled3" calcext:value="between([$sota_mlp0H_comp.J6]-0.025,[$sota_mlp0H_comp.J6])" calcext:base-cell-address="sota_mlp0H_comp.K6"/>
            <calcext:condition calcext:apply-style-name="Untitled4" calcext:value="&lt;[$sota_mlp0H_comp.J6]-0.05" calcext:base-cell-address="sota_mlp0H_comp.K6"/>
          </calcext:conditional-format>
          <calcext:conditional-format calcext:target-range-address="sota_mlp0H_comp.K7:sota_mlp0H_comp.K7">
            <calcext:condition calcext:apply-style-name="Untitled2" calcext:value="=[$sota_mlp0H_comp.J7]" calcext:base-cell-address="sota_mlp0H_comp.K7"/>
            <calcext:condition calcext:apply-style-name="Untitled3" calcext:value="between([$sota_mlp0H_comp.J7]-0.025,[$sota_mlp0H_comp.J7])" calcext:base-cell-address="sota_mlp0H_comp.K7"/>
            <calcext:condition calcext:apply-style-name="Untitled4" calcext:value="&lt;[$sota_mlp0H_comp.J7]-0.05" calcext:base-cell-address="sota_mlp0H_comp.K7"/>
          </calcext:conditional-format>
          <calcext:conditional-format calcext:target-range-address="sota_mlp0H_comp.K8:sota_mlp0H_comp.K8">
            <calcext:condition calcext:apply-style-name="Untitled2" calcext:value="=[$sota_mlp0H_comp.J8]" calcext:base-cell-address="sota_mlp0H_comp.K8"/>
            <calcext:condition calcext:apply-style-name="Untitled3" calcext:value="between([$sota_mlp0H_comp.J8]-0.025,[$sota_mlp0H_comp.J8])" calcext:base-cell-address="sota_mlp0H_comp.K8"/>
            <calcext:condition calcext:apply-style-name="Untitled4" calcext:value="&lt;[$sota_mlp0H_comp.J8]-0.05" calcext:base-cell-address="sota_mlp0H_comp.K8"/>
          </calcext:conditional-format>
          <calcext:conditional-format calcext:target-range-address="sota_mlp0H_comp.K9:sota_mlp0H_comp.K9">
            <calcext:condition calcext:apply-style-name="Untitled2" calcext:value="=[$sota_mlp0H_comp.J9]" calcext:base-cell-address="sota_mlp0H_comp.K9"/>
            <calcext:condition calcext:apply-style-name="Untitled3" calcext:value="between([$sota_mlp0H_comp.J9]-0.025,[$sota_mlp0H_comp.J9])" calcext:base-cell-address="sota_mlp0H_comp.K9"/>
            <calcext:condition calcext:apply-style-name="Untitled4" calcext:value="&lt;[$sota_mlp0H_comp.J9]-0.05" calcext:base-cell-address="sota_mlp0H_comp.K9"/>
          </calcext:conditional-format>
          <calcext:conditional-format calcext:target-range-address="sota_mlp0H_comp.K10:sota_mlp0H_comp.K10">
            <calcext:condition calcext:apply-style-name="Untitled2" calcext:value="=[$sota_mlp0H_comp.J10]" calcext:base-cell-address="sota_mlp0H_comp.K10"/>
            <calcext:condition calcext:apply-style-name="Untitled3" calcext:value="between([$sota_mlp0H_comp.J10]-0.025,[$sota_mlp0H_comp.J10])" calcext:base-cell-address="sota_mlp0H_comp.K10"/>
            <calcext:condition calcext:apply-style-name="Untitled4" calcext:value="&lt;[$sota_mlp0H_comp.J10]-0.05" calcext:base-cell-address="sota_mlp0H_comp.K10"/>
          </calcext:conditional-format>
          <calcext:conditional-format calcext:target-range-address="sota_mlp0H_comp.K11:sota_mlp0H_comp.K11">
            <calcext:condition calcext:apply-style-name="Untitled2" calcext:value="=[$sota_mlp0H_comp.J11]" calcext:base-cell-address="sota_mlp0H_comp.K11"/>
            <calcext:condition calcext:apply-style-name="Untitled3" calcext:value="between([$sota_mlp0H_comp.J11]-0.025,[$sota_mlp0H_comp.J11])" calcext:base-cell-address="sota_mlp0H_comp.K11"/>
            <calcext:condition calcext:apply-style-name="Untitled4" calcext:value="&lt;[$sota_mlp0H_comp.J11]-0.05" calcext:base-cell-address="sota_mlp0H_comp.K11"/>
          </calcext:conditional-format>
          <calcext:conditional-format calcext:target-range-address="sota_mlp0H_comp.K12:sota_mlp0H_comp.K12">
            <calcext:condition calcext:apply-style-name="Untitled2" calcext:value="=[$sota_mlp0H_comp.J12]" calcext:base-cell-address="sota_mlp0H_comp.K12"/>
            <calcext:condition calcext:apply-style-name="Untitled3" calcext:value="between([$sota_mlp0H_comp.J12]-0.025,[$sota_mlp0H_comp.J12])" calcext:base-cell-address="sota_mlp0H_comp.K12"/>
            <calcext:condition calcext:apply-style-name="Untitled4" calcext:value="&lt;[$sota_mlp0H_comp.J12]-0.05" calcext:base-cell-address="sota_mlp0H_comp.K12"/>
          </calcext:conditional-format>
          <calcext:conditional-format calcext:target-range-address="sota_mlp0H_comp.K13:sota_mlp0H_comp.K13">
            <calcext:condition calcext:apply-style-name="Untitled2" calcext:value="=[$sota_mlp0H_comp.J13]" calcext:base-cell-address="sota_mlp0H_comp.K13"/>
            <calcext:condition calcext:apply-style-name="Untitled3" calcext:value="between([$sota_mlp0H_comp.J13]-0.025,[$sota_mlp0H_comp.J13])" calcext:base-cell-address="sota_mlp0H_comp.K13"/>
            <calcext:condition calcext:apply-style-name="Untitled4" calcext:value="&lt;[$sota_mlp0H_comp.J13]-0.05" calcext:base-cell-address="sota_mlp0H_comp.K13"/>
          </calcext:conditional-format>
          <calcext:conditional-format calcext:target-range-address="sota_mlp0H_comp.K14:sota_mlp0H_comp.K14">
            <calcext:condition calcext:apply-style-name="Untitled2" calcext:value="=[$sota_mlp0H_comp.J14]" calcext:base-cell-address="sota_mlp0H_comp.K14"/>
            <calcext:condition calcext:apply-style-name="Untitled3" calcext:value="between([$sota_mlp0H_comp.J14]-0.025,[$sota_mlp0H_comp.J14])" calcext:base-cell-address="sota_mlp0H_comp.K14"/>
            <calcext:condition calcext:apply-style-name="Untitled4" calcext:value="&lt;[$sota_mlp0H_comp.J14]-0.05" calcext:base-cell-address="sota_mlp0H_comp.K14"/>
          </calcext:conditional-format>
          <calcext:conditional-format calcext:target-range-address="sota_mlp0H_comp.K15:sota_mlp0H_comp.K15">
            <calcext:condition calcext:apply-style-name="Untitled2" calcext:value="=[$sota_mlp0H_comp.J15]" calcext:base-cell-address="sota_mlp0H_comp.K15"/>
            <calcext:condition calcext:apply-style-name="Untitled3" calcext:value="between([$sota_mlp0H_comp.J15]-0.025,[$sota_mlp0H_comp.J15])" calcext:base-cell-address="sota_mlp0H_comp.K15"/>
            <calcext:condition calcext:apply-style-name="Untitled4" calcext:value="&lt;[$sota_mlp0H_comp.J15]-0.05" calcext:base-cell-address="sota_mlp0H_comp.K15"/>
          </calcext:conditional-format>
          <calcext:conditional-format calcext:target-range-address="sota_mlp0H_comp.K16:sota_mlp0H_comp.K16">
            <calcext:condition calcext:apply-style-name="Untitled2" calcext:value="=[$sota_mlp0H_comp.J16]" calcext:base-cell-address="sota_mlp0H_comp.K16"/>
            <calcext:condition calcext:apply-style-name="Untitled3" calcext:value="between([$sota_mlp0H_comp.J16]-0.025,[$sota_mlp0H_comp.J16])" calcext:base-cell-address="sota_mlp0H_comp.K16"/>
            <calcext:condition calcext:apply-style-name="Untitled4" calcext:value="&lt;[$sota_mlp0H_comp.J16]-0.05" calcext:base-cell-address="sota_mlp0H_comp.K16"/>
          </calcext:conditional-format>
          <calcext:conditional-format calcext:target-range-address="sota_mlp0H_comp.K17:sota_mlp0H_comp.K17">
            <calcext:condition calcext:apply-style-name="Untitled2" calcext:value="=[$sota_mlp0H_comp.J17]" calcext:base-cell-address="sota_mlp0H_comp.K17"/>
            <calcext:condition calcext:apply-style-name="Untitled3" calcext:value="between([$sota_mlp0H_comp.J17]-0.025,[$sota_mlp0H_comp.J17])" calcext:base-cell-address="sota_mlp0H_comp.K17"/>
            <calcext:condition calcext:apply-style-name="Untitled4" calcext:value="&lt;[$sota_mlp0H_comp.J17]-0.05" calcext:base-cell-address="sota_mlp0H_comp.K17"/>
          </calcext:conditional-format>
          <calcext:conditional-format calcext:target-range-address="sota_mlp0H_comp.K18:sota_mlp0H_comp.K18">
            <calcext:condition calcext:apply-style-name="Untitled2" calcext:value="=[$sota_mlp0H_comp.J18]" calcext:base-cell-address="sota_mlp0H_comp.K18"/>
            <calcext:condition calcext:apply-style-name="Untitled3" calcext:value="between([$sota_mlp0H_comp.J18]-0.025,[$sota_mlp0H_comp.J18])" calcext:base-cell-address="sota_mlp0H_comp.K18"/>
            <calcext:condition calcext:apply-style-name="Untitled4" calcext:value="&lt;[$sota_mlp0H_comp.J18]-0.05" calcext:base-cell-address="sota_mlp0H_comp.K18"/>
          </calcext:conditional-format>
          <calcext:conditional-format calcext:target-range-address="sota_mlp0H_comp.K19:sota_mlp0H_comp.K19">
            <calcext:condition calcext:apply-style-name="Untitled2" calcext:value="=[$sota_mlp0H_comp.J19]" calcext:base-cell-address="sota_mlp0H_comp.K19"/>
            <calcext:condition calcext:apply-style-name="Untitled3" calcext:value="between([$sota_mlp0H_comp.J19]-0.025,[$sota_mlp0H_comp.J19])" calcext:base-cell-address="sota_mlp0H_comp.K19"/>
            <calcext:condition calcext:apply-style-name="Untitled4" calcext:value="&lt;[$sota_mlp0H_comp.J19]-0.05" calcext:base-cell-address="sota_mlp0H_comp.K19"/>
          </calcext:conditional-format>
          <calcext:conditional-format calcext:target-range-address="sota_mlp0H_comp.K20:sota_mlp0H_comp.K20">
            <calcext:condition calcext:apply-style-name="Untitled2" calcext:value="=[$sota_mlp0H_comp.J20]" calcext:base-cell-address="sota_mlp0H_comp.K20"/>
            <calcext:condition calcext:apply-style-name="Untitled3" calcext:value="between([$sota_mlp0H_comp.J20]-0.025,[$sota_mlp0H_comp.J20])" calcext:base-cell-address="sota_mlp0H_comp.K20"/>
            <calcext:condition calcext:apply-style-name="Untitled4" calcext:value="&lt;[$sota_mlp0H_comp.J20]-0.05" calcext:base-cell-address="sota_mlp0H_comp.K20"/>
          </calcext:conditional-format>
          <calcext:conditional-format calcext:target-range-address="sota_mlp0H_comp.K21:sota_mlp0H_comp.K21">
            <calcext:condition calcext:apply-style-name="Untitled2" calcext:value="=[$sota_mlp0H_comp.J21]" calcext:base-cell-address="sota_mlp0H_comp.K21"/>
            <calcext:condition calcext:apply-style-name="Untitled3" calcext:value="between([$sota_mlp0H_comp.J21]-0.025,[$sota_mlp0H_comp.J21])" calcext:base-cell-address="sota_mlp0H_comp.K21"/>
            <calcext:condition calcext:apply-style-name="Untitled4" calcext:value="&lt;[$sota_mlp0H_comp.J21]-0.05" calcext:base-cell-address="sota_mlp0H_comp.K21"/>
          </calcext:conditional-format>
          <calcext:conditional-format calcext:target-range-address="sota_mlp0H_comp.K22:sota_mlp0H_comp.K22">
            <calcext:condition calcext:apply-style-name="Untitled2" calcext:value="=[$sota_mlp0H_comp.J22]" calcext:base-cell-address="sota_mlp0H_comp.K22"/>
            <calcext:condition calcext:apply-style-name="Untitled3" calcext:value="between([$sota_mlp0H_comp.J22]-0.025,[$sota_mlp0H_comp.J22])" calcext:base-cell-address="sota_mlp0H_comp.K22"/>
            <calcext:condition calcext:apply-style-name="Untitled4" calcext:value="&lt;[$sota_mlp0H_comp.J22]-0.05" calcext:base-cell-address="sota_mlp0H_comp.K22"/>
          </calcext:conditional-format>
          <calcext:conditional-format calcext:target-range-address="sota_mlp0H_comp.K23:sota_mlp0H_comp.K23">
            <calcext:condition calcext:apply-style-name="Untitled2" calcext:value="=[$sota_mlp0H_comp.J23]" calcext:base-cell-address="sota_mlp0H_comp.K23"/>
            <calcext:condition calcext:apply-style-name="Untitled3" calcext:value="between([$sota_mlp0H_comp.J23]-0.025,[$sota_mlp0H_comp.J23])" calcext:base-cell-address="sota_mlp0H_comp.K23"/>
            <calcext:condition calcext:apply-style-name="Untitled4" calcext:value="&lt;[$sota_mlp0H_comp.J23]-0.05" calcext:base-cell-address="sota_mlp0H_comp.K23"/>
          </calcext:conditional-format>
          <calcext:conditional-format calcext:target-range-address="sota_mlp0H_comp.K24:sota_mlp0H_comp.K24">
            <calcext:condition calcext:apply-style-name="Untitled2" calcext:value="=[$sota_mlp0H_comp.J24]" calcext:base-cell-address="sota_mlp0H_comp.K24"/>
            <calcext:condition calcext:apply-style-name="Untitled3" calcext:value="between([$sota_mlp0H_comp.J24]-0.025,[$sota_mlp0H_comp.J24])" calcext:base-cell-address="sota_mlp0H_comp.K24"/>
            <calcext:condition calcext:apply-style-name="Untitled4" calcext:value="&lt;[$sota_mlp0H_comp.J24]-0.05" calcext:base-cell-address="sota_mlp0H_comp.K24"/>
          </calcext:conditional-format>
          <calcext:conditional-format calcext:target-range-address="sota_mlp0H_comp.K25:sota_mlp0H_comp.K25">
            <calcext:condition calcext:apply-style-name="Untitled2" calcext:value="=[$sota_mlp0H_comp.J25]" calcext:base-cell-address="sota_mlp0H_comp.K25"/>
            <calcext:condition calcext:apply-style-name="Untitled3" calcext:value="between([$sota_mlp0H_comp.J25]-0.025,[$sota_mlp0H_comp.J25])" calcext:base-cell-address="sota_mlp0H_comp.K25"/>
            <calcext:condition calcext:apply-style-name="Untitled4" calcext:value="&lt;[$sota_mlp0H_comp.J25]-0.05" calcext:base-cell-address="sota_mlp0H_comp.K25"/>
          </calcext:conditional-format>
          <calcext:conditional-format calcext:target-range-address="sota_mlp0H_comp.K26:sota_mlp0H_comp.K26">
            <calcext:condition calcext:apply-style-name="Untitled2" calcext:value="=[$sota_mlp0H_comp.J26]" calcext:base-cell-address="sota_mlp0H_comp.K26"/>
            <calcext:condition calcext:apply-style-name="Untitled3" calcext:value="between([$sota_mlp0H_comp.J26]-0.025,[$sota_mlp0H_comp.J26])" calcext:base-cell-address="sota_mlp0H_comp.K26"/>
            <calcext:condition calcext:apply-style-name="Untitled4" calcext:value="&lt;[$sota_mlp0H_comp.J26]-0.05" calcext:base-cell-address="sota_mlp0H_comp.K26"/>
          </calcext:conditional-format>
          <calcext:conditional-format calcext:target-range-address="sota_mlp0H_comp.K27:sota_mlp0H_comp.K27">
            <calcext:condition calcext:apply-style-name="Untitled2" calcext:value="=[$sota_mlp0H_comp.J27]" calcext:base-cell-address="sota_mlp0H_comp.K27"/>
            <calcext:condition calcext:apply-style-name="Untitled3" calcext:value="between([$sota_mlp0H_comp.J27]-0.025,[$sota_mlp0H_comp.J27])" calcext:base-cell-address="sota_mlp0H_comp.K27"/>
            <calcext:condition calcext:apply-style-name="Untitled4" calcext:value="&lt;[$sota_mlp0H_comp.J27]-0.05" calcext:base-cell-address="sota_mlp0H_comp.K27"/>
          </calcext:conditional-format>
          <calcext:conditional-format calcext:target-range-address="sota_mlp0H_comp.K28:sota_mlp0H_comp.K28">
            <calcext:condition calcext:apply-style-name="Untitled2" calcext:value="=[$sota_mlp0H_comp.J28]" calcext:base-cell-address="sota_mlp0H_comp.K28"/>
            <calcext:condition calcext:apply-style-name="Untitled3" calcext:value="between([$sota_mlp0H_comp.J28]-0.025,[$sota_mlp0H_comp.J28])" calcext:base-cell-address="sota_mlp0H_comp.K28"/>
            <calcext:condition calcext:apply-style-name="Untitled4" calcext:value="&lt;[$sota_mlp0H_comp.J28]-0.05" calcext:base-cell-address="sota_mlp0H_comp.K28"/>
          </calcext:conditional-format>
          <calcext:conditional-format calcext:target-range-address="sota_mlp0H_comp.K29:sota_mlp0H_comp.K29">
            <calcext:condition calcext:apply-style-name="Untitled2" calcext:value="=[$sota_mlp0H_comp.J29]" calcext:base-cell-address="sota_mlp0H_comp.K29"/>
            <calcext:condition calcext:apply-style-name="Untitled3" calcext:value="between([$sota_mlp0H_comp.J29]-0.025,[$sota_mlp0H_comp.J29])" calcext:base-cell-address="sota_mlp0H_comp.K29"/>
            <calcext:condition calcext:apply-style-name="Untitled4" calcext:value="&lt;[$sota_mlp0H_comp.J29]-0.05" calcext:base-cell-address="sota_mlp0H_comp.K29"/>
          </calcext:conditional-format>
          <calcext:conditional-format calcext:target-range-address="sota_mlp0H_comp.K30:sota_mlp0H_comp.K30">
            <calcext:condition calcext:apply-style-name="Untitled2" calcext:value="=[$sota_mlp0H_comp.J30]" calcext:base-cell-address="sota_mlp0H_comp.K30"/>
            <calcext:condition calcext:apply-style-name="Untitled3" calcext:value="between([$sota_mlp0H_comp.J30]-0.025,[$sota_mlp0H_comp.J30])" calcext:base-cell-address="sota_mlp0H_comp.K30"/>
            <calcext:condition calcext:apply-style-name="Untitled4" calcext:value="&lt;[$sota_mlp0H_comp.J30]-0.05" calcext:base-cell-address="sota_mlp0H_comp.K30"/>
          </calcext:conditional-format>
          <calcext:conditional-format calcext:target-range-address="sota_mlp0H_comp.K31:sota_mlp0H_comp.K31">
            <calcext:condition calcext:apply-style-name="Untitled2" calcext:value="=[$sota_mlp0H_comp.J31]" calcext:base-cell-address="sota_mlp0H_comp.K31"/>
            <calcext:condition calcext:apply-style-name="Untitled3" calcext:value="between([$sota_mlp0H_comp.J31]-0.025,[$sota_mlp0H_comp.J31])" calcext:base-cell-address="sota_mlp0H_comp.K31"/>
            <calcext:condition calcext:apply-style-name="Untitled4" calcext:value="&lt;[$sota_mlp0H_comp.J31]-0.05" calcext:base-cell-address="sota_mlp0H_comp.K31"/>
          </calcext:conditional-format>
          <calcext:conditional-format calcext:target-range-address="sota_mlp0H_comp.K32:sota_mlp0H_comp.K32">
            <calcext:condition calcext:apply-style-name="Untitled2" calcext:value="=[$sota_mlp0H_comp.J32]" calcext:base-cell-address="sota_mlp0H_comp.K32"/>
            <calcext:condition calcext:apply-style-name="Untitled3" calcext:value="between([$sota_mlp0H_comp.J32]-0.025,[$sota_mlp0H_comp.J32])" calcext:base-cell-address="sota_mlp0H_comp.K32"/>
            <calcext:condition calcext:apply-style-name="Untitled4" calcext:value="&lt;[$sota_mlp0H_comp.J32]-0.05" calcext:base-cell-address="sota_mlp0H_comp.K32"/>
          </calcext:conditional-format>
          <calcext:conditional-format calcext:target-range-address="sota_mlp0H_comp.K33:sota_mlp0H_comp.K33">
            <calcext:condition calcext:apply-style-name="Untitled2" calcext:value="=[$sota_mlp0H_comp.J33]" calcext:base-cell-address="sota_mlp0H_comp.K33"/>
            <calcext:condition calcext:apply-style-name="Untitled3" calcext:value="between([$sota_mlp0H_comp.J33]-0.025,[$sota_mlp0H_comp.J33])" calcext:base-cell-address="sota_mlp0H_comp.K33"/>
            <calcext:condition calcext:apply-style-name="Untitled4" calcext:value="&lt;[$sota_mlp0H_comp.J33]-0.05" calcext:base-cell-address="sota_mlp0H_comp.K33"/>
          </calcext:conditional-format>
          <calcext:conditional-format calcext:target-range-address="sota_mlp0H_comp.K34:sota_mlp0H_comp.K34">
            <calcext:condition calcext:apply-style-name="Untitled2" calcext:value="=[$sota_mlp0H_comp.J34]" calcext:base-cell-address="sota_mlp0H_comp.K34"/>
            <calcext:condition calcext:apply-style-name="Untitled3" calcext:value="between([$sota_mlp0H_comp.J34]-0.025,[$sota_mlp0H_comp.J34])" calcext:base-cell-address="sota_mlp0H_comp.K34"/>
            <calcext:condition calcext:apply-style-name="Untitled4" calcext:value="&lt;[$sota_mlp0H_comp.J34]-0.05" calcext:base-cell-address="sota_mlp0H_comp.K34"/>
          </calcext:conditional-format>
          <calcext:conditional-format calcext:target-range-address="sota_mlp0H_comp.K35:sota_mlp0H_comp.K35">
            <calcext:condition calcext:apply-style-name="Untitled2" calcext:value="=[$sota_mlp0H_comp.J35]" calcext:base-cell-address="sota_mlp0H_comp.K35"/>
            <calcext:condition calcext:apply-style-name="Untitled3" calcext:value="between([$sota_mlp0H_comp.J35]-0.025,[$sota_mlp0H_comp.J35])" calcext:base-cell-address="sota_mlp0H_comp.K35"/>
            <calcext:condition calcext:apply-style-name="Untitled4" calcext:value="&lt;[$sota_mlp0H_comp.J35]-0.05" calcext:base-cell-address="sota_mlp0H_comp.K35"/>
          </calcext:conditional-format>
          <calcext:conditional-format calcext:target-range-address="sota_mlp0H_comp.K36:sota_mlp0H_comp.K36">
            <calcext:condition calcext:apply-style-name="Untitled2" calcext:value="=[$sota_mlp0H_comp.J36]" calcext:base-cell-address="sota_mlp0H_comp.K36"/>
            <calcext:condition calcext:apply-style-name="Untitled3" calcext:value="between([$sota_mlp0H_comp.J36]-0.025,[$sota_mlp0H_comp.J36])" calcext:base-cell-address="sota_mlp0H_comp.K36"/>
            <calcext:condition calcext:apply-style-name="Untitled4" calcext:value="&lt;[$sota_mlp0H_comp.J36]-0.05" calcext:base-cell-address="sota_mlp0H_comp.K36"/>
          </calcext:conditional-format>
          <calcext:conditional-format calcext:target-range-address="sota_mlp0H_comp.K37:sota_mlp0H_comp.K37">
            <calcext:condition calcext:apply-style-name="Untitled2" calcext:value="=[$sota_mlp0H_comp.J37]" calcext:base-cell-address="sota_mlp0H_comp.K37"/>
            <calcext:condition calcext:apply-style-name="Untitled3" calcext:value="between([$sota_mlp0H_comp.J37]-0.025,[$sota_mlp0H_comp.J37])" calcext:base-cell-address="sota_mlp0H_comp.K37"/>
            <calcext:condition calcext:apply-style-name="Untitled4" calcext:value="&lt;[$sota_mlp0H_comp.J37]-0.05" calcext:base-cell-address="sota_mlp0H_comp.K37"/>
          </calcext:conditional-format>
          <calcext:conditional-format calcext:target-range-address="sota_mlp0H_comp.K38:sota_mlp0H_comp.K38">
            <calcext:condition calcext:apply-style-name="Untitled2" calcext:value="=[$sota_mlp0H_comp.J38]" calcext:base-cell-address="sota_mlp0H_comp.K38"/>
            <calcext:condition calcext:apply-style-name="Untitled3" calcext:value="between([$sota_mlp0H_comp.J38]-0.025,[$sota_mlp0H_comp.J38])" calcext:base-cell-address="sota_mlp0H_comp.K38"/>
            <calcext:condition calcext:apply-style-name="Untitled4" calcext:value="&lt;[$sota_mlp0H_comp.J38]-0.05" calcext:base-cell-address="sota_mlp0H_comp.K38"/>
          </calcext:conditional-format>
          <calcext:conditional-format calcext:target-range-address="sota_mlp0H_comp.K39:sota_mlp0H_comp.K39">
            <calcext:condition calcext:apply-style-name="Untitled2" calcext:value="=[$sota_mlp0H_comp.J39]" calcext:base-cell-address="sota_mlp0H_comp.K39"/>
            <calcext:condition calcext:apply-style-name="Untitled3" calcext:value="between([$sota_mlp0H_comp.J39]-0.025,[$sota_mlp0H_comp.J39])" calcext:base-cell-address="sota_mlp0H_comp.K39"/>
            <calcext:condition calcext:apply-style-name="Untitled4" calcext:value="&lt;[$sota_mlp0H_comp.J39]-0.05" calcext:base-cell-address="sota_mlp0H_comp.K39"/>
          </calcext:conditional-format>
          <calcext:conditional-format calcext:target-range-address="sota_mlp0H_comp.K40:sota_mlp0H_comp.K40">
            <calcext:condition calcext:apply-style-name="Untitled2" calcext:value="=[$sota_mlp0H_comp.J40]" calcext:base-cell-address="sota_mlp0H_comp.K40"/>
            <calcext:condition calcext:apply-style-name="Untitled3" calcext:value="between([$sota_mlp0H_comp.J40]-0.025,[$sota_mlp0H_comp.J40])" calcext:base-cell-address="sota_mlp0H_comp.K40"/>
            <calcext:condition calcext:apply-style-name="Untitled4" calcext:value="&lt;[$sota_mlp0H_comp.J40]-0.05" calcext:base-cell-address="sota_mlp0H_comp.K40"/>
          </calcext:conditional-format>
          <calcext:conditional-format calcext:target-range-address="sota_mlp0H_comp.K41:sota_mlp0H_comp.K41">
            <calcext:condition calcext:apply-style-name="Untitled2" calcext:value="=[$sota_mlp0H_comp.J41]" calcext:base-cell-address="sota_mlp0H_comp.K41"/>
            <calcext:condition calcext:apply-style-name="Untitled3" calcext:value="between([$sota_mlp0H_comp.J41]-0.025,[$sota_mlp0H_comp.J41])" calcext:base-cell-address="sota_mlp0H_comp.K41"/>
            <calcext:condition calcext:apply-style-name="Untitled4" calcext:value="&lt;[$sota_mlp0H_comp.J41]-0.05" calcext:base-cell-address="sota_mlp0H_comp.K41"/>
          </calcext:conditional-format>
          <calcext:conditional-format calcext:target-range-address="sota_mlp0H_comp.K42:sota_mlp0H_comp.K42">
            <calcext:condition calcext:apply-style-name="Untitled2" calcext:value="=[$sota_mlp0H_comp.J42]" calcext:base-cell-address="sota_mlp0H_comp.K42"/>
            <calcext:condition calcext:apply-style-name="Untitled3" calcext:value="between([$sota_mlp0H_comp.J42]-0.025,[$sota_mlp0H_comp.J42])" calcext:base-cell-address="sota_mlp0H_comp.K42"/>
            <calcext:condition calcext:apply-style-name="Untitled4" calcext:value="&lt;[$sota_mlp0H_comp.J42]-0.05" calcext:base-cell-address="sota_mlp0H_comp.K42"/>
          </calcext:conditional-format>
          <calcext:conditional-format calcext:target-range-address="sota_mlp0H_comp.K43:sota_mlp0H_comp.K43">
            <calcext:condition calcext:apply-style-name="Untitled2" calcext:value="=[$sota_mlp0H_comp.J43]" calcext:base-cell-address="sota_mlp0H_comp.K43"/>
            <calcext:condition calcext:apply-style-name="Untitled3" calcext:value="between([$sota_mlp0H_comp.J43]-0.025,[$sota_mlp0H_comp.J43])" calcext:base-cell-address="sota_mlp0H_comp.K43"/>
            <calcext:condition calcext:apply-style-name="Untitled4" calcext:value="&lt;[$sota_mlp0H_comp.J43]-0.05" calcext:base-cell-address="sota_mlp0H_comp.K43"/>
          </calcext:conditional-format>
          <calcext:conditional-format calcext:target-range-address="sota_mlp0H_comp.K44:sota_mlp0H_comp.K44">
            <calcext:condition calcext:apply-style-name="Untitled2" calcext:value="=[$sota_mlp0H_comp.J44]" calcext:base-cell-address="sota_mlp0H_comp.K44"/>
            <calcext:condition calcext:apply-style-name="Untitled3" calcext:value="between([$sota_mlp0H_comp.J44]-0.025,[$sota_mlp0H_comp.J44])" calcext:base-cell-address="sota_mlp0H_comp.K44"/>
            <calcext:condition calcext:apply-style-name="Untitled4" calcext:value="&lt;[$sota_mlp0H_comp.J44]-0.05" calcext:base-cell-address="sota_mlp0H_comp.K44"/>
          </calcext:conditional-format>
          <calcext:conditional-format calcext:target-range-address="sota_mlp0H_comp.K45:sota_mlp0H_comp.K45">
            <calcext:condition calcext:apply-style-name="Untitled2" calcext:value="=[$sota_mlp0H_comp.J45]" calcext:base-cell-address="sota_mlp0H_comp.K45"/>
            <calcext:condition calcext:apply-style-name="Untitled3" calcext:value="between([$sota_mlp0H_comp.J45]-0.025,[$sota_mlp0H_comp.J45])" calcext:base-cell-address="sota_mlp0H_comp.K45"/>
            <calcext:condition calcext:apply-style-name="Untitled4" calcext:value="&lt;[$sota_mlp0H_comp.J45]-0.05" calcext:base-cell-address="sota_mlp0H_comp.K45"/>
          </calcext:conditional-format>
          <calcext:conditional-format calcext:target-range-address="sota_mlp0H_comp.K46:sota_mlp0H_comp.K46">
            <calcext:condition calcext:apply-style-name="Untitled2" calcext:value="=[$sota_mlp0H_comp.J46]" calcext:base-cell-address="sota_mlp0H_comp.K46"/>
            <calcext:condition calcext:apply-style-name="Untitled3" calcext:value="between([$sota_mlp0H_comp.J46]-0.025,[$sota_mlp0H_comp.J46])" calcext:base-cell-address="sota_mlp0H_comp.K46"/>
            <calcext:condition calcext:apply-style-name="Untitled4" calcext:value="&lt;[$sota_mlp0H_comp.J46]-0.05" calcext:base-cell-address="sota_mlp0H_comp.K46"/>
          </calcext:conditional-format>
          <calcext:conditional-format calcext:target-range-address="sota_mlp0H_comp.K47:sota_mlp0H_comp.K47">
            <calcext:condition calcext:apply-style-name="Untitled2" calcext:value="=[$sota_mlp0H_comp.J47]" calcext:base-cell-address="sota_mlp0H_comp.K47"/>
            <calcext:condition calcext:apply-style-name="Untitled3" calcext:value="between([$sota_mlp0H_comp.J47]-0.025,[$sota_mlp0H_comp.J47])" calcext:base-cell-address="sota_mlp0H_comp.K47"/>
            <calcext:condition calcext:apply-style-name="Untitled4" calcext:value="&lt;[$sota_mlp0H_comp.J47]-0.05" calcext:base-cell-address="sota_mlp0H_comp.K47"/>
          </calcext:conditional-format>
          <calcext:conditional-format calcext:target-range-address="sota_mlp0H_comp.K48:sota_mlp0H_comp.K48">
            <calcext:condition calcext:apply-style-name="Untitled2" calcext:value="=[$sota_mlp0H_comp.J48]" calcext:base-cell-address="sota_mlp0H_comp.K48"/>
            <calcext:condition calcext:apply-style-name="Untitled3" calcext:value="between([$sota_mlp0H_comp.J48]-0.025,[$sota_mlp0H_comp.J48])" calcext:base-cell-address="sota_mlp0H_comp.K48"/>
            <calcext:condition calcext:apply-style-name="Untitled4" calcext:value="&lt;[$sota_mlp0H_comp.J48]-0.05" calcext:base-cell-address="sota_mlp0H_comp.K48"/>
          </calcext:conditional-format>
          <calcext:conditional-format calcext:target-range-address="sota_mlp0H_comp.K49:sota_mlp0H_comp.K49">
            <calcext:condition calcext:apply-style-name="Untitled2" calcext:value="=[$sota_mlp0H_comp.J49]" calcext:base-cell-address="sota_mlp0H_comp.K49"/>
            <calcext:condition calcext:apply-style-name="Untitled3" calcext:value="between([$sota_mlp0H_comp.J49]-0.025,[$sota_mlp0H_comp.J49])" calcext:base-cell-address="sota_mlp0H_comp.K49"/>
            <calcext:condition calcext:apply-style-name="Untitled4" calcext:value="&lt;[$sota_mlp0H_comp.J49]-0.05" calcext:base-cell-address="sota_mlp0H_comp.K49"/>
          </calcext:conditional-format>
          <calcext:conditional-format calcext:target-range-address="sota_mlp0H_comp.K50:sota_mlp0H_comp.K50">
            <calcext:condition calcext:apply-style-name="Untitled2" calcext:value="=[$sota_mlp0H_comp.J50]" calcext:base-cell-address="sota_mlp0H_comp.K50"/>
            <calcext:condition calcext:apply-style-name="Untitled3" calcext:value="between([$sota_mlp0H_comp.J50]-0.025,[$sota_mlp0H_comp.J50])" calcext:base-cell-address="sota_mlp0H_comp.K50"/>
            <calcext:condition calcext:apply-style-name="Untitled4" calcext:value="&lt;[$sota_mlp0H_comp.J50]-0.05" calcext:base-cell-address="sota_mlp0H_comp.K50"/>
          </calcext:conditional-format>
          <calcext:conditional-format calcext:target-range-address="sota_mlp0H_comp.K51:sota_mlp0H_comp.K51">
            <calcext:condition calcext:apply-style-name="Untitled2" calcext:value="=[$sota_mlp0H_comp.J51]" calcext:base-cell-address="sota_mlp0H_comp.K51"/>
            <calcext:condition calcext:apply-style-name="Untitled3" calcext:value="between([$sota_mlp0H_comp.J51]-0.025,[$sota_mlp0H_comp.J51])" calcext:base-cell-address="sota_mlp0H_comp.K51"/>
            <calcext:condition calcext:apply-style-name="Untitled4" calcext:value="&lt;[$sota_mlp0H_comp.J51]-0.05" calcext:base-cell-address="sota_mlp0H_comp.K51"/>
          </calcext:conditional-format>
          <calcext:conditional-format calcext:target-range-address="sota_mlp0H_comp.K52:sota_mlp0H_comp.K52">
            <calcext:condition calcext:apply-style-name="Untitled2" calcext:value="=[$sota_mlp0H_comp.J52]" calcext:base-cell-address="sota_mlp0H_comp.K52"/>
            <calcext:condition calcext:apply-style-name="Untitled3" calcext:value="between([$sota_mlp0H_comp.J52]-0.025,[$sota_mlp0H_comp.J52])" calcext:base-cell-address="sota_mlp0H_comp.K52"/>
            <calcext:condition calcext:apply-style-name="Untitled4" calcext:value="&lt;[$sota_mlp0H_comp.J52]-0.05" calcext:base-cell-address="sota_mlp0H_comp.K52"/>
          </calcext:conditional-format>
          <calcext:conditional-format calcext:target-range-address="sota_mlp0H_comp.K3:sota_mlp0H_comp.K3">
            <calcext:condition calcext:apply-style-name="Untitled2" calcext:value="=[$sota_mlp0H_comp.J3]" calcext:base-cell-address="sota_mlp0H_comp.K3"/>
            <calcext:condition calcext:apply-style-name="Untitled3" calcext:value="between([$sota_mlp0H_comp.J3]-0.025,[$sota_mlp0H_comp.J3])" calcext:base-cell-address="sota_mlp0H_comp.K3"/>
            <calcext:condition calcext:apply-style-name="Untitled4" calcext:value="&lt;[$sota_mlp0H_comp.J3]-0.05" calcext:base-cell-address="sota_mlp0H_comp.K3"/>
          </calcext:conditional-format>
          <calcext:conditional-format calcext:target-range-address="sota_mlp0H_comp.J3:sota_mlp0H_comp.J3">
            <calcext:condition calcext:apply-style-name="Untitled1" calcext:value="=[$sota_mlp0H_comp.B3]" calcext:base-cell-address="sota_mlp0H_comp.J3"/>
          </calcext:conditional-format>
          <calcext:conditional-format calcext:target-range-address="sota_mlp0H_comp.J4:sota_mlp0H_comp.J4">
            <calcext:condition calcext:apply-style-name="Untitled1" calcext:value="=[$sota_mlp0H_comp.B4]" calcext:base-cell-address="sota_mlp0H_comp.J4"/>
          </calcext:conditional-format>
          <calcext:conditional-format calcext:target-range-address="sota_mlp0H_comp.J5:sota_mlp0H_comp.J5">
            <calcext:condition calcext:apply-style-name="Untitled1" calcext:value="=[$sota_mlp0H_comp.B5]" calcext:base-cell-address="sota_mlp0H_comp.J5"/>
          </calcext:conditional-format>
          <calcext:conditional-format calcext:target-range-address="sota_mlp0H_comp.J6:sota_mlp0H_comp.J6">
            <calcext:condition calcext:apply-style-name="Untitled1" calcext:value="=[$sota_mlp0H_comp.B6]" calcext:base-cell-address="sota_mlp0H_comp.J6"/>
          </calcext:conditional-format>
          <calcext:conditional-format calcext:target-range-address="sota_mlp0H_comp.J7:sota_mlp0H_comp.J7">
            <calcext:condition calcext:apply-style-name="Untitled1" calcext:value="=[$sota_mlp0H_comp.B7]" calcext:base-cell-address="sota_mlp0H_comp.J7"/>
          </calcext:conditional-format>
          <calcext:conditional-format calcext:target-range-address="sota_mlp0H_comp.J8:sota_mlp0H_comp.J8">
            <calcext:condition calcext:apply-style-name="Untitled1" calcext:value="=[$sota_mlp0H_comp.B8]" calcext:base-cell-address="sota_mlp0H_comp.J8"/>
          </calcext:conditional-format>
          <calcext:conditional-format calcext:target-range-address="sota_mlp0H_comp.J9:sota_mlp0H_comp.J9">
            <calcext:condition calcext:apply-style-name="Untitled1" calcext:value="=[$sota_mlp0H_comp.B9]" calcext:base-cell-address="sota_mlp0H_comp.J9"/>
          </calcext:conditional-format>
          <calcext:conditional-format calcext:target-range-address="sota_mlp0H_comp.J10:sota_mlp0H_comp.J10">
            <calcext:condition calcext:apply-style-name="Untitled1" calcext:value="=[$sota_mlp0H_comp.B10]" calcext:base-cell-address="sota_mlp0H_comp.J10"/>
          </calcext:conditional-format>
          <calcext:conditional-format calcext:target-range-address="sota_mlp0H_comp.J11:sota_mlp0H_comp.J11">
            <calcext:condition calcext:apply-style-name="Untitled1" calcext:value="=[$sota_mlp0H_comp.B11]" calcext:base-cell-address="sota_mlp0H_comp.J11"/>
          </calcext:conditional-format>
          <calcext:conditional-format calcext:target-range-address="sota_mlp0H_comp.J12:sota_mlp0H_comp.J12">
            <calcext:condition calcext:apply-style-name="Untitled1" calcext:value="=[$sota_mlp0H_comp.B12]" calcext:base-cell-address="sota_mlp0H_comp.J12"/>
          </calcext:conditional-format>
          <calcext:conditional-format calcext:target-range-address="sota_mlp0H_comp.J13:sota_mlp0H_comp.J13">
            <calcext:condition calcext:apply-style-name="Untitled1" calcext:value="=[$sota_mlp0H_comp.B13]" calcext:base-cell-address="sota_mlp0H_comp.J13"/>
          </calcext:conditional-format>
          <calcext:conditional-format calcext:target-range-address="sota_mlp0H_comp.J14:sota_mlp0H_comp.J14">
            <calcext:condition calcext:apply-style-name="Untitled1" calcext:value="=[$sota_mlp0H_comp.B14]" calcext:base-cell-address="sota_mlp0H_comp.J14"/>
          </calcext:conditional-format>
          <calcext:conditional-format calcext:target-range-address="sota_mlp0H_comp.J15:sota_mlp0H_comp.J15">
            <calcext:condition calcext:apply-style-name="Untitled1" calcext:value="=[$sota_mlp0H_comp.B15]" calcext:base-cell-address="sota_mlp0H_comp.J15"/>
          </calcext:conditional-format>
          <calcext:conditional-format calcext:target-range-address="sota_mlp0H_comp.J16:sota_mlp0H_comp.J16">
            <calcext:condition calcext:apply-style-name="Untitled1" calcext:value="=[$sota_mlp0H_comp.B16]" calcext:base-cell-address="sota_mlp0H_comp.J16"/>
          </calcext:conditional-format>
          <calcext:conditional-format calcext:target-range-address="sota_mlp0H_comp.J17:sota_mlp0H_comp.J17">
            <calcext:condition calcext:apply-style-name="Untitled1" calcext:value="=[$sota_mlp0H_comp.B17]" calcext:base-cell-address="sota_mlp0H_comp.J17"/>
          </calcext:conditional-format>
          <calcext:conditional-format calcext:target-range-address="sota_mlp0H_comp.J18:sota_mlp0H_comp.J18">
            <calcext:condition calcext:apply-style-name="Untitled1" calcext:value="=[$sota_mlp0H_comp.B18]" calcext:base-cell-address="sota_mlp0H_comp.J18"/>
          </calcext:conditional-format>
          <calcext:conditional-format calcext:target-range-address="sota_mlp0H_comp.J19:sota_mlp0H_comp.J19">
            <calcext:condition calcext:apply-style-name="Untitled1" calcext:value="=[$sota_mlp0H_comp.B19]" calcext:base-cell-address="sota_mlp0H_comp.J19"/>
          </calcext:conditional-format>
          <calcext:conditional-format calcext:target-range-address="sota_mlp0H_comp.J20:sota_mlp0H_comp.J20">
            <calcext:condition calcext:apply-style-name="Untitled1" calcext:value="=[$sota_mlp0H_comp.B20]" calcext:base-cell-address="sota_mlp0H_comp.J20"/>
          </calcext:conditional-format>
          <calcext:conditional-format calcext:target-range-address="sota_mlp0H_comp.J21:sota_mlp0H_comp.J21">
            <calcext:condition calcext:apply-style-name="Untitled1" calcext:value="=[$sota_mlp0H_comp.B21]" calcext:base-cell-address="sota_mlp0H_comp.J21"/>
          </calcext:conditional-format>
          <calcext:conditional-format calcext:target-range-address="sota_mlp0H_comp.J22:sota_mlp0H_comp.J22">
            <calcext:condition calcext:apply-style-name="Untitled1" calcext:value="=[$sota_mlp0H_comp.B22]" calcext:base-cell-address="sota_mlp0H_comp.J22"/>
          </calcext:conditional-format>
          <calcext:conditional-format calcext:target-range-address="sota_mlp0H_comp.J23:sota_mlp0H_comp.J23">
            <calcext:condition calcext:apply-style-name="Untitled1" calcext:value="=[$sota_mlp0H_comp.B23]" calcext:base-cell-address="sota_mlp0H_comp.J23"/>
          </calcext:conditional-format>
          <calcext:conditional-format calcext:target-range-address="sota_mlp0H_comp.J24:sota_mlp0H_comp.J24">
            <calcext:condition calcext:apply-style-name="Untitled1" calcext:value="=[$sota_mlp0H_comp.B24]" calcext:base-cell-address="sota_mlp0H_comp.J24"/>
          </calcext:conditional-format>
          <calcext:conditional-format calcext:target-range-address="sota_mlp0H_comp.J25:sota_mlp0H_comp.J25">
            <calcext:condition calcext:apply-style-name="Untitled1" calcext:value="=[$sota_mlp0H_comp.B25]" calcext:base-cell-address="sota_mlp0H_comp.J25"/>
          </calcext:conditional-format>
          <calcext:conditional-format calcext:target-range-address="sota_mlp0H_comp.J26:sota_mlp0H_comp.J26">
            <calcext:condition calcext:apply-style-name="Untitled1" calcext:value="=[$sota_mlp0H_comp.B26]" calcext:base-cell-address="sota_mlp0H_comp.J26"/>
          </calcext:conditional-format>
          <calcext:conditional-format calcext:target-range-address="sota_mlp0H_comp.J27:sota_mlp0H_comp.J27">
            <calcext:condition calcext:apply-style-name="Untitled1" calcext:value="=[$sota_mlp0H_comp.B27]" calcext:base-cell-address="sota_mlp0H_comp.J27"/>
          </calcext:conditional-format>
          <calcext:conditional-format calcext:target-range-address="sota_mlp0H_comp.J28:sota_mlp0H_comp.J28">
            <calcext:condition calcext:apply-style-name="Untitled1" calcext:value="=[$sota_mlp0H_comp.B28]" calcext:base-cell-address="sota_mlp0H_comp.J28"/>
          </calcext:conditional-format>
          <calcext:conditional-format calcext:target-range-address="sota_mlp0H_comp.J29:sota_mlp0H_comp.J29">
            <calcext:condition calcext:apply-style-name="Untitled1" calcext:value="=[$sota_mlp0H_comp.B29]" calcext:base-cell-address="sota_mlp0H_comp.J29"/>
          </calcext:conditional-format>
          <calcext:conditional-format calcext:target-range-address="sota_mlp0H_comp.J30:sota_mlp0H_comp.J30">
            <calcext:condition calcext:apply-style-name="Untitled1" calcext:value="=[$sota_mlp0H_comp.B30]" calcext:base-cell-address="sota_mlp0H_comp.J30"/>
          </calcext:conditional-format>
          <calcext:conditional-format calcext:target-range-address="sota_mlp0H_comp.J31:sota_mlp0H_comp.J31">
            <calcext:condition calcext:apply-style-name="Untitled1" calcext:value="=[$sota_mlp0H_comp.B31]" calcext:base-cell-address="sota_mlp0H_comp.J31"/>
          </calcext:conditional-format>
          <calcext:conditional-format calcext:target-range-address="sota_mlp0H_comp.J32:sota_mlp0H_comp.J32">
            <calcext:condition calcext:apply-style-name="Untitled1" calcext:value="=[$sota_mlp0H_comp.B32]" calcext:base-cell-address="sota_mlp0H_comp.J32"/>
          </calcext:conditional-format>
          <calcext:conditional-format calcext:target-range-address="sota_mlp0H_comp.J33:sota_mlp0H_comp.J33">
            <calcext:condition calcext:apply-style-name="Untitled1" calcext:value="=[$sota_mlp0H_comp.B33]" calcext:base-cell-address="sota_mlp0H_comp.J33"/>
          </calcext:conditional-format>
          <calcext:conditional-format calcext:target-range-address="sota_mlp0H_comp.J34:sota_mlp0H_comp.J34">
            <calcext:condition calcext:apply-style-name="Untitled1" calcext:value="=[$sota_mlp0H_comp.B34]" calcext:base-cell-address="sota_mlp0H_comp.J34"/>
          </calcext:conditional-format>
          <calcext:conditional-format calcext:target-range-address="sota_mlp0H_comp.J35:sota_mlp0H_comp.J35">
            <calcext:condition calcext:apply-style-name="Untitled1" calcext:value="=[$sota_mlp0H_comp.B35]" calcext:base-cell-address="sota_mlp0H_comp.J35"/>
          </calcext:conditional-format>
          <calcext:conditional-format calcext:target-range-address="sota_mlp0H_comp.J36:sota_mlp0H_comp.J36">
            <calcext:condition calcext:apply-style-name="Untitled1" calcext:value="=[$sota_mlp0H_comp.B36]" calcext:base-cell-address="sota_mlp0H_comp.J36"/>
          </calcext:conditional-format>
          <calcext:conditional-format calcext:target-range-address="sota_mlp0H_comp.J37:sota_mlp0H_comp.J37">
            <calcext:condition calcext:apply-style-name="Untitled1" calcext:value="=[$sota_mlp0H_comp.B37]" calcext:base-cell-address="sota_mlp0H_comp.J37"/>
          </calcext:conditional-format>
          <calcext:conditional-format calcext:target-range-address="sota_mlp0H_comp.J38:sota_mlp0H_comp.J38">
            <calcext:condition calcext:apply-style-name="Untitled1" calcext:value="=[$sota_mlp0H_comp.B38]" calcext:base-cell-address="sota_mlp0H_comp.J38"/>
          </calcext:conditional-format>
          <calcext:conditional-format calcext:target-range-address="sota_mlp0H_comp.J39:sota_mlp0H_comp.J39">
            <calcext:condition calcext:apply-style-name="Untitled1" calcext:value="=[$sota_mlp0H_comp.B39]" calcext:base-cell-address="sota_mlp0H_comp.J39"/>
          </calcext:conditional-format>
          <calcext:conditional-format calcext:target-range-address="sota_mlp0H_comp.J40:sota_mlp0H_comp.J40">
            <calcext:condition calcext:apply-style-name="Untitled1" calcext:value="=[$sota_mlp0H_comp.B40]" calcext:base-cell-address="sota_mlp0H_comp.J40"/>
          </calcext:conditional-format>
          <calcext:conditional-format calcext:target-range-address="sota_mlp0H_comp.J41:sota_mlp0H_comp.J41">
            <calcext:condition calcext:apply-style-name="Untitled1" calcext:value="=[$sota_mlp0H_comp.B41]" calcext:base-cell-address="sota_mlp0H_comp.J41"/>
          </calcext:conditional-format>
          <calcext:conditional-format calcext:target-range-address="sota_mlp0H_comp.J42:sota_mlp0H_comp.J42">
            <calcext:condition calcext:apply-style-name="Untitled1" calcext:value="=[$sota_mlp0H_comp.B42]" calcext:base-cell-address="sota_mlp0H_comp.J42"/>
          </calcext:conditional-format>
          <calcext:conditional-format calcext:target-range-address="sota_mlp0H_comp.J43:sota_mlp0H_comp.J43">
            <calcext:condition calcext:apply-style-name="Untitled1" calcext:value="=[$sota_mlp0H_comp.B43]" calcext:base-cell-address="sota_mlp0H_comp.J43"/>
          </calcext:conditional-format>
          <calcext:conditional-format calcext:target-range-address="sota_mlp0H_comp.J44:sota_mlp0H_comp.J44">
            <calcext:condition calcext:apply-style-name="Untitled1" calcext:value="=[$sota_mlp0H_comp.B44]" calcext:base-cell-address="sota_mlp0H_comp.J44"/>
          </calcext:conditional-format>
          <calcext:conditional-format calcext:target-range-address="sota_mlp0H_comp.J45:sota_mlp0H_comp.J45">
            <calcext:condition calcext:apply-style-name="Untitled1" calcext:value="=[$sota_mlp0H_comp.B45]" calcext:base-cell-address="sota_mlp0H_comp.J45"/>
          </calcext:conditional-format>
          <calcext:conditional-format calcext:target-range-address="sota_mlp0H_comp.J46:sota_mlp0H_comp.J46">
            <calcext:condition calcext:apply-style-name="Untitled1" calcext:value="=[$sota_mlp0H_comp.B46]" calcext:base-cell-address="sota_mlp0H_comp.J46"/>
          </calcext:conditional-format>
          <calcext:conditional-format calcext:target-range-address="sota_mlp0H_comp.J47:sota_mlp0H_comp.J47">
            <calcext:condition calcext:apply-style-name="Untitled1" calcext:value="=[$sota_mlp0H_comp.B47]" calcext:base-cell-address="sota_mlp0H_comp.J47"/>
          </calcext:conditional-format>
          <calcext:conditional-format calcext:target-range-address="sota_mlp0H_comp.J48:sota_mlp0H_comp.J48">
            <calcext:condition calcext:apply-style-name="Untitled1" calcext:value="=[$sota_mlp0H_comp.B48]" calcext:base-cell-address="sota_mlp0H_comp.J48"/>
          </calcext:conditional-format>
          <calcext:conditional-format calcext:target-range-address="sota_mlp0H_comp.J49:sota_mlp0H_comp.J49">
            <calcext:condition calcext:apply-style-name="Untitled1" calcext:value="=[$sota_mlp0H_comp.B49]" calcext:base-cell-address="sota_mlp0H_comp.J49"/>
          </calcext:conditional-format>
          <calcext:conditional-format calcext:target-range-address="sota_mlp0H_comp.J50:sota_mlp0H_comp.J50">
            <calcext:condition calcext:apply-style-name="Untitled1" calcext:value="=[$sota_mlp0H_comp.B50]" calcext:base-cell-address="sota_mlp0H_comp.J50"/>
          </calcext:conditional-format>
          <calcext:conditional-format calcext:target-range-address="sota_mlp0H_comp.J51:sota_mlp0H_comp.J51">
            <calcext:condition calcext:apply-style-name="Untitled1" calcext:value="=[$sota_mlp0H_comp.B51]" calcext:base-cell-address="sota_mlp0H_comp.J51"/>
          </calcext:conditional-format>
          <calcext:conditional-format calcext:target-range-address="sota_mlp0H_comp.J52:sota_mlp0H_comp.J52">
            <calcext:condition calcext:apply-style-name="Untitled1" calcext:value="=[$sota_mlp0H_comp.B52]" calcext:base-cell-address="sota_mlp0H_comp.J52"/>
          </calcext:conditional-format>
          <calcext:conditional-format calcext:target-range-address="sota_mlp0H_comp.S2:sota_mlp0H_comp.S52">
            <calcext:condition calcext:apply-style-name="orange1" calcext:value="=[$sota_mlp0H_comp.M2]" calcext:base-cell-address="sota_mlp0H_comp.S2"/>
          </calcext:conditional-format>
          <calcext:conditional-format calcext:target-range-address="sota_mlp0H_comp.S2:sota_mlp0H_comp.S2">
            <calcext:condition calcext:apply-style-name="green" calcext:value="=[$sota_mlp0H_comp.R2]" calcext:base-cell-address="sota_mlp0H_comp.S2"/>
            <calcext:condition calcext:apply-style-name="lightgreen" calcext:value="between([$sota_mlp0H_comp.R2]-0.025,[$sota_mlp0H_comp.R2])" calcext:base-cell-address="sota_mlp0H_comp.S2"/>
            <calcext:condition calcext:apply-style-name="red" calcext:value="&lt;[$sota_mlp0H_comp.R2]-0.05" calcext:base-cell-address="sota_mlp0H_comp.S2"/>
          </calcext:conditional-format>
          <calcext:conditional-format calcext:target-range-address="sota_mlp0H_comp.T2:sota_mlp0H_comp.T52">
            <calcext:condition calcext:apply-style-name="green" calcext:value="=[$sota_mlp0H_comp.S2]" calcext:base-cell-address="sota_mlp0H_comp.T2"/>
            <calcext:condition calcext:apply-style-name="lightgreen" calcext:value="between([$sota_mlp0H_comp.S2]-0.025,[$sota_mlp0H_comp.S2])" calcext:base-cell-address="sota_mlp0H_comp.T2"/>
            <calcext:condition calcext:apply-style-name="red" calcext:value="&lt;[$sota_mlp0H_comp.S2]-0.05" calcext:base-cell-address="sota_mlp0H_comp.T2"/>
          </calcext:conditional-format>
          <calcext:conditional-format calcext:target-range-address="sota_mlp0H_comp.AA2:sota_mlp0H_comp.AA52">
            <calcext:condition calcext:apply-style-name="orange1" calcext:value="=[$sota_mlp0H_comp.U2]" calcext:base-cell-address="sota_mlp0H_comp.AA2"/>
          </calcext:conditional-format>
          <calcext:conditional-format calcext:target-range-address="sota_mlp0H_comp.AB2:sota_mlp0H_comp.AB52">
            <calcext:condition calcext:apply-style-name="green" calcext:value="=[$sota_mlp0H_comp.AA2]" calcext:base-cell-address="sota_mlp0H_comp.AB2"/>
            <calcext:condition calcext:apply-style-name="lightgreen" calcext:value="between([$sota_mlp0H_comp.AA2]-0.025,[$sota_mlp0H_comp.AA2])" calcext:base-cell-address="sota_mlp0H_comp.AB2"/>
            <calcext:condition calcext:apply-style-name="red" calcext:value="&lt;[$sota_mlp0H_comp.AA2]-0.05" calcext:base-cell-address="sota_mlp0H_comp.AB2"/>
          </calcext:conditional-format>
          <calcext:conditional-format calcext:target-range-address="sota_mlp0H_comp.AI2:sota_mlp0H_comp.AI52">
            <calcext:condition calcext:apply-style-name="orange1" calcext:value="=[$sota_mlp0H_comp.AC2]" calcext:base-cell-address="sota_mlp0H_comp.AI2"/>
          </calcext:conditional-format>
          <calcext:conditional-format calcext:target-range-address="sota_mlp0H_comp.AJ2:sota_mlp0H_comp.AJ52">
            <calcext:condition calcext:apply-style-name="green" calcext:value="=[$sota_mlp0H_comp.AI2]" calcext:base-cell-address="sota_mlp0H_comp.AJ2"/>
            <calcext:condition calcext:apply-style-name="Default" calcext:value="between([$sota_mlp0H_comp.AI2]-0.025,[$sota_mlp0H_comp.AI2])" calcext:base-cell-address="sota_mlp0H_comp.AJ2"/>
            <calcext:condition calcext:apply-style-name="red" calcext:value="&lt;[$sota_mlp0H_comp.AI2]-0.05" calcext:base-cell-address="sota_mlp0H_comp.AJ2"/>
          </calcext:conditional-format>
        </calcext:conditional-formats>
      </table:table>
      <table:table table:name="sota_allcomp" table:style-name="ta1">
        <table:table-column table:style-name="co1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number-columns-repeated="4" table:default-cell-style-name="ce1"/>
        <table:table-row table:style-name="ro1">
          <table:table-cell/>
          <table:table-cell table:style-name="ce1" office:value-type="string" calcext:value-type="string">
            <text:p>SOTA Linear</text:p>
          </table:table-cell>
          <table:table-cell table:style-name="ce1" office:value-type="string" calcext:value-type="string">
            <text:p>SOTA MLP1H</text:p>
          </table:table-cell>
          <table:table-cell table:style-name="ce1" office:value-type="string" calcext:value-type="string">
            <text:p>SOTA MLP2H</text:p>
          </table:table-cell>
          <table:table-cell table:style-name="ce1" office:value-type="string" calcext:value-type="string">
            <text:p>SOTA MLP2HDROP</text:p>
          </table:table-cell>
          <table:table-cell table:style-name="ce1" office:value-type="string" calcext:value-type="string">
            <text:p>SOTA MAX</text:p>
          </table:table-cell>
          <table:table-cell/>
          <table:table-cell office:value-type="string" calcext:value-type="string">
            <text:p>Custom NN</text:p>
          </table:table-cell>
          <table:table-cell office:value-type="string" calcext:value-type="string">
            <text:p>Custom NN 2</text:p>
          </table:table-cell>
          <table:table-cell office:value-type="string" calcext:value-type="string">
            <text:p>MLP1H_aug</text:p>
          </table:table-cell>
          <table:table-cell office:value-type="string" calcext:value-type="string">
            <text:p>MLP2H_aug</text:p>
          </table:table-cell>
        </table:table-row>
        <table:table-row table:style-name="ro1">
          <table:table-cell office:value-type="string" calcext:value-type="string">
            <text:p>LYING_DOWN</text:p>
          </table:table-cell>
          <table:table-cell office:value-type="float" office:value="0.871" calcext:value-type="float">
            <text:p>0.871</text:p>
          </table:table-cell>
          <table:table-cell table:number-columns-repeated="2"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table:formula="of:=MAX([.B2:.E2])" office:value-type="float" office:value="0.876" calcext:value-type="float">
            <text:p>0.876</text:p>
          </table:table-cell>
          <table:table-cell/>
          <table:table-cell table:style-name="ce111" office:value-type="float" office:value="0.78753" calcext:value-type="float">
            <text:p>0.78753</text:p>
          </table:table-cell>
          <table:table-cell table:style-name="ce162" office:value-type="float" office:value="0.82545" calcext:value-type="float">
            <text:p>0.82545</text:p>
          </table:table-cell>
          <table:table-cell table:style-name="ce213" office:value-type="float" office:value="0.88633" calcext:value-type="float">
            <text:p>0.88633</text:p>
          </table:table-cell>
          <table:table-cell table:style-name="ce264" office:value-type="float" office:value="0.87779" calcext:value-type="float">
            <text:p>0.87779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table:formula="of:=MAX([.B3:.E3])" office:value-type="float" office:value="0.77" calcext:value-type="float">
            <text:p>0.77</text:p>
          </table:table-cell>
          <table:table-cell/>
          <table:table-cell table:style-name="ce112" office:value-type="float" office:value="0.70552" calcext:value-type="float">
            <text:p>0.70552</text:p>
          </table:table-cell>
          <table:table-cell table:style-name="ce163" office:value-type="float" office:value="0.61748" calcext:value-type="float">
            <text:p>0.61748</text:p>
          </table:table-cell>
          <table:table-cell table:style-name="ce214" office:value-type="float" office:value="0.75259" calcext:value-type="float">
            <text:p>0.75259</text:p>
          </table:table-cell>
          <table:table-cell table:style-name="ce265"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FIX_walking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" calcext:value-type="float">
            <text:p>0.8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8" calcext:value-type="float">
            <text:p>0.88</text:p>
          </table:table-cell>
          <table:table-cell table:formula="of:=MAX([.B4:.E4])" office:value-type="float" office:value="0.88" calcext:value-type="float">
            <text:p>0.88</text:p>
          </table:table-cell>
          <table:table-cell/>
          <table:table-cell table:style-name="ce113" office:value-type="float" office:value="0.73705" calcext:value-type="float">
            <text:p>0.73705</text:p>
          </table:table-cell>
          <table:table-cell table:style-name="ce164" office:value-type="float" office:value="0.70499" calcext:value-type="float">
            <text:p>0.70499</text:p>
          </table:table-cell>
          <table:table-cell table:style-name="ce215" office:value-type="float" office:value="0.80858" calcext:value-type="float">
            <text:p>0.80858</text:p>
          </table:table-cell>
          <table:table-cell table:style-name="ce266" office:value-type="float" office:value="0.80894" calcext:value-type="float">
            <text:p>0.80894</text:p>
          </table:table-cell>
        </table:table-row>
        <table:table-row table:style-name="ro1">
          <table:table-cell office:value-type="string" calcext:value-type="string">
            <text:p>FIX_running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table:formula="of:=MAX([.B5:.E5])" office:value-type="float" office:value="0.819" calcext:value-type="float">
            <text:p>0.819</text:p>
          </table:table-cell>
          <table:table-cell/>
          <table:table-cell table:style-name="ce114" office:value-type="float" office:value="0.89006" calcext:value-type="float">
            <text:p>0.89006</text:p>
          </table:table-cell>
          <table:table-cell table:style-name="ce165" office:value-type="float" office:value="0.74419" calcext:value-type="float">
            <text:p>0.74419</text:p>
          </table:table-cell>
          <table:table-cell table:style-name="ce216" office:value-type="float" office:value="0.8223" calcext:value-type="float">
            <text:p>0.8223</text:p>
          </table:table-cell>
          <table:table-cell table:style-name="ce267" office:value-type="float" office:value="0.76496" calcext:value-type="float">
            <text:p>0.76496</text:p>
          </table:table-cell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0.851" calcext:value-type="float">
            <text:p>0.85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68" calcext:value-type="float">
            <text:p>0.868</text:p>
          </table:table-cell>
          <table:table-cell table:formula="of:=MAX([.B6:.E6])" office:value-type="float" office:value="0.877" calcext:value-type="float">
            <text:p>0.877</text:p>
          </table:table-cell>
          <table:table-cell/>
          <table:table-cell table:style-name="ce115" office:value-type="float" office:value="0.78437" calcext:value-type="float">
            <text:p>0.78437</text:p>
          </table:table-cell>
          <table:table-cell table:style-name="ce166" office:value-type="float" office:value="0.73039" calcext:value-type="float">
            <text:p>0.73039</text:p>
          </table:table-cell>
          <table:table-cell table:style-name="ce217" office:value-type="float" office:value="0.86859" calcext:value-type="float">
            <text:p>0.86859</text:p>
          </table:table-cell>
          <table:table-cell table:style-name="ce268" office:value-type="float" office:value="0.85025" calcext:value-type="float">
            <text:p>0.85025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" calcext:value-type="float">
            <text:p>0.897</text:p>
          </table:table-cell>
          <table:table-cell table:formula="of:=MAX([.B7:.E7])" office:value-type="float" office:value="0.897" calcext:value-type="float">
            <text:p>0.897</text:p>
          </table:table-cell>
          <table:table-cell/>
          <table:table-cell table:style-name="ce116" office:value-type="float" office:value="0.80512" calcext:value-type="float">
            <text:p>0.80512</text:p>
          </table:table-cell>
          <table:table-cell table:style-name="ce167" office:value-type="float" office:value="0.81515" calcext:value-type="float">
            <text:p>0.81515</text:p>
          </table:table-cell>
          <table:table-cell table:style-name="ce218" office:value-type="float" office:value="0.89742" calcext:value-type="float">
            <text:p>0.89742</text:p>
          </table:table-cell>
          <table:table-cell table:style-name="ce269" office:value-type="float" office:value="0.88167" calcext:value-type="float">
            <text:p>0.88167</text:p>
          </table:table-cell>
        </table:table-row>
        <table:table-row table:style-name="ro1">
          <table:table-cell office:value-type="string" calcext:value-type="string">
            <text:p>LAB_WORK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2" calcext:value-type="float">
            <text:p>0.842</text:p>
          </table:table-cell>
          <table:table-cell table:formula="of:=MAX([.B8:.E8])" office:value-type="float" office:value="0.845" calcext:value-type="float">
            <text:p>0.845</text:p>
          </table:table-cell>
          <table:table-cell/>
          <table:table-cell table:style-name="ce117" office:value-type="float" office:value="0.84198" calcext:value-type="float">
            <text:p>0.84198</text:p>
          </table:table-cell>
          <table:table-cell table:style-name="ce168" office:value-type="float" office:value="0.69743" calcext:value-type="float">
            <text:p>0.69743</text:p>
          </table:table-cell>
          <table:table-cell table:style-name="ce219" office:value-type="float" office:value="0.86093" calcext:value-type="float">
            <text:p>0.86093</text:p>
          </table:table-cell>
          <table:table-cell table:style-name="ce270" office:value-type="float" office:value="0.79558" calcext:value-type="float">
            <text:p>0.79558</text:p>
          </table:table-cell>
        </table:table-row>
        <table:table-row table:style-name="ro1">
          <table:table-cell office:value-type="string" calcext:value-type="string">
            <text:p>IN_CLASS</text:p>
          </table:table-cell>
          <table:table-cell office:value-type="float" office:value="0.793" calcext:value-type="float">
            <text:p>0.793</text:p>
          </table:table-cell>
          <table:table-cell office:value-type="float" office:value="0.77" calcext:value-type="float">
            <text:p>0.7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95" calcext:value-type="float">
            <text:p>0.795</text:p>
          </table:table-cell>
          <table:table-cell table:formula="of:=MAX([.B9:.E9])" office:value-type="float" office:value="0.795" calcext:value-type="float">
            <text:p>0.795</text:p>
          </table:table-cell>
          <table:table-cell/>
          <table:table-cell table:style-name="ce118" office:value-type="float" office:value="0.6581" calcext:value-type="float">
            <text:p>0.6581</text:p>
          </table:table-cell>
          <table:table-cell table:style-name="ce169" office:value-type="float" office:value="0.68078" calcext:value-type="float">
            <text:p>0.68078</text:p>
          </table:table-cell>
          <table:table-cell table:style-name="ce220" office:value-type="float" office:value="0.8391" calcext:value-type="float">
            <text:p>0.8391</text:p>
          </table:table-cell>
          <table:table-cell table:style-name="ce271" office:value-type="float" office:value="0.77455" calcext:value-type="float">
            <text:p>0.77455</text:p>
          </table:table-cell>
        </table:table-row>
        <table:table-row table:style-name="ro1">
          <table:table-cell office:value-type="string" calcext:value-type="string">
            <text:p>IN_A_MEETING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float" office:value="0.781" calcext:value-type="float">
            <text:p>0.781</text:p>
          </table:table-cell>
          <table:table-cell table:formula="of:=MAX([.B10:.E10])" office:value-type="float" office:value="0.814" calcext:value-type="float">
            <text:p>0.814</text:p>
          </table:table-cell>
          <table:table-cell/>
          <table:table-cell table:style-name="ce119" office:value-type="float" office:value="0.78144" calcext:value-type="float">
            <text:p>0.78144</text:p>
          </table:table-cell>
          <table:table-cell table:style-name="ce170" office:value-type="float" office:value="0.72442" calcext:value-type="float">
            <text:p>0.72442</text:p>
          </table:table-cell>
          <table:table-cell table:style-name="ce221" office:value-type="float" office:value="0.73865" calcext:value-type="float">
            <text:p>0.73865</text:p>
          </table:table-cell>
          <table:table-cell table:style-name="ce272" office:value-type="float" office:value="0.73036" calcext:value-type="float">
            <text:p>0.73036</text:p>
          </table:table-cell>
        </table:table-row>
        <table:table-row table:style-name="ro1">
          <table:table-cell office:value-type="string" calcext:value-type="string">
            <text:p>LOC_main_workplace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2" calcext:value-type="float">
            <text:p>0.852</text:p>
          </table:table-cell>
          <table:table-cell office:value-type="float" office:value="0.847" calcext:value-type="float">
            <text:p>0.847</text:p>
          </table:table-cell>
          <table:table-cell table:formula="of:=MAX([.B11:.E11])" office:value-type="float" office:value="0.852" calcext:value-type="float">
            <text:p>0.852</text:p>
          </table:table-cell>
          <table:table-cell/>
          <table:table-cell table:style-name="ce120" office:value-type="float" office:value="0.81512" calcext:value-type="float">
            <text:p>0.81512</text:p>
          </table:table-cell>
          <table:table-cell table:style-name="ce171" office:value-type="float" office:value="0.61308" calcext:value-type="float">
            <text:p>0.61308</text:p>
          </table:table-cell>
          <table:table-cell table:style-name="ce222" office:value-type="float" office:value="0.80861" calcext:value-type="float">
            <text:p>0.80861</text:p>
          </table:table-cell>
          <table:table-cell table:style-name="ce273" office:value-type="float" office:value="0.81649" calcext:value-type="float">
            <text:p>0.81649</text:p>
          </table:table-cell>
        </table:table-row>
        <table:table-row table:style-name="ro1">
          <table:table-cell office:value-type="string" calcext:value-type="string">
            <text:p>OR_indoors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1" calcext:value-type="float">
            <text:p>0.891</text:p>
          </table:table-cell>
          <table:table-cell table:formula="of:=MAX([.B12:.E12])" office:value-type="float" office:value="0.891" calcext:value-type="float">
            <text:p>0.891</text:p>
          </table:table-cell>
          <table:table-cell/>
          <table:table-cell table:style-name="ce121" office:value-type="float" office:value="0.63973" calcext:value-type="float">
            <text:p>0.63973</text:p>
          </table:table-cell>
          <table:table-cell table:style-name="ce172" office:value-type="float" office:value="0.64161" calcext:value-type="float">
            <text:p>0.64161</text:p>
          </table:table-cell>
          <table:table-cell table:style-name="ce223" office:value-type="float" office:value="0.76029" calcext:value-type="float">
            <text:p>0.76029</text:p>
          </table:table-cell>
          <table:table-cell table:style-name="ce274" office:value-type="float" office:value="0.74128" calcext:value-type="float">
            <text:p>0.74128</text:p>
          </table:table-cell>
        </table:table-row>
        <table:table-row table:style-name="ro1">
          <table:table-cell office:value-type="string" calcext:value-type="string">
            <text:p>OR_outside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5" calcext:value-type="float">
            <text:p>0.885</text:p>
          </table:table-cell>
          <table:table-cell table:formula="of:=MAX([.B13:.E13])" office:value-type="float" office:value="0.885" calcext:value-type="float">
            <text:p>0.885</text:p>
          </table:table-cell>
          <table:table-cell/>
          <table:table-cell table:style-name="ce122" office:value-type="float" office:value="0.70777" calcext:value-type="float">
            <text:p>0.70777</text:p>
          </table:table-cell>
          <table:table-cell table:style-name="ce173" office:value-type="float" office:value="0.7631" calcext:value-type="float">
            <text:p>0.7631</text:p>
          </table:table-cell>
          <table:table-cell table:style-name="ce224" office:value-type="float" office:value="0.80501" calcext:value-type="float">
            <text:p>0.80501</text:p>
          </table:table-cell>
          <table:table-cell table:style-name="ce275" office:value-type="float" office:value="0.79904" calcext:value-type="float">
            <text:p>0.79904</text:p>
          </table:table-cell>
        </table:table-row>
        <table:table-row table:style-name="ro1">
          <table:table-cell office:value-type="string" calcext:value-type="string">
            <text:p>IN_A_CAR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4" calcext:value-type="float">
            <text:p>0.864</text:p>
          </table:table-cell>
          <table:table-cell table:formula="of:=MAX([.B14:.E14])" office:value-type="float" office:value="0.869" calcext:value-type="float">
            <text:p>0.869</text:p>
          </table:table-cell>
          <table:table-cell/>
          <table:table-cell table:style-name="ce123" office:value-type="float" office:value="0.8287" calcext:value-type="float">
            <text:p>0.8287</text:p>
          </table:table-cell>
          <table:table-cell table:style-name="ce174" office:value-type="float" office:value="0.65127" calcext:value-type="float">
            <text:p>0.65127</text:p>
          </table:table-cell>
          <table:table-cell table:style-name="ce225" office:value-type="float" office:value="0.89269" calcext:value-type="float">
            <text:p>0.89269</text:p>
          </table:table-cell>
          <table:table-cell table:style-name="ce276" office:value-type="float" office:value="0.88211" calcext:value-type="float">
            <text:p>0.88211</text:p>
          </table:table-cell>
        </table:table-row>
        <table:table-row table:style-name="ro1">
          <table:table-cell office:value-type="string" calcext:value-type="string">
            <text:p>ON_A_BUS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8" calcext:value-type="float">
            <text:p>0.858</text:p>
          </table:table-cell>
          <table:table-cell table:formula="of:=MAX([.B15:.E15])" office:value-type="float" office:value="0.866" calcext:value-type="float">
            <text:p>0.866</text:p>
          </table:table-cell>
          <table:table-cell/>
          <table:table-cell table:style-name="ce124" office:value-type="float" office:value="0.76487" calcext:value-type="float">
            <text:p>0.76487</text:p>
          </table:table-cell>
          <table:table-cell table:style-name="ce175" office:value-type="float" office:value="0.68929" calcext:value-type="float">
            <text:p>0.68929</text:p>
          </table:table-cell>
          <table:table-cell table:style-name="ce226" office:value-type="float" office:value="0.84056" calcext:value-type="float">
            <text:p>0.84056</text:p>
          </table:table-cell>
          <table:table-cell table:style-name="ce277" office:value-type="float" office:value="0.80489" calcext:value-type="float">
            <text:p>0.80489</text:p>
          </table:table-cell>
        </table:table-row>
        <table:table-row table:style-name="ro1">
          <table:table-cell office:value-type="string" calcext:value-type="string">
            <text:p>DRIVE_-_I_M_THE_DRIVER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6" calcext:value-type="float">
            <text:p>0.866</text:p>
          </table:table-cell>
          <table:table-cell office:value-type="float" office:value="0.857" calcext:value-type="float">
            <text:p>0.857</text:p>
          </table:table-cell>
          <table:table-cell table:formula="of:=MAX([.B16:.E16])" office:value-type="float" office:value="0.871" calcext:value-type="float">
            <text:p>0.871</text:p>
          </table:table-cell>
          <table:table-cell/>
          <table:table-cell table:style-name="ce125" office:value-type="float" office:value="0.86435" calcext:value-type="float">
            <text:p>0.86435</text:p>
          </table:table-cell>
          <table:table-cell table:style-name="ce176" office:value-type="float" office:value="0.73131" calcext:value-type="float">
            <text:p>0.73131</text:p>
          </table:table-cell>
          <table:table-cell table:style-name="ce227" office:value-type="float" office:value="0.90088" calcext:value-type="float">
            <text:p>0.90088</text:p>
          </table:table-cell>
          <table:table-cell table:style-name="ce278" office:value-type="float" office:value="0.87789" calcext:value-type="float">
            <text:p>0.87789</text:p>
          </table:table-cell>
        </table:table-row>
        <table:table-row table:style-name="ro1">
          <table:table-cell office:value-type="string" calcext:value-type="string">
            <text:p>DRIVE_-_I_M_A_PASSENGER</text:p>
          </table:table-cell>
          <table:table-cell office:value-type="float" office:value="0.819" calcext:value-type="float">
            <text:p>0.81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" calcext:value-type="float">
            <text:p>0.86</text:p>
          </table:table-cell>
          <table:table-cell table:formula="of:=MAX([.B17:.E17])" office:value-type="float" office:value="0.868" calcext:value-type="float">
            <text:p>0.868</text:p>
          </table:table-cell>
          <table:table-cell/>
          <table:table-cell table:style-name="ce126" office:value-type="float" office:value="0.86587" calcext:value-type="float">
            <text:p>0.86587</text:p>
          </table:table-cell>
          <table:table-cell table:style-name="ce177" office:value-type="float" office:value="0.72492" calcext:value-type="float">
            <text:p>0.72492</text:p>
          </table:table-cell>
          <table:table-cell table:style-name="ce228" office:value-type="float" office:value="0.86015" calcext:value-type="float">
            <text:p>0.86015</text:p>
          </table:table-cell>
          <table:table-cell table:style-name="ce279" office:value-type="float" office:value="0.78107" calcext:value-type="float">
            <text:p>0.78107</text:p>
          </table:table-cell>
        </table:table-row>
        <table:table-row table:style-name="ro1">
          <table:table-cell office:value-type="string" calcext:value-type="string">
            <text:p>LOC_home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table:formula="of:=MAX([.B18:.E18])" office:value-type="float" office:value="0.794" calcext:value-type="float">
            <text:p>0.794</text:p>
          </table:table-cell>
          <table:table-cell/>
          <table:table-cell table:style-name="ce127" office:value-type="float" office:value="0.65024" calcext:value-type="float">
            <text:p>0.65024</text:p>
          </table:table-cell>
          <table:table-cell table:style-name="ce178" office:value-type="float" office:value="0.64995" calcext:value-type="float">
            <text:p>0.64995</text:p>
          </table:table-cell>
          <table:table-cell table:style-name="ce229" office:value-type="float" office:value="0.79297" calcext:value-type="float">
            <text:p>0.79297</text:p>
          </table:table-cell>
          <table:table-cell table:style-name="ce280" office:value-type="float" office:value="0.78445" calcext:value-type="float">
            <text:p>0.78445</text:p>
          </table:table-cell>
        </table:table-row>
        <table:table-row table:style-name="ro1">
          <table:table-cell office:value-type="string" calcext:value-type="string">
            <text:p>FIX_restaurant</text:p>
          </table:table-cell>
          <table:table-cell office:value-type="float" office:value="0.839" calcext:value-type="float">
            <text:p>0.839</text:p>
          </table:table-cell>
          <table:table-cell office:value-type="float" office:value="0.82" calcext:value-type="float">
            <text:p>0.8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6" calcext:value-type="float">
            <text:p>0.846</text:p>
          </table:table-cell>
          <table:table-cell table:formula="of:=MAX([.B19:.E19])" office:value-type="float" office:value="0.846" calcext:value-type="float">
            <text:p>0.846</text:p>
          </table:table-cell>
          <table:table-cell/>
          <table:table-cell table:style-name="ce128" office:value-type="float" office:value="0.75657" calcext:value-type="float">
            <text:p>0.75657</text:p>
          </table:table-cell>
          <table:table-cell table:style-name="ce179" office:value-type="float" office:value="0.73575" calcext:value-type="float">
            <text:p>0.73575</text:p>
          </table:table-cell>
          <table:table-cell table:style-name="ce230" office:value-type="float" office:value="0.8479" calcext:value-type="float">
            <text:p>0.8479</text:p>
          </table:table-cell>
          <table:table-cell table:style-name="ce281" office:value-type="float" office:value="0.78302" calcext:value-type="float">
            <text:p>0.78302</text:p>
          </table:table-cell>
        </table:table-row>
        <table:table-row table:style-name="ro1">
          <table:table-cell office:value-type="string" calcext:value-type="string">
            <text:p>PHONE_IN_POCKET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2" calcext:value-type="float">
            <text:p>0.802</text:p>
          </table:table-cell>
          <table:table-cell table:formula="of:=MAX([.B20:.E20])" office:value-type="float" office:value="0.802" calcext:value-type="float">
            <text:p>0.802</text:p>
          </table:table-cell>
          <table:table-cell/>
          <table:table-cell table:style-name="ce129" office:value-type="float" office:value="0.69286" calcext:value-type="float">
            <text:p>0.69286</text:p>
          </table:table-cell>
          <table:table-cell table:style-name="ce180" office:value-type="float" office:value="0.63905" calcext:value-type="float">
            <text:p>0.63905</text:p>
          </table:table-cell>
          <table:table-cell table:style-name="ce231" office:value-type="float" office:value="0.79879" calcext:value-type="float">
            <text:p>0.79879</text:p>
          </table:table-cell>
          <table:table-cell table:style-name="ce282" office:value-type="float" office:value="0.77767" calcext:value-type="float">
            <text:p>0.77767</text:p>
          </table:table-cell>
        </table:table-row>
        <table:table-row table:style-name="ro1">
          <table:table-cell office:value-type="string" calcext:value-type="string">
            <text:p>OR_exercise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1" calcext:value-type="float">
            <text:p>0.821</text:p>
          </table:table-cell>
          <table:table-cell table:formula="of:=MAX([.B21:.E21])" office:value-type="float" office:value="0.829" calcext:value-type="float">
            <text:p>0.829</text:p>
          </table:table-cell>
          <table:table-cell/>
          <table:table-cell table:style-name="ce130" office:value-type="float" office:value="0.76233" calcext:value-type="float">
            <text:p>0.76233</text:p>
          </table:table-cell>
          <table:table-cell table:style-name="ce181" office:value-type="float" office:value="0.7047" calcext:value-type="float">
            <text:p>0.7047</text:p>
          </table:table-cell>
          <table:table-cell table:style-name="ce232" office:value-type="float" office:value="0.79282" calcext:value-type="float">
            <text:p>0.79282</text:p>
          </table:table-cell>
          <table:table-cell table:style-name="ce283" office:value-type="float" office:value="0.77867" calcext:value-type="float">
            <text:p>0.77867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7" calcext:value-type="float">
            <text:p>0.747</text:p>
          </table:table-cell>
          <table:table-cell table:formula="of:=MAX([.B22:.E22])" office:value-type="float" office:value="0.747" calcext:value-type="float">
            <text:p>0.747</text:p>
          </table:table-cell>
          <table:table-cell/>
          <table:table-cell table:style-name="ce131" office:value-type="float" office:value="0.61027" calcext:value-type="float">
            <text:p>0.61027</text:p>
          </table:table-cell>
          <table:table-cell table:style-name="ce182" office:value-type="float" office:value="0.60234" calcext:value-type="float">
            <text:p>0.60234</text:p>
          </table:table-cell>
          <table:table-cell table:style-name="ce233" office:value-type="float" office:value="0.73162" calcext:value-type="float">
            <text:p>0.73162</text:p>
          </table:table-cell>
          <table:table-cell table:style-name="ce284" office:value-type="float" office:value="0.71916" calcext:value-type="float">
            <text:p>0.71916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3" calcext:value-type="float">
            <text:p>0.78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2" calcext:value-type="float">
            <text:p>0.792</text:p>
          </table:table-cell>
          <table:table-cell table:formula="of:=MAX([.B23:.E23])" office:value-type="float" office:value="0.792" calcext:value-type="float">
            <text:p>0.792</text:p>
          </table:table-cell>
          <table:table-cell/>
          <table:table-cell table:style-name="ce132" office:value-type="float" office:value="0.68471" calcext:value-type="float">
            <text:p>0.68471</text:p>
          </table:table-cell>
          <table:table-cell table:style-name="ce183" office:value-type="float" office:value="0.68534" calcext:value-type="float">
            <text:p>0.68534</text:p>
          </table:table-cell>
          <table:table-cell table:style-name="ce234" office:value-type="float" office:value="0.82537" calcext:value-type="float">
            <text:p>0.82537</text:p>
          </table:table-cell>
          <table:table-cell table:style-name="ce285" office:value-type="float" office:value="0.85845" calcext:value-type="float">
            <text:p>0.85845</text:p>
          </table:table-cell>
        </table:table-row>
        <table:table-row table:style-name="ro1">
          <table:table-cell office:value-type="string" calcext:value-type="string">
            <text:p>STROLLING</text:p>
          </table:table-cell>
          <table:table-cell office:value-type="float" office:value="0.687" calcext:value-type="float">
            <text:p>0.687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9" calcext:value-type="float">
            <text:p>0.759</text:p>
          </table:table-cell>
          <table:table-cell table:formula="of:=MAX([.B24:.E24])" office:value-type="float" office:value="0.764" calcext:value-type="float">
            <text:p>0.764</text:p>
          </table:table-cell>
          <table:table-cell/>
          <table:table-cell table:style-name="ce133" office:value-type="float" office:value="0.84993" calcext:value-type="float">
            <text:p>0.84993</text:p>
          </table:table-cell>
          <table:table-cell table:style-name="ce184" office:value-type="float" office:value="0.70413" calcext:value-type="float">
            <text:p>0.70413</text:p>
          </table:table-cell>
          <table:table-cell table:style-name="ce235" office:value-type="float" office:value="0.90436" calcext:value-type="float">
            <text:p>0.90436</text:p>
          </table:table-cell>
          <table:table-cell table:style-name="ce286" office:value-type="float" office:value="0.84803" calcext:value-type="float">
            <text:p>0.84803</text:p>
          </table:table-cell>
        </table:table-row>
        <table:table-row table:style-name="ro1">
          <table:table-cell office:value-type="string" calcext:value-type="string">
            <text:p>DRINKING__ALCOHOL_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3" calcext:value-type="float">
            <text:p>0.803</text:p>
          </table:table-cell>
          <table:table-cell table:formula="of:=MAX([.B25:.E25])" office:value-type="float" office:value="0.803" calcext:value-type="float">
            <text:p>0.803</text:p>
          </table:table-cell>
          <table:table-cell/>
          <table:table-cell table:style-name="ce134" office:value-type="float" office:value="0.82101" calcext:value-type="float">
            <text:p>0.82101</text:p>
          </table:table-cell>
          <table:table-cell table:style-name="ce185" office:value-type="float" office:value="0.99509" calcext:value-type="float">
            <text:p>0.99509</text:p>
          </table:table-cell>
          <table:table-cell table:style-name="ce236" office:value-type="float" office:value="0.73684" calcext:value-type="float">
            <text:p>0.73684</text:p>
          </table:table-cell>
          <table:table-cell table:style-name="ce287" office:value-type="float" office:value="0.76985" calcext:value-type="float">
            <text:p>0.76985</text:p>
          </table:table-cell>
        </table:table-row>
        <table:table-row table:style-name="ro1">
          <table:table-cell office:value-type="string" calcext:value-type="string">
            <text:p>BATHING_-_SHOWER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6" calcext:value-type="float">
            <text:p>0.746</text:p>
          </table:table-cell>
          <table:table-cell table:formula="of:=MAX([.B26:.E26])" office:value-type="float" office:value="0.746" calcext:value-type="float">
            <text:p>0.746</text:p>
          </table:table-cell>
          <table:table-cell/>
          <table:table-cell table:style-name="ce135" office:value-type="float" office:value="0.60174" calcext:value-type="float">
            <text:p>0.60174</text:p>
          </table:table-cell>
          <table:table-cell table:style-name="ce186" office:value-type="float" office:value="0.59274" calcext:value-type="float">
            <text:p>0.59274</text:p>
          </table:table-cell>
          <table:table-cell table:style-name="ce237" office:value-type="float" office:value="0.58266" calcext:value-type="float">
            <text:p>0.58266</text:p>
          </table:table-cell>
          <table:table-cell table:style-name="ce288" office:value-type="float" office:value="0.51677" calcext:value-type="float">
            <text:p>0.51677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0.693" calcext:value-type="float">
            <text:p>0.693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" calcext:value-type="float">
            <text:p>0.74</text:p>
          </table:table-cell>
          <table:table-cell table:formula="of:=MAX([.B27:.E27])" office:value-type="float" office:value="0.74" calcext:value-type="float">
            <text:p>0.74</text:p>
          </table:table-cell>
          <table:table-cell/>
          <table:table-cell table:style-name="ce136" office:value-type="float" office:value="0.75142" calcext:value-type="float">
            <text:p>0.75142</text:p>
          </table:table-cell>
          <table:table-cell table:style-name="ce187" office:value-type="float" office:value="0.63406" calcext:value-type="float">
            <text:p>0.63406</text:p>
          </table:table-cell>
          <table:table-cell table:style-name="ce238" office:value-type="float" office:value="0.6934" calcext:value-type="float">
            <text:p>0.6934</text:p>
          </table:table-cell>
          <table:table-cell table:style-name="ce289" office:value-type="float" office:value="0.66462" calcext:value-type="float">
            <text:p>0.66462</text:p>
          </table:table-cell>
        </table:table-row>
        <table:table-row table:style-name="ro1">
          <table:table-cell office:value-type="string" calcext:value-type="string">
            <text:p>DOING_LAUNDRY</text:p>
          </table:table-cell>
          <table:table-cell office:value-type="float" office:value="0.758" calcext:value-type="float">
            <text:p>0.75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4" calcext:value-type="float">
            <text:p>0.674</text:p>
          </table:table-cell>
          <table:table-cell table:formula="of:=MAX([.B28:.E28])" office:value-type="float" office:value="0.758" calcext:value-type="float">
            <text:p>0.758</text:p>
          </table:table-cell>
          <table:table-cell/>
          <table:table-cell table:style-name="ce137" office:value-type="float" office:value="0.87819" calcext:value-type="float">
            <text:p>0.87819</text:p>
          </table:table-cell>
          <table:table-cell table:style-name="ce188" office:value-type="float" office:value="0.65724" calcext:value-type="float">
            <text:p>0.65724</text:p>
          </table:table-cell>
          <table:table-cell table:style-name="ce239" office:value-type="float" office:value="0.59865" calcext:value-type="float">
            <text:p>0.59865</text:p>
          </table:table-cell>
          <table:table-cell table:style-name="ce290" office:value-type="float" office:value="0.66019" calcext:value-type="float">
            <text:p>0.66019</text:p>
          </table:table-cell>
        </table:table-row>
        <table:table-row table:style-name="ro1">
          <table:table-cell office:value-type="string" calcext:value-type="string">
            <text:p>WASHING_DISHES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93" calcext:value-type="float">
            <text:p>0.793</text:p>
          </table:table-cell>
          <table:table-cell table:formula="of:=MAX([.B29:.E29])" office:value-type="float" office:value="0.793" calcext:value-type="float">
            <text:p>0.793</text:p>
          </table:table-cell>
          <table:table-cell/>
          <table:table-cell table:style-name="ce138" office:value-type="float" office:value="0.63637" calcext:value-type="float">
            <text:p>0.63637</text:p>
          </table:table-cell>
          <table:table-cell table:style-name="ce189" office:value-type="float" office:value="0.78239" calcext:value-type="float">
            <text:p>0.78239</text:p>
          </table:table-cell>
          <table:table-cell table:style-name="ce240" office:value-type="float" office:value="0.62372" calcext:value-type="float">
            <text:p>0.62372</text:p>
          </table:table-cell>
          <table:table-cell table:style-name="ce291" office:value-type="float" office:value="0.59709" calcext:value-type="float">
            <text:p>0.59709</text:p>
          </table:table-cell>
        </table:table-row>
        <table:table-row table:style-name="ro1">
          <table:table-cell office:value-type="string" calcext:value-type="string">
            <text:p>WATCHING_TV</text:p>
          </table:table-cell>
          <table:table-cell office:value-type="float" office:value="0.69" calcext:value-type="float">
            <text:p>0.6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1" calcext:value-type="float">
            <text:p>0.711</text:p>
          </table:table-cell>
          <table:table-cell office:value-type="float" office:value="0.734" calcext:value-type="float">
            <text:p>0.734</text:p>
          </table:table-cell>
          <table:table-cell table:formula="of:=MAX([.B30:.E30])" office:value-type="float" office:value="0.734" calcext:value-type="float">
            <text:p>0.734</text:p>
          </table:table-cell>
          <table:table-cell/>
          <table:table-cell table:style-name="ce139" office:value-type="float" office:value="0.6599" calcext:value-type="float">
            <text:p>0.6599</text:p>
          </table:table-cell>
          <table:table-cell table:style-name="ce190" office:value-type="float" office:value="0.63947" calcext:value-type="float">
            <text:p>0.63947</text:p>
          </table:table-cell>
          <table:table-cell table:style-name="ce241" office:value-type="float" office:value="0.79546" calcext:value-type="float">
            <text:p>0.79546</text:p>
          </table:table-cell>
          <table:table-cell table:style-name="ce292" office:value-type="float" office:value="0.76044" calcext:value-type="float">
            <text:p>0.76044</text:p>
          </table:table-cell>
        </table:table-row>
        <table:table-row table:style-name="ro1">
          <table:table-cell office:value-type="string" calcext:value-type="string">
            <text:p>SURFING_THE_INTERNET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4" calcext:value-type="float">
            <text:p>0.614</text:p>
          </table:table-cell>
          <table:table-cell table:formula="of:=MAX([.B31:.E31])" office:value-type="float" office:value="0.614" calcext:value-type="float">
            <text:p>0.614</text:p>
          </table:table-cell>
          <table:table-cell/>
          <table:table-cell table:style-name="ce140" office:value-type="float" office:value="0.51764" calcext:value-type="float">
            <text:p>0.51764</text:p>
          </table:table-cell>
          <table:table-cell table:style-name="ce191" office:value-type="float" office:value="0.51114" calcext:value-type="float">
            <text:p>0.51114</text:p>
          </table:table-cell>
          <table:table-cell table:style-name="ce242" office:value-type="float" office:value="0.73419" calcext:value-type="float">
            <text:p>0.73419</text:p>
          </table:table-cell>
          <table:table-cell table:style-name="ce293" office:value-type="float" office:value="0.76211" calcext:value-type="float">
            <text:p>0.76211</text:p>
          </table:table-cell>
        </table:table-row>
        <table:table-row table:style-name="ro1">
          <table:table-cell office:value-type="string" calcext:value-type="string">
            <text:p>AT_A_PARTY</text:p>
          </table:table-cell>
          <table:table-cell office:value-type="float" office:value="0.64" calcext:value-type="float">
            <text:p>0.6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94" calcext:value-type="float">
            <text:p>0.794</text:p>
          </table:table-cell>
          <table:table-cell table:formula="of:=MAX([.B32:.E32])" office:value-type="float" office:value="0.794" calcext:value-type="float">
            <text:p>0.794</text:p>
          </table:table-cell>
          <table:table-cell/>
          <table:table-cell table:style-name="ce141" office:value-type="float" office:value="0.67982" calcext:value-type="float">
            <text:p>0.67982</text:p>
          </table:table-cell>
          <table:table-cell table:style-name="ce192" office:value-type="float" office:value="0.80411" calcext:value-type="float">
            <text:p>0.80411</text:p>
          </table:table-cell>
          <table:table-cell table:style-name="ce243" office:value-type="float" office:value="0.86207" calcext:value-type="float">
            <text:p>0.86207</text:p>
          </table:table-cell>
          <table:table-cell table:style-name="ce294" office:value-type="float" office:value="0.75911" calcext:value-type="float">
            <text:p>0.75911</text:p>
          </table:table-cell>
        </table:table-row>
        <table:table-row table:style-name="ro1">
          <table:table-cell office:value-type="string" calcext:value-type="string">
            <text:p>AT_A_BAR</text:p>
          </table:table-cell>
          <table:table-cell office:value-type="float" office:value="0.671" calcext:value-type="float">
            <text:p>0.671</text:p>
          </table:table-cell>
          <table:table-cell office:value-type="float" office:value="0.791" calcext:value-type="float">
            <text:p>0.79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63" calcext:value-type="float">
            <text:p>0.863</text:p>
          </table:table-cell>
          <table:table-cell table:formula="of:=MAX([.B33:.E33])" office:value-type="float" office:value="0.863" calcext:value-type="float">
            <text:p>0.863</text:p>
          </table:table-cell>
          <table:table-cell/>
          <table:table-cell table:style-name="ce142" office:value-type="float" office:value="0.99998" calcext:value-type="float">
            <text:p>0.99998</text:p>
          </table:table-cell>
          <table:table-cell table:style-name="ce193" office:value-type="float" office:value="0.99882" calcext:value-type="float">
            <text:p>0.99882</text:p>
          </table:table-cell>
          <table:table-cell table:style-name="ce244" office:value-type="float" office:value="0.73094" calcext:value-type="float">
            <text:p>0.73094</text:p>
          </table:table-cell>
          <table:table-cell table:style-name="ce295" office:value-type="float" office:value="0.87175" calcext:value-type="float">
            <text:p>0.87175</text:p>
          </table:table-cell>
        </table:table-row>
        <table:table-row table:style-name="ro1">
          <table:table-cell office:value-type="string" calcext:value-type="string">
            <text:p>LOC_beach</text:p>
          </table:table-cell>
          <table:table-cell office:value-type="float" office:value="0.717" calcext:value-type="float">
            <text:p>0.71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" calcext:value-type="float">
            <text:p>0.82</text:p>
          </table:table-cell>
          <table:table-cell office:value-type="float" office:value="0.846" calcext:value-type="float">
            <text:p>0.846</text:p>
          </table:table-cell>
          <table:table-cell table:formula="of:=MAX([.B34:.E34])" office:value-type="float" office:value="0.846" calcext:value-type="float">
            <text:p>0.846</text:p>
          </table:table-cell>
          <table:table-cell/>
          <table:table-cell table:style-name="ce143" office:value-type="float" office:value="0.9475" calcext:value-type="float">
            <text:p>0.9475</text:p>
          </table:table-cell>
          <table:table-cell table:style-name="ce194" office:value-type="float" office:value="0.76091" calcext:value-type="float">
            <text:p>0.76091</text:p>
          </table:table-cell>
          <table:table-cell table:style-name="ce245" office:value-type="float" office:value="0.81447" calcext:value-type="float">
            <text:p>0.81447</text:p>
          </table:table-cell>
          <table:table-cell table:style-name="ce296" office:value-type="float" office:value="0.80649" calcext:value-type="float">
            <text:p>0.80649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3" calcext:value-type="float">
            <text:p>0.663</text:p>
          </table:table-cell>
          <table:table-cell table:formula="of:=MAX([.B35:.E35])" office:value-type="float" office:value="0.663" calcext:value-type="float">
            <text:p>0.663</text:p>
          </table:table-cell>
          <table:table-cell/>
          <table:table-cell table:style-name="ce144" office:value-type="float" office:value="0.85886" calcext:value-type="float">
            <text:p>0.85886</text:p>
          </table:table-cell>
          <table:table-cell table:style-name="ce195" office:value-type="float" office:value="0.70256" calcext:value-type="float">
            <text:p>0.70256</text:p>
          </table:table-cell>
          <table:table-cell table:style-name="ce246" office:value-type="float" office:value="0.7489" calcext:value-type="float">
            <text:p>0.7489</text:p>
          </table:table-cell>
          <table:table-cell table:style-name="ce297" office:value-type="float" office:value="0.64155" calcext:value-type="float">
            <text:p>0.64155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table:number-columns-repeated="2" office:value-type="float" office:value="0.677" calcext:value-type="float">
            <text:p>0.67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9" calcext:value-type="float">
            <text:p>0.679</text:p>
          </table:table-cell>
          <table:table-cell table:formula="of:=MAX([.B36:.E36])" office:value-type="float" office:value="0.685" calcext:value-type="float">
            <text:p>0.685</text:p>
          </table:table-cell>
          <table:table-cell/>
          <table:table-cell table:style-name="ce145" office:value-type="float" office:value="0.71798" calcext:value-type="float">
            <text:p>0.71798</text:p>
          </table:table-cell>
          <table:table-cell table:style-name="ce196" office:value-type="float" office:value="0.56021" calcext:value-type="float">
            <text:p>0.56021</text:p>
          </table:table-cell>
          <table:table-cell table:style-name="ce247" office:value-type="float" office:value="0.69586" calcext:value-type="float">
            <text:p>0.69586</text:p>
          </table:table-cell>
          <table:table-cell table:style-name="ce298" office:value-type="float" office:value="0.68647" calcext:value-type="float">
            <text:p>0.68647</text:p>
          </table:table-cell>
        </table:table-row>
        <table:table-row table:style-name="ro1">
          <table:table-cell office:value-type="string" calcext:value-type="string">
            <text:p>COMPUTER_WORK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" calcext:value-type="float">
            <text:p>0.73</text:p>
          </table:table-cell>
          <table:table-cell office:value-type="float" office:value="0.727" calcext:value-type="float">
            <text:p>0.727</text:p>
          </table:table-cell>
          <table:table-cell table:formula="of:=MAX([.B37:.E37])" office:value-type="float" office:value="0.732" calcext:value-type="float">
            <text:p>0.732</text:p>
          </table:table-cell>
          <table:table-cell/>
          <table:table-cell table:style-name="ce146" office:value-type="float" office:value="0.71843" calcext:value-type="float">
            <text:p>0.71843</text:p>
          </table:table-cell>
          <table:table-cell table:style-name="ce197" office:value-type="float" office:value="0.66479" calcext:value-type="float">
            <text:p>0.66479</text:p>
          </table:table-cell>
          <table:table-cell table:style-name="ce248" office:value-type="float" office:value="0.74501" calcext:value-type="float">
            <text:p>0.74501</text:p>
          </table:table-cell>
          <table:table-cell table:style-name="ce299" office:value-type="float" office:value="0.79808" calcext:value-type="float">
            <text:p>0.79808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9" calcext:value-type="float">
            <text:p>0.669</text:p>
          </table:table-cell>
          <table:table-cell table:formula="of:=MAX([.B38:.E38])" office:value-type="float" office:value="0.677" calcext:value-type="float">
            <text:p>0.677</text:p>
          </table:table-cell>
          <table:table-cell/>
          <table:table-cell table:style-name="ce147" office:value-type="float" office:value="0.6573" calcext:value-type="float">
            <text:p>0.6573</text:p>
          </table:table-cell>
          <table:table-cell table:style-name="ce198" office:value-type="float" office:value="0.66933" calcext:value-type="float">
            <text:p>0.66933</text:p>
          </table:table-cell>
          <table:table-cell table:style-name="ce249" office:value-type="float" office:value="0.6505" calcext:value-type="float">
            <text:p>0.6505</text:p>
          </table:table-cell>
          <table:table-cell table:style-name="ce300" office:value-type="float" office:value="0.64273" calcext:value-type="float">
            <text:p>0.64273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7" calcext:value-type="float">
            <text:p>0.717</text:p>
          </table:table-cell>
          <table:table-cell office:value-type="float" office:value="0.695" calcext:value-type="float">
            <text:p>0.695</text:p>
          </table:table-cell>
          <table:table-cell table:formula="of:=MAX([.B39:.E39])" office:value-type="float" office:value="0.717" calcext:value-type="float">
            <text:p>0.717</text:p>
          </table:table-cell>
          <table:table-cell/>
          <table:table-cell table:style-name="ce148" office:value-type="float" office:value="0.5673" calcext:value-type="float">
            <text:p>0.5673</text:p>
          </table:table-cell>
          <table:table-cell table:style-name="ce199" office:value-type="float" office:value="0.54784" calcext:value-type="float">
            <text:p>0.54784</text:p>
          </table:table-cell>
          <table:table-cell table:style-name="ce250" office:value-type="float" office:value="0.73131" calcext:value-type="float">
            <text:p>0.73131</text:p>
          </table:table-cell>
          <table:table-cell table:style-name="ce301" office:value-type="float" office:value="0.72216" calcext:value-type="float">
            <text:p>0.72216</text:p>
          </table:table-cell>
        </table:table-row>
        <table:table-row table:style-name="ro1">
          <table:table-cell office:value-type="string" calcext:value-type="string">
            <text:p>GROOMING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35" calcext:value-type="float">
            <text:p>0.735</text:p>
          </table:table-cell>
          <table:table-cell table:formula="of:=MAX([.B40:.E40])" office:value-type="float" office:value="0.735" calcext:value-type="float">
            <text:p>0.735</text:p>
          </table:table-cell>
          <table:table-cell/>
          <table:table-cell table:style-name="ce149" office:value-type="float" office:value="0.70057" calcext:value-type="float">
            <text:p>0.70057</text:p>
          </table:table-cell>
          <table:table-cell table:style-name="ce200" office:value-type="float" office:value="0.58575" calcext:value-type="float">
            <text:p>0.58575</text:p>
          </table:table-cell>
          <table:table-cell table:style-name="ce251" office:value-type="float" office:value="0.63593" calcext:value-type="float">
            <text:p>0.63593</text:p>
          </table:table-cell>
          <table:table-cell table:style-name="ce302" office:value-type="float" office:value="0.74816" calcext:value-type="float">
            <text:p>0.74816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" calcext:value-type="float">
            <text:p>0.7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9" calcext:value-type="float">
            <text:p>0.749</text:p>
          </table:table-cell>
          <table:table-cell table:formula="of:=MAX([.B41:.E41])" office:value-type="float" office:value="0.749" calcext:value-type="float">
            <text:p>0.749</text:p>
          </table:table-cell>
          <table:table-cell/>
          <table:table-cell table:style-name="ce150" office:value-type="float" office:value="0.71961" calcext:value-type="float">
            <text:p>0.71961</text:p>
          </table:table-cell>
          <table:table-cell table:style-name="ce201" office:value-type="float" office:value="0.63576" calcext:value-type="float">
            <text:p>0.63576</text:p>
          </table:table-cell>
          <table:table-cell table:style-name="ce252" office:value-type="float" office:value="0.6022" calcext:value-type="float">
            <text:p>0.6022</text:p>
          </table:table-cell>
          <table:table-cell table:style-name="ce303" office:value-type="float" office:value="0.60056" calcext:value-type="float">
            <text:p>0.60056</text:p>
          </table:table-cell>
        </table:table-row>
        <table:table-row table:style-name="ro1">
          <table:table-cell office:value-type="string" calcext:value-type="string">
            <text:p>AT_THE_GYM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2" calcext:value-type="float">
            <text:p>0.712</text:p>
          </table:table-cell>
          <table:table-cell office:value-type="float" office:value="0.8" calcext:value-type="float">
            <text:p>0.8</text:p>
          </table:table-cell>
          <table:table-cell office:value-type="float" office:value="0.779" calcext:value-type="float">
            <text:p>0.779</text:p>
          </table:table-cell>
          <table:table-cell table:formula="of:=MAX([.B42:.E42])" office:value-type="float" office:value="0.8" calcext:value-type="float">
            <text:p>0.8</text:p>
          </table:table-cell>
          <table:table-cell/>
          <table:table-cell table:style-name="ce151" office:value-type="float" office:value="0.80316" calcext:value-type="float">
            <text:p>0.80316</text:p>
          </table:table-cell>
          <table:table-cell table:style-name="ce202" office:value-type="float" office:value="0.77765" calcext:value-type="float">
            <text:p>0.77765</text:p>
          </table:table-cell>
          <table:table-cell table:style-name="ce253" office:value-type="float" office:value="0.8077" calcext:value-type="float">
            <text:p>0.8077</text:p>
          </table:table-cell>
          <table:table-cell table:style-name="ce304" office:value-type="float" office:value="0.76605" calcext:value-type="float">
            <text:p>0.76605</text:p>
          </table:table-cell>
        </table:table-row>
        <table:table-row table:style-name="ro1">
          <table:table-cell office:value-type="string" calcext:value-type="string">
            <text:p>STAIRS_-_GOING_UP</text:p>
          </table:table-cell>
          <table:table-cell office:value-type="float" office:value="0.708" calcext:value-type="float">
            <text:p>0.70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1" calcext:value-type="float">
            <text:p>0.731</text:p>
          </table:table-cell>
          <table:table-cell table:formula="of:=MAX([.B43:.E43])" office:value-type="float" office:value="0.757" calcext:value-type="float">
            <text:p>0.757</text:p>
          </table:table-cell>
          <table:table-cell/>
          <table:table-cell table:style-name="ce152" office:value-type="float" office:value="0.53584" calcext:value-type="float">
            <text:p>0.53584</text:p>
          </table:table-cell>
          <table:table-cell table:style-name="ce203" office:value-type="float" office:value="0.79285" calcext:value-type="float">
            <text:p>0.79285</text:p>
          </table:table-cell>
          <table:table-cell table:style-name="ce254" office:value-type="float" office:value="0.7244" calcext:value-type="float">
            <text:p>0.7244</text:p>
          </table:table-cell>
          <table:table-cell table:style-name="ce305" office:value-type="float" office:value="0.7189" calcext:value-type="float">
            <text:p>0.7189</text:p>
          </table:table-cell>
        </table:table-row>
        <table:table-row table:style-name="ro1">
          <table:table-cell office:value-type="string" calcext:value-type="string">
            <text:p>STAIRS_-_GOING_DOWN</text:p>
          </table:table-cell>
          <table:table-cell office:value-type="float" office:value="0.707" calcext:value-type="float">
            <text:p>0.70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28" calcext:value-type="float">
            <text:p>0.728</text:p>
          </table:table-cell>
          <table:table-cell table:formula="of:=MAX([.B44:.E44])" office:value-type="float" office:value="0.753" calcext:value-type="float">
            <text:p>0.753</text:p>
          </table:table-cell>
          <table:table-cell/>
          <table:table-cell table:style-name="ce153" office:value-type="float" office:value="0.99521" calcext:value-type="float">
            <text:p>0.99521</text:p>
          </table:table-cell>
          <table:table-cell table:style-name="ce204" office:value-type="float" office:value="0.59538" calcext:value-type="float">
            <text:p>0.59538</text:p>
          </table:table-cell>
          <table:table-cell table:style-name="ce255" office:value-type="float" office:value="0.8362" calcext:value-type="float">
            <text:p>0.8362</text:p>
          </table:table-cell>
          <table:table-cell table:style-name="ce306" office:value-type="float" office:value="0.85512" calcext:value-type="float">
            <text:p>0.85512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3" calcext:value-type="float">
            <text:p>0.813</text:p>
          </table:table-cell>
          <table:table-cell table:number-columns-repeated="2" office:value-type="float" office:value="0.845" calcext:value-type="float">
            <text:p>0.845</text:p>
          </table:table-cell>
          <table:table-cell table:formula="of:=MAX([.B45:.E45])" office:value-type="float" office:value="0.845" calcext:value-type="float">
            <text:p>0.845</text:p>
          </table:table-cell>
          <table:table-cell/>
          <table:table-cell table:style-name="ce154" office:value-type="float" office:value="0.68086" calcext:value-type="float">
            <text:p>0.68086</text:p>
          </table:table-cell>
          <table:table-cell table:style-name="ce205" office:value-type="float" office:value="0.9905" calcext:value-type="float">
            <text:p>0.9905</text:p>
          </table:table-cell>
          <table:table-cell table:style-name="ce256" office:value-type="float" office:value="0.76664" calcext:value-type="float">
            <text:p>0.76664</text:p>
          </table:table-cell>
          <table:table-cell table:style-name="ce307" office:value-type="float" office:value="0.88034" calcext:value-type="float">
            <text:p>0.88034</text:p>
          </table:table-cell>
        </table:table-row>
        <table:table-row table:style-name="ro1">
          <table:table-cell office:value-type="string" calcext:value-type="string">
            <text:p>OR_standing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7" calcext:value-type="float">
            <text:p>0.667</text:p>
          </table:table-cell>
          <table:table-cell table:formula="of:=MAX([.B46:.E46])" office:value-type="float" office:value="0.678" calcext:value-type="float">
            <text:p>0.678</text:p>
          </table:table-cell>
          <table:table-cell/>
          <table:table-cell table:style-name="ce155" office:value-type="float" office:value="0.60972" calcext:value-type="float">
            <text:p>0.60972</text:p>
          </table:table-cell>
          <table:table-cell table:style-name="ce206" office:value-type="float" office:value="0.61928" calcext:value-type="float">
            <text:p>0.61928</text:p>
          </table:table-cell>
          <table:table-cell table:style-name="ce257" office:value-type="float" office:value="0.65597" calcext:value-type="float">
            <text:p>0.65597</text:p>
          </table:table-cell>
          <table:table-cell table:style-name="ce308" office:value-type="float" office:value="0.62284" calcext:value-type="float">
            <text:p>0.62284</text:p>
          </table:table-cell>
        </table:table-row>
        <table:table-row table:style-name="ro1">
          <table:table-cell office:value-type="string" calcext:value-type="string">
            <text:p>AT_SCHOO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1" calcext:value-type="float">
            <text:p>0.751</text:p>
          </table:table-cell>
          <table:table-cell table:formula="of:=MAX([.B47:.E47])" office:value-type="float" office:value="0.754" calcext:value-type="float">
            <text:p>0.754</text:p>
          </table:table-cell>
          <table:table-cell/>
          <table:table-cell table:style-name="ce156" office:value-type="float" office:value="0.65878" calcext:value-type="float">
            <text:p>0.65878</text:p>
          </table:table-cell>
          <table:table-cell table:style-name="ce207" office:value-type="float" office:value="0.68886" calcext:value-type="float">
            <text:p>0.68886</text:p>
          </table:table-cell>
          <table:table-cell table:style-name="ce258" office:value-type="float" office:value="0.77228" calcext:value-type="float">
            <text:p>0.77228</text:p>
          </table:table-cell>
          <table:table-cell table:style-name="ce309" office:value-type="float" office:value="0.74482" calcext:value-type="float">
            <text:p>0.74482</text:p>
          </table:table-cell>
        </table:table-row>
        <table:table-row table:style-name="ro1">
          <table:table-cell office:value-type="string" calcext:value-type="string">
            <text:p>PHONE_IN_HAND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4" calcext:value-type="float">
            <text:p>0.694</text:p>
          </table:table-cell>
          <table:table-cell table:formula="of:=MAX([.B48:.E48])" office:value-type="float" office:value="0.699" calcext:value-type="float">
            <text:p>0.699</text:p>
          </table:table-cell>
          <table:table-cell/>
          <table:table-cell table:style-name="ce157" office:value-type="float" office:value="0.62186" calcext:value-type="float">
            <text:p>0.62186</text:p>
          </table:table-cell>
          <table:table-cell table:style-name="ce208" office:value-type="float" office:value="0.68694" calcext:value-type="float">
            <text:p>0.68694</text:p>
          </table:table-cell>
          <table:table-cell table:style-name="ce259" office:value-type="float" office:value="0.7135" calcext:value-type="float">
            <text:p>0.7135</text:p>
          </table:table-cell>
          <table:table-cell table:style-name="ce310" office:value-type="float" office:value="0.70606" calcext:value-type="float">
            <text:p>0.70606</text:p>
          </table:table-cell>
        </table:table-row>
        <table:table-row table:style-name="ro1">
          <table:table-cell office:value-type="string" calcext:value-type="string">
            <text:p>PHONE_IN_BAG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4" calcext:value-type="float">
            <text:p>0.744</text:p>
          </table:table-cell>
          <table:table-cell table:formula="of:=MAX([.B49:.E49])" office:value-type="float" office:value="0.764" calcext:value-type="float">
            <text:p>0.764</text:p>
          </table:table-cell>
          <table:table-cell/>
          <table:table-cell table:style-name="ce158" office:value-type="float" office:value="0.73029" calcext:value-type="float">
            <text:p>0.73029</text:p>
          </table:table-cell>
          <table:table-cell table:style-name="ce209" office:value-type="float" office:value="0.61346" calcext:value-type="float">
            <text:p>0.61346</text:p>
          </table:table-cell>
          <table:table-cell table:style-name="ce260" office:value-type="float" office:value="0.77326" calcext:value-type="float">
            <text:p>0.77326</text:p>
          </table:table-cell>
          <table:table-cell table:style-name="ce311" office:value-type="float" office:value="0.76951" calcext:value-type="float">
            <text:p>0.76951</text:p>
          </table:table-cell>
        </table:table-row>
        <table:table-row table:style-name="ro1">
          <table:table-cell office:value-type="string" calcext:value-type="string">
            <text:p>PHONE_ON_TABLE</text:p>
          </table:table-cell>
          <table:table-cell office:value-type="float" office:value="0.804" calcext:value-type="float">
            <text:p>0.804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1" calcext:value-type="float">
            <text:p>0.801</text:p>
          </table:table-cell>
          <table:table-cell table:formula="of:=MAX([.B50:.E50])" office:value-type="float" office:value="0.804" calcext:value-type="float">
            <text:p>0.804</text:p>
          </table:table-cell>
          <table:table-cell/>
          <table:table-cell table:style-name="ce159" office:value-type="float" office:value="0.61944" calcext:value-type="float">
            <text:p>0.61944</text:p>
          </table:table-cell>
          <table:table-cell table:style-name="ce210" office:value-type="float" office:value="0.5812" calcext:value-type="float">
            <text:p>0.5812</text:p>
          </table:table-cell>
          <table:table-cell table:style-name="ce261" office:value-type="float" office:value="0.66469" calcext:value-type="float">
            <text:p>0.66469</text:p>
          </table:table-cell>
          <table:table-cell table:style-name="ce312" office:value-type="float" office:value="0.66821" calcext:value-type="float">
            <text:p>0.66821</text:p>
          </table:table-cell>
        </table:table-row>
        <table:table-row table:style-name="ro1">
          <table:table-cell office:value-type="string" calcext:value-type="string">
            <text:p>WITH_CO-WORKERS</text:p>
          </table:table-cell>
          <table:table-cell office:value-type="float" office:value="0.72" calcext:value-type="float">
            <text:p>0.72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8" calcext:value-type="float">
            <text:p>0.778</text:p>
          </table:table-cell>
          <table:table-cell table:formula="of:=MAX([.B51:.E51])" office:value-type="float" office:value="0.778" calcext:value-type="float">
            <text:p>0.778</text:p>
          </table:table-cell>
          <table:table-cell/>
          <table:table-cell table:style-name="ce160" office:value-type="float" office:value="0.7324" calcext:value-type="float">
            <text:p>0.7324</text:p>
          </table:table-cell>
          <table:table-cell table:style-name="ce211" office:value-type="float" office:value="0.65399" calcext:value-type="float">
            <text:p>0.65399</text:p>
          </table:table-cell>
          <table:table-cell table:style-name="ce262" office:value-type="float" office:value="0.7723" calcext:value-type="float">
            <text:p>0.7723</text:p>
          </table:table-cell>
          <table:table-cell table:style-name="ce313" office:value-type="float" office:value="0.76969" calcext:value-type="float">
            <text:p>0.76969</text:p>
          </table:table-cell>
        </table:table-row>
        <table:table-row table:style-name="ro1">
          <table:table-cell office:value-type="string" calcext:value-type="string">
            <text:p>WITH_FRIENDS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5" calcext:value-type="float">
            <text:p>0.635</text:p>
          </table:table-cell>
          <table:table-cell table:formula="of:=MAX([.B52:.E52])" office:value-type="float" office:value="0.636" calcext:value-type="float">
            <text:p>0.636</text:p>
          </table:table-cell>
          <table:table-cell/>
          <table:table-cell table:style-name="ce161" office:value-type="float" office:value="0.62002" calcext:value-type="float">
            <text:p>0.62002</text:p>
          </table:table-cell>
          <table:table-cell table:style-name="ce212" office:value-type="float" office:value="0.63055" calcext:value-type="float">
            <text:p>0.63055</text:p>
          </table:table-cell>
          <table:table-cell table:style-name="ce263" office:value-type="float" office:value="0.64595" calcext:value-type="float">
            <text:p>0.64595</text:p>
          </table:table-cell>
          <table:table-cell table:style-name="ce314" office:value-type="float" office:value="0.72734" calcext:value-type="float">
            <text:p>0.72734</text:p>
          </table:table-cell>
        </table:table-row>
        <calcext:conditional-formats>
          <calcext:conditional-format calcext:target-range-address="sota_allcomp.H2:sota_allcomp.H2">
            <calcext:condition calcext:apply-style-name="green" calcext:value="&gt;=[$sota_allcomp.F2]" calcext:base-cell-address="sota_allcomp.H2"/>
            <calcext:condition calcext:apply-style-name="lightgreen" calcext:value="between([$sota_allcomp.F2]-0.025,[$sota_allcomp.F2])" calcext:base-cell-address="sota_allcomp.H2"/>
            <calcext:condition calcext:apply-style-name="red" calcext:value="&lt;[$sota_allcomp.F2]-0.05" calcext:base-cell-address="sota_allcomp.H2"/>
          </calcext:conditional-format>
          <calcext:conditional-format calcext:target-range-address="sota_allcomp.H3:sota_allcomp.H3">
            <calcext:condition calcext:apply-style-name="green" calcext:value="&gt;=[$sota_allcomp.F3]" calcext:base-cell-address="sota_allcomp.H3"/>
            <calcext:condition calcext:apply-style-name="lightgreen" calcext:value="between([$sota_allcomp.F3]-0.025,[$sota_allcomp.F3])" calcext:base-cell-address="sota_allcomp.H3"/>
            <calcext:condition calcext:apply-style-name="red" calcext:value="&lt;[$sota_allcomp.F3]-0.05" calcext:base-cell-address="sota_allcomp.H3"/>
          </calcext:conditional-format>
          <calcext:conditional-format calcext:target-range-address="sota_allcomp.H4:sota_allcomp.H4">
            <calcext:condition calcext:apply-style-name="green" calcext:value="&gt;=[$sota_allcomp.F4]" calcext:base-cell-address="sota_allcomp.H4"/>
            <calcext:condition calcext:apply-style-name="lightgreen" calcext:value="between([$sota_allcomp.F4]-0.025,[$sota_allcomp.F4])" calcext:base-cell-address="sota_allcomp.H4"/>
            <calcext:condition calcext:apply-style-name="red" calcext:value="&lt;[$sota_allcomp.F4]-0.05" calcext:base-cell-address="sota_allcomp.H4"/>
          </calcext:conditional-format>
          <calcext:conditional-format calcext:target-range-address="sota_allcomp.H5:sota_allcomp.H5">
            <calcext:condition calcext:apply-style-name="green" calcext:value="&gt;=[$sota_allcomp.F5]" calcext:base-cell-address="sota_allcomp.H5"/>
            <calcext:condition calcext:apply-style-name="lightgreen" calcext:value="between([$sota_allcomp.F5]-0.025,[$sota_allcomp.F5])" calcext:base-cell-address="sota_allcomp.H5"/>
            <calcext:condition calcext:apply-style-name="red" calcext:value="&lt;[$sota_allcomp.F5]-0.05" calcext:base-cell-address="sota_allcomp.H5"/>
          </calcext:conditional-format>
          <calcext:conditional-format calcext:target-range-address="sota_allcomp.H6:sota_allcomp.H6">
            <calcext:condition calcext:apply-style-name="green" calcext:value="&gt;=[$sota_allcomp.F6]" calcext:base-cell-address="sota_allcomp.H6"/>
            <calcext:condition calcext:apply-style-name="lightgreen" calcext:value="between([$sota_allcomp.F6]-0.025,[$sota_allcomp.F6])" calcext:base-cell-address="sota_allcomp.H6"/>
            <calcext:condition calcext:apply-style-name="red" calcext:value="&lt;[$sota_allcomp.F6]-0.05" calcext:base-cell-address="sota_allcomp.H6"/>
          </calcext:conditional-format>
          <calcext:conditional-format calcext:target-range-address="sota_allcomp.H7:sota_allcomp.H7">
            <calcext:condition calcext:apply-style-name="green" calcext:value="&gt;=[$sota_allcomp.F7]" calcext:base-cell-address="sota_allcomp.H7"/>
            <calcext:condition calcext:apply-style-name="lightgreen" calcext:value="between([$sota_allcomp.F7]-0.025,[$sota_allcomp.F7])" calcext:base-cell-address="sota_allcomp.H7"/>
            <calcext:condition calcext:apply-style-name="red" calcext:value="&lt;[$sota_allcomp.F7]-0.05" calcext:base-cell-address="sota_allcomp.H7"/>
          </calcext:conditional-format>
          <calcext:conditional-format calcext:target-range-address="sota_allcomp.H8:sota_allcomp.H8">
            <calcext:condition calcext:apply-style-name="green" calcext:value="&gt;=[$sota_allcomp.F8]" calcext:base-cell-address="sota_allcomp.H8"/>
            <calcext:condition calcext:apply-style-name="lightgreen" calcext:value="between([$sota_allcomp.F8]-0.025,[$sota_allcomp.F8])" calcext:base-cell-address="sota_allcomp.H8"/>
            <calcext:condition calcext:apply-style-name="red" calcext:value="&lt;[$sota_allcomp.F8]-0.05" calcext:base-cell-address="sota_allcomp.H8"/>
          </calcext:conditional-format>
          <calcext:conditional-format calcext:target-range-address="sota_allcomp.H9:sota_allcomp.H9">
            <calcext:condition calcext:apply-style-name="green" calcext:value="&gt;=[$sota_allcomp.F9]" calcext:base-cell-address="sota_allcomp.H9"/>
            <calcext:condition calcext:apply-style-name="lightgreen" calcext:value="between([$sota_allcomp.F9]-0.025,[$sota_allcomp.F9])" calcext:base-cell-address="sota_allcomp.H9"/>
            <calcext:condition calcext:apply-style-name="red" calcext:value="&lt;[$sota_allcomp.F9]-0.05" calcext:base-cell-address="sota_allcomp.H9"/>
          </calcext:conditional-format>
          <calcext:conditional-format calcext:target-range-address="sota_allcomp.H10:sota_allcomp.H10">
            <calcext:condition calcext:apply-style-name="green" calcext:value="&gt;=[$sota_allcomp.F10]" calcext:base-cell-address="sota_allcomp.H10"/>
            <calcext:condition calcext:apply-style-name="lightgreen" calcext:value="between([$sota_allcomp.F10]-0.025,[$sota_allcomp.F10])" calcext:base-cell-address="sota_allcomp.H10"/>
            <calcext:condition calcext:apply-style-name="red" calcext:value="&lt;[$sota_allcomp.F10]-0.05" calcext:base-cell-address="sota_allcomp.H10"/>
          </calcext:conditional-format>
          <calcext:conditional-format calcext:target-range-address="sota_allcomp.H11:sota_allcomp.H11">
            <calcext:condition calcext:apply-style-name="green" calcext:value="&gt;=[$sota_allcomp.F11]" calcext:base-cell-address="sota_allcomp.H11"/>
            <calcext:condition calcext:apply-style-name="lightgreen" calcext:value="between([$sota_allcomp.F11]-0.025,[$sota_allcomp.F11])" calcext:base-cell-address="sota_allcomp.H11"/>
            <calcext:condition calcext:apply-style-name="red" calcext:value="&lt;[$sota_allcomp.F11]-0.05" calcext:base-cell-address="sota_allcomp.H11"/>
          </calcext:conditional-format>
          <calcext:conditional-format calcext:target-range-address="sota_allcomp.H12:sota_allcomp.H12">
            <calcext:condition calcext:apply-style-name="green" calcext:value="&gt;=[$sota_allcomp.F12]" calcext:base-cell-address="sota_allcomp.H12"/>
            <calcext:condition calcext:apply-style-name="lightgreen" calcext:value="between([$sota_allcomp.F12]-0.025,[$sota_allcomp.F12])" calcext:base-cell-address="sota_allcomp.H12"/>
            <calcext:condition calcext:apply-style-name="red" calcext:value="&lt;[$sota_allcomp.F12]-0.05" calcext:base-cell-address="sota_allcomp.H12"/>
          </calcext:conditional-format>
          <calcext:conditional-format calcext:target-range-address="sota_allcomp.H13:sota_allcomp.H13">
            <calcext:condition calcext:apply-style-name="green" calcext:value="&gt;=[$sota_allcomp.F13]" calcext:base-cell-address="sota_allcomp.H13"/>
            <calcext:condition calcext:apply-style-name="lightgreen" calcext:value="between([$sota_allcomp.F13]-0.025,[$sota_allcomp.F13])" calcext:base-cell-address="sota_allcomp.H13"/>
            <calcext:condition calcext:apply-style-name="red" calcext:value="&lt;[$sota_allcomp.F13]-0.05" calcext:base-cell-address="sota_allcomp.H13"/>
          </calcext:conditional-format>
          <calcext:conditional-format calcext:target-range-address="sota_allcomp.H14:sota_allcomp.H14">
            <calcext:condition calcext:apply-style-name="green" calcext:value="&gt;=[$sota_allcomp.F14]" calcext:base-cell-address="sota_allcomp.H14"/>
            <calcext:condition calcext:apply-style-name="lightgreen" calcext:value="between([$sota_allcomp.F14]-0.025,[$sota_allcomp.F14])" calcext:base-cell-address="sota_allcomp.H14"/>
            <calcext:condition calcext:apply-style-name="red" calcext:value="&lt;[$sota_allcomp.F14]-0.05" calcext:base-cell-address="sota_allcomp.H14"/>
          </calcext:conditional-format>
          <calcext:conditional-format calcext:target-range-address="sota_allcomp.H15:sota_allcomp.H15">
            <calcext:condition calcext:apply-style-name="green" calcext:value="&gt;=[$sota_allcomp.F15]" calcext:base-cell-address="sota_allcomp.H15"/>
            <calcext:condition calcext:apply-style-name="lightgreen" calcext:value="between([$sota_allcomp.F15]-0.025,[$sota_allcomp.F15])" calcext:base-cell-address="sota_allcomp.H15"/>
            <calcext:condition calcext:apply-style-name="red" calcext:value="&lt;[$sota_allcomp.F15]-0.05" calcext:base-cell-address="sota_allcomp.H15"/>
          </calcext:conditional-format>
          <calcext:conditional-format calcext:target-range-address="sota_allcomp.H16:sota_allcomp.H16">
            <calcext:condition calcext:apply-style-name="green" calcext:value="&gt;=[$sota_allcomp.F16]" calcext:base-cell-address="sota_allcomp.H16"/>
            <calcext:condition calcext:apply-style-name="lightgreen" calcext:value="between([$sota_allcomp.F16]-0.025,[$sota_allcomp.F16])" calcext:base-cell-address="sota_allcomp.H16"/>
            <calcext:condition calcext:apply-style-name="red" calcext:value="&lt;[$sota_allcomp.F16]-0.05" calcext:base-cell-address="sota_allcomp.H16"/>
          </calcext:conditional-format>
          <calcext:conditional-format calcext:target-range-address="sota_allcomp.H17:sota_allcomp.H17">
            <calcext:condition calcext:apply-style-name="green" calcext:value="&gt;=[$sota_allcomp.F17]" calcext:base-cell-address="sota_allcomp.H17"/>
            <calcext:condition calcext:apply-style-name="lightgreen" calcext:value="between([$sota_allcomp.F17]-0.025,[$sota_allcomp.F17])" calcext:base-cell-address="sota_allcomp.H17"/>
            <calcext:condition calcext:apply-style-name="red" calcext:value="&lt;[$sota_allcomp.F17]-0.05" calcext:base-cell-address="sota_allcomp.H17"/>
          </calcext:conditional-format>
          <calcext:conditional-format calcext:target-range-address="sota_allcomp.H18:sota_allcomp.H18">
            <calcext:condition calcext:apply-style-name="green" calcext:value="&gt;=[$sota_allcomp.F18]" calcext:base-cell-address="sota_allcomp.H18"/>
            <calcext:condition calcext:apply-style-name="lightgreen" calcext:value="between([$sota_allcomp.F18]-0.025,[$sota_allcomp.F18])" calcext:base-cell-address="sota_allcomp.H18"/>
            <calcext:condition calcext:apply-style-name="red" calcext:value="&lt;[$sota_allcomp.F18]-0.05" calcext:base-cell-address="sota_allcomp.H18"/>
          </calcext:conditional-format>
          <calcext:conditional-format calcext:target-range-address="sota_allcomp.H19:sota_allcomp.H19">
            <calcext:condition calcext:apply-style-name="green" calcext:value="&gt;=[$sota_allcomp.F19]" calcext:base-cell-address="sota_allcomp.H19"/>
            <calcext:condition calcext:apply-style-name="lightgreen" calcext:value="between([$sota_allcomp.F19]-0.025,[$sota_allcomp.F19])" calcext:base-cell-address="sota_allcomp.H19"/>
            <calcext:condition calcext:apply-style-name="red" calcext:value="&lt;[$sota_allcomp.F19]-0.05" calcext:base-cell-address="sota_allcomp.H19"/>
          </calcext:conditional-format>
          <calcext:conditional-format calcext:target-range-address="sota_allcomp.H20:sota_allcomp.H20">
            <calcext:condition calcext:apply-style-name="green" calcext:value="&gt;=[$sota_allcomp.F20]" calcext:base-cell-address="sota_allcomp.H20"/>
            <calcext:condition calcext:apply-style-name="lightgreen" calcext:value="between([$sota_allcomp.F20]-0.025,[$sota_allcomp.F20])" calcext:base-cell-address="sota_allcomp.H20"/>
            <calcext:condition calcext:apply-style-name="red" calcext:value="&lt;[$sota_allcomp.F20]-0.05" calcext:base-cell-address="sota_allcomp.H20"/>
          </calcext:conditional-format>
          <calcext:conditional-format calcext:target-range-address="sota_allcomp.H21:sota_allcomp.H21">
            <calcext:condition calcext:apply-style-name="green" calcext:value="&gt;=[$sota_allcomp.F21]" calcext:base-cell-address="sota_allcomp.H21"/>
            <calcext:condition calcext:apply-style-name="lightgreen" calcext:value="between([$sota_allcomp.F21]-0.025,[$sota_allcomp.F21])" calcext:base-cell-address="sota_allcomp.H21"/>
            <calcext:condition calcext:apply-style-name="red" calcext:value="&lt;[$sota_allcomp.F21]-0.05" calcext:base-cell-address="sota_allcomp.H21"/>
          </calcext:conditional-format>
          <calcext:conditional-format calcext:target-range-address="sota_allcomp.H22:sota_allcomp.H22">
            <calcext:condition calcext:apply-style-name="green" calcext:value="&gt;=[$sota_allcomp.F22]" calcext:base-cell-address="sota_allcomp.H22"/>
            <calcext:condition calcext:apply-style-name="lightgreen" calcext:value="between([$sota_allcomp.F22]-0.025,[$sota_allcomp.F22])" calcext:base-cell-address="sota_allcomp.H22"/>
            <calcext:condition calcext:apply-style-name="red" calcext:value="&lt;[$sota_allcomp.F22]-0.05" calcext:base-cell-address="sota_allcomp.H22"/>
          </calcext:conditional-format>
          <calcext:conditional-format calcext:target-range-address="sota_allcomp.H23:sota_allcomp.H23">
            <calcext:condition calcext:apply-style-name="green" calcext:value="&gt;=[$sota_allcomp.F23]" calcext:base-cell-address="sota_allcomp.H23"/>
            <calcext:condition calcext:apply-style-name="lightgreen" calcext:value="between([$sota_allcomp.F23]-0.025,[$sota_allcomp.F23])" calcext:base-cell-address="sota_allcomp.H23"/>
            <calcext:condition calcext:apply-style-name="red" calcext:value="&lt;[$sota_allcomp.F23]-0.05" calcext:base-cell-address="sota_allcomp.H23"/>
          </calcext:conditional-format>
          <calcext:conditional-format calcext:target-range-address="sota_allcomp.H24:sota_allcomp.H24">
            <calcext:condition calcext:apply-style-name="green" calcext:value="&gt;=[$sota_allcomp.F24]" calcext:base-cell-address="sota_allcomp.H24"/>
            <calcext:condition calcext:apply-style-name="lightgreen" calcext:value="between([$sota_allcomp.F24]-0.025,[$sota_allcomp.F24])" calcext:base-cell-address="sota_allcomp.H24"/>
            <calcext:condition calcext:apply-style-name="red" calcext:value="&lt;[$sota_allcomp.F24]-0.05" calcext:base-cell-address="sota_allcomp.H24"/>
          </calcext:conditional-format>
          <calcext:conditional-format calcext:target-range-address="sota_allcomp.H25:sota_allcomp.H25">
            <calcext:condition calcext:apply-style-name="green" calcext:value="&gt;=[$sota_allcomp.F25]" calcext:base-cell-address="sota_allcomp.H25"/>
            <calcext:condition calcext:apply-style-name="lightgreen" calcext:value="between([$sota_allcomp.F25]-0.025,[$sota_allcomp.F25])" calcext:base-cell-address="sota_allcomp.H25"/>
            <calcext:condition calcext:apply-style-name="red" calcext:value="&lt;[$sota_allcomp.F25]-0.05" calcext:base-cell-address="sota_allcomp.H25"/>
          </calcext:conditional-format>
          <calcext:conditional-format calcext:target-range-address="sota_allcomp.H26:sota_allcomp.H26">
            <calcext:condition calcext:apply-style-name="green" calcext:value="&gt;=[$sota_allcomp.F26]" calcext:base-cell-address="sota_allcomp.H26"/>
            <calcext:condition calcext:apply-style-name="lightgreen" calcext:value="between([$sota_allcomp.F26]-0.025,[$sota_allcomp.F26])" calcext:base-cell-address="sota_allcomp.H26"/>
            <calcext:condition calcext:apply-style-name="red" calcext:value="&lt;[$sota_allcomp.F26]-0.05" calcext:base-cell-address="sota_allcomp.H26"/>
          </calcext:conditional-format>
          <calcext:conditional-format calcext:target-range-address="sota_allcomp.H27:sota_allcomp.H27">
            <calcext:condition calcext:apply-style-name="green" calcext:value="&gt;=[$sota_allcomp.F27]" calcext:base-cell-address="sota_allcomp.H27"/>
            <calcext:condition calcext:apply-style-name="lightgreen" calcext:value="between([$sota_allcomp.F27]-0.025,[$sota_allcomp.F27])" calcext:base-cell-address="sota_allcomp.H27"/>
            <calcext:condition calcext:apply-style-name="red" calcext:value="&lt;[$sota_allcomp.F27]-0.05" calcext:base-cell-address="sota_allcomp.H27"/>
          </calcext:conditional-format>
          <calcext:conditional-format calcext:target-range-address="sota_allcomp.H28:sota_allcomp.H28">
            <calcext:condition calcext:apply-style-name="green" calcext:value="&gt;=[$sota_allcomp.F28]" calcext:base-cell-address="sota_allcomp.H28"/>
            <calcext:condition calcext:apply-style-name="lightgreen" calcext:value="between([$sota_allcomp.F28]-0.025,[$sota_allcomp.F28])" calcext:base-cell-address="sota_allcomp.H28"/>
            <calcext:condition calcext:apply-style-name="red" calcext:value="&lt;[$sota_allcomp.F28]-0.05" calcext:base-cell-address="sota_allcomp.H28"/>
          </calcext:conditional-format>
          <calcext:conditional-format calcext:target-range-address="sota_allcomp.H29:sota_allcomp.H29">
            <calcext:condition calcext:apply-style-name="green" calcext:value="&gt;=[$sota_allcomp.F29]" calcext:base-cell-address="sota_allcomp.H29"/>
            <calcext:condition calcext:apply-style-name="lightgreen" calcext:value="between([$sota_allcomp.F29]-0.025,[$sota_allcomp.F29])" calcext:base-cell-address="sota_allcomp.H29"/>
            <calcext:condition calcext:apply-style-name="red" calcext:value="&lt;[$sota_allcomp.F29]-0.05" calcext:base-cell-address="sota_allcomp.H29"/>
          </calcext:conditional-format>
          <calcext:conditional-format calcext:target-range-address="sota_allcomp.H30:sota_allcomp.H30">
            <calcext:condition calcext:apply-style-name="green" calcext:value="&gt;=[$sota_allcomp.F30]" calcext:base-cell-address="sota_allcomp.H30"/>
            <calcext:condition calcext:apply-style-name="lightgreen" calcext:value="between([$sota_allcomp.F30]-0.025,[$sota_allcomp.F30])" calcext:base-cell-address="sota_allcomp.H30"/>
            <calcext:condition calcext:apply-style-name="red" calcext:value="&lt;[$sota_allcomp.F30]-0.05" calcext:base-cell-address="sota_allcomp.H30"/>
          </calcext:conditional-format>
          <calcext:conditional-format calcext:target-range-address="sota_allcomp.H31:sota_allcomp.H31">
            <calcext:condition calcext:apply-style-name="green" calcext:value="&gt;=[$sota_allcomp.F31]" calcext:base-cell-address="sota_allcomp.H31"/>
            <calcext:condition calcext:apply-style-name="lightgreen" calcext:value="between([$sota_allcomp.F31]-0.025,[$sota_allcomp.F31])" calcext:base-cell-address="sota_allcomp.H31"/>
            <calcext:condition calcext:apply-style-name="red" calcext:value="&lt;[$sota_allcomp.F31]-0.05" calcext:base-cell-address="sota_allcomp.H31"/>
          </calcext:conditional-format>
          <calcext:conditional-format calcext:target-range-address="sota_allcomp.H32:sota_allcomp.H32">
            <calcext:condition calcext:apply-style-name="green" calcext:value="&gt;=[$sota_allcomp.F32]" calcext:base-cell-address="sota_allcomp.H32"/>
            <calcext:condition calcext:apply-style-name="lightgreen" calcext:value="between([$sota_allcomp.F32]-0.025,[$sota_allcomp.F32])" calcext:base-cell-address="sota_allcomp.H32"/>
            <calcext:condition calcext:apply-style-name="red" calcext:value="&lt;[$sota_allcomp.F32]-0.05" calcext:base-cell-address="sota_allcomp.H32"/>
          </calcext:conditional-format>
          <calcext:conditional-format calcext:target-range-address="sota_allcomp.H33:sota_allcomp.H33">
            <calcext:condition calcext:apply-style-name="green" calcext:value="&gt;=[$sota_allcomp.F33]" calcext:base-cell-address="sota_allcomp.H33"/>
            <calcext:condition calcext:apply-style-name="lightgreen" calcext:value="between([$sota_allcomp.F33]-0.025,[$sota_allcomp.F33])" calcext:base-cell-address="sota_allcomp.H33"/>
            <calcext:condition calcext:apply-style-name="red" calcext:value="&lt;[$sota_allcomp.F33]-0.05" calcext:base-cell-address="sota_allcomp.H33"/>
          </calcext:conditional-format>
          <calcext:conditional-format calcext:target-range-address="sota_allcomp.H34:sota_allcomp.H34">
            <calcext:condition calcext:apply-style-name="green" calcext:value="&gt;=[$sota_allcomp.F34]" calcext:base-cell-address="sota_allcomp.H34"/>
            <calcext:condition calcext:apply-style-name="lightgreen" calcext:value="between([$sota_allcomp.F34]-0.025,[$sota_allcomp.F34])" calcext:base-cell-address="sota_allcomp.H34"/>
            <calcext:condition calcext:apply-style-name="red" calcext:value="&lt;[$sota_allcomp.F34]-0.05" calcext:base-cell-address="sota_allcomp.H34"/>
          </calcext:conditional-format>
          <calcext:conditional-format calcext:target-range-address="sota_allcomp.H35:sota_allcomp.H35">
            <calcext:condition calcext:apply-style-name="green" calcext:value="&gt;=[$sota_allcomp.F35]" calcext:base-cell-address="sota_allcomp.H35"/>
            <calcext:condition calcext:apply-style-name="lightgreen" calcext:value="between([$sota_allcomp.F35]-0.025,[$sota_allcomp.F35])" calcext:base-cell-address="sota_allcomp.H35"/>
            <calcext:condition calcext:apply-style-name="red" calcext:value="&lt;[$sota_allcomp.F35]-0.05" calcext:base-cell-address="sota_allcomp.H35"/>
          </calcext:conditional-format>
          <calcext:conditional-format calcext:target-range-address="sota_allcomp.H36:sota_allcomp.H36">
            <calcext:condition calcext:apply-style-name="green" calcext:value="&gt;=[$sota_allcomp.F36]" calcext:base-cell-address="sota_allcomp.H36"/>
            <calcext:condition calcext:apply-style-name="lightgreen" calcext:value="between([$sota_allcomp.F36]-0.025,[$sota_allcomp.F36])" calcext:base-cell-address="sota_allcomp.H36"/>
            <calcext:condition calcext:apply-style-name="red" calcext:value="&lt;[$sota_allcomp.F36]-0.05" calcext:base-cell-address="sota_allcomp.H36"/>
          </calcext:conditional-format>
          <calcext:conditional-format calcext:target-range-address="sota_allcomp.H37:sota_allcomp.H37">
            <calcext:condition calcext:apply-style-name="green" calcext:value="&gt;=[$sota_allcomp.F37]" calcext:base-cell-address="sota_allcomp.H37"/>
            <calcext:condition calcext:apply-style-name="lightgreen" calcext:value="between([$sota_allcomp.F37]-0.025,[$sota_allcomp.F37])" calcext:base-cell-address="sota_allcomp.H37"/>
            <calcext:condition calcext:apply-style-name="red" calcext:value="&lt;[$sota_allcomp.F37]-0.05" calcext:base-cell-address="sota_allcomp.H37"/>
          </calcext:conditional-format>
          <calcext:conditional-format calcext:target-range-address="sota_allcomp.H38:sota_allcomp.H38">
            <calcext:condition calcext:apply-style-name="green" calcext:value="&gt;=[$sota_allcomp.F38]" calcext:base-cell-address="sota_allcomp.H38"/>
            <calcext:condition calcext:apply-style-name="lightgreen" calcext:value="between([$sota_allcomp.F38]-0.025,[$sota_allcomp.F38])" calcext:base-cell-address="sota_allcomp.H38"/>
            <calcext:condition calcext:apply-style-name="red" calcext:value="&lt;[$sota_allcomp.F38]-0.05" calcext:base-cell-address="sota_allcomp.H38"/>
          </calcext:conditional-format>
          <calcext:conditional-format calcext:target-range-address="sota_allcomp.H39:sota_allcomp.H39">
            <calcext:condition calcext:apply-style-name="green" calcext:value="&gt;=[$sota_allcomp.F39]" calcext:base-cell-address="sota_allcomp.H39"/>
            <calcext:condition calcext:apply-style-name="lightgreen" calcext:value="between([$sota_allcomp.F39]-0.025,[$sota_allcomp.F39])" calcext:base-cell-address="sota_allcomp.H39"/>
            <calcext:condition calcext:apply-style-name="red" calcext:value="&lt;[$sota_allcomp.F39]-0.05" calcext:base-cell-address="sota_allcomp.H39"/>
          </calcext:conditional-format>
          <calcext:conditional-format calcext:target-range-address="sota_allcomp.H40:sota_allcomp.H40">
            <calcext:condition calcext:apply-style-name="green" calcext:value="&gt;=[$sota_allcomp.F40]" calcext:base-cell-address="sota_allcomp.H40"/>
            <calcext:condition calcext:apply-style-name="lightgreen" calcext:value="between([$sota_allcomp.F40]-0.025,[$sota_allcomp.F40])" calcext:base-cell-address="sota_allcomp.H40"/>
            <calcext:condition calcext:apply-style-name="red" calcext:value="&lt;[$sota_allcomp.F40]-0.05" calcext:base-cell-address="sota_allcomp.H40"/>
          </calcext:conditional-format>
          <calcext:conditional-format calcext:target-range-address="sota_allcomp.H41:sota_allcomp.H41">
            <calcext:condition calcext:apply-style-name="green" calcext:value="&gt;=[$sota_allcomp.F41]" calcext:base-cell-address="sota_allcomp.H41"/>
            <calcext:condition calcext:apply-style-name="lightgreen" calcext:value="between([$sota_allcomp.F41]-0.025,[$sota_allcomp.F41])" calcext:base-cell-address="sota_allcomp.H41"/>
            <calcext:condition calcext:apply-style-name="red" calcext:value="&lt;[$sota_allcomp.F41]-0.05" calcext:base-cell-address="sota_allcomp.H41"/>
          </calcext:conditional-format>
          <calcext:conditional-format calcext:target-range-address="sota_allcomp.H42:sota_allcomp.H42">
            <calcext:condition calcext:apply-style-name="green" calcext:value="&gt;=[$sota_allcomp.F42]" calcext:base-cell-address="sota_allcomp.H42"/>
            <calcext:condition calcext:apply-style-name="lightgreen" calcext:value="between([$sota_allcomp.F42]-0.025,[$sota_allcomp.F42])" calcext:base-cell-address="sota_allcomp.H42"/>
            <calcext:condition calcext:apply-style-name="red" calcext:value="&lt;[$sota_allcomp.F42]-0.05" calcext:base-cell-address="sota_allcomp.H42"/>
          </calcext:conditional-format>
          <calcext:conditional-format calcext:target-range-address="sota_allcomp.H43:sota_allcomp.H43">
            <calcext:condition calcext:apply-style-name="green" calcext:value="&gt;=[$sota_allcomp.F43]" calcext:base-cell-address="sota_allcomp.H43"/>
            <calcext:condition calcext:apply-style-name="lightgreen" calcext:value="between([$sota_allcomp.F43]-0.025,[$sota_allcomp.F43])" calcext:base-cell-address="sota_allcomp.H43"/>
            <calcext:condition calcext:apply-style-name="red" calcext:value="&lt;[$sota_allcomp.F43]-0.05" calcext:base-cell-address="sota_allcomp.H43"/>
          </calcext:conditional-format>
          <calcext:conditional-format calcext:target-range-address="sota_allcomp.H44:sota_allcomp.H44">
            <calcext:condition calcext:apply-style-name="green" calcext:value="&gt;=[$sota_allcomp.F44]" calcext:base-cell-address="sota_allcomp.H44"/>
            <calcext:condition calcext:apply-style-name="lightgreen" calcext:value="between([$sota_allcomp.F44]-0.025,[$sota_allcomp.F44])" calcext:base-cell-address="sota_allcomp.H44"/>
            <calcext:condition calcext:apply-style-name="red" calcext:value="&lt;[$sota_allcomp.F44]-0.05" calcext:base-cell-address="sota_allcomp.H44"/>
          </calcext:conditional-format>
          <calcext:conditional-format calcext:target-range-address="sota_allcomp.H45:sota_allcomp.H45">
            <calcext:condition calcext:apply-style-name="green" calcext:value="&gt;=[$sota_allcomp.F45]" calcext:base-cell-address="sota_allcomp.H45"/>
            <calcext:condition calcext:apply-style-name="lightgreen" calcext:value="between([$sota_allcomp.F45]-0.025,[$sota_allcomp.F45])" calcext:base-cell-address="sota_allcomp.H45"/>
            <calcext:condition calcext:apply-style-name="red" calcext:value="&lt;[$sota_allcomp.F45]-0.05" calcext:base-cell-address="sota_allcomp.H45"/>
          </calcext:conditional-format>
          <calcext:conditional-format calcext:target-range-address="sota_allcomp.H46:sota_allcomp.H46">
            <calcext:condition calcext:apply-style-name="green" calcext:value="&gt;=[$sota_allcomp.F46]" calcext:base-cell-address="sota_allcomp.H46"/>
            <calcext:condition calcext:apply-style-name="lightgreen" calcext:value="between([$sota_allcomp.F46]-0.025,[$sota_allcomp.F46])" calcext:base-cell-address="sota_allcomp.H46"/>
            <calcext:condition calcext:apply-style-name="red" calcext:value="&lt;[$sota_allcomp.F46]-0.05" calcext:base-cell-address="sota_allcomp.H46"/>
          </calcext:conditional-format>
          <calcext:conditional-format calcext:target-range-address="sota_allcomp.H47:sota_allcomp.H47">
            <calcext:condition calcext:apply-style-name="green" calcext:value="&gt;=[$sota_allcomp.F47]" calcext:base-cell-address="sota_allcomp.H47"/>
            <calcext:condition calcext:apply-style-name="lightgreen" calcext:value="between([$sota_allcomp.F47]-0.025,[$sota_allcomp.F47])" calcext:base-cell-address="sota_allcomp.H47"/>
            <calcext:condition calcext:apply-style-name="red" calcext:value="&lt;[$sota_allcomp.F47]-0.05" calcext:base-cell-address="sota_allcomp.H47"/>
          </calcext:conditional-format>
          <calcext:conditional-format calcext:target-range-address="sota_allcomp.H48:sota_allcomp.H48">
            <calcext:condition calcext:apply-style-name="green" calcext:value="&gt;=[$sota_allcomp.F48]" calcext:base-cell-address="sota_allcomp.H48"/>
            <calcext:condition calcext:apply-style-name="lightgreen" calcext:value="between([$sota_allcomp.F48]-0.025,[$sota_allcomp.F48])" calcext:base-cell-address="sota_allcomp.H48"/>
            <calcext:condition calcext:apply-style-name="red" calcext:value="&lt;[$sota_allcomp.F48]-0.05" calcext:base-cell-address="sota_allcomp.H48"/>
          </calcext:conditional-format>
          <calcext:conditional-format calcext:target-range-address="sota_allcomp.H49:sota_allcomp.H49">
            <calcext:condition calcext:apply-style-name="green" calcext:value="&gt;=[$sota_allcomp.F49]" calcext:base-cell-address="sota_allcomp.H49"/>
            <calcext:condition calcext:apply-style-name="lightgreen" calcext:value="between([$sota_allcomp.F49]-0.025,[$sota_allcomp.F49])" calcext:base-cell-address="sota_allcomp.H49"/>
            <calcext:condition calcext:apply-style-name="red" calcext:value="&lt;[$sota_allcomp.F49]-0.05" calcext:base-cell-address="sota_allcomp.H49"/>
          </calcext:conditional-format>
          <calcext:conditional-format calcext:target-range-address="sota_allcomp.H50:sota_allcomp.H50">
            <calcext:condition calcext:apply-style-name="green" calcext:value="&gt;=[$sota_allcomp.F50]" calcext:base-cell-address="sota_allcomp.H50"/>
            <calcext:condition calcext:apply-style-name="lightgreen" calcext:value="between([$sota_allcomp.F50]-0.025,[$sota_allcomp.F50])" calcext:base-cell-address="sota_allcomp.H50"/>
            <calcext:condition calcext:apply-style-name="red" calcext:value="&lt;[$sota_allcomp.F50]-0.05" calcext:base-cell-address="sota_allcomp.H50"/>
          </calcext:conditional-format>
          <calcext:conditional-format calcext:target-range-address="sota_allcomp.H51:sota_allcomp.H51">
            <calcext:condition calcext:apply-style-name="green" calcext:value="&gt;=[$sota_allcomp.F51]" calcext:base-cell-address="sota_allcomp.H51"/>
            <calcext:condition calcext:apply-style-name="lightgreen" calcext:value="between([$sota_allcomp.F51]-0.025,[$sota_allcomp.F51])" calcext:base-cell-address="sota_allcomp.H51"/>
            <calcext:condition calcext:apply-style-name="red" calcext:value="&lt;[$sota_allcomp.F51]-0.05" calcext:base-cell-address="sota_allcomp.H51"/>
          </calcext:conditional-format>
          <calcext:conditional-format calcext:target-range-address="sota_allcomp.H52:sota_allcomp.H52">
            <calcext:condition calcext:apply-style-name="green" calcext:value="&gt;=[$sota_allcomp.F52]" calcext:base-cell-address="sota_allcomp.H52"/>
            <calcext:condition calcext:apply-style-name="lightgreen" calcext:value="between([$sota_allcomp.F52]-0.025,[$sota_allcomp.F52])" calcext:base-cell-address="sota_allcomp.H52"/>
            <calcext:condition calcext:apply-style-name="red" calcext:value="&lt;[$sota_allcomp.F52]-0.05" calcext:base-cell-address="sota_allcomp.H52"/>
          </calcext:conditional-format>
          <calcext:conditional-format calcext:target-range-address="sota_allcomp.I3:sota_allcomp.I3">
            <calcext:condition calcext:apply-style-name="green" calcext:value="&gt;=[$sota_allcomp.F3]" calcext:base-cell-address="sota_allcomp.I3"/>
            <calcext:condition calcext:apply-style-name="lightgreen" calcext:value="between([$sota_allcomp.F3]-0.025,[$sota_allcomp.F3])" calcext:base-cell-address="sota_allcomp.I3"/>
            <calcext:condition calcext:apply-style-name="red" calcext:value="&lt;[$sota_allcomp.F3]-0.05" calcext:base-cell-address="sota_allcomp.I3"/>
          </calcext:conditional-format>
          <calcext:conditional-format calcext:target-range-address="sota_allcomp.I4:sota_allcomp.I4">
            <calcext:condition calcext:apply-style-name="green" calcext:value="&gt;=[$sota_allcomp.F4]" calcext:base-cell-address="sota_allcomp.I4"/>
            <calcext:condition calcext:apply-style-name="lightgreen" calcext:value="between([$sota_allcomp.F4]-0.025,[$sota_allcomp.F4])" calcext:base-cell-address="sota_allcomp.I4"/>
            <calcext:condition calcext:apply-style-name="red" calcext:value="&lt;[$sota_allcomp.F4]-0.05" calcext:base-cell-address="sota_allcomp.I4"/>
          </calcext:conditional-format>
          <calcext:conditional-format calcext:target-range-address="sota_allcomp.I5:sota_allcomp.I5">
            <calcext:condition calcext:apply-style-name="green" calcext:value="&gt;=[$sota_allcomp.F5]" calcext:base-cell-address="sota_allcomp.I5"/>
            <calcext:condition calcext:apply-style-name="lightgreen" calcext:value="between([$sota_allcomp.F5]-0.025,[$sota_allcomp.F5])" calcext:base-cell-address="sota_allcomp.I5"/>
            <calcext:condition calcext:apply-style-name="red" calcext:value="&lt;[$sota_allcomp.F5]-0.05" calcext:base-cell-address="sota_allcomp.I5"/>
          </calcext:conditional-format>
          <calcext:conditional-format calcext:target-range-address="sota_allcomp.I6:sota_allcomp.I6">
            <calcext:condition calcext:apply-style-name="green" calcext:value="&gt;=[$sota_allcomp.F6]" calcext:base-cell-address="sota_allcomp.I6"/>
            <calcext:condition calcext:apply-style-name="lightgreen" calcext:value="between([$sota_allcomp.F6]-0.025,[$sota_allcomp.F6])" calcext:base-cell-address="sota_allcomp.I6"/>
            <calcext:condition calcext:apply-style-name="red" calcext:value="&lt;[$sota_allcomp.F6]-0.05" calcext:base-cell-address="sota_allcomp.I6"/>
          </calcext:conditional-format>
          <calcext:conditional-format calcext:target-range-address="sota_allcomp.I7:sota_allcomp.I7">
            <calcext:condition calcext:apply-style-name="green" calcext:value="&gt;=[$sota_allcomp.F7]" calcext:base-cell-address="sota_allcomp.I7"/>
            <calcext:condition calcext:apply-style-name="lightgreen" calcext:value="between([$sota_allcomp.F7]-0.025,[$sota_allcomp.F7])" calcext:base-cell-address="sota_allcomp.I7"/>
            <calcext:condition calcext:apply-style-name="red" calcext:value="&lt;[$sota_allcomp.F7]-0.05" calcext:base-cell-address="sota_allcomp.I7"/>
          </calcext:conditional-format>
          <calcext:conditional-format calcext:target-range-address="sota_allcomp.I8:sota_allcomp.I8">
            <calcext:condition calcext:apply-style-name="green" calcext:value="&gt;=[$sota_allcomp.F8]" calcext:base-cell-address="sota_allcomp.I8"/>
            <calcext:condition calcext:apply-style-name="lightgreen" calcext:value="between([$sota_allcomp.F8]-0.025,[$sota_allcomp.F8])" calcext:base-cell-address="sota_allcomp.I8"/>
            <calcext:condition calcext:apply-style-name="red" calcext:value="&lt;[$sota_allcomp.F8]-0.05" calcext:base-cell-address="sota_allcomp.I8"/>
          </calcext:conditional-format>
          <calcext:conditional-format calcext:target-range-address="sota_allcomp.I9:sota_allcomp.I9">
            <calcext:condition calcext:apply-style-name="green" calcext:value="&gt;=[$sota_allcomp.F9]" calcext:base-cell-address="sota_allcomp.I9"/>
            <calcext:condition calcext:apply-style-name="lightgreen" calcext:value="between([$sota_allcomp.F9]-0.025,[$sota_allcomp.F9])" calcext:base-cell-address="sota_allcomp.I9"/>
            <calcext:condition calcext:apply-style-name="red" calcext:value="&lt;[$sota_allcomp.F9]-0.05" calcext:base-cell-address="sota_allcomp.I9"/>
          </calcext:conditional-format>
          <calcext:conditional-format calcext:target-range-address="sota_allcomp.I10:sota_allcomp.I10">
            <calcext:condition calcext:apply-style-name="green" calcext:value="&gt;=[$sota_allcomp.F10]" calcext:base-cell-address="sota_allcomp.I10"/>
            <calcext:condition calcext:apply-style-name="lightgreen" calcext:value="between([$sota_allcomp.F10]-0.025,[$sota_allcomp.F10])" calcext:base-cell-address="sota_allcomp.I10"/>
            <calcext:condition calcext:apply-style-name="red" calcext:value="&lt;[$sota_allcomp.F10]-0.05" calcext:base-cell-address="sota_allcomp.I10"/>
          </calcext:conditional-format>
          <calcext:conditional-format calcext:target-range-address="sota_allcomp.I11:sota_allcomp.I11">
            <calcext:condition calcext:apply-style-name="green" calcext:value="&gt;=[$sota_allcomp.F11]" calcext:base-cell-address="sota_allcomp.I11"/>
            <calcext:condition calcext:apply-style-name="lightgreen" calcext:value="between([$sota_allcomp.F11]-0.025,[$sota_allcomp.F11])" calcext:base-cell-address="sota_allcomp.I11"/>
            <calcext:condition calcext:apply-style-name="red" calcext:value="&lt;[$sota_allcomp.F11]-0.05" calcext:base-cell-address="sota_allcomp.I11"/>
          </calcext:conditional-format>
          <calcext:conditional-format calcext:target-range-address="sota_allcomp.I12:sota_allcomp.I12">
            <calcext:condition calcext:apply-style-name="green" calcext:value="&gt;=[$sota_allcomp.F12]" calcext:base-cell-address="sota_allcomp.I12"/>
            <calcext:condition calcext:apply-style-name="lightgreen" calcext:value="between([$sota_allcomp.F12]-0.025,[$sota_allcomp.F12])" calcext:base-cell-address="sota_allcomp.I12"/>
            <calcext:condition calcext:apply-style-name="red" calcext:value="&lt;[$sota_allcomp.F12]-0.05" calcext:base-cell-address="sota_allcomp.I12"/>
          </calcext:conditional-format>
          <calcext:conditional-format calcext:target-range-address="sota_allcomp.I13:sota_allcomp.I13">
            <calcext:condition calcext:apply-style-name="green" calcext:value="&gt;=[$sota_allcomp.F13]" calcext:base-cell-address="sota_allcomp.I13"/>
            <calcext:condition calcext:apply-style-name="lightgreen" calcext:value="between([$sota_allcomp.F13]-0.025,[$sota_allcomp.F13])" calcext:base-cell-address="sota_allcomp.I13"/>
            <calcext:condition calcext:apply-style-name="red" calcext:value="&lt;[$sota_allcomp.F13]-0.05" calcext:base-cell-address="sota_allcomp.I13"/>
          </calcext:conditional-format>
          <calcext:conditional-format calcext:target-range-address="sota_allcomp.I14:sota_allcomp.I14">
            <calcext:condition calcext:apply-style-name="green" calcext:value="&gt;=[$sota_allcomp.F14]" calcext:base-cell-address="sota_allcomp.I14"/>
            <calcext:condition calcext:apply-style-name="lightgreen" calcext:value="between([$sota_allcomp.F14]-0.025,[$sota_allcomp.F14])" calcext:base-cell-address="sota_allcomp.I14"/>
            <calcext:condition calcext:apply-style-name="red" calcext:value="&lt;[$sota_allcomp.F14]-0.05" calcext:base-cell-address="sota_allcomp.I14"/>
          </calcext:conditional-format>
          <calcext:conditional-format calcext:target-range-address="sota_allcomp.I15:sota_allcomp.I15">
            <calcext:condition calcext:apply-style-name="green" calcext:value="&gt;=[$sota_allcomp.F15]" calcext:base-cell-address="sota_allcomp.I15"/>
            <calcext:condition calcext:apply-style-name="lightgreen" calcext:value="between([$sota_allcomp.F15]-0.025,[$sota_allcomp.F15])" calcext:base-cell-address="sota_allcomp.I15"/>
            <calcext:condition calcext:apply-style-name="red" calcext:value="&lt;[$sota_allcomp.F15]-0.05" calcext:base-cell-address="sota_allcomp.I15"/>
          </calcext:conditional-format>
          <calcext:conditional-format calcext:target-range-address="sota_allcomp.I16:sota_allcomp.I16">
            <calcext:condition calcext:apply-style-name="green" calcext:value="&gt;=[$sota_allcomp.F16]" calcext:base-cell-address="sota_allcomp.I16"/>
            <calcext:condition calcext:apply-style-name="lightgreen" calcext:value="between([$sota_allcomp.F16]-0.025,[$sota_allcomp.F16])" calcext:base-cell-address="sota_allcomp.I16"/>
            <calcext:condition calcext:apply-style-name="red" calcext:value="&lt;[$sota_allcomp.F16]-0.05" calcext:base-cell-address="sota_allcomp.I16"/>
          </calcext:conditional-format>
          <calcext:conditional-format calcext:target-range-address="sota_allcomp.I17:sota_allcomp.I17">
            <calcext:condition calcext:apply-style-name="green" calcext:value="&gt;=[$sota_allcomp.F17]" calcext:base-cell-address="sota_allcomp.I17"/>
            <calcext:condition calcext:apply-style-name="lightgreen" calcext:value="between([$sota_allcomp.F17]-0.025,[$sota_allcomp.F17])" calcext:base-cell-address="sota_allcomp.I17"/>
            <calcext:condition calcext:apply-style-name="red" calcext:value="&lt;[$sota_allcomp.F17]-0.05" calcext:base-cell-address="sota_allcomp.I17"/>
          </calcext:conditional-format>
          <calcext:conditional-format calcext:target-range-address="sota_allcomp.I18:sota_allcomp.I18">
            <calcext:condition calcext:apply-style-name="green" calcext:value="&gt;=[$sota_allcomp.F18]" calcext:base-cell-address="sota_allcomp.I18"/>
            <calcext:condition calcext:apply-style-name="lightgreen" calcext:value="between([$sota_allcomp.F18]-0.025,[$sota_allcomp.F18])" calcext:base-cell-address="sota_allcomp.I18"/>
            <calcext:condition calcext:apply-style-name="red" calcext:value="&lt;[$sota_allcomp.F18]-0.05" calcext:base-cell-address="sota_allcomp.I18"/>
          </calcext:conditional-format>
          <calcext:conditional-format calcext:target-range-address="sota_allcomp.I19:sota_allcomp.I19">
            <calcext:condition calcext:apply-style-name="green" calcext:value="&gt;=[$sota_allcomp.F19]" calcext:base-cell-address="sota_allcomp.I19"/>
            <calcext:condition calcext:apply-style-name="lightgreen" calcext:value="between([$sota_allcomp.F19]-0.025,[$sota_allcomp.F19])" calcext:base-cell-address="sota_allcomp.I19"/>
            <calcext:condition calcext:apply-style-name="red" calcext:value="&lt;[$sota_allcomp.F19]-0.05" calcext:base-cell-address="sota_allcomp.I19"/>
          </calcext:conditional-format>
          <calcext:conditional-format calcext:target-range-address="sota_allcomp.I20:sota_allcomp.I20">
            <calcext:condition calcext:apply-style-name="green" calcext:value="&gt;=[$sota_allcomp.F20]" calcext:base-cell-address="sota_allcomp.I20"/>
            <calcext:condition calcext:apply-style-name="lightgreen" calcext:value="between([$sota_allcomp.F20]-0.025,[$sota_allcomp.F20])" calcext:base-cell-address="sota_allcomp.I20"/>
            <calcext:condition calcext:apply-style-name="red" calcext:value="&lt;[$sota_allcomp.F20]-0.05" calcext:base-cell-address="sota_allcomp.I20"/>
          </calcext:conditional-format>
          <calcext:conditional-format calcext:target-range-address="sota_allcomp.I21:sota_allcomp.I21">
            <calcext:condition calcext:apply-style-name="green" calcext:value="&gt;=[$sota_allcomp.F21]" calcext:base-cell-address="sota_allcomp.I21"/>
            <calcext:condition calcext:apply-style-name="lightgreen" calcext:value="between([$sota_allcomp.F21]-0.025,[$sota_allcomp.F21])" calcext:base-cell-address="sota_allcomp.I21"/>
            <calcext:condition calcext:apply-style-name="red" calcext:value="&lt;[$sota_allcomp.F21]-0.05" calcext:base-cell-address="sota_allcomp.I21"/>
          </calcext:conditional-format>
          <calcext:conditional-format calcext:target-range-address="sota_allcomp.I22:sota_allcomp.I22">
            <calcext:condition calcext:apply-style-name="green" calcext:value="&gt;=[$sota_allcomp.F22]" calcext:base-cell-address="sota_allcomp.I22"/>
            <calcext:condition calcext:apply-style-name="lightgreen" calcext:value="between([$sota_allcomp.F22]-0.025,[$sota_allcomp.F22])" calcext:base-cell-address="sota_allcomp.I22"/>
            <calcext:condition calcext:apply-style-name="red" calcext:value="&lt;[$sota_allcomp.F22]-0.05" calcext:base-cell-address="sota_allcomp.I22"/>
          </calcext:conditional-format>
          <calcext:conditional-format calcext:target-range-address="sota_allcomp.I23:sota_allcomp.I23">
            <calcext:condition calcext:apply-style-name="green" calcext:value="&gt;=[$sota_allcomp.F23]" calcext:base-cell-address="sota_allcomp.I23"/>
            <calcext:condition calcext:apply-style-name="lightgreen" calcext:value="between([$sota_allcomp.F23]-0.025,[$sota_allcomp.F23])" calcext:base-cell-address="sota_allcomp.I23"/>
            <calcext:condition calcext:apply-style-name="red" calcext:value="&lt;[$sota_allcomp.F23]-0.05" calcext:base-cell-address="sota_allcomp.I23"/>
          </calcext:conditional-format>
          <calcext:conditional-format calcext:target-range-address="sota_allcomp.I24:sota_allcomp.I24">
            <calcext:condition calcext:apply-style-name="green" calcext:value="&gt;=[$sota_allcomp.F24]" calcext:base-cell-address="sota_allcomp.I24"/>
            <calcext:condition calcext:apply-style-name="lightgreen" calcext:value="between([$sota_allcomp.F24]-0.025,[$sota_allcomp.F24])" calcext:base-cell-address="sota_allcomp.I24"/>
            <calcext:condition calcext:apply-style-name="red" calcext:value="&lt;[$sota_allcomp.F24]-0.05" calcext:base-cell-address="sota_allcomp.I24"/>
          </calcext:conditional-format>
          <calcext:conditional-format calcext:target-range-address="sota_allcomp.I25:sota_allcomp.I25">
            <calcext:condition calcext:apply-style-name="green" calcext:value="&gt;=[$sota_allcomp.F25]" calcext:base-cell-address="sota_allcomp.I25"/>
            <calcext:condition calcext:apply-style-name="lightgreen" calcext:value="between([$sota_allcomp.F25]-0.025,[$sota_allcomp.F25])" calcext:base-cell-address="sota_allcomp.I25"/>
            <calcext:condition calcext:apply-style-name="red" calcext:value="&lt;[$sota_allcomp.F25]-0.05" calcext:base-cell-address="sota_allcomp.I25"/>
          </calcext:conditional-format>
          <calcext:conditional-format calcext:target-range-address="sota_allcomp.I26:sota_allcomp.I26">
            <calcext:condition calcext:apply-style-name="green" calcext:value="&gt;=[$sota_allcomp.F26]" calcext:base-cell-address="sota_allcomp.I26"/>
            <calcext:condition calcext:apply-style-name="lightgreen" calcext:value="between([$sota_allcomp.F26]-0.025,[$sota_allcomp.F26])" calcext:base-cell-address="sota_allcomp.I26"/>
            <calcext:condition calcext:apply-style-name="red" calcext:value="&lt;[$sota_allcomp.F26]-0.05" calcext:base-cell-address="sota_allcomp.I26"/>
          </calcext:conditional-format>
          <calcext:conditional-format calcext:target-range-address="sota_allcomp.I27:sota_allcomp.I27">
            <calcext:condition calcext:apply-style-name="green" calcext:value="&gt;=[$sota_allcomp.F27]" calcext:base-cell-address="sota_allcomp.I27"/>
            <calcext:condition calcext:apply-style-name="lightgreen" calcext:value="between([$sota_allcomp.F27]-0.025,[$sota_allcomp.F27])" calcext:base-cell-address="sota_allcomp.I27"/>
            <calcext:condition calcext:apply-style-name="red" calcext:value="&lt;[$sota_allcomp.F27]-0.05" calcext:base-cell-address="sota_allcomp.I27"/>
          </calcext:conditional-format>
          <calcext:conditional-format calcext:target-range-address="sota_allcomp.I28:sota_allcomp.I28">
            <calcext:condition calcext:apply-style-name="green" calcext:value="&gt;=[$sota_allcomp.F28]" calcext:base-cell-address="sota_allcomp.I28"/>
            <calcext:condition calcext:apply-style-name="lightgreen" calcext:value="between([$sota_allcomp.F28]-0.025,[$sota_allcomp.F28])" calcext:base-cell-address="sota_allcomp.I28"/>
            <calcext:condition calcext:apply-style-name="red" calcext:value="&lt;[$sota_allcomp.F28]-0.05" calcext:base-cell-address="sota_allcomp.I28"/>
          </calcext:conditional-format>
          <calcext:conditional-format calcext:target-range-address="sota_allcomp.I29:sota_allcomp.I29">
            <calcext:condition calcext:apply-style-name="green" calcext:value="&gt;=[$sota_allcomp.F29]" calcext:base-cell-address="sota_allcomp.I29"/>
            <calcext:condition calcext:apply-style-name="lightgreen" calcext:value="between([$sota_allcomp.F29]-0.025,[$sota_allcomp.F29])" calcext:base-cell-address="sota_allcomp.I29"/>
            <calcext:condition calcext:apply-style-name="red" calcext:value="&lt;[$sota_allcomp.F29]-0.05" calcext:base-cell-address="sota_allcomp.I29"/>
          </calcext:conditional-format>
          <calcext:conditional-format calcext:target-range-address="sota_allcomp.I30:sota_allcomp.I30">
            <calcext:condition calcext:apply-style-name="green" calcext:value="&gt;=[$sota_allcomp.F30]" calcext:base-cell-address="sota_allcomp.I30"/>
            <calcext:condition calcext:apply-style-name="lightgreen" calcext:value="between([$sota_allcomp.F30]-0.025,[$sota_allcomp.F30])" calcext:base-cell-address="sota_allcomp.I30"/>
            <calcext:condition calcext:apply-style-name="red" calcext:value="&lt;[$sota_allcomp.F30]-0.05" calcext:base-cell-address="sota_allcomp.I30"/>
          </calcext:conditional-format>
          <calcext:conditional-format calcext:target-range-address="sota_allcomp.I31:sota_allcomp.I31">
            <calcext:condition calcext:apply-style-name="green" calcext:value="&gt;=[$sota_allcomp.F31]" calcext:base-cell-address="sota_allcomp.I31"/>
            <calcext:condition calcext:apply-style-name="lightgreen" calcext:value="between([$sota_allcomp.F31]-0.025,[$sota_allcomp.F31])" calcext:base-cell-address="sota_allcomp.I31"/>
            <calcext:condition calcext:apply-style-name="red" calcext:value="&lt;[$sota_allcomp.F31]-0.05" calcext:base-cell-address="sota_allcomp.I31"/>
          </calcext:conditional-format>
          <calcext:conditional-format calcext:target-range-address="sota_allcomp.I32:sota_allcomp.I32">
            <calcext:condition calcext:apply-style-name="green" calcext:value="&gt;=[$sota_allcomp.F32]" calcext:base-cell-address="sota_allcomp.I32"/>
            <calcext:condition calcext:apply-style-name="lightgreen" calcext:value="between([$sota_allcomp.F32]-0.025,[$sota_allcomp.F32])" calcext:base-cell-address="sota_allcomp.I32"/>
            <calcext:condition calcext:apply-style-name="red" calcext:value="&lt;[$sota_allcomp.F32]-0.05" calcext:base-cell-address="sota_allcomp.I32"/>
          </calcext:conditional-format>
          <calcext:conditional-format calcext:target-range-address="sota_allcomp.I33:sota_allcomp.I33">
            <calcext:condition calcext:apply-style-name="green" calcext:value="&gt;=[$sota_allcomp.F33]" calcext:base-cell-address="sota_allcomp.I33"/>
            <calcext:condition calcext:apply-style-name="lightgreen" calcext:value="between([$sota_allcomp.F33]-0.025,[$sota_allcomp.F33])" calcext:base-cell-address="sota_allcomp.I33"/>
            <calcext:condition calcext:apply-style-name="red" calcext:value="&lt;[$sota_allcomp.F33]-0.05" calcext:base-cell-address="sota_allcomp.I33"/>
          </calcext:conditional-format>
          <calcext:conditional-format calcext:target-range-address="sota_allcomp.I34:sota_allcomp.I34">
            <calcext:condition calcext:apply-style-name="green" calcext:value="&gt;=[$sota_allcomp.F34]" calcext:base-cell-address="sota_allcomp.I34"/>
            <calcext:condition calcext:apply-style-name="lightgreen" calcext:value="between([$sota_allcomp.F34]-0.025,[$sota_allcomp.F34])" calcext:base-cell-address="sota_allcomp.I34"/>
            <calcext:condition calcext:apply-style-name="red" calcext:value="&lt;[$sota_allcomp.F34]-0.05" calcext:base-cell-address="sota_allcomp.I34"/>
          </calcext:conditional-format>
          <calcext:conditional-format calcext:target-range-address="sota_allcomp.I35:sota_allcomp.I35">
            <calcext:condition calcext:apply-style-name="green" calcext:value="&gt;=[$sota_allcomp.F35]" calcext:base-cell-address="sota_allcomp.I35"/>
            <calcext:condition calcext:apply-style-name="lightgreen" calcext:value="between([$sota_allcomp.F35]-0.025,[$sota_allcomp.F35])" calcext:base-cell-address="sota_allcomp.I35"/>
            <calcext:condition calcext:apply-style-name="red" calcext:value="&lt;[$sota_allcomp.F35]-0.05" calcext:base-cell-address="sota_allcomp.I35"/>
          </calcext:conditional-format>
          <calcext:conditional-format calcext:target-range-address="sota_allcomp.I36:sota_allcomp.I36">
            <calcext:condition calcext:apply-style-name="green" calcext:value="&gt;=[$sota_allcomp.F36]" calcext:base-cell-address="sota_allcomp.I36"/>
            <calcext:condition calcext:apply-style-name="lightgreen" calcext:value="between([$sota_allcomp.F36]-0.025,[$sota_allcomp.F36])" calcext:base-cell-address="sota_allcomp.I36"/>
            <calcext:condition calcext:apply-style-name="red" calcext:value="&lt;[$sota_allcomp.F36]-0.05" calcext:base-cell-address="sota_allcomp.I36"/>
          </calcext:conditional-format>
          <calcext:conditional-format calcext:target-range-address="sota_allcomp.I37:sota_allcomp.I37">
            <calcext:condition calcext:apply-style-name="green" calcext:value="&gt;=[$sota_allcomp.F37]" calcext:base-cell-address="sota_allcomp.I37"/>
            <calcext:condition calcext:apply-style-name="lightgreen" calcext:value="between([$sota_allcomp.F37]-0.025,[$sota_allcomp.F37])" calcext:base-cell-address="sota_allcomp.I37"/>
            <calcext:condition calcext:apply-style-name="red" calcext:value="&lt;[$sota_allcomp.F37]-0.05" calcext:base-cell-address="sota_allcomp.I37"/>
          </calcext:conditional-format>
          <calcext:conditional-format calcext:target-range-address="sota_allcomp.I38:sota_allcomp.I38">
            <calcext:condition calcext:apply-style-name="green" calcext:value="&gt;=[$sota_allcomp.F38]" calcext:base-cell-address="sota_allcomp.I38"/>
            <calcext:condition calcext:apply-style-name="lightgreen" calcext:value="between([$sota_allcomp.F38]-0.025,[$sota_allcomp.F38])" calcext:base-cell-address="sota_allcomp.I38"/>
            <calcext:condition calcext:apply-style-name="red" calcext:value="&lt;[$sota_allcomp.F38]-0.05" calcext:base-cell-address="sota_allcomp.I38"/>
          </calcext:conditional-format>
          <calcext:conditional-format calcext:target-range-address="sota_allcomp.I39:sota_allcomp.I39">
            <calcext:condition calcext:apply-style-name="green" calcext:value="&gt;=[$sota_allcomp.F39]" calcext:base-cell-address="sota_allcomp.I39"/>
            <calcext:condition calcext:apply-style-name="lightgreen" calcext:value="between([$sota_allcomp.F39]-0.025,[$sota_allcomp.F39])" calcext:base-cell-address="sota_allcomp.I39"/>
            <calcext:condition calcext:apply-style-name="red" calcext:value="&lt;[$sota_allcomp.F39]-0.05" calcext:base-cell-address="sota_allcomp.I39"/>
          </calcext:conditional-format>
          <calcext:conditional-format calcext:target-range-address="sota_allcomp.I40:sota_allcomp.I40">
            <calcext:condition calcext:apply-style-name="green" calcext:value="&gt;=[$sota_allcomp.F40]" calcext:base-cell-address="sota_allcomp.I40"/>
            <calcext:condition calcext:apply-style-name="lightgreen" calcext:value="between([$sota_allcomp.F40]-0.025,[$sota_allcomp.F40])" calcext:base-cell-address="sota_allcomp.I40"/>
            <calcext:condition calcext:apply-style-name="red" calcext:value="&lt;[$sota_allcomp.F40]-0.05" calcext:base-cell-address="sota_allcomp.I40"/>
          </calcext:conditional-format>
          <calcext:conditional-format calcext:target-range-address="sota_allcomp.I41:sota_allcomp.I41">
            <calcext:condition calcext:apply-style-name="green" calcext:value="&gt;=[$sota_allcomp.F41]" calcext:base-cell-address="sota_allcomp.I41"/>
            <calcext:condition calcext:apply-style-name="lightgreen" calcext:value="between([$sota_allcomp.F41]-0.025,[$sota_allcomp.F41])" calcext:base-cell-address="sota_allcomp.I41"/>
            <calcext:condition calcext:apply-style-name="red" calcext:value="&lt;[$sota_allcomp.F41]-0.05" calcext:base-cell-address="sota_allcomp.I41"/>
          </calcext:conditional-format>
          <calcext:conditional-format calcext:target-range-address="sota_allcomp.I42:sota_allcomp.I42">
            <calcext:condition calcext:apply-style-name="green" calcext:value="&gt;=[$sota_allcomp.F42]" calcext:base-cell-address="sota_allcomp.I42"/>
            <calcext:condition calcext:apply-style-name="lightgreen" calcext:value="between([$sota_allcomp.F42]-0.025,[$sota_allcomp.F42])" calcext:base-cell-address="sota_allcomp.I42"/>
            <calcext:condition calcext:apply-style-name="red" calcext:value="&lt;[$sota_allcomp.F42]-0.05" calcext:base-cell-address="sota_allcomp.I42"/>
          </calcext:conditional-format>
          <calcext:conditional-format calcext:target-range-address="sota_allcomp.I43:sota_allcomp.I43">
            <calcext:condition calcext:apply-style-name="green" calcext:value="&gt;=[$sota_allcomp.F43]" calcext:base-cell-address="sota_allcomp.I43"/>
            <calcext:condition calcext:apply-style-name="lightgreen" calcext:value="between([$sota_allcomp.F43]-0.025,[$sota_allcomp.F43])" calcext:base-cell-address="sota_allcomp.I43"/>
            <calcext:condition calcext:apply-style-name="red" calcext:value="&lt;[$sota_allcomp.F43]-0.05" calcext:base-cell-address="sota_allcomp.I43"/>
          </calcext:conditional-format>
          <calcext:conditional-format calcext:target-range-address="sota_allcomp.I44:sota_allcomp.I44">
            <calcext:condition calcext:apply-style-name="green" calcext:value="&gt;=[$sota_allcomp.F44]" calcext:base-cell-address="sota_allcomp.I44"/>
            <calcext:condition calcext:apply-style-name="lightgreen" calcext:value="between([$sota_allcomp.F44]-0.025,[$sota_allcomp.F44])" calcext:base-cell-address="sota_allcomp.I44"/>
            <calcext:condition calcext:apply-style-name="red" calcext:value="&lt;[$sota_allcomp.F44]-0.05" calcext:base-cell-address="sota_allcomp.I44"/>
          </calcext:conditional-format>
          <calcext:conditional-format calcext:target-range-address="sota_allcomp.I45:sota_allcomp.I45">
            <calcext:condition calcext:apply-style-name="green" calcext:value="&gt;=[$sota_allcomp.F45]" calcext:base-cell-address="sota_allcomp.I45"/>
            <calcext:condition calcext:apply-style-name="lightgreen" calcext:value="between([$sota_allcomp.F45]-0.025,[$sota_allcomp.F45])" calcext:base-cell-address="sota_allcomp.I45"/>
            <calcext:condition calcext:apply-style-name="red" calcext:value="&lt;[$sota_allcomp.F45]-0.05" calcext:base-cell-address="sota_allcomp.I45"/>
          </calcext:conditional-format>
          <calcext:conditional-format calcext:target-range-address="sota_allcomp.I46:sota_allcomp.I46">
            <calcext:condition calcext:apply-style-name="green" calcext:value="&gt;=[$sota_allcomp.F46]" calcext:base-cell-address="sota_allcomp.I46"/>
            <calcext:condition calcext:apply-style-name="lightgreen" calcext:value="between([$sota_allcomp.F46]-0.025,[$sota_allcomp.F46])" calcext:base-cell-address="sota_allcomp.I46"/>
            <calcext:condition calcext:apply-style-name="red" calcext:value="&lt;[$sota_allcomp.F46]-0.05" calcext:base-cell-address="sota_allcomp.I46"/>
          </calcext:conditional-format>
          <calcext:conditional-format calcext:target-range-address="sota_allcomp.I47:sota_allcomp.I47">
            <calcext:condition calcext:apply-style-name="green" calcext:value="&gt;=[$sota_allcomp.F47]" calcext:base-cell-address="sota_allcomp.I47"/>
            <calcext:condition calcext:apply-style-name="lightgreen" calcext:value="between([$sota_allcomp.F47]-0.025,[$sota_allcomp.F47])" calcext:base-cell-address="sota_allcomp.I47"/>
            <calcext:condition calcext:apply-style-name="red" calcext:value="&lt;[$sota_allcomp.F47]-0.05" calcext:base-cell-address="sota_allcomp.I47"/>
          </calcext:conditional-format>
          <calcext:conditional-format calcext:target-range-address="sota_allcomp.I48:sota_allcomp.I48">
            <calcext:condition calcext:apply-style-name="green" calcext:value="&gt;=[$sota_allcomp.F48]" calcext:base-cell-address="sota_allcomp.I48"/>
            <calcext:condition calcext:apply-style-name="lightgreen" calcext:value="between([$sota_allcomp.F48]-0.025,[$sota_allcomp.F48])" calcext:base-cell-address="sota_allcomp.I48"/>
            <calcext:condition calcext:apply-style-name="red" calcext:value="&lt;[$sota_allcomp.F48]-0.05" calcext:base-cell-address="sota_allcomp.I48"/>
          </calcext:conditional-format>
          <calcext:conditional-format calcext:target-range-address="sota_allcomp.I49:sota_allcomp.I49">
            <calcext:condition calcext:apply-style-name="green" calcext:value="&gt;=[$sota_allcomp.F49]" calcext:base-cell-address="sota_allcomp.I49"/>
            <calcext:condition calcext:apply-style-name="lightgreen" calcext:value="between([$sota_allcomp.F49]-0.025,[$sota_allcomp.F49])" calcext:base-cell-address="sota_allcomp.I49"/>
            <calcext:condition calcext:apply-style-name="red" calcext:value="&lt;[$sota_allcomp.F49]-0.05" calcext:base-cell-address="sota_allcomp.I49"/>
          </calcext:conditional-format>
          <calcext:conditional-format calcext:target-range-address="sota_allcomp.I50:sota_allcomp.I50">
            <calcext:condition calcext:apply-style-name="green" calcext:value="&gt;=[$sota_allcomp.F50]" calcext:base-cell-address="sota_allcomp.I50"/>
            <calcext:condition calcext:apply-style-name="lightgreen" calcext:value="between([$sota_allcomp.F50]-0.025,[$sota_allcomp.F50])" calcext:base-cell-address="sota_allcomp.I50"/>
            <calcext:condition calcext:apply-style-name="red" calcext:value="&lt;[$sota_allcomp.F50]-0.05" calcext:base-cell-address="sota_allcomp.I50"/>
          </calcext:conditional-format>
          <calcext:conditional-format calcext:target-range-address="sota_allcomp.I51:sota_allcomp.I51">
            <calcext:condition calcext:apply-style-name="green" calcext:value="&gt;=[$sota_allcomp.F51]" calcext:base-cell-address="sota_allcomp.I51"/>
            <calcext:condition calcext:apply-style-name="lightgreen" calcext:value="between([$sota_allcomp.F51]-0.025,[$sota_allcomp.F51])" calcext:base-cell-address="sota_allcomp.I51"/>
            <calcext:condition calcext:apply-style-name="red" calcext:value="&lt;[$sota_allcomp.F51]-0.05" calcext:base-cell-address="sota_allcomp.I51"/>
          </calcext:conditional-format>
          <calcext:conditional-format calcext:target-range-address="sota_allcomp.I52:sota_allcomp.I52">
            <calcext:condition calcext:apply-style-name="green" calcext:value="&gt;=[$sota_allcomp.F52]" calcext:base-cell-address="sota_allcomp.I52"/>
            <calcext:condition calcext:apply-style-name="lightgreen" calcext:value="between([$sota_allcomp.F52]-0.025,[$sota_allcomp.F52])" calcext:base-cell-address="sota_allcomp.I52"/>
            <calcext:condition calcext:apply-style-name="red" calcext:value="&lt;[$sota_allcomp.F52]-0.05" calcext:base-cell-address="sota_allcomp.I52"/>
          </calcext:conditional-format>
          <calcext:conditional-format calcext:target-range-address="sota_allcomp.I2:sota_allcomp.I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J2:sota_allcomp.J2">
            <calcext:condition calcext:apply-style-name="green" calcext:value="&gt;=[$sota_allcomp.F2]" calcext:base-cell-address="sota_allcomp.J2"/>
            <calcext:condition calcext:apply-style-name="lightgreen" calcext:value="between([$sota_allcomp.F2]-0.025,[$sota_allcomp.F2])" calcext:base-cell-address="sota_allcomp.J2"/>
            <calcext:condition calcext:apply-style-name="red" calcext:value="&lt;[$sota_allcomp.F2]-0.05" calcext:base-cell-address="sota_allcomp.J2"/>
          </calcext:conditional-format>
          <calcext:conditional-format calcext:target-range-address="sota_allcomp.J3:sota_allcomp.J3">
            <calcext:condition calcext:apply-style-name="green" calcext:value="&gt;=[$sota_allcomp.F3]" calcext:base-cell-address="sota_allcomp.J3"/>
            <calcext:condition calcext:apply-style-name="lightgreen" calcext:value="between([$sota_allcomp.F3]-0.025,[$sota_allcomp.F3])" calcext:base-cell-address="sota_allcomp.J3"/>
            <calcext:condition calcext:apply-style-name="red" calcext:value="&lt;[$sota_allcomp.F3]-0.05" calcext:base-cell-address="sota_allcomp.J3"/>
          </calcext:conditional-format>
          <calcext:conditional-format calcext:target-range-address="sota_allcomp.J4:sota_allcomp.J4">
            <calcext:condition calcext:apply-style-name="green" calcext:value="&gt;=[$sota_allcomp.F4]" calcext:base-cell-address="sota_allcomp.J4"/>
            <calcext:condition calcext:apply-style-name="lightgreen" calcext:value="between([$sota_allcomp.F4]-0.025,[$sota_allcomp.F4])" calcext:base-cell-address="sota_allcomp.J4"/>
            <calcext:condition calcext:apply-style-name="red" calcext:value="&lt;[$sota_allcomp.F4]-0.05" calcext:base-cell-address="sota_allcomp.J4"/>
          </calcext:conditional-format>
          <calcext:conditional-format calcext:target-range-address="sota_allcomp.J5:sota_allcomp.J5">
            <calcext:condition calcext:apply-style-name="green" calcext:value="&gt;=[$sota_allcomp.F5]" calcext:base-cell-address="sota_allcomp.J5"/>
            <calcext:condition calcext:apply-style-name="lightgreen" calcext:value="between([$sota_allcomp.F5]-0.025,[$sota_allcomp.F5])" calcext:base-cell-address="sota_allcomp.J5"/>
            <calcext:condition calcext:apply-style-name="red" calcext:value="&lt;[$sota_allcomp.F5]-0.05" calcext:base-cell-address="sota_allcomp.J5"/>
          </calcext:conditional-format>
          <calcext:conditional-format calcext:target-range-address="sota_allcomp.J6:sota_allcomp.J6">
            <calcext:condition calcext:apply-style-name="green" calcext:value="&gt;=[$sota_allcomp.F6]" calcext:base-cell-address="sota_allcomp.J6"/>
            <calcext:condition calcext:apply-style-name="lightgreen" calcext:value="between([$sota_allcomp.F6]-0.025,[$sota_allcomp.F6])" calcext:base-cell-address="sota_allcomp.J6"/>
            <calcext:condition calcext:apply-style-name="red" calcext:value="&lt;[$sota_allcomp.F6]-0.05" calcext:base-cell-address="sota_allcomp.J6"/>
          </calcext:conditional-format>
          <calcext:conditional-format calcext:target-range-address="sota_allcomp.J7:sota_allcomp.J7">
            <calcext:condition calcext:apply-style-name="green" calcext:value="&gt;=[$sota_allcomp.F7]" calcext:base-cell-address="sota_allcomp.J7"/>
            <calcext:condition calcext:apply-style-name="lightgreen" calcext:value="between([$sota_allcomp.F7]-0.025,[$sota_allcomp.F7])" calcext:base-cell-address="sota_allcomp.J7"/>
            <calcext:condition calcext:apply-style-name="red" calcext:value="&lt;[$sota_allcomp.F7]-0.05" calcext:base-cell-address="sota_allcomp.J7"/>
          </calcext:conditional-format>
          <calcext:conditional-format calcext:target-range-address="sota_allcomp.J8:sota_allcomp.J8">
            <calcext:condition calcext:apply-style-name="green" calcext:value="&gt;=[$sota_allcomp.F8]" calcext:base-cell-address="sota_allcomp.J8"/>
            <calcext:condition calcext:apply-style-name="lightgreen" calcext:value="between([$sota_allcomp.F8]-0.025,[$sota_allcomp.F8])" calcext:base-cell-address="sota_allcomp.J8"/>
            <calcext:condition calcext:apply-style-name="red" calcext:value="&lt;[$sota_allcomp.F8]-0.05" calcext:base-cell-address="sota_allcomp.J8"/>
          </calcext:conditional-format>
          <calcext:conditional-format calcext:target-range-address="sota_allcomp.J9:sota_allcomp.J9">
            <calcext:condition calcext:apply-style-name="green" calcext:value="&gt;=[$sota_allcomp.F9]" calcext:base-cell-address="sota_allcomp.J9"/>
            <calcext:condition calcext:apply-style-name="lightgreen" calcext:value="between([$sota_allcomp.F9]-0.025,[$sota_allcomp.F9])" calcext:base-cell-address="sota_allcomp.J9"/>
            <calcext:condition calcext:apply-style-name="red" calcext:value="&lt;[$sota_allcomp.F9]-0.05" calcext:base-cell-address="sota_allcomp.J9"/>
          </calcext:conditional-format>
          <calcext:conditional-format calcext:target-range-address="sota_allcomp.J10:sota_allcomp.J10">
            <calcext:condition calcext:apply-style-name="green" calcext:value="&gt;=[$sota_allcomp.F10]" calcext:base-cell-address="sota_allcomp.J10"/>
            <calcext:condition calcext:apply-style-name="lightgreen" calcext:value="between([$sota_allcomp.F10]-0.025,[$sota_allcomp.F10])" calcext:base-cell-address="sota_allcomp.J10"/>
            <calcext:condition calcext:apply-style-name="red" calcext:value="&lt;[$sota_allcomp.F10]-0.05" calcext:base-cell-address="sota_allcomp.J10"/>
          </calcext:conditional-format>
          <calcext:conditional-format calcext:target-range-address="sota_allcomp.J11:sota_allcomp.J11">
            <calcext:condition calcext:apply-style-name="green" calcext:value="&gt;=[$sota_allcomp.F11]" calcext:base-cell-address="sota_allcomp.J11"/>
            <calcext:condition calcext:apply-style-name="lightgreen" calcext:value="between([$sota_allcomp.F11]-0.025,[$sota_allcomp.F11])" calcext:base-cell-address="sota_allcomp.J11"/>
            <calcext:condition calcext:apply-style-name="red" calcext:value="&lt;[$sota_allcomp.F11]-0.05" calcext:base-cell-address="sota_allcomp.J11"/>
          </calcext:conditional-format>
          <calcext:conditional-format calcext:target-range-address="sota_allcomp.J12:sota_allcomp.J12">
            <calcext:condition calcext:apply-style-name="green" calcext:value="&gt;=[$sota_allcomp.F12]" calcext:base-cell-address="sota_allcomp.J12"/>
            <calcext:condition calcext:apply-style-name="lightgreen" calcext:value="between([$sota_allcomp.F12]-0.025,[$sota_allcomp.F12])" calcext:base-cell-address="sota_allcomp.J12"/>
            <calcext:condition calcext:apply-style-name="red" calcext:value="&lt;[$sota_allcomp.F12]-0.05" calcext:base-cell-address="sota_allcomp.J12"/>
          </calcext:conditional-format>
          <calcext:conditional-format calcext:target-range-address="sota_allcomp.J13:sota_allcomp.J13">
            <calcext:condition calcext:apply-style-name="green" calcext:value="&gt;=[$sota_allcomp.F13]" calcext:base-cell-address="sota_allcomp.J13"/>
            <calcext:condition calcext:apply-style-name="lightgreen" calcext:value="between([$sota_allcomp.F13]-0.025,[$sota_allcomp.F13])" calcext:base-cell-address="sota_allcomp.J13"/>
            <calcext:condition calcext:apply-style-name="red" calcext:value="&lt;[$sota_allcomp.F13]-0.05" calcext:base-cell-address="sota_allcomp.J13"/>
          </calcext:conditional-format>
          <calcext:conditional-format calcext:target-range-address="sota_allcomp.J14:sota_allcomp.J14">
            <calcext:condition calcext:apply-style-name="green" calcext:value="&gt;=[$sota_allcomp.F14]" calcext:base-cell-address="sota_allcomp.J14"/>
            <calcext:condition calcext:apply-style-name="lightgreen" calcext:value="between([$sota_allcomp.F14]-0.025,[$sota_allcomp.F14])" calcext:base-cell-address="sota_allcomp.J14"/>
            <calcext:condition calcext:apply-style-name="red" calcext:value="&lt;[$sota_allcomp.F14]-0.05" calcext:base-cell-address="sota_allcomp.J14"/>
          </calcext:conditional-format>
          <calcext:conditional-format calcext:target-range-address="sota_allcomp.J15:sota_allcomp.J15">
            <calcext:condition calcext:apply-style-name="green" calcext:value="&gt;=[$sota_allcomp.F15]" calcext:base-cell-address="sota_allcomp.J15"/>
            <calcext:condition calcext:apply-style-name="lightgreen" calcext:value="between([$sota_allcomp.F15]-0.025,[$sota_allcomp.F15])" calcext:base-cell-address="sota_allcomp.J15"/>
            <calcext:condition calcext:apply-style-name="red" calcext:value="&lt;[$sota_allcomp.F15]-0.05" calcext:base-cell-address="sota_allcomp.J15"/>
          </calcext:conditional-format>
          <calcext:conditional-format calcext:target-range-address="sota_allcomp.J16:sota_allcomp.J16">
            <calcext:condition calcext:apply-style-name="green" calcext:value="&gt;=[$sota_allcomp.F16]" calcext:base-cell-address="sota_allcomp.J16"/>
            <calcext:condition calcext:apply-style-name="lightgreen" calcext:value="between([$sota_allcomp.F16]-0.025,[$sota_allcomp.F16])" calcext:base-cell-address="sota_allcomp.J16"/>
            <calcext:condition calcext:apply-style-name="red" calcext:value="&lt;[$sota_allcomp.F16]-0.05" calcext:base-cell-address="sota_allcomp.J16"/>
          </calcext:conditional-format>
          <calcext:conditional-format calcext:target-range-address="sota_allcomp.J17:sota_allcomp.J17">
            <calcext:condition calcext:apply-style-name="green" calcext:value="&gt;=[$sota_allcomp.F17]" calcext:base-cell-address="sota_allcomp.J17"/>
            <calcext:condition calcext:apply-style-name="lightgreen" calcext:value="between([$sota_allcomp.F17]-0.025,[$sota_allcomp.F17])" calcext:base-cell-address="sota_allcomp.J17"/>
            <calcext:condition calcext:apply-style-name="red" calcext:value="&lt;[$sota_allcomp.F17]-0.05" calcext:base-cell-address="sota_allcomp.J17"/>
          </calcext:conditional-format>
          <calcext:conditional-format calcext:target-range-address="sota_allcomp.J18:sota_allcomp.J18">
            <calcext:condition calcext:apply-style-name="green" calcext:value="&gt;=[$sota_allcomp.F18]" calcext:base-cell-address="sota_allcomp.J18"/>
            <calcext:condition calcext:apply-style-name="lightgreen" calcext:value="between([$sota_allcomp.F18]-0.025,[$sota_allcomp.F18])" calcext:base-cell-address="sota_allcomp.J18"/>
            <calcext:condition calcext:apply-style-name="red" calcext:value="&lt;[$sota_allcomp.F18]-0.05" calcext:base-cell-address="sota_allcomp.J18"/>
          </calcext:conditional-format>
          <calcext:conditional-format calcext:target-range-address="sota_allcomp.J19:sota_allcomp.J19">
            <calcext:condition calcext:apply-style-name="green" calcext:value="&gt;=[$sota_allcomp.F19]" calcext:base-cell-address="sota_allcomp.J19"/>
            <calcext:condition calcext:apply-style-name="lightgreen" calcext:value="between([$sota_allcomp.F19]-0.025,[$sota_allcomp.F19])" calcext:base-cell-address="sota_allcomp.J19"/>
            <calcext:condition calcext:apply-style-name="red" calcext:value="&lt;[$sota_allcomp.F19]-0.05" calcext:base-cell-address="sota_allcomp.J19"/>
          </calcext:conditional-format>
          <calcext:conditional-format calcext:target-range-address="sota_allcomp.J20:sota_allcomp.J20">
            <calcext:condition calcext:apply-style-name="green" calcext:value="&gt;=[$sota_allcomp.F20]" calcext:base-cell-address="sota_allcomp.J20"/>
            <calcext:condition calcext:apply-style-name="lightgreen" calcext:value="between([$sota_allcomp.F20]-0.025,[$sota_allcomp.F20])" calcext:base-cell-address="sota_allcomp.J20"/>
            <calcext:condition calcext:apply-style-name="red" calcext:value="&lt;[$sota_allcomp.F20]-0.05" calcext:base-cell-address="sota_allcomp.J20"/>
          </calcext:conditional-format>
          <calcext:conditional-format calcext:target-range-address="sota_allcomp.J21:sota_allcomp.J21">
            <calcext:condition calcext:apply-style-name="green" calcext:value="&gt;=[$sota_allcomp.F21]" calcext:base-cell-address="sota_allcomp.J21"/>
            <calcext:condition calcext:apply-style-name="lightgreen" calcext:value="between([$sota_allcomp.F21]-0.025,[$sota_allcomp.F21])" calcext:base-cell-address="sota_allcomp.J21"/>
            <calcext:condition calcext:apply-style-name="red" calcext:value="&lt;[$sota_allcomp.F21]-0.05" calcext:base-cell-address="sota_allcomp.J21"/>
          </calcext:conditional-format>
          <calcext:conditional-format calcext:target-range-address="sota_allcomp.J22:sota_allcomp.J22">
            <calcext:condition calcext:apply-style-name="green" calcext:value="&gt;=[$sota_allcomp.F22]" calcext:base-cell-address="sota_allcomp.J22"/>
            <calcext:condition calcext:apply-style-name="lightgreen" calcext:value="between([$sota_allcomp.F22]-0.025,[$sota_allcomp.F22])" calcext:base-cell-address="sota_allcomp.J22"/>
            <calcext:condition calcext:apply-style-name="red" calcext:value="&lt;[$sota_allcomp.F22]-0.05" calcext:base-cell-address="sota_allcomp.J22"/>
          </calcext:conditional-format>
          <calcext:conditional-format calcext:target-range-address="sota_allcomp.J23:sota_allcomp.J23">
            <calcext:condition calcext:apply-style-name="green" calcext:value="&gt;=[$sota_allcomp.F23]" calcext:base-cell-address="sota_allcomp.J23"/>
            <calcext:condition calcext:apply-style-name="lightgreen" calcext:value="between([$sota_allcomp.F23]-0.025,[$sota_allcomp.F23])" calcext:base-cell-address="sota_allcomp.J23"/>
            <calcext:condition calcext:apply-style-name="red" calcext:value="&lt;[$sota_allcomp.F23]-0.05" calcext:base-cell-address="sota_allcomp.J23"/>
          </calcext:conditional-format>
          <calcext:conditional-format calcext:target-range-address="sota_allcomp.J24:sota_allcomp.J24">
            <calcext:condition calcext:apply-style-name="green" calcext:value="&gt;=[$sota_allcomp.F24]" calcext:base-cell-address="sota_allcomp.J24"/>
            <calcext:condition calcext:apply-style-name="lightgreen" calcext:value="between([$sota_allcomp.F24]-0.025,[$sota_allcomp.F24])" calcext:base-cell-address="sota_allcomp.J24"/>
            <calcext:condition calcext:apply-style-name="red" calcext:value="&lt;[$sota_allcomp.F24]-0.05" calcext:base-cell-address="sota_allcomp.J24"/>
          </calcext:conditional-format>
          <calcext:conditional-format calcext:target-range-address="sota_allcomp.J25:sota_allcomp.J25">
            <calcext:condition calcext:apply-style-name="green" calcext:value="&gt;=[$sota_allcomp.F25]" calcext:base-cell-address="sota_allcomp.J25"/>
            <calcext:condition calcext:apply-style-name="lightgreen" calcext:value="between([$sota_allcomp.F25]-0.025,[$sota_allcomp.F25])" calcext:base-cell-address="sota_allcomp.J25"/>
            <calcext:condition calcext:apply-style-name="red" calcext:value="&lt;[$sota_allcomp.F25]-0.05" calcext:base-cell-address="sota_allcomp.J25"/>
          </calcext:conditional-format>
          <calcext:conditional-format calcext:target-range-address="sota_allcomp.J26:sota_allcomp.J26">
            <calcext:condition calcext:apply-style-name="green" calcext:value="&gt;=[$sota_allcomp.F26]" calcext:base-cell-address="sota_allcomp.J26"/>
            <calcext:condition calcext:apply-style-name="lightgreen" calcext:value="between([$sota_allcomp.F26]-0.025,[$sota_allcomp.F26])" calcext:base-cell-address="sota_allcomp.J26"/>
            <calcext:condition calcext:apply-style-name="red" calcext:value="&lt;[$sota_allcomp.F26]-0.05" calcext:base-cell-address="sota_allcomp.J26"/>
          </calcext:conditional-format>
          <calcext:conditional-format calcext:target-range-address="sota_allcomp.J27:sota_allcomp.J27">
            <calcext:condition calcext:apply-style-name="green" calcext:value="&gt;=[$sota_allcomp.F27]" calcext:base-cell-address="sota_allcomp.J27"/>
            <calcext:condition calcext:apply-style-name="lightgreen" calcext:value="between([$sota_allcomp.F27]-0.025,[$sota_allcomp.F27])" calcext:base-cell-address="sota_allcomp.J27"/>
            <calcext:condition calcext:apply-style-name="red" calcext:value="&lt;[$sota_allcomp.F27]-0.05" calcext:base-cell-address="sota_allcomp.J27"/>
          </calcext:conditional-format>
          <calcext:conditional-format calcext:target-range-address="sota_allcomp.J28:sota_allcomp.J28">
            <calcext:condition calcext:apply-style-name="green" calcext:value="&gt;=[$sota_allcomp.F28]" calcext:base-cell-address="sota_allcomp.J28"/>
            <calcext:condition calcext:apply-style-name="lightgreen" calcext:value="between([$sota_allcomp.F28]-0.025,[$sota_allcomp.F28])" calcext:base-cell-address="sota_allcomp.J28"/>
            <calcext:condition calcext:apply-style-name="red" calcext:value="&lt;[$sota_allcomp.F28]-0.05" calcext:base-cell-address="sota_allcomp.J28"/>
          </calcext:conditional-format>
          <calcext:conditional-format calcext:target-range-address="sota_allcomp.J29:sota_allcomp.J29">
            <calcext:condition calcext:apply-style-name="green" calcext:value="&gt;=[$sota_allcomp.F29]" calcext:base-cell-address="sota_allcomp.J29"/>
            <calcext:condition calcext:apply-style-name="lightgreen" calcext:value="between([$sota_allcomp.F29]-0.025,[$sota_allcomp.F29])" calcext:base-cell-address="sota_allcomp.J29"/>
            <calcext:condition calcext:apply-style-name="red" calcext:value="&lt;[$sota_allcomp.F29]-0.05" calcext:base-cell-address="sota_allcomp.J29"/>
          </calcext:conditional-format>
          <calcext:conditional-format calcext:target-range-address="sota_allcomp.J30:sota_allcomp.J30">
            <calcext:condition calcext:apply-style-name="green" calcext:value="&gt;=[$sota_allcomp.F30]" calcext:base-cell-address="sota_allcomp.J30"/>
            <calcext:condition calcext:apply-style-name="lightgreen" calcext:value="between([$sota_allcomp.F30]-0.025,[$sota_allcomp.F30])" calcext:base-cell-address="sota_allcomp.J30"/>
            <calcext:condition calcext:apply-style-name="red" calcext:value="&lt;[$sota_allcomp.F30]-0.05" calcext:base-cell-address="sota_allcomp.J30"/>
          </calcext:conditional-format>
          <calcext:conditional-format calcext:target-range-address="sota_allcomp.J31:sota_allcomp.J31">
            <calcext:condition calcext:apply-style-name="green" calcext:value="&gt;=[$sota_allcomp.F31]" calcext:base-cell-address="sota_allcomp.J31"/>
            <calcext:condition calcext:apply-style-name="lightgreen" calcext:value="between([$sota_allcomp.F31]-0.025,[$sota_allcomp.F31])" calcext:base-cell-address="sota_allcomp.J31"/>
            <calcext:condition calcext:apply-style-name="red" calcext:value="&lt;[$sota_allcomp.F31]-0.05" calcext:base-cell-address="sota_allcomp.J31"/>
          </calcext:conditional-format>
          <calcext:conditional-format calcext:target-range-address="sota_allcomp.J32:sota_allcomp.J32">
            <calcext:condition calcext:apply-style-name="green" calcext:value="&gt;=[$sota_allcomp.F32]" calcext:base-cell-address="sota_allcomp.J32"/>
            <calcext:condition calcext:apply-style-name="lightgreen" calcext:value="between([$sota_allcomp.F32]-0.025,[$sota_allcomp.F32])" calcext:base-cell-address="sota_allcomp.J32"/>
            <calcext:condition calcext:apply-style-name="red" calcext:value="&lt;[$sota_allcomp.F32]-0.05" calcext:base-cell-address="sota_allcomp.J32"/>
          </calcext:conditional-format>
          <calcext:conditional-format calcext:target-range-address="sota_allcomp.J33:sota_allcomp.J33">
            <calcext:condition calcext:apply-style-name="green" calcext:value="&gt;=[$sota_allcomp.F33]" calcext:base-cell-address="sota_allcomp.J33"/>
            <calcext:condition calcext:apply-style-name="lightgreen" calcext:value="between([$sota_allcomp.F33]-0.025,[$sota_allcomp.F33])" calcext:base-cell-address="sota_allcomp.J33"/>
            <calcext:condition calcext:apply-style-name="red" calcext:value="&lt;[$sota_allcomp.F33]-0.05" calcext:base-cell-address="sota_allcomp.J33"/>
          </calcext:conditional-format>
          <calcext:conditional-format calcext:target-range-address="sota_allcomp.J34:sota_allcomp.J34">
            <calcext:condition calcext:apply-style-name="green" calcext:value="&gt;=[$sota_allcomp.F34]" calcext:base-cell-address="sota_allcomp.J34"/>
            <calcext:condition calcext:apply-style-name="lightgreen" calcext:value="between([$sota_allcomp.F34]-0.025,[$sota_allcomp.F34])" calcext:base-cell-address="sota_allcomp.J34"/>
            <calcext:condition calcext:apply-style-name="red" calcext:value="&lt;[$sota_allcomp.F34]-0.05" calcext:base-cell-address="sota_allcomp.J34"/>
          </calcext:conditional-format>
          <calcext:conditional-format calcext:target-range-address="sota_allcomp.J35:sota_allcomp.J35">
            <calcext:condition calcext:apply-style-name="green" calcext:value="&gt;=[$sota_allcomp.F35]" calcext:base-cell-address="sota_allcomp.J35"/>
            <calcext:condition calcext:apply-style-name="lightgreen" calcext:value="between([$sota_allcomp.F35]-0.025,[$sota_allcomp.F35])" calcext:base-cell-address="sota_allcomp.J35"/>
            <calcext:condition calcext:apply-style-name="red" calcext:value="&lt;[$sota_allcomp.F35]-0.05" calcext:base-cell-address="sota_allcomp.J35"/>
          </calcext:conditional-format>
          <calcext:conditional-format calcext:target-range-address="sota_allcomp.J36:sota_allcomp.J36">
            <calcext:condition calcext:apply-style-name="green" calcext:value="&gt;=[$sota_allcomp.F36]" calcext:base-cell-address="sota_allcomp.J36"/>
            <calcext:condition calcext:apply-style-name="lightgreen" calcext:value="between([$sota_allcomp.F36]-0.025,[$sota_allcomp.F36])" calcext:base-cell-address="sota_allcomp.J36"/>
            <calcext:condition calcext:apply-style-name="red" calcext:value="&lt;[$sota_allcomp.F36]-0.05" calcext:base-cell-address="sota_allcomp.J36"/>
          </calcext:conditional-format>
          <calcext:conditional-format calcext:target-range-address="sota_allcomp.J37:sota_allcomp.J37">
            <calcext:condition calcext:apply-style-name="green" calcext:value="&gt;=[$sota_allcomp.F37]" calcext:base-cell-address="sota_allcomp.J37"/>
            <calcext:condition calcext:apply-style-name="lightgreen" calcext:value="between([$sota_allcomp.F37]-0.025,[$sota_allcomp.F37])" calcext:base-cell-address="sota_allcomp.J37"/>
            <calcext:condition calcext:apply-style-name="red" calcext:value="&lt;[$sota_allcomp.F37]-0.05" calcext:base-cell-address="sota_allcomp.J37"/>
          </calcext:conditional-format>
          <calcext:conditional-format calcext:target-range-address="sota_allcomp.J38:sota_allcomp.J38">
            <calcext:condition calcext:apply-style-name="green" calcext:value="&gt;=[$sota_allcomp.F38]" calcext:base-cell-address="sota_allcomp.J38"/>
            <calcext:condition calcext:apply-style-name="lightgreen" calcext:value="between([$sota_allcomp.F38]-0.025,[$sota_allcomp.F38])" calcext:base-cell-address="sota_allcomp.J38"/>
            <calcext:condition calcext:apply-style-name="red" calcext:value="&lt;[$sota_allcomp.F38]-0.05" calcext:base-cell-address="sota_allcomp.J38"/>
          </calcext:conditional-format>
          <calcext:conditional-format calcext:target-range-address="sota_allcomp.J39:sota_allcomp.J39">
            <calcext:condition calcext:apply-style-name="green" calcext:value="&gt;=[$sota_allcomp.F39]" calcext:base-cell-address="sota_allcomp.J39"/>
            <calcext:condition calcext:apply-style-name="lightgreen" calcext:value="between([$sota_allcomp.F39]-0.025,[$sota_allcomp.F39])" calcext:base-cell-address="sota_allcomp.J39"/>
            <calcext:condition calcext:apply-style-name="red" calcext:value="&lt;[$sota_allcomp.F39]-0.05" calcext:base-cell-address="sota_allcomp.J39"/>
          </calcext:conditional-format>
          <calcext:conditional-format calcext:target-range-address="sota_allcomp.J40:sota_allcomp.J40">
            <calcext:condition calcext:apply-style-name="green" calcext:value="&gt;=[$sota_allcomp.F40]" calcext:base-cell-address="sota_allcomp.J40"/>
            <calcext:condition calcext:apply-style-name="lightgreen" calcext:value="between([$sota_allcomp.F40]-0.025,[$sota_allcomp.F40])" calcext:base-cell-address="sota_allcomp.J40"/>
            <calcext:condition calcext:apply-style-name="red" calcext:value="&lt;[$sota_allcomp.F40]-0.05" calcext:base-cell-address="sota_allcomp.J40"/>
          </calcext:conditional-format>
          <calcext:conditional-format calcext:target-range-address="sota_allcomp.J41:sota_allcomp.J41">
            <calcext:condition calcext:apply-style-name="green" calcext:value="&gt;=[$sota_allcomp.F41]" calcext:base-cell-address="sota_allcomp.J41"/>
            <calcext:condition calcext:apply-style-name="lightgreen" calcext:value="between([$sota_allcomp.F41]-0.025,[$sota_allcomp.F41])" calcext:base-cell-address="sota_allcomp.J41"/>
            <calcext:condition calcext:apply-style-name="red" calcext:value="&lt;[$sota_allcomp.F41]-0.05" calcext:base-cell-address="sota_allcomp.J41"/>
          </calcext:conditional-format>
          <calcext:conditional-format calcext:target-range-address="sota_allcomp.J42:sota_allcomp.J42">
            <calcext:condition calcext:apply-style-name="green" calcext:value="&gt;=[$sota_allcomp.F42]" calcext:base-cell-address="sota_allcomp.J42"/>
            <calcext:condition calcext:apply-style-name="lightgreen" calcext:value="between([$sota_allcomp.F42]-0.025,[$sota_allcomp.F42])" calcext:base-cell-address="sota_allcomp.J42"/>
            <calcext:condition calcext:apply-style-name="red" calcext:value="&lt;[$sota_allcomp.F42]-0.05" calcext:base-cell-address="sota_allcomp.J42"/>
          </calcext:conditional-format>
          <calcext:conditional-format calcext:target-range-address="sota_allcomp.J43:sota_allcomp.J43">
            <calcext:condition calcext:apply-style-name="green" calcext:value="&gt;=[$sota_allcomp.F43]" calcext:base-cell-address="sota_allcomp.J43"/>
            <calcext:condition calcext:apply-style-name="lightgreen" calcext:value="between([$sota_allcomp.F43]-0.025,[$sota_allcomp.F43])" calcext:base-cell-address="sota_allcomp.J43"/>
            <calcext:condition calcext:apply-style-name="red" calcext:value="&lt;[$sota_allcomp.F43]-0.05" calcext:base-cell-address="sota_allcomp.J43"/>
          </calcext:conditional-format>
          <calcext:conditional-format calcext:target-range-address="sota_allcomp.J44:sota_allcomp.J44">
            <calcext:condition calcext:apply-style-name="green" calcext:value="&gt;=[$sota_allcomp.F44]" calcext:base-cell-address="sota_allcomp.J44"/>
            <calcext:condition calcext:apply-style-name="lightgreen" calcext:value="between([$sota_allcomp.F44]-0.025,[$sota_allcomp.F44])" calcext:base-cell-address="sota_allcomp.J44"/>
            <calcext:condition calcext:apply-style-name="red" calcext:value="&lt;[$sota_allcomp.F44]-0.05" calcext:base-cell-address="sota_allcomp.J44"/>
          </calcext:conditional-format>
          <calcext:conditional-format calcext:target-range-address="sota_allcomp.J45:sota_allcomp.J45">
            <calcext:condition calcext:apply-style-name="green" calcext:value="&gt;=[$sota_allcomp.F45]" calcext:base-cell-address="sota_allcomp.J45"/>
            <calcext:condition calcext:apply-style-name="lightgreen" calcext:value="between([$sota_allcomp.F45]-0.025,[$sota_allcomp.F45])" calcext:base-cell-address="sota_allcomp.J45"/>
            <calcext:condition calcext:apply-style-name="red" calcext:value="&lt;[$sota_allcomp.F45]-0.05" calcext:base-cell-address="sota_allcomp.J45"/>
          </calcext:conditional-format>
          <calcext:conditional-format calcext:target-range-address="sota_allcomp.J46:sota_allcomp.J46">
            <calcext:condition calcext:apply-style-name="green" calcext:value="&gt;=[$sota_allcomp.F46]" calcext:base-cell-address="sota_allcomp.J46"/>
            <calcext:condition calcext:apply-style-name="lightgreen" calcext:value="between([$sota_allcomp.F46]-0.025,[$sota_allcomp.F46])" calcext:base-cell-address="sota_allcomp.J46"/>
            <calcext:condition calcext:apply-style-name="red" calcext:value="&lt;[$sota_allcomp.F46]-0.05" calcext:base-cell-address="sota_allcomp.J46"/>
          </calcext:conditional-format>
          <calcext:conditional-format calcext:target-range-address="sota_allcomp.J47:sota_allcomp.J47">
            <calcext:condition calcext:apply-style-name="green" calcext:value="&gt;=[$sota_allcomp.F47]" calcext:base-cell-address="sota_allcomp.J47"/>
            <calcext:condition calcext:apply-style-name="lightgreen" calcext:value="between([$sota_allcomp.F47]-0.025,[$sota_allcomp.F47])" calcext:base-cell-address="sota_allcomp.J47"/>
            <calcext:condition calcext:apply-style-name="red" calcext:value="&lt;[$sota_allcomp.F47]-0.05" calcext:base-cell-address="sota_allcomp.J47"/>
          </calcext:conditional-format>
          <calcext:conditional-format calcext:target-range-address="sota_allcomp.J48:sota_allcomp.J48">
            <calcext:condition calcext:apply-style-name="green" calcext:value="&gt;=[$sota_allcomp.F48]" calcext:base-cell-address="sota_allcomp.J48"/>
            <calcext:condition calcext:apply-style-name="lightgreen" calcext:value="between([$sota_allcomp.F48]-0.025,[$sota_allcomp.F48])" calcext:base-cell-address="sota_allcomp.J48"/>
            <calcext:condition calcext:apply-style-name="red" calcext:value="&lt;[$sota_allcomp.F48]-0.05" calcext:base-cell-address="sota_allcomp.J48"/>
          </calcext:conditional-format>
          <calcext:conditional-format calcext:target-range-address="sota_allcomp.J49:sota_allcomp.J49">
            <calcext:condition calcext:apply-style-name="green" calcext:value="&gt;=[$sota_allcomp.F49]" calcext:base-cell-address="sota_allcomp.J49"/>
            <calcext:condition calcext:apply-style-name="lightgreen" calcext:value="between([$sota_allcomp.F49]-0.025,[$sota_allcomp.F49])" calcext:base-cell-address="sota_allcomp.J49"/>
            <calcext:condition calcext:apply-style-name="red" calcext:value="&lt;[$sota_allcomp.F49]-0.05" calcext:base-cell-address="sota_allcomp.J49"/>
          </calcext:conditional-format>
          <calcext:conditional-format calcext:target-range-address="sota_allcomp.J50:sota_allcomp.J50">
            <calcext:condition calcext:apply-style-name="green" calcext:value="&gt;=[$sota_allcomp.F50]" calcext:base-cell-address="sota_allcomp.J50"/>
            <calcext:condition calcext:apply-style-name="lightgreen" calcext:value="between([$sota_allcomp.F50]-0.025,[$sota_allcomp.F50])" calcext:base-cell-address="sota_allcomp.J50"/>
            <calcext:condition calcext:apply-style-name="red" calcext:value="&lt;[$sota_allcomp.F50]-0.05" calcext:base-cell-address="sota_allcomp.J50"/>
          </calcext:conditional-format>
          <calcext:conditional-format calcext:target-range-address="sota_allcomp.J51:sota_allcomp.J51">
            <calcext:condition calcext:apply-style-name="green" calcext:value="&gt;=[$sota_allcomp.F51]" calcext:base-cell-address="sota_allcomp.J51"/>
            <calcext:condition calcext:apply-style-name="lightgreen" calcext:value="between([$sota_allcomp.F51]-0.025,[$sota_allcomp.F51])" calcext:base-cell-address="sota_allcomp.J51"/>
            <calcext:condition calcext:apply-style-name="red" calcext:value="&lt;[$sota_allcomp.F51]-0.05" calcext:base-cell-address="sota_allcomp.J51"/>
          </calcext:conditional-format>
          <calcext:conditional-format calcext:target-range-address="sota_allcomp.J52:sota_allcomp.J52">
            <calcext:condition calcext:apply-style-name="green" calcext:value="&gt;=[$sota_allcomp.F52]" calcext:base-cell-address="sota_allcomp.J52"/>
            <calcext:condition calcext:apply-style-name="lightgreen" calcext:value="between([$sota_allcomp.F52]-0.025,[$sota_allcomp.F52])" calcext:base-cell-address="sota_allcomp.J52"/>
            <calcext:condition calcext:apply-style-name="red" calcext:value="&lt;[$sota_allcomp.F52]-0.05" calcext:base-cell-address="sota_allcomp.J52"/>
          </calcext:conditional-format>
          <calcext:conditional-format calcext:target-range-address="sota_allcomp.K2:sota_allcomp.K2">
            <calcext:condition calcext:apply-style-name="green" calcext:value="&gt;=[$sota_allcomp.F2]" calcext:base-cell-address="sota_allcomp.K2"/>
            <calcext:condition calcext:apply-style-name="lightgreen" calcext:value="between([$sota_allcomp.F2]-0.025,[$sota_allcomp.F2])" calcext:base-cell-address="sota_allcomp.K2"/>
            <calcext:condition calcext:apply-style-name="red" calcext:value="&lt;[$sota_allcomp.F2]-0.05" calcext:base-cell-address="sota_allcomp.K2"/>
          </calcext:conditional-format>
          <calcext:conditional-format calcext:target-range-address="sota_allcomp.K3:sota_allcomp.K3">
            <calcext:condition calcext:apply-style-name="green" calcext:value="&gt;=[$sota_allcomp.F3]" calcext:base-cell-address="sota_allcomp.K3"/>
            <calcext:condition calcext:apply-style-name="lightgreen" calcext:value="between([$sota_allcomp.F3]-0.025,[$sota_allcomp.F3])" calcext:base-cell-address="sota_allcomp.K3"/>
            <calcext:condition calcext:apply-style-name="red" calcext:value="&lt;[$sota_allcomp.F3]-0.05" calcext:base-cell-address="sota_allcomp.K3"/>
          </calcext:conditional-format>
          <calcext:conditional-format calcext:target-range-address="sota_allcomp.K4:sota_allcomp.K4">
            <calcext:condition calcext:apply-style-name="green" calcext:value="&gt;=[$sota_allcomp.F4]" calcext:base-cell-address="sota_allcomp.K4"/>
            <calcext:condition calcext:apply-style-name="lightgreen" calcext:value="between([$sota_allcomp.F4]-0.025,[$sota_allcomp.F4])" calcext:base-cell-address="sota_allcomp.K4"/>
            <calcext:condition calcext:apply-style-name="red" calcext:value="&lt;[$sota_allcomp.F4]-0.05" calcext:base-cell-address="sota_allcomp.K4"/>
          </calcext:conditional-format>
          <calcext:conditional-format calcext:target-range-address="sota_allcomp.K5:sota_allcomp.K5">
            <calcext:condition calcext:apply-style-name="green" calcext:value="&gt;=[$sota_allcomp.F5]" calcext:base-cell-address="sota_allcomp.K5"/>
            <calcext:condition calcext:apply-style-name="lightgreen" calcext:value="between([$sota_allcomp.F5]-0.025,[$sota_allcomp.F5])" calcext:base-cell-address="sota_allcomp.K5"/>
            <calcext:condition calcext:apply-style-name="red" calcext:value="&lt;[$sota_allcomp.F5]-0.05" calcext:base-cell-address="sota_allcomp.K5"/>
          </calcext:conditional-format>
          <calcext:conditional-format calcext:target-range-address="sota_allcomp.K6:sota_allcomp.K6">
            <calcext:condition calcext:apply-style-name="green" calcext:value="&gt;=[$sota_allcomp.F6]" calcext:base-cell-address="sota_allcomp.K6"/>
            <calcext:condition calcext:apply-style-name="lightgreen" calcext:value="between([$sota_allcomp.F6]-0.025,[$sota_allcomp.F6])" calcext:base-cell-address="sota_allcomp.K6"/>
            <calcext:condition calcext:apply-style-name="red" calcext:value="&lt;[$sota_allcomp.F6]-0.05" calcext:base-cell-address="sota_allcomp.K6"/>
          </calcext:conditional-format>
          <calcext:conditional-format calcext:target-range-address="sota_allcomp.K7:sota_allcomp.K7">
            <calcext:condition calcext:apply-style-name="green" calcext:value="&gt;=[$sota_allcomp.F7]" calcext:base-cell-address="sota_allcomp.K7"/>
            <calcext:condition calcext:apply-style-name="lightgreen" calcext:value="between([$sota_allcomp.F7]-0.025,[$sota_allcomp.F7])" calcext:base-cell-address="sota_allcomp.K7"/>
            <calcext:condition calcext:apply-style-name="red" calcext:value="&lt;[$sota_allcomp.F7]-0.05" calcext:base-cell-address="sota_allcomp.K7"/>
          </calcext:conditional-format>
          <calcext:conditional-format calcext:target-range-address="sota_allcomp.K8:sota_allcomp.K8">
            <calcext:condition calcext:apply-style-name="green" calcext:value="&gt;=[$sota_allcomp.F8]" calcext:base-cell-address="sota_allcomp.K8"/>
            <calcext:condition calcext:apply-style-name="lightgreen" calcext:value="between([$sota_allcomp.F8]-0.025,[$sota_allcomp.F8])" calcext:base-cell-address="sota_allcomp.K8"/>
            <calcext:condition calcext:apply-style-name="red" calcext:value="&lt;[$sota_allcomp.F8]-0.05" calcext:base-cell-address="sota_allcomp.K8"/>
          </calcext:conditional-format>
          <calcext:conditional-format calcext:target-range-address="sota_allcomp.K9:sota_allcomp.K9">
            <calcext:condition calcext:apply-style-name="green" calcext:value="&gt;=[$sota_allcomp.F9]" calcext:base-cell-address="sota_allcomp.K9"/>
            <calcext:condition calcext:apply-style-name="lightgreen" calcext:value="between([$sota_allcomp.F9]-0.025,[$sota_allcomp.F9])" calcext:base-cell-address="sota_allcomp.K9"/>
            <calcext:condition calcext:apply-style-name="red" calcext:value="&lt;[$sota_allcomp.F9]-0.05" calcext:base-cell-address="sota_allcomp.K9"/>
          </calcext:conditional-format>
          <calcext:conditional-format calcext:target-range-address="sota_allcomp.K10:sota_allcomp.K10">
            <calcext:condition calcext:apply-style-name="green" calcext:value="&gt;=[$sota_allcomp.F10]" calcext:base-cell-address="sota_allcomp.K10"/>
            <calcext:condition calcext:apply-style-name="lightgreen" calcext:value="between([$sota_allcomp.F10]-0.025,[$sota_allcomp.F10])" calcext:base-cell-address="sota_allcomp.K10"/>
            <calcext:condition calcext:apply-style-name="red" calcext:value="&lt;[$sota_allcomp.F10]-0.05" calcext:base-cell-address="sota_allcomp.K10"/>
          </calcext:conditional-format>
          <calcext:conditional-format calcext:target-range-address="sota_allcomp.K11:sota_allcomp.K11">
            <calcext:condition calcext:apply-style-name="green" calcext:value="&gt;=[$sota_allcomp.F11]" calcext:base-cell-address="sota_allcomp.K11"/>
            <calcext:condition calcext:apply-style-name="lightgreen" calcext:value="between([$sota_allcomp.F11]-0.025,[$sota_allcomp.F11])" calcext:base-cell-address="sota_allcomp.K11"/>
            <calcext:condition calcext:apply-style-name="red" calcext:value="&lt;[$sota_allcomp.F11]-0.05" calcext:base-cell-address="sota_allcomp.K11"/>
          </calcext:conditional-format>
          <calcext:conditional-format calcext:target-range-address="sota_allcomp.K12:sota_allcomp.K12">
            <calcext:condition calcext:apply-style-name="green" calcext:value="&gt;=[$sota_allcomp.F12]" calcext:base-cell-address="sota_allcomp.K12"/>
            <calcext:condition calcext:apply-style-name="lightgreen" calcext:value="between([$sota_allcomp.F12]-0.025,[$sota_allcomp.F12])" calcext:base-cell-address="sota_allcomp.K12"/>
            <calcext:condition calcext:apply-style-name="red" calcext:value="&lt;[$sota_allcomp.F12]-0.05" calcext:base-cell-address="sota_allcomp.K12"/>
          </calcext:conditional-format>
          <calcext:conditional-format calcext:target-range-address="sota_allcomp.K13:sota_allcomp.K13">
            <calcext:condition calcext:apply-style-name="green" calcext:value="&gt;=[$sota_allcomp.F13]" calcext:base-cell-address="sota_allcomp.K13"/>
            <calcext:condition calcext:apply-style-name="lightgreen" calcext:value="between([$sota_allcomp.F13]-0.025,[$sota_allcomp.F13])" calcext:base-cell-address="sota_allcomp.K13"/>
            <calcext:condition calcext:apply-style-name="red" calcext:value="&lt;[$sota_allcomp.F13]-0.05" calcext:base-cell-address="sota_allcomp.K13"/>
          </calcext:conditional-format>
          <calcext:conditional-format calcext:target-range-address="sota_allcomp.K14:sota_allcomp.K14">
            <calcext:condition calcext:apply-style-name="green" calcext:value="&gt;=[$sota_allcomp.F14]" calcext:base-cell-address="sota_allcomp.K14"/>
            <calcext:condition calcext:apply-style-name="lightgreen" calcext:value="between([$sota_allcomp.F14]-0.025,[$sota_allcomp.F14])" calcext:base-cell-address="sota_allcomp.K14"/>
            <calcext:condition calcext:apply-style-name="red" calcext:value="&lt;[$sota_allcomp.F14]-0.05" calcext:base-cell-address="sota_allcomp.K14"/>
          </calcext:conditional-format>
          <calcext:conditional-format calcext:target-range-address="sota_allcomp.K15:sota_allcomp.K15">
            <calcext:condition calcext:apply-style-name="green" calcext:value="&gt;=[$sota_allcomp.F15]" calcext:base-cell-address="sota_allcomp.K15"/>
            <calcext:condition calcext:apply-style-name="lightgreen" calcext:value="between([$sota_allcomp.F15]-0.025,[$sota_allcomp.F15])" calcext:base-cell-address="sota_allcomp.K15"/>
            <calcext:condition calcext:apply-style-name="red" calcext:value="&lt;[$sota_allcomp.F15]-0.05" calcext:base-cell-address="sota_allcomp.K15"/>
          </calcext:conditional-format>
          <calcext:conditional-format calcext:target-range-address="sota_allcomp.K16:sota_allcomp.K16">
            <calcext:condition calcext:apply-style-name="green" calcext:value="&gt;=[$sota_allcomp.F16]" calcext:base-cell-address="sota_allcomp.K16"/>
            <calcext:condition calcext:apply-style-name="lightgreen" calcext:value="between([$sota_allcomp.F16]-0.025,[$sota_allcomp.F16])" calcext:base-cell-address="sota_allcomp.K16"/>
            <calcext:condition calcext:apply-style-name="red" calcext:value="&lt;[$sota_allcomp.F16]-0.05" calcext:base-cell-address="sota_allcomp.K16"/>
          </calcext:conditional-format>
          <calcext:conditional-format calcext:target-range-address="sota_allcomp.K17:sota_allcomp.K17">
            <calcext:condition calcext:apply-style-name="green" calcext:value="&gt;=[$sota_allcomp.F17]" calcext:base-cell-address="sota_allcomp.K17"/>
            <calcext:condition calcext:apply-style-name="lightgreen" calcext:value="between([$sota_allcomp.F17]-0.025,[$sota_allcomp.F17])" calcext:base-cell-address="sota_allcomp.K17"/>
            <calcext:condition calcext:apply-style-name="red" calcext:value="&lt;[$sota_allcomp.F17]-0.05" calcext:base-cell-address="sota_allcomp.K17"/>
          </calcext:conditional-format>
          <calcext:conditional-format calcext:target-range-address="sota_allcomp.K18:sota_allcomp.K18">
            <calcext:condition calcext:apply-style-name="green" calcext:value="&gt;=[$sota_allcomp.F18]" calcext:base-cell-address="sota_allcomp.K18"/>
            <calcext:condition calcext:apply-style-name="lightgreen" calcext:value="between([$sota_allcomp.F18]-0.025,[$sota_allcomp.F18])" calcext:base-cell-address="sota_allcomp.K18"/>
            <calcext:condition calcext:apply-style-name="red" calcext:value="&lt;[$sota_allcomp.F18]-0.05" calcext:base-cell-address="sota_allcomp.K18"/>
          </calcext:conditional-format>
          <calcext:conditional-format calcext:target-range-address="sota_allcomp.K19:sota_allcomp.K19">
            <calcext:condition calcext:apply-style-name="green" calcext:value="&gt;=[$sota_allcomp.F19]" calcext:base-cell-address="sota_allcomp.K19"/>
            <calcext:condition calcext:apply-style-name="lightgreen" calcext:value="between([$sota_allcomp.F19]-0.025,[$sota_allcomp.F19])" calcext:base-cell-address="sota_allcomp.K19"/>
            <calcext:condition calcext:apply-style-name="red" calcext:value="&lt;[$sota_allcomp.F19]-0.05" calcext:base-cell-address="sota_allcomp.K19"/>
          </calcext:conditional-format>
          <calcext:conditional-format calcext:target-range-address="sota_allcomp.K20:sota_allcomp.K20">
            <calcext:condition calcext:apply-style-name="green" calcext:value="&gt;=[$sota_allcomp.F20]" calcext:base-cell-address="sota_allcomp.K20"/>
            <calcext:condition calcext:apply-style-name="lightgreen" calcext:value="between([$sota_allcomp.F20]-0.025,[$sota_allcomp.F20])" calcext:base-cell-address="sota_allcomp.K20"/>
            <calcext:condition calcext:apply-style-name="red" calcext:value="&lt;[$sota_allcomp.F20]-0.05" calcext:base-cell-address="sota_allcomp.K20"/>
          </calcext:conditional-format>
          <calcext:conditional-format calcext:target-range-address="sota_allcomp.K21:sota_allcomp.K21">
            <calcext:condition calcext:apply-style-name="green" calcext:value="&gt;=[$sota_allcomp.F21]" calcext:base-cell-address="sota_allcomp.K21"/>
            <calcext:condition calcext:apply-style-name="lightgreen" calcext:value="between([$sota_allcomp.F21]-0.025,[$sota_allcomp.F21])" calcext:base-cell-address="sota_allcomp.K21"/>
            <calcext:condition calcext:apply-style-name="red" calcext:value="&lt;[$sota_allcomp.F21]-0.05" calcext:base-cell-address="sota_allcomp.K21"/>
          </calcext:conditional-format>
          <calcext:conditional-format calcext:target-range-address="sota_allcomp.K22:sota_allcomp.K22">
            <calcext:condition calcext:apply-style-name="green" calcext:value="&gt;=[$sota_allcomp.F22]" calcext:base-cell-address="sota_allcomp.K22"/>
            <calcext:condition calcext:apply-style-name="lightgreen" calcext:value="between([$sota_allcomp.F22]-0.025,[$sota_allcomp.F22])" calcext:base-cell-address="sota_allcomp.K22"/>
            <calcext:condition calcext:apply-style-name="red" calcext:value="&lt;[$sota_allcomp.F22]-0.05" calcext:base-cell-address="sota_allcomp.K22"/>
          </calcext:conditional-format>
          <calcext:conditional-format calcext:target-range-address="sota_allcomp.K23:sota_allcomp.K23">
            <calcext:condition calcext:apply-style-name="green" calcext:value="&gt;=[$sota_allcomp.F23]" calcext:base-cell-address="sota_allcomp.K23"/>
            <calcext:condition calcext:apply-style-name="lightgreen" calcext:value="between([$sota_allcomp.F23]-0.025,[$sota_allcomp.F23])" calcext:base-cell-address="sota_allcomp.K23"/>
            <calcext:condition calcext:apply-style-name="red" calcext:value="&lt;[$sota_allcomp.F23]-0.05" calcext:base-cell-address="sota_allcomp.K23"/>
          </calcext:conditional-format>
          <calcext:conditional-format calcext:target-range-address="sota_allcomp.K24:sota_allcomp.K24">
            <calcext:condition calcext:apply-style-name="green" calcext:value="&gt;=[$sota_allcomp.F24]" calcext:base-cell-address="sota_allcomp.K24"/>
            <calcext:condition calcext:apply-style-name="lightgreen" calcext:value="between([$sota_allcomp.F24]-0.025,[$sota_allcomp.F24])" calcext:base-cell-address="sota_allcomp.K24"/>
            <calcext:condition calcext:apply-style-name="red" calcext:value="&lt;[$sota_allcomp.F24]-0.05" calcext:base-cell-address="sota_allcomp.K24"/>
          </calcext:conditional-format>
          <calcext:conditional-format calcext:target-range-address="sota_allcomp.K25:sota_allcomp.K25">
            <calcext:condition calcext:apply-style-name="green" calcext:value="&gt;=[$sota_allcomp.F25]" calcext:base-cell-address="sota_allcomp.K25"/>
            <calcext:condition calcext:apply-style-name="lightgreen" calcext:value="between([$sota_allcomp.F25]-0.025,[$sota_allcomp.F25])" calcext:base-cell-address="sota_allcomp.K25"/>
            <calcext:condition calcext:apply-style-name="red" calcext:value="&lt;[$sota_allcomp.F25]-0.05" calcext:base-cell-address="sota_allcomp.K25"/>
          </calcext:conditional-format>
          <calcext:conditional-format calcext:target-range-address="sota_allcomp.K26:sota_allcomp.K26">
            <calcext:condition calcext:apply-style-name="green" calcext:value="&gt;=[$sota_allcomp.F26]" calcext:base-cell-address="sota_allcomp.K26"/>
            <calcext:condition calcext:apply-style-name="lightgreen" calcext:value="between([$sota_allcomp.F26]-0.025,[$sota_allcomp.F26])" calcext:base-cell-address="sota_allcomp.K26"/>
            <calcext:condition calcext:apply-style-name="red" calcext:value="&lt;[$sota_allcomp.F26]-0.05" calcext:base-cell-address="sota_allcomp.K26"/>
          </calcext:conditional-format>
          <calcext:conditional-format calcext:target-range-address="sota_allcomp.K27:sota_allcomp.K27">
            <calcext:condition calcext:apply-style-name="green" calcext:value="&gt;=[$sota_allcomp.F27]" calcext:base-cell-address="sota_allcomp.K27"/>
            <calcext:condition calcext:apply-style-name="lightgreen" calcext:value="between([$sota_allcomp.F27]-0.025,[$sota_allcomp.F27])" calcext:base-cell-address="sota_allcomp.K27"/>
            <calcext:condition calcext:apply-style-name="red" calcext:value="&lt;[$sota_allcomp.F27]-0.05" calcext:base-cell-address="sota_allcomp.K27"/>
          </calcext:conditional-format>
          <calcext:conditional-format calcext:target-range-address="sota_allcomp.K28:sota_allcomp.K28">
            <calcext:condition calcext:apply-style-name="green" calcext:value="&gt;=[$sota_allcomp.F28]" calcext:base-cell-address="sota_allcomp.K28"/>
            <calcext:condition calcext:apply-style-name="lightgreen" calcext:value="between([$sota_allcomp.F28]-0.025,[$sota_allcomp.F28])" calcext:base-cell-address="sota_allcomp.K28"/>
            <calcext:condition calcext:apply-style-name="red" calcext:value="&lt;[$sota_allcomp.F28]-0.05" calcext:base-cell-address="sota_allcomp.K28"/>
          </calcext:conditional-format>
          <calcext:conditional-format calcext:target-range-address="sota_allcomp.K29:sota_allcomp.K29">
            <calcext:condition calcext:apply-style-name="green" calcext:value="&gt;=[$sota_allcomp.F29]" calcext:base-cell-address="sota_allcomp.K29"/>
            <calcext:condition calcext:apply-style-name="lightgreen" calcext:value="between([$sota_allcomp.F29]-0.025,[$sota_allcomp.F29])" calcext:base-cell-address="sota_allcomp.K29"/>
            <calcext:condition calcext:apply-style-name="red" calcext:value="&lt;[$sota_allcomp.F29]-0.05" calcext:base-cell-address="sota_allcomp.K29"/>
          </calcext:conditional-format>
          <calcext:conditional-format calcext:target-range-address="sota_allcomp.K30:sota_allcomp.K30">
            <calcext:condition calcext:apply-style-name="green" calcext:value="&gt;=[$sota_allcomp.F30]" calcext:base-cell-address="sota_allcomp.K30"/>
            <calcext:condition calcext:apply-style-name="lightgreen" calcext:value="between([$sota_allcomp.F30]-0.025,[$sota_allcomp.F30])" calcext:base-cell-address="sota_allcomp.K30"/>
            <calcext:condition calcext:apply-style-name="red" calcext:value="&lt;[$sota_allcomp.F30]-0.05" calcext:base-cell-address="sota_allcomp.K30"/>
          </calcext:conditional-format>
          <calcext:conditional-format calcext:target-range-address="sota_allcomp.K31:sota_allcomp.K31">
            <calcext:condition calcext:apply-style-name="green" calcext:value="&gt;=[$sota_allcomp.F31]" calcext:base-cell-address="sota_allcomp.K31"/>
            <calcext:condition calcext:apply-style-name="lightgreen" calcext:value="between([$sota_allcomp.F31]-0.025,[$sota_allcomp.F31])" calcext:base-cell-address="sota_allcomp.K31"/>
            <calcext:condition calcext:apply-style-name="red" calcext:value="&lt;[$sota_allcomp.F31]-0.05" calcext:base-cell-address="sota_allcomp.K31"/>
          </calcext:conditional-format>
          <calcext:conditional-format calcext:target-range-address="sota_allcomp.K32:sota_allcomp.K32">
            <calcext:condition calcext:apply-style-name="green" calcext:value="&gt;=[$sota_allcomp.F32]" calcext:base-cell-address="sota_allcomp.K32"/>
            <calcext:condition calcext:apply-style-name="lightgreen" calcext:value="between([$sota_allcomp.F32]-0.025,[$sota_allcomp.F32])" calcext:base-cell-address="sota_allcomp.K32"/>
            <calcext:condition calcext:apply-style-name="red" calcext:value="&lt;[$sota_allcomp.F32]-0.05" calcext:base-cell-address="sota_allcomp.K32"/>
          </calcext:conditional-format>
          <calcext:conditional-format calcext:target-range-address="sota_allcomp.K33:sota_allcomp.K33">
            <calcext:condition calcext:apply-style-name="green" calcext:value="&gt;=[$sota_allcomp.F33]" calcext:base-cell-address="sota_allcomp.K33"/>
            <calcext:condition calcext:apply-style-name="lightgreen" calcext:value="between([$sota_allcomp.F33]-0.025,[$sota_allcomp.F33])" calcext:base-cell-address="sota_allcomp.K33"/>
            <calcext:condition calcext:apply-style-name="red" calcext:value="&lt;[$sota_allcomp.F33]-0.05" calcext:base-cell-address="sota_allcomp.K33"/>
          </calcext:conditional-format>
          <calcext:conditional-format calcext:target-range-address="sota_allcomp.K34:sota_allcomp.K34">
            <calcext:condition calcext:apply-style-name="green" calcext:value="&gt;=[$sota_allcomp.F34]" calcext:base-cell-address="sota_allcomp.K34"/>
            <calcext:condition calcext:apply-style-name="lightgreen" calcext:value="between([$sota_allcomp.F34]-0.025,[$sota_allcomp.F34])" calcext:base-cell-address="sota_allcomp.K34"/>
            <calcext:condition calcext:apply-style-name="red" calcext:value="&lt;[$sota_allcomp.F34]-0.05" calcext:base-cell-address="sota_allcomp.K34"/>
          </calcext:conditional-format>
          <calcext:conditional-format calcext:target-range-address="sota_allcomp.K35:sota_allcomp.K35">
            <calcext:condition calcext:apply-style-name="green" calcext:value="&gt;=[$sota_allcomp.F35]" calcext:base-cell-address="sota_allcomp.K35"/>
            <calcext:condition calcext:apply-style-name="lightgreen" calcext:value="between([$sota_allcomp.F35]-0.025,[$sota_allcomp.F35])" calcext:base-cell-address="sota_allcomp.K35"/>
            <calcext:condition calcext:apply-style-name="red" calcext:value="&lt;[$sota_allcomp.F35]-0.05" calcext:base-cell-address="sota_allcomp.K35"/>
          </calcext:conditional-format>
          <calcext:conditional-format calcext:target-range-address="sota_allcomp.K36:sota_allcomp.K36">
            <calcext:condition calcext:apply-style-name="green" calcext:value="&gt;=[$sota_allcomp.F36]" calcext:base-cell-address="sota_allcomp.K36"/>
            <calcext:condition calcext:apply-style-name="lightgreen" calcext:value="between([$sota_allcomp.F36]-0.025,[$sota_allcomp.F36])" calcext:base-cell-address="sota_allcomp.K36"/>
            <calcext:condition calcext:apply-style-name="red" calcext:value="&lt;[$sota_allcomp.F36]-0.05" calcext:base-cell-address="sota_allcomp.K36"/>
          </calcext:conditional-format>
          <calcext:conditional-format calcext:target-range-address="sota_allcomp.K37:sota_allcomp.K37">
            <calcext:condition calcext:apply-style-name="green" calcext:value="&gt;=[$sota_allcomp.F37]" calcext:base-cell-address="sota_allcomp.K37"/>
            <calcext:condition calcext:apply-style-name="lightgreen" calcext:value="between([$sota_allcomp.F37]-0.025,[$sota_allcomp.F37])" calcext:base-cell-address="sota_allcomp.K37"/>
            <calcext:condition calcext:apply-style-name="red" calcext:value="&lt;[$sota_allcomp.F37]-0.05" calcext:base-cell-address="sota_allcomp.K37"/>
          </calcext:conditional-format>
          <calcext:conditional-format calcext:target-range-address="sota_allcomp.K38:sota_allcomp.K38">
            <calcext:condition calcext:apply-style-name="green" calcext:value="&gt;=[$sota_allcomp.F38]" calcext:base-cell-address="sota_allcomp.K38"/>
            <calcext:condition calcext:apply-style-name="lightgreen" calcext:value="between([$sota_allcomp.F38]-0.025,[$sota_allcomp.F38])" calcext:base-cell-address="sota_allcomp.K38"/>
            <calcext:condition calcext:apply-style-name="red" calcext:value="&lt;[$sota_allcomp.F38]-0.05" calcext:base-cell-address="sota_allcomp.K38"/>
          </calcext:conditional-format>
          <calcext:conditional-format calcext:target-range-address="sota_allcomp.K39:sota_allcomp.K39">
            <calcext:condition calcext:apply-style-name="green" calcext:value="&gt;=[$sota_allcomp.F39]" calcext:base-cell-address="sota_allcomp.K39"/>
            <calcext:condition calcext:apply-style-name="lightgreen" calcext:value="between([$sota_allcomp.F39]-0.025,[$sota_allcomp.F39])" calcext:base-cell-address="sota_allcomp.K39"/>
            <calcext:condition calcext:apply-style-name="red" calcext:value="&lt;[$sota_allcomp.F39]-0.05" calcext:base-cell-address="sota_allcomp.K39"/>
          </calcext:conditional-format>
          <calcext:conditional-format calcext:target-range-address="sota_allcomp.K40:sota_allcomp.K40">
            <calcext:condition calcext:apply-style-name="green" calcext:value="&gt;=[$sota_allcomp.F40]" calcext:base-cell-address="sota_allcomp.K40"/>
            <calcext:condition calcext:apply-style-name="lightgreen" calcext:value="between([$sota_allcomp.F40]-0.025,[$sota_allcomp.F40])" calcext:base-cell-address="sota_allcomp.K40"/>
            <calcext:condition calcext:apply-style-name="red" calcext:value="&lt;[$sota_allcomp.F40]-0.05" calcext:base-cell-address="sota_allcomp.K40"/>
          </calcext:conditional-format>
          <calcext:conditional-format calcext:target-range-address="sota_allcomp.K41:sota_allcomp.K41">
            <calcext:condition calcext:apply-style-name="green" calcext:value="&gt;=[$sota_allcomp.F41]" calcext:base-cell-address="sota_allcomp.K41"/>
            <calcext:condition calcext:apply-style-name="lightgreen" calcext:value="between([$sota_allcomp.F41]-0.025,[$sota_allcomp.F41])" calcext:base-cell-address="sota_allcomp.K41"/>
            <calcext:condition calcext:apply-style-name="red" calcext:value="&lt;[$sota_allcomp.F41]-0.05" calcext:base-cell-address="sota_allcomp.K41"/>
          </calcext:conditional-format>
          <calcext:conditional-format calcext:target-range-address="sota_allcomp.K42:sota_allcomp.K42">
            <calcext:condition calcext:apply-style-name="green" calcext:value="&gt;=[$sota_allcomp.F42]" calcext:base-cell-address="sota_allcomp.K42"/>
            <calcext:condition calcext:apply-style-name="lightgreen" calcext:value="between([$sota_allcomp.F42]-0.025,[$sota_allcomp.F42])" calcext:base-cell-address="sota_allcomp.K42"/>
            <calcext:condition calcext:apply-style-name="red" calcext:value="&lt;[$sota_allcomp.F42]-0.05" calcext:base-cell-address="sota_allcomp.K42"/>
          </calcext:conditional-format>
          <calcext:conditional-format calcext:target-range-address="sota_allcomp.K43:sota_allcomp.K43">
            <calcext:condition calcext:apply-style-name="green" calcext:value="&gt;=[$sota_allcomp.F43]" calcext:base-cell-address="sota_allcomp.K43"/>
            <calcext:condition calcext:apply-style-name="lightgreen" calcext:value="between([$sota_allcomp.F43]-0.025,[$sota_allcomp.F43])" calcext:base-cell-address="sota_allcomp.K43"/>
            <calcext:condition calcext:apply-style-name="red" calcext:value="&lt;[$sota_allcomp.F43]-0.05" calcext:base-cell-address="sota_allcomp.K43"/>
          </calcext:conditional-format>
          <calcext:conditional-format calcext:target-range-address="sota_allcomp.K44:sota_allcomp.K44">
            <calcext:condition calcext:apply-style-name="green" calcext:value="&gt;=[$sota_allcomp.F44]" calcext:base-cell-address="sota_allcomp.K44"/>
            <calcext:condition calcext:apply-style-name="lightgreen" calcext:value="between([$sota_allcomp.F44]-0.025,[$sota_allcomp.F44])" calcext:base-cell-address="sota_allcomp.K44"/>
            <calcext:condition calcext:apply-style-name="red" calcext:value="&lt;[$sota_allcomp.F44]-0.05" calcext:base-cell-address="sota_allcomp.K44"/>
          </calcext:conditional-format>
          <calcext:conditional-format calcext:target-range-address="sota_allcomp.K45:sota_allcomp.K45">
            <calcext:condition calcext:apply-style-name="green" calcext:value="&gt;=[$sota_allcomp.F45]" calcext:base-cell-address="sota_allcomp.K45"/>
            <calcext:condition calcext:apply-style-name="lightgreen" calcext:value="between([$sota_allcomp.F45]-0.025,[$sota_allcomp.F45])" calcext:base-cell-address="sota_allcomp.K45"/>
            <calcext:condition calcext:apply-style-name="red" calcext:value="&lt;[$sota_allcomp.F45]-0.05" calcext:base-cell-address="sota_allcomp.K45"/>
          </calcext:conditional-format>
          <calcext:conditional-format calcext:target-range-address="sota_allcomp.K46:sota_allcomp.K46">
            <calcext:condition calcext:apply-style-name="green" calcext:value="&gt;=[$sota_allcomp.F46]" calcext:base-cell-address="sota_allcomp.K46"/>
            <calcext:condition calcext:apply-style-name="lightgreen" calcext:value="between([$sota_allcomp.F46]-0.025,[$sota_allcomp.F46])" calcext:base-cell-address="sota_allcomp.K46"/>
            <calcext:condition calcext:apply-style-name="red" calcext:value="&lt;[$sota_allcomp.F46]-0.05" calcext:base-cell-address="sota_allcomp.K46"/>
          </calcext:conditional-format>
          <calcext:conditional-format calcext:target-range-address="sota_allcomp.K47:sota_allcomp.K47">
            <calcext:condition calcext:apply-style-name="green" calcext:value="&gt;=[$sota_allcomp.F47]" calcext:base-cell-address="sota_allcomp.K47"/>
            <calcext:condition calcext:apply-style-name="lightgreen" calcext:value="between([$sota_allcomp.F47]-0.025,[$sota_allcomp.F47])" calcext:base-cell-address="sota_allcomp.K47"/>
            <calcext:condition calcext:apply-style-name="red" calcext:value="&lt;[$sota_allcomp.F47]-0.05" calcext:base-cell-address="sota_allcomp.K47"/>
          </calcext:conditional-format>
          <calcext:conditional-format calcext:target-range-address="sota_allcomp.K48:sota_allcomp.K48">
            <calcext:condition calcext:apply-style-name="green" calcext:value="&gt;=[$sota_allcomp.F48]" calcext:base-cell-address="sota_allcomp.K48"/>
            <calcext:condition calcext:apply-style-name="lightgreen" calcext:value="between([$sota_allcomp.F48]-0.025,[$sota_allcomp.F48])" calcext:base-cell-address="sota_allcomp.K48"/>
            <calcext:condition calcext:apply-style-name="red" calcext:value="&lt;[$sota_allcomp.F48]-0.05" calcext:base-cell-address="sota_allcomp.K48"/>
          </calcext:conditional-format>
          <calcext:conditional-format calcext:target-range-address="sota_allcomp.K49:sota_allcomp.K49">
            <calcext:condition calcext:apply-style-name="green" calcext:value="&gt;=[$sota_allcomp.F49]" calcext:base-cell-address="sota_allcomp.K49"/>
            <calcext:condition calcext:apply-style-name="lightgreen" calcext:value="between([$sota_allcomp.F49]-0.025,[$sota_allcomp.F49])" calcext:base-cell-address="sota_allcomp.K49"/>
            <calcext:condition calcext:apply-style-name="red" calcext:value="&lt;[$sota_allcomp.F49]-0.05" calcext:base-cell-address="sota_allcomp.K49"/>
          </calcext:conditional-format>
          <calcext:conditional-format calcext:target-range-address="sota_allcomp.K50:sota_allcomp.K50">
            <calcext:condition calcext:apply-style-name="green" calcext:value="&gt;=[$sota_allcomp.F50]" calcext:base-cell-address="sota_allcomp.K50"/>
            <calcext:condition calcext:apply-style-name="lightgreen" calcext:value="between([$sota_allcomp.F50]-0.025,[$sota_allcomp.F50])" calcext:base-cell-address="sota_allcomp.K50"/>
            <calcext:condition calcext:apply-style-name="red" calcext:value="&lt;[$sota_allcomp.F50]-0.05" calcext:base-cell-address="sota_allcomp.K50"/>
          </calcext:conditional-format>
          <calcext:conditional-format calcext:target-range-address="sota_allcomp.K51:sota_allcomp.K51">
            <calcext:condition calcext:apply-style-name="green" calcext:value="&gt;=[$sota_allcomp.F51]" calcext:base-cell-address="sota_allcomp.K51"/>
            <calcext:condition calcext:apply-style-name="lightgreen" calcext:value="between([$sota_allcomp.F51]-0.025,[$sota_allcomp.F51])" calcext:base-cell-address="sota_allcomp.K51"/>
            <calcext:condition calcext:apply-style-name="red" calcext:value="&lt;[$sota_allcomp.F51]-0.05" calcext:base-cell-address="sota_allcomp.K51"/>
          </calcext:conditional-format>
          <calcext:conditional-format calcext:target-range-address="sota_allcomp.K52:sota_allcomp.K52">
            <calcext:condition calcext:apply-style-name="green" calcext:value="&gt;=[$sota_allcomp.F52]" calcext:base-cell-address="sota_allcomp.K52"/>
            <calcext:condition calcext:apply-style-name="lightgreen" calcext:value="between([$sota_allcomp.F52]-0.025,[$sota_allcomp.F52])" calcext:base-cell-address="sota_allcomp.K52"/>
            <calcext:condition calcext:apply-style-name="red" calcext:value="&lt;[$sota_allcomp.F52]-0.05" calcext:base-cell-address="sota_allcomp.K52"/>
          </calcext:conditional-format>
        </calcext:conditional-formats>
      </table:table>
      <table:table table:name="aug_comp" table:style-name="ta1">
        <table:table-column table:style-name="co1" table:default-cell-style-name="Default"/>
        <table:table-column table:style-name="co11" table:default-cell-style-name="Default"/>
        <table:table-column table:style-name="co4" table:default-cell-style-name="ce1"/>
        <table:table-column table:style-name="co4" table:default-cell-style-name="Default"/>
        <table:table-column table:style-name="co11" table:default-cell-style-name="Default"/>
        <table:table-column table:style-name="co4" table:default-cell-style-name="ce1"/>
        <table:table-row table:style-name="ro1">
          <table:table-cell table:style-name="ce1" office:value-type="string" calcext:value-type="string">
            <text:p>Labels</text:p>
          </table:table-cell>
          <table:table-cell table:style-name="ce315" office:value-type="string" calcext:value-type="string" table:number-columns-spanned="2" table:number-rows-spanned="1">
            <text:p>MLP 1H</text:p>
          </table:table-cell>
          <table:covered-table-cell/>
          <table:table-cell table:style-name="ce1"/>
          <table:table-cell table:style-name="ce315" office:value-type="string" calcext:value-type="string" table:number-columns-spanned="2" table:number-rows-spanned="1">
            <text:p>MLP 2H</text:p>
          </table:table-cell>
          <table:covered-table-cell/>
        </table:table-row>
        <table:table-row table:style-name="ro1">
          <table:table-cell table:style-name="ce1"/>
          <table:table-cell table:style-name="ce1" office:value-type="string" calcext:value-type="string">
            <text:p>Non-Augmented</text:p>
          </table:table-cell>
          <table:table-cell office:value-type="string" calcext:value-type="string">
            <text:p>Augmented</text:p>
          </table:table-cell>
          <table:table-cell table:style-name="ce1"/>
          <table:table-cell table:style-name="ce1" office:value-type="string" calcext:value-type="string">
            <text:p>Non-Augmented</text:p>
          </table:table-cell>
          <table:table-cell office:value-type="string" calcext:value-type="string">
            <text:p>Augmented</text:p>
          </table:table-cell>
        </table:table-row>
        <table:table-row table:style-name="ro1">
          <table:table-cell office:value-type="string" calcext:value-type="string">
            <text:p>LYING_DOWN</text:p>
          </table:table-cell>
          <table:table-cell office:value-type="float" office:value="0.85421" calcext:value-type="float">
            <text:p>0.85421</text:p>
          </table:table-cell>
          <table:table-cell table:style-name="ce316" office:value-type="float" office:value="0.88633" calcext:value-type="float">
            <text:p>0.88633</text:p>
          </table:table-cell>
          <table:table-cell/>
          <table:table-cell office:value-type="float" office:value="0.86099" calcext:value-type="float">
            <text:p>0.86099</text:p>
          </table:table-cell>
          <table:table-cell table:style-name="ce367" office:value-type="float" office:value="0.87779" calcext:value-type="float">
            <text:p>0.87779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70357" calcext:value-type="float">
            <text:p>0.70357</text:p>
          </table:table-cell>
          <table:table-cell table:style-name="ce317" office:value-type="float" office:value="0.75259" calcext:value-type="float">
            <text:p>0.75259</text:p>
          </table:table-cell>
          <table:table-cell/>
          <table:table-cell office:value-type="float" office:value="0.7408" calcext:value-type="float">
            <text:p>0.7408</text:p>
          </table:table-cell>
          <table:table-cell table:style-name="ce368"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FIX_walking</text:p>
          </table:table-cell>
          <table:table-cell office:value-type="float" office:value="0.80627" calcext:value-type="float">
            <text:p>0.80627</text:p>
          </table:table-cell>
          <table:table-cell table:style-name="ce318" office:value-type="float" office:value="0.80858" calcext:value-type="float">
            <text:p>0.80858</text:p>
          </table:table-cell>
          <table:table-cell/>
          <table:table-cell office:value-type="float" office:value="0.76261" calcext:value-type="float">
            <text:p>0.76261</text:p>
          </table:table-cell>
          <table:table-cell table:style-name="ce369" office:value-type="float" office:value="0.80894" calcext:value-type="float">
            <text:p>0.80894</text:p>
          </table:table-cell>
        </table:table-row>
        <table:table-row table:style-name="ro1">
          <table:table-cell office:value-type="string" calcext:value-type="string">
            <text:p>FIX_running</text:p>
          </table:table-cell>
          <table:table-cell office:value-type="float" office:value="0.88608" calcext:value-type="float">
            <text:p>0.88608</text:p>
          </table:table-cell>
          <table:table-cell table:style-name="ce319" office:value-type="float" office:value="0.8223" calcext:value-type="float">
            <text:p>0.8223</text:p>
          </table:table-cell>
          <table:table-cell/>
          <table:table-cell office:value-type="float" office:value="0.75568" calcext:value-type="float">
            <text:p>0.75568</text:p>
          </table:table-cell>
          <table:table-cell table:style-name="ce370" office:value-type="float" office:value="0.76496" calcext:value-type="float">
            <text:p>0.76496</text:p>
          </table:table-cell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0.877" calcext:value-type="float">
            <text:p>0.877</text:p>
          </table:table-cell>
          <table:table-cell table:style-name="ce320" office:value-type="float" office:value="0.86859" calcext:value-type="float">
            <text:p>0.86859</text:p>
          </table:table-cell>
          <table:table-cell/>
          <table:table-cell office:value-type="float" office:value="0.87099" calcext:value-type="float">
            <text:p>0.87099</text:p>
          </table:table-cell>
          <table:table-cell table:style-name="ce371" office:value-type="float" office:value="0.85025" calcext:value-type="float">
            <text:p>0.85025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float" office:value="0.8637" calcext:value-type="float">
            <text:p>0.8637</text:p>
          </table:table-cell>
          <table:table-cell table:style-name="ce321" office:value-type="float" office:value="0.89742" calcext:value-type="float">
            <text:p>0.89742</text:p>
          </table:table-cell>
          <table:table-cell/>
          <table:table-cell office:value-type="float" office:value="0.87015" calcext:value-type="float">
            <text:p>0.87015</text:p>
          </table:table-cell>
          <table:table-cell table:style-name="ce372" office:value-type="float" office:value="0.88167" calcext:value-type="float">
            <text:p>0.88167</text:p>
          </table:table-cell>
        </table:table-row>
        <table:table-row table:style-name="ro1">
          <table:table-cell office:value-type="string" calcext:value-type="string">
            <text:p>LAB_WORK</text:p>
          </table:table-cell>
          <table:table-cell office:value-type="float" office:value="0.90835" calcext:value-type="float">
            <text:p>0.90835</text:p>
          </table:table-cell>
          <table:table-cell table:style-name="ce322" office:value-type="float" office:value="0.86093" calcext:value-type="float">
            <text:p>0.86093</text:p>
          </table:table-cell>
          <table:table-cell/>
          <table:table-cell office:value-type="float" office:value="0.88907" calcext:value-type="float">
            <text:p>0.88907</text:p>
          </table:table-cell>
          <table:table-cell table:style-name="ce373" office:value-type="float" office:value="0.79558" calcext:value-type="float">
            <text:p>0.79558</text:p>
          </table:table-cell>
        </table:table-row>
        <table:table-row table:style-name="ro1">
          <table:table-cell office:value-type="string" calcext:value-type="string">
            <text:p>IN_CLASS</text:p>
          </table:table-cell>
          <table:table-cell office:value-type="float" office:value="0.81984" calcext:value-type="float">
            <text:p>0.81984</text:p>
          </table:table-cell>
          <table:table-cell table:style-name="ce323" office:value-type="float" office:value="0.8391" calcext:value-type="float">
            <text:p>0.8391</text:p>
          </table:table-cell>
          <table:table-cell/>
          <table:table-cell office:value-type="float" office:value="0.75906" calcext:value-type="float">
            <text:p>0.75906</text:p>
          </table:table-cell>
          <table:table-cell table:style-name="ce374" office:value-type="float" office:value="0.77455" calcext:value-type="float">
            <text:p>0.77455</text:p>
          </table:table-cell>
        </table:table-row>
        <table:table-row table:style-name="ro1">
          <table:table-cell office:value-type="string" calcext:value-type="string">
            <text:p>IN_A_MEETING</text:p>
          </table:table-cell>
          <table:table-cell office:value-type="float" office:value="0.76218" calcext:value-type="float">
            <text:p>0.76218</text:p>
          </table:table-cell>
          <table:table-cell table:style-name="ce324" office:value-type="float" office:value="0.73865" calcext:value-type="float">
            <text:p>0.73865</text:p>
          </table:table-cell>
          <table:table-cell/>
          <table:table-cell office:value-type="float" office:value="0.7795" calcext:value-type="float">
            <text:p>0.7795</text:p>
          </table:table-cell>
          <table:table-cell table:style-name="ce375" office:value-type="float" office:value="0.73036" calcext:value-type="float">
            <text:p>0.73036</text:p>
          </table:table-cell>
        </table:table-row>
        <table:table-row table:style-name="ro1">
          <table:table-cell office:value-type="string" calcext:value-type="string">
            <text:p>LOC_main_workplace</text:p>
          </table:table-cell>
          <table:table-cell office:value-type="float" office:value="0.82613" calcext:value-type="float">
            <text:p>0.82613</text:p>
          </table:table-cell>
          <table:table-cell table:style-name="ce325" office:value-type="float" office:value="0.80861" calcext:value-type="float">
            <text:p>0.80861</text:p>
          </table:table-cell>
          <table:table-cell/>
          <table:table-cell office:value-type="float" office:value="0.83201" calcext:value-type="float">
            <text:p>0.83201</text:p>
          </table:table-cell>
          <table:table-cell table:style-name="ce376" office:value-type="float" office:value="0.81649" calcext:value-type="float">
            <text:p>0.81649</text:p>
          </table:table-cell>
        </table:table-row>
        <table:table-row table:style-name="ro1">
          <table:table-cell office:value-type="string" calcext:value-type="string">
            <text:p>OR_indoors</text:p>
          </table:table-cell>
          <table:table-cell office:value-type="float" office:value="0.72381" calcext:value-type="float">
            <text:p>0.72381</text:p>
          </table:table-cell>
          <table:table-cell table:style-name="ce326" office:value-type="float" office:value="0.76029" calcext:value-type="float">
            <text:p>0.76029</text:p>
          </table:table-cell>
          <table:table-cell/>
          <table:table-cell office:value-type="float" office:value="0.71379" calcext:value-type="float">
            <text:p>0.71379</text:p>
          </table:table-cell>
          <table:table-cell table:style-name="ce377" office:value-type="float" office:value="0.74128" calcext:value-type="float">
            <text:p>0.74128</text:p>
          </table:table-cell>
        </table:table-row>
        <table:table-row table:style-name="ro1">
          <table:table-cell office:value-type="string" calcext:value-type="string">
            <text:p>OR_outside</text:p>
          </table:table-cell>
          <table:table-cell office:value-type="float" office:value="0.77088" calcext:value-type="float">
            <text:p>0.77088</text:p>
          </table:table-cell>
          <table:table-cell table:style-name="ce327" office:value-type="float" office:value="0.80501" calcext:value-type="float">
            <text:p>0.80501</text:p>
          </table:table-cell>
          <table:table-cell/>
          <table:table-cell office:value-type="float" office:value="0.76186" calcext:value-type="float">
            <text:p>0.76186</text:p>
          </table:table-cell>
          <table:table-cell table:style-name="ce378" office:value-type="float" office:value="0.79904" calcext:value-type="float">
            <text:p>0.79904</text:p>
          </table:table-cell>
        </table:table-row>
        <table:table-row table:style-name="ro1">
          <table:table-cell office:value-type="string" calcext:value-type="string">
            <text:p>IN_A_CAR</text:p>
          </table:table-cell>
          <table:table-cell office:value-type="float" office:value="0.87357" calcext:value-type="float">
            <text:p>0.87357</text:p>
          </table:table-cell>
          <table:table-cell table:style-name="ce328" office:value-type="float" office:value="0.89269" calcext:value-type="float">
            <text:p>0.89269</text:p>
          </table:table-cell>
          <table:table-cell/>
          <table:table-cell office:value-type="float" office:value="0.86974" calcext:value-type="float">
            <text:p>0.86974</text:p>
          </table:table-cell>
          <table:table-cell table:style-name="ce379" office:value-type="float" office:value="0.88211" calcext:value-type="float">
            <text:p>0.88211</text:p>
          </table:table-cell>
        </table:table-row>
        <table:table-row table:style-name="ro1">
          <table:table-cell office:value-type="string" calcext:value-type="string">
            <text:p>ON_A_BUS</text:p>
          </table:table-cell>
          <table:table-cell office:value-type="float" office:value="0.85026" calcext:value-type="float">
            <text:p>0.85026</text:p>
          </table:table-cell>
          <table:table-cell table:style-name="ce329" office:value-type="float" office:value="0.84056" calcext:value-type="float">
            <text:p>0.84056</text:p>
          </table:table-cell>
          <table:table-cell/>
          <table:table-cell office:value-type="float" office:value="0.83432" calcext:value-type="float">
            <text:p>0.83432</text:p>
          </table:table-cell>
          <table:table-cell table:style-name="ce380" office:value-type="float" office:value="0.80489" calcext:value-type="float">
            <text:p>0.80489</text:p>
          </table:table-cell>
        </table:table-row>
        <table:table-row table:style-name="ro1">
          <table:table-cell office:value-type="string" calcext:value-type="string">
            <text:p>DRIVE_-_I_M_THE_DRIVER</text:p>
          </table:table-cell>
          <table:table-cell office:value-type="float" office:value="0.87081" calcext:value-type="float">
            <text:p>0.87081</text:p>
          </table:table-cell>
          <table:table-cell table:style-name="ce330" office:value-type="float" office:value="0.90088" calcext:value-type="float">
            <text:p>0.90088</text:p>
          </table:table-cell>
          <table:table-cell/>
          <table:table-cell office:value-type="float" office:value="0.88914" calcext:value-type="float">
            <text:p>0.88914</text:p>
          </table:table-cell>
          <table:table-cell table:style-name="ce381" office:value-type="float" office:value="0.87789" calcext:value-type="float">
            <text:p>0.87789</text:p>
          </table:table-cell>
        </table:table-row>
        <table:table-row table:style-name="ro1">
          <table:table-cell office:value-type="string" calcext:value-type="string">
            <text:p>DRIVE_-_I_M_A_PASSENGER</text:p>
          </table:table-cell>
          <table:table-cell office:value-type="float" office:value="0.8451" calcext:value-type="float">
            <text:p>0.8451</text:p>
          </table:table-cell>
          <table:table-cell table:style-name="ce331" office:value-type="float" office:value="0.86015" calcext:value-type="float">
            <text:p>0.86015</text:p>
          </table:table-cell>
          <table:table-cell/>
          <table:table-cell office:value-type="float" office:value="0.85083" calcext:value-type="float">
            <text:p>0.85083</text:p>
          </table:table-cell>
          <table:table-cell table:style-name="ce382" office:value-type="float" office:value="0.78107" calcext:value-type="float">
            <text:p>0.78107</text:p>
          </table:table-cell>
        </table:table-row>
        <table:table-row table:style-name="ro1">
          <table:table-cell office:value-type="string" calcext:value-type="string">
            <text:p>LOC_home</text:p>
          </table:table-cell>
          <table:table-cell office:value-type="float" office:value="0.74666" calcext:value-type="float">
            <text:p>0.74666</text:p>
          </table:table-cell>
          <table:table-cell table:style-name="ce332" office:value-type="float" office:value="0.79297" calcext:value-type="float">
            <text:p>0.79297</text:p>
          </table:table-cell>
          <table:table-cell/>
          <table:table-cell office:value-type="float" office:value="0.72069" calcext:value-type="float">
            <text:p>0.72069</text:p>
          </table:table-cell>
          <table:table-cell table:style-name="ce383" office:value-type="float" office:value="0.78445" calcext:value-type="float">
            <text:p>0.78445</text:p>
          </table:table-cell>
        </table:table-row>
        <table:table-row table:style-name="ro1">
          <table:table-cell office:value-type="string" calcext:value-type="string">
            <text:p>FIX_restaurant</text:p>
          </table:table-cell>
          <table:table-cell office:value-type="float" office:value="0.82819" calcext:value-type="float">
            <text:p>0.82819</text:p>
          </table:table-cell>
          <table:table-cell table:style-name="ce333" office:value-type="float" office:value="0.8479" calcext:value-type="float">
            <text:p>0.8479</text:p>
          </table:table-cell>
          <table:table-cell/>
          <table:table-cell office:value-type="float" office:value="0.83367" calcext:value-type="float">
            <text:p>0.83367</text:p>
          </table:table-cell>
          <table:table-cell table:style-name="ce384" office:value-type="float" office:value="0.78302" calcext:value-type="float">
            <text:p>0.78302</text:p>
          </table:table-cell>
        </table:table-row>
        <table:table-row table:style-name="ro1">
          <table:table-cell office:value-type="string" calcext:value-type="string">
            <text:p>PHONE_IN_POCKET</text:p>
          </table:table-cell>
          <table:table-cell office:value-type="float" office:value="0.7122" calcext:value-type="float">
            <text:p>0.7122</text:p>
          </table:table-cell>
          <table:table-cell table:style-name="ce334" office:value-type="float" office:value="0.79879" calcext:value-type="float">
            <text:p>0.79879</text:p>
          </table:table-cell>
          <table:table-cell/>
          <table:table-cell office:value-type="float" office:value="0.74659" calcext:value-type="float">
            <text:p>0.74659</text:p>
          </table:table-cell>
          <table:table-cell table:style-name="ce385" office:value-type="float" office:value="0.77767" calcext:value-type="float">
            <text:p>0.77767</text:p>
          </table:table-cell>
        </table:table-row>
        <table:table-row table:style-name="ro1">
          <table:table-cell office:value-type="string" calcext:value-type="string">
            <text:p>OR_exercise</text:p>
          </table:table-cell>
          <table:table-cell office:value-type="float" office:value="0.77136" calcext:value-type="float">
            <text:p>0.77136</text:p>
          </table:table-cell>
          <table:table-cell table:style-name="ce335" office:value-type="float" office:value="0.79282" calcext:value-type="float">
            <text:p>0.79282</text:p>
          </table:table-cell>
          <table:table-cell/>
          <table:table-cell office:value-type="float" office:value="0.73764" calcext:value-type="float">
            <text:p>0.73764</text:p>
          </table:table-cell>
          <table:table-cell table:style-name="ce386" office:value-type="float" office:value="0.77867" calcext:value-type="float">
            <text:p>0.77867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0.67638" calcext:value-type="float">
            <text:p>0.67638</text:p>
          </table:table-cell>
          <table:table-cell table:style-name="ce336" office:value-type="float" office:value="0.73162" calcext:value-type="float">
            <text:p>0.73162</text:p>
          </table:table-cell>
          <table:table-cell/>
          <table:table-cell office:value-type="float" office:value="0.70664" calcext:value-type="float">
            <text:p>0.70664</text:p>
          </table:table-cell>
          <table:table-cell table:style-name="ce387" office:value-type="float" office:value="0.71916" calcext:value-type="float">
            <text:p>0.71916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0.76121" calcext:value-type="float">
            <text:p>0.76121</text:p>
          </table:table-cell>
          <table:table-cell table:style-name="ce337" office:value-type="float" office:value="0.82537" calcext:value-type="float">
            <text:p>0.82537</text:p>
          </table:table-cell>
          <table:table-cell/>
          <table:table-cell office:value-type="float" office:value="0.75087" calcext:value-type="float">
            <text:p>0.75087</text:p>
          </table:table-cell>
          <table:table-cell table:style-name="ce388" office:value-type="float" office:value="0.85845" calcext:value-type="float">
            <text:p>0.85845</text:p>
          </table:table-cell>
        </table:table-row>
        <table:table-row table:style-name="ro1">
          <table:table-cell office:value-type="string" calcext:value-type="string">
            <text:p>STROLLING</text:p>
          </table:table-cell>
          <table:table-cell office:value-type="float" office:value="0.79142" calcext:value-type="float">
            <text:p>0.79142</text:p>
          </table:table-cell>
          <table:table-cell table:style-name="ce338" office:value-type="float" office:value="0.90436" calcext:value-type="float">
            <text:p>0.90436</text:p>
          </table:table-cell>
          <table:table-cell/>
          <table:table-cell office:value-type="float" office:value="0.87617" calcext:value-type="float">
            <text:p>0.87617</text:p>
          </table:table-cell>
          <table:table-cell table:style-name="ce389" office:value-type="float" office:value="0.84803" calcext:value-type="float">
            <text:p>0.84803</text:p>
          </table:table-cell>
        </table:table-row>
        <table:table-row table:style-name="ro1">
          <table:table-cell office:value-type="string" calcext:value-type="string">
            <text:p>DRINKING__ALCOHOL_</text:p>
          </table:table-cell>
          <table:table-cell office:value-type="float" office:value="0.88582" calcext:value-type="float">
            <text:p>0.88582</text:p>
          </table:table-cell>
          <table:table-cell table:style-name="ce339" office:value-type="float" office:value="0.73684" calcext:value-type="float">
            <text:p>0.73684</text:p>
          </table:table-cell>
          <table:table-cell/>
          <table:table-cell office:value-type="float" office:value="0.84599" calcext:value-type="float">
            <text:p>0.84599</text:p>
          </table:table-cell>
          <table:table-cell table:style-name="ce390" office:value-type="float" office:value="0.76985" calcext:value-type="float">
            <text:p>0.76985</text:p>
          </table:table-cell>
        </table:table-row>
        <table:table-row table:style-name="ro1">
          <table:table-cell office:value-type="string" calcext:value-type="string">
            <text:p>BATHING_-_SHOWER</text:p>
          </table:table-cell>
          <table:table-cell office:value-type="float" office:value="0.66941" calcext:value-type="float">
            <text:p>0.66941</text:p>
          </table:table-cell>
          <table:table-cell table:style-name="ce340" office:value-type="float" office:value="0.58266" calcext:value-type="float">
            <text:p>0.58266</text:p>
          </table:table-cell>
          <table:table-cell/>
          <table:table-cell office:value-type="float" office:value="0.60144" calcext:value-type="float">
            <text:p>0.60144</text:p>
          </table:table-cell>
          <table:table-cell table:style-name="ce391" office:value-type="float" office:value="0.51677" calcext:value-type="float">
            <text:p>0.51677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0.66427" calcext:value-type="float">
            <text:p>0.66427</text:p>
          </table:table-cell>
          <table:table-cell table:style-name="ce341" office:value-type="float" office:value="0.6934" calcext:value-type="float">
            <text:p>0.6934</text:p>
          </table:table-cell>
          <table:table-cell/>
          <table:table-cell office:value-type="float" office:value="0.6771" calcext:value-type="float">
            <text:p>0.6771</text:p>
          </table:table-cell>
          <table:table-cell table:style-name="ce392" office:value-type="float" office:value="0.66462" calcext:value-type="float">
            <text:p>0.66462</text:p>
          </table:table-cell>
        </table:table-row>
        <table:table-row table:style-name="ro1">
          <table:table-cell office:value-type="string" calcext:value-type="string">
            <text:p>DOING_LAUNDRY</text:p>
          </table:table-cell>
          <table:table-cell office:value-type="float" office:value="0.64541" calcext:value-type="float">
            <text:p>0.64541</text:p>
          </table:table-cell>
          <table:table-cell table:style-name="ce342" office:value-type="float" office:value="0.59865" calcext:value-type="float">
            <text:p>0.59865</text:p>
          </table:table-cell>
          <table:table-cell/>
          <table:table-cell office:value-type="float" office:value="0.6395" calcext:value-type="float">
            <text:p>0.6395</text:p>
          </table:table-cell>
          <table:table-cell table:style-name="ce393" office:value-type="float" office:value="0.66019" calcext:value-type="float">
            <text:p>0.66019</text:p>
          </table:table-cell>
        </table:table-row>
        <table:table-row table:style-name="ro1">
          <table:table-cell office:value-type="string" calcext:value-type="string">
            <text:p>WASHING_DISHES</text:p>
          </table:table-cell>
          <table:table-cell office:value-type="float" office:value="0.68142" calcext:value-type="float">
            <text:p>0.68142</text:p>
          </table:table-cell>
          <table:table-cell table:style-name="ce343" office:value-type="float" office:value="0.62372" calcext:value-type="float">
            <text:p>0.62372</text:p>
          </table:table-cell>
          <table:table-cell/>
          <table:table-cell office:value-type="float" office:value="0.73143" calcext:value-type="float">
            <text:p>0.73143</text:p>
          </table:table-cell>
          <table:table-cell table:style-name="ce394" office:value-type="float" office:value="0.59709" calcext:value-type="float">
            <text:p>0.59709</text:p>
          </table:table-cell>
        </table:table-row>
        <table:table-row table:style-name="ro1">
          <table:table-cell office:value-type="string" calcext:value-type="string">
            <text:p>WATCHING_TV</text:p>
          </table:table-cell>
          <table:table-cell office:value-type="float" office:value="0.68801" calcext:value-type="float">
            <text:p>0.68801</text:p>
          </table:table-cell>
          <table:table-cell table:style-name="ce344" office:value-type="float" office:value="0.79546" calcext:value-type="float">
            <text:p>0.79546</text:p>
          </table:table-cell>
          <table:table-cell/>
          <table:table-cell office:value-type="float" office:value="0.74721" calcext:value-type="float">
            <text:p>0.74721</text:p>
          </table:table-cell>
          <table:table-cell table:style-name="ce395" office:value-type="float" office:value="0.76044" calcext:value-type="float">
            <text:p>0.76044</text:p>
          </table:table-cell>
        </table:table-row>
        <table:table-row table:style-name="ro1">
          <table:table-cell office:value-type="string" calcext:value-type="string">
            <text:p>SURFING_THE_INTERNET</text:p>
          </table:table-cell>
          <table:table-cell office:value-type="float" office:value="0.64655" calcext:value-type="float">
            <text:p>0.64655</text:p>
          </table:table-cell>
          <table:table-cell table:style-name="ce345" office:value-type="float" office:value="0.73419" calcext:value-type="float">
            <text:p>0.73419</text:p>
          </table:table-cell>
          <table:table-cell/>
          <table:table-cell office:value-type="float" office:value="0.66026" calcext:value-type="float">
            <text:p>0.66026</text:p>
          </table:table-cell>
          <table:table-cell table:style-name="ce396" office:value-type="float" office:value="0.76211" calcext:value-type="float">
            <text:p>0.76211</text:p>
          </table:table-cell>
        </table:table-row>
        <table:table-row table:style-name="ro1">
          <table:table-cell office:value-type="string" calcext:value-type="string">
            <text:p>AT_A_PARTY</text:p>
          </table:table-cell>
          <table:table-cell office:value-type="float" office:value="0.96963" calcext:value-type="float">
            <text:p>0.96963</text:p>
          </table:table-cell>
          <table:table-cell table:style-name="ce346" office:value-type="float" office:value="0.86207" calcext:value-type="float">
            <text:p>0.86207</text:p>
          </table:table-cell>
          <table:table-cell/>
          <table:table-cell office:value-type="float" office:value="0.95013" calcext:value-type="float">
            <text:p>0.95013</text:p>
          </table:table-cell>
          <table:table-cell table:style-name="ce397" office:value-type="float" office:value="0.75911" calcext:value-type="float">
            <text:p>0.75911</text:p>
          </table:table-cell>
        </table:table-row>
        <table:table-row table:style-name="ro1">
          <table:table-cell office:value-type="string" calcext:value-type="string">
            <text:p>AT_A_BAR</text:p>
          </table:table-cell>
          <table:table-cell office:value-type="float" office:value="0.97301" calcext:value-type="float">
            <text:p>0.97301</text:p>
          </table:table-cell>
          <table:table-cell table:style-name="ce347" office:value-type="float" office:value="0.73094" calcext:value-type="float">
            <text:p>0.730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8" office:value-type="float" office:value="0.87175" calcext:value-type="float">
            <text:p>0.87175</text:p>
          </table:table-cell>
        </table:table-row>
        <table:table-row table:style-name="ro1">
          <table:table-cell office:value-type="string" calcext:value-type="string">
            <text:p>LOC_beach</text:p>
          </table:table-cell>
          <table:table-cell office:value-type="float" office:value="0.9527" calcext:value-type="float">
            <text:p>0.9527</text:p>
          </table:table-cell>
          <table:table-cell table:style-name="ce348" office:value-type="float" office:value="0.81447" calcext:value-type="float">
            <text:p>0.81447</text:p>
          </table:table-cell>
          <table:table-cell/>
          <table:table-cell office:value-type="float" office:value="0.93037" calcext:value-type="float">
            <text:p>0.93037</text:p>
          </table:table-cell>
          <table:table-cell table:style-name="ce399" office:value-type="float" office:value="0.80649" calcext:value-type="float">
            <text:p>0.80649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0.68238" calcext:value-type="float">
            <text:p>0.68238</text:p>
          </table:table-cell>
          <table:table-cell table:style-name="ce349" office:value-type="float" office:value="0.7489" calcext:value-type="float">
            <text:p>0.7489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00" office:value-type="float" office:value="0.64155" calcext:value-type="float">
            <text:p>0.64155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office:value-type="float" office:value="0.65064" calcext:value-type="float">
            <text:p>0.65064</text:p>
          </table:table-cell>
          <table:table-cell table:style-name="ce350" office:value-type="float" office:value="0.69586" calcext:value-type="float">
            <text:p>0.69586</text:p>
          </table:table-cell>
          <table:table-cell/>
          <table:table-cell office:value-type="float" office:value="0.64769" calcext:value-type="float">
            <text:p>0.64769</text:p>
          </table:table-cell>
          <table:table-cell table:style-name="ce401" office:value-type="float" office:value="0.68647" calcext:value-type="float">
            <text:p>0.68647</text:p>
          </table:table-cell>
        </table:table-row>
        <table:table-row table:style-name="ro1">
          <table:table-cell office:value-type="string" calcext:value-type="string">
            <text:p>COMPUTER_WORK</text:p>
          </table:table-cell>
          <table:table-cell office:value-type="float" office:value="0.73001" calcext:value-type="float">
            <text:p>0.73001</text:p>
          </table:table-cell>
          <table:table-cell table:style-name="ce351" office:value-type="float" office:value="0.74501" calcext:value-type="float">
            <text:p>0.74501</text:p>
          </table:table-cell>
          <table:table-cell/>
          <table:table-cell office:value-type="float" office:value="0.72838" calcext:value-type="float">
            <text:p>0.72838</text:p>
          </table:table-cell>
          <table:table-cell table:style-name="ce402" office:value-type="float" office:value="0.79808" calcext:value-type="float">
            <text:p>0.79808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0.66629" calcext:value-type="float">
            <text:p>0.66629</text:p>
          </table:table-cell>
          <table:table-cell table:style-name="ce352" office:value-type="float" office:value="0.6505" calcext:value-type="float">
            <text:p>0.6505</text:p>
          </table:table-cell>
          <table:table-cell/>
          <table:table-cell office:value-type="float" office:value="0.66201" calcext:value-type="float">
            <text:p>0.66201</text:p>
          </table:table-cell>
          <table:table-cell table:style-name="ce403" office:value-type="float" office:value="0.64273" calcext:value-type="float">
            <text:p>0.64273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.74577" calcext:value-type="float">
            <text:p>0.74577</text:p>
          </table:table-cell>
          <table:table-cell table:style-name="ce353" office:value-type="float" office:value="0.73131" calcext:value-type="float">
            <text:p>0.73131</text:p>
          </table:table-cell>
          <table:table-cell/>
          <table:table-cell office:value-type="float" office:value="0.72945" calcext:value-type="float">
            <text:p>0.72945</text:p>
          </table:table-cell>
          <table:table-cell table:style-name="ce404" office:value-type="float" office:value="0.72216" calcext:value-type="float">
            <text:p>0.72216</text:p>
          </table:table-cell>
        </table:table-row>
        <table:table-row table:style-name="ro1">
          <table:table-cell office:value-type="string" calcext:value-type="string">
            <text:p>GROOMING</text:p>
          </table:table-cell>
          <table:table-cell office:value-type="float" office:value="0.66375" calcext:value-type="float">
            <text:p>0.66375</text:p>
          </table:table-cell>
          <table:table-cell table:style-name="ce354" office:value-type="float" office:value="0.63593" calcext:value-type="float">
            <text:p>0.63593</text:p>
          </table:table-cell>
          <table:table-cell/>
          <table:table-cell office:value-type="float" office:value="0.65751" calcext:value-type="float">
            <text:p>0.65751</text:p>
          </table:table-cell>
          <table:table-cell table:style-name="ce405" office:value-type="float" office:value="0.74816" calcext:value-type="float">
            <text:p>0.74816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float" office:value="0.66414" calcext:value-type="float">
            <text:p>0.66414</text:p>
          </table:table-cell>
          <table:table-cell table:style-name="ce355" office:value-type="float" office:value="0.6022" calcext:value-type="float">
            <text:p>0.6022</text:p>
          </table:table-cell>
          <table:table-cell/>
          <table:table-cell office:value-type="float" office:value="0.71633" calcext:value-type="float">
            <text:p>0.71633</text:p>
          </table:table-cell>
          <table:table-cell table:style-name="ce406" office:value-type="float" office:value="0.60056" calcext:value-type="float">
            <text:p>0.60056</text:p>
          </table:table-cell>
        </table:table-row>
        <table:table-row table:style-name="ro1">
          <table:table-cell office:value-type="string" calcext:value-type="string">
            <text:p>AT_THE_GYM</text:p>
          </table:table-cell>
          <table:table-cell office:value-type="float" office:value="0.83617" calcext:value-type="float">
            <text:p>0.83617</text:p>
          </table:table-cell>
          <table:table-cell table:style-name="ce356" office:value-type="float" office:value="0.8077" calcext:value-type="float">
            <text:p>0.8077</text:p>
          </table:table-cell>
          <table:table-cell/>
          <table:table-cell office:value-type="float" office:value="0.67574" calcext:value-type="float">
            <text:p>0.67574</text:p>
          </table:table-cell>
          <table:table-cell table:style-name="ce407" office:value-type="float" office:value="0.76605" calcext:value-type="float">
            <text:p>0.76605</text:p>
          </table:table-cell>
        </table:table-row>
        <table:table-row table:style-name="ro1">
          <table:table-cell office:value-type="string" calcext:value-type="string">
            <text:p>STAIRS_-_GOING_UP</text:p>
          </table:table-cell>
          <table:table-cell office:value-type="float" office:value="0.8497" calcext:value-type="float">
            <text:p>0.8497</text:p>
          </table:table-cell>
          <table:table-cell table:style-name="ce357" office:value-type="float" office:value="0.7244" calcext:value-type="float">
            <text:p>0.7244</text:p>
          </table:table-cell>
          <table:table-cell/>
          <table:table-cell office:value-type="float" office:value="0.69373" calcext:value-type="float">
            <text:p>0.69373</text:p>
          </table:table-cell>
          <table:table-cell table:style-name="ce408" office:value-type="float" office:value="0.7189" calcext:value-type="float">
            <text:p>0.7189</text:p>
          </table:table-cell>
        </table:table-row>
        <table:table-row table:style-name="ro1">
          <table:table-cell office:value-type="string" calcext:value-type="string">
            <text:p>STAIRS_-_GOING_DOWN</text:p>
          </table:table-cell>
          <table:table-cell office:value-type="float" office:value="0.82951" calcext:value-type="float">
            <text:p>0.82951</text:p>
          </table:table-cell>
          <table:table-cell table:style-name="ce358" office:value-type="float" office:value="0.8362" calcext:value-type="float">
            <text:p>0.83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09" office:value-type="float" office:value="0.85512" calcext:value-type="float">
            <text:p>0.85512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0.87195" calcext:value-type="float">
            <text:p>0.87195</text:p>
          </table:table-cell>
          <table:table-cell table:style-name="ce359" office:value-type="float" office:value="0.76664" calcext:value-type="float">
            <text:p>0.766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10" office:value-type="float" office:value="0.88034" calcext:value-type="float">
            <text:p>0.88034</text:p>
          </table:table-cell>
        </table:table-row>
        <table:table-row table:style-name="ro1">
          <table:table-cell office:value-type="string" calcext:value-type="string">
            <text:p>OR_standing</text:p>
          </table:table-cell>
          <table:table-cell office:value-type="float" office:value="0.66281" calcext:value-type="float">
            <text:p>0.66281</text:p>
          </table:table-cell>
          <table:table-cell table:style-name="ce360" office:value-type="float" office:value="0.65597" calcext:value-type="float">
            <text:p>0.65597</text:p>
          </table:table-cell>
          <table:table-cell/>
          <table:table-cell office:value-type="float" office:value="0.61811" calcext:value-type="float">
            <text:p>0.61811</text:p>
          </table:table-cell>
          <table:table-cell table:style-name="ce411" office:value-type="float" office:value="0.62284" calcext:value-type="float">
            <text:p>0.62284</text:p>
          </table:table-cell>
        </table:table-row>
        <table:table-row table:style-name="ro1">
          <table:table-cell office:value-type="string" calcext:value-type="string">
            <text:p>AT_SCHOOL</text:p>
          </table:table-cell>
          <table:table-cell office:value-type="float" office:value="0.70592" calcext:value-type="float">
            <text:p>0.70592</text:p>
          </table:table-cell>
          <table:table-cell table:style-name="ce361" office:value-type="float" office:value="0.77228" calcext:value-type="float">
            <text:p>0.77228</text:p>
          </table:table-cell>
          <table:table-cell/>
          <table:table-cell office:value-type="float" office:value="0.75547" calcext:value-type="float">
            <text:p>0.75547</text:p>
          </table:table-cell>
          <table:table-cell table:style-name="ce412" office:value-type="float" office:value="0.74482" calcext:value-type="float">
            <text:p>0.74482</text:p>
          </table:table-cell>
        </table:table-row>
        <table:table-row table:style-name="ro1">
          <table:table-cell office:value-type="string" calcext:value-type="string">
            <text:p>PHONE_IN_HAND</text:p>
          </table:table-cell>
          <table:table-cell office:value-type="float" office:value="0.65547" calcext:value-type="float">
            <text:p>0.65547</text:p>
          </table:table-cell>
          <table:table-cell table:style-name="ce362" office:value-type="float" office:value="0.7135" calcext:value-type="float">
            <text:p>0.7135</text:p>
          </table:table-cell>
          <table:table-cell/>
          <table:table-cell office:value-type="float" office:value="0.64721" calcext:value-type="float">
            <text:p>0.64721</text:p>
          </table:table-cell>
          <table:table-cell table:style-name="ce413" office:value-type="float" office:value="0.70606" calcext:value-type="float">
            <text:p>0.70606</text:p>
          </table:table-cell>
        </table:table-row>
        <table:table-row table:style-name="ro1">
          <table:table-cell office:value-type="string" calcext:value-type="string">
            <text:p>PHONE_IN_BAG</text:p>
          </table:table-cell>
          <table:table-cell office:value-type="float" office:value="0.76632" calcext:value-type="float">
            <text:p>0.76632</text:p>
          </table:table-cell>
          <table:table-cell table:style-name="ce363" office:value-type="float" office:value="0.77326" calcext:value-type="float">
            <text:p>0.77326</text:p>
          </table:table-cell>
          <table:table-cell/>
          <table:table-cell office:value-type="float" office:value="0.76487" calcext:value-type="float">
            <text:p>0.76487</text:p>
          </table:table-cell>
          <table:table-cell table:style-name="ce414" office:value-type="float" office:value="0.76951" calcext:value-type="float">
            <text:p>0.76951</text:p>
          </table:table-cell>
        </table:table-row>
        <table:table-row table:style-name="ro1">
          <table:table-cell office:value-type="string" calcext:value-type="string">
            <text:p>PHONE_ON_TABLE</text:p>
          </table:table-cell>
          <table:table-cell office:value-type="float" office:value="0.64089" calcext:value-type="float">
            <text:p>0.64089</text:p>
          </table:table-cell>
          <table:table-cell table:style-name="ce364" office:value-type="float" office:value="0.66469" calcext:value-type="float">
            <text:p>0.66469</text:p>
          </table:table-cell>
          <table:table-cell/>
          <table:table-cell office:value-type="float" office:value="0.64024" calcext:value-type="float">
            <text:p>0.64024</text:p>
          </table:table-cell>
          <table:table-cell table:style-name="ce415" office:value-type="float" office:value="0.66821" calcext:value-type="float">
            <text:p>0.66821</text:p>
          </table:table-cell>
        </table:table-row>
        <table:table-row table:style-name="ro1">
          <table:table-cell office:value-type="string" calcext:value-type="string">
            <text:p>WITH_CO-WORKERS</text:p>
          </table:table-cell>
          <table:table-cell office:value-type="float" office:value="0.65443" calcext:value-type="float">
            <text:p>0.65443</text:p>
          </table:table-cell>
          <table:table-cell table:style-name="ce365" office:value-type="float" office:value="0.7723" calcext:value-type="float">
            <text:p>0.7723</text:p>
          </table:table-cell>
          <table:table-cell/>
          <table:table-cell office:value-type="float" office:value="0.69267" calcext:value-type="float">
            <text:p>0.69267</text:p>
          </table:table-cell>
          <table:table-cell table:style-name="ce416" office:value-type="float" office:value="0.76969" calcext:value-type="float">
            <text:p>0.76969</text:p>
          </table:table-cell>
        </table:table-row>
        <table:table-row table:style-name="ro1">
          <table:table-cell office:value-type="string" calcext:value-type="string">
            <text:p>WITH_FRIENDS</text:p>
          </table:table-cell>
          <table:table-cell office:value-type="float" office:value="0.67636" calcext:value-type="float">
            <text:p>0.67636</text:p>
          </table:table-cell>
          <table:table-cell table:style-name="ce366" office:value-type="float" office:value="0.64595" calcext:value-type="float">
            <text:p>0.64595</text:p>
          </table:table-cell>
          <table:table-cell/>
          <table:table-cell office:value-type="float" office:value="0.66053" calcext:value-type="float">
            <text:p>0.66053</text:p>
          </table:table-cell>
          <table:table-cell table:style-name="ce417" office:value-type="float" office:value="0.72734" calcext:value-type="float">
            <text:p>0.72734</text:p>
          </table:table-cell>
        </table:table-row>
        <calcext:conditional-formats>
          <calcext:conditional-format calcext:target-range-address="aug_comp.F3:aug_comp.F3">
            <calcext:condition calcext:apply-style-name="green" calcext:value="&gt;=[$aug_comp.E3]" calcext:base-cell-address="aug_comp.F3"/>
            <calcext:condition calcext:apply-style-name="red" calcext:value="&lt;[$aug_comp.E3]" calcext:base-cell-address="aug_comp.F3"/>
          </calcext:conditional-format>
          <calcext:conditional-format calcext:target-range-address="aug_comp.F53:aug_comp.F53">
            <calcext:condition calcext:apply-style-name="green" calcext:value="&gt;=[$aug_comp.E3]" calcext:base-cell-address="aug_comp.F3"/>
            <calcext:condition calcext:apply-style-name="red" calcext:value="&lt;[$aug_comp.E3]" calcext:base-cell-address="aug_comp.F3"/>
          </calcext:conditional-format>
          <calcext:conditional-format calcext:target-range-address="aug_comp.F4:aug_comp.F4">
            <calcext:condition calcext:apply-style-name="green" calcext:value="&gt;=[$aug_comp.E5]" calcext:base-cell-address="aug_comp.F5"/>
            <calcext:condition calcext:apply-style-name="red" calcext:value="&lt;[$aug_comp.E5]" calcext:base-cell-address="aug_comp.F5"/>
          </calcext:conditional-format>
          <calcext:conditional-format calcext:target-range-address="aug_comp.F5:aug_comp.F5">
            <calcext:condition calcext:apply-style-name="green" calcext:value="&gt;=[$aug_comp.E6]" calcext:base-cell-address="aug_comp.F6"/>
            <calcext:condition calcext:apply-style-name="red" calcext:value="&lt;[$aug_comp.E6]" calcext:base-cell-address="aug_comp.F6"/>
          </calcext:conditional-format>
          <calcext:conditional-format calcext:target-range-address="aug_comp.F6:aug_comp.F6">
            <calcext:condition calcext:apply-style-name="green" calcext:value="&gt;=[$aug_comp.E7]" calcext:base-cell-address="aug_comp.F7"/>
            <calcext:condition calcext:apply-style-name="red" calcext:value="&lt;[$aug_comp.E7]" calcext:base-cell-address="aug_comp.F7"/>
          </calcext:conditional-format>
          <calcext:conditional-format calcext:target-range-address="aug_comp.F7:aug_comp.F7">
            <calcext:condition calcext:apply-style-name="green" calcext:value="&gt;=[$aug_comp.E8]" calcext:base-cell-address="aug_comp.F8"/>
            <calcext:condition calcext:apply-style-name="red" calcext:value="&lt;[$aug_comp.E8]" calcext:base-cell-address="aug_comp.F8"/>
          </calcext:conditional-format>
          <calcext:conditional-format calcext:target-range-address="aug_comp.F8:aug_comp.F8">
            <calcext:condition calcext:apply-style-name="green" calcext:value="&gt;=[$aug_comp.E9]" calcext:base-cell-address="aug_comp.F9"/>
            <calcext:condition calcext:apply-style-name="red" calcext:value="&lt;[$aug_comp.E9]" calcext:base-cell-address="aug_comp.F9"/>
          </calcext:conditional-format>
          <calcext:conditional-format calcext:target-range-address="aug_comp.F9:aug_comp.F9">
            <calcext:condition calcext:apply-style-name="green" calcext:value="&gt;=[$aug_comp.E10]" calcext:base-cell-address="aug_comp.F10"/>
            <calcext:condition calcext:apply-style-name="red" calcext:value="&lt;[$aug_comp.E10]" calcext:base-cell-address="aug_comp.F10"/>
          </calcext:conditional-format>
          <calcext:conditional-format calcext:target-range-address="aug_comp.F10:aug_comp.F10">
            <calcext:condition calcext:apply-style-name="green" calcext:value="&gt;=[$aug_comp.E11]" calcext:base-cell-address="aug_comp.F11"/>
            <calcext:condition calcext:apply-style-name="red" calcext:value="&lt;[$aug_comp.E11]" calcext:base-cell-address="aug_comp.F11"/>
          </calcext:conditional-format>
          <calcext:conditional-format calcext:target-range-address="aug_comp.F11:aug_comp.F11">
            <calcext:condition calcext:apply-style-name="green" calcext:value="&gt;=[$aug_comp.E12]" calcext:base-cell-address="aug_comp.F12"/>
            <calcext:condition calcext:apply-style-name="red" calcext:value="&lt;[$aug_comp.E12]" calcext:base-cell-address="aug_comp.F12"/>
          </calcext:conditional-format>
          <calcext:conditional-format calcext:target-range-address="aug_comp.F12:aug_comp.F12">
            <calcext:condition calcext:apply-style-name="green" calcext:value="&gt;=[$aug_comp.E13]" calcext:base-cell-address="aug_comp.F13"/>
            <calcext:condition calcext:apply-style-name="red" calcext:value="&lt;[$aug_comp.E13]" calcext:base-cell-address="aug_comp.F13"/>
          </calcext:conditional-format>
          <calcext:conditional-format calcext:target-range-address="aug_comp.F13:aug_comp.F13">
            <calcext:condition calcext:apply-style-name="green" calcext:value="&gt;=[$aug_comp.E14]" calcext:base-cell-address="aug_comp.F14"/>
            <calcext:condition calcext:apply-style-name="red" calcext:value="&lt;[$aug_comp.E14]" calcext:base-cell-address="aug_comp.F14"/>
          </calcext:conditional-format>
          <calcext:conditional-format calcext:target-range-address="aug_comp.F14:aug_comp.F14">
            <calcext:condition calcext:apply-style-name="green" calcext:value="&gt;=[$aug_comp.E15]" calcext:base-cell-address="aug_comp.F15"/>
            <calcext:condition calcext:apply-style-name="red" calcext:value="&lt;[$aug_comp.E15]" calcext:base-cell-address="aug_comp.F15"/>
          </calcext:conditional-format>
          <calcext:conditional-format calcext:target-range-address="aug_comp.F15:aug_comp.F15">
            <calcext:condition calcext:apply-style-name="green" calcext:value="&gt;=[$aug_comp.E16]" calcext:base-cell-address="aug_comp.F16"/>
            <calcext:condition calcext:apply-style-name="red" calcext:value="&lt;[$aug_comp.E16]" calcext:base-cell-address="aug_comp.F16"/>
          </calcext:conditional-format>
          <calcext:conditional-format calcext:target-range-address="aug_comp.F16:aug_comp.F16">
            <calcext:condition calcext:apply-style-name="green" calcext:value="&gt;=[$aug_comp.E17]" calcext:base-cell-address="aug_comp.F17"/>
            <calcext:condition calcext:apply-style-name="red" calcext:value="&lt;[$aug_comp.E17]" calcext:base-cell-address="aug_comp.F17"/>
          </calcext:conditional-format>
          <calcext:conditional-format calcext:target-range-address="aug_comp.F17:aug_comp.F17">
            <calcext:condition calcext:apply-style-name="green" calcext:value="&gt;=[$aug_comp.E18]" calcext:base-cell-address="aug_comp.F18"/>
            <calcext:condition calcext:apply-style-name="red" calcext:value="&lt;[$aug_comp.E18]" calcext:base-cell-address="aug_comp.F18"/>
          </calcext:conditional-format>
          <calcext:conditional-format calcext:target-range-address="aug_comp.F18:aug_comp.F18">
            <calcext:condition calcext:apply-style-name="green" calcext:value="&gt;=[$aug_comp.E19]" calcext:base-cell-address="aug_comp.F19"/>
            <calcext:condition calcext:apply-style-name="red" calcext:value="&lt;[$aug_comp.E19]" calcext:base-cell-address="aug_comp.F19"/>
          </calcext:conditional-format>
          <calcext:conditional-format calcext:target-range-address="aug_comp.F19:aug_comp.F19">
            <calcext:condition calcext:apply-style-name="green" calcext:value="&gt;=[$aug_comp.E20]" calcext:base-cell-address="aug_comp.F20"/>
            <calcext:condition calcext:apply-style-name="red" calcext:value="&lt;[$aug_comp.E20]" calcext:base-cell-address="aug_comp.F20"/>
          </calcext:conditional-format>
          <calcext:conditional-format calcext:target-range-address="aug_comp.F20:aug_comp.F20">
            <calcext:condition calcext:apply-style-name="green" calcext:value="&gt;=[$aug_comp.E21]" calcext:base-cell-address="aug_comp.F21"/>
            <calcext:condition calcext:apply-style-name="red" calcext:value="&lt;[$aug_comp.E21]" calcext:base-cell-address="aug_comp.F21"/>
          </calcext:conditional-format>
          <calcext:conditional-format calcext:target-range-address="aug_comp.F21:aug_comp.F21">
            <calcext:condition calcext:apply-style-name="green" calcext:value="&gt;=[$aug_comp.E22]" calcext:base-cell-address="aug_comp.F22"/>
            <calcext:condition calcext:apply-style-name="red" calcext:value="&lt;[$aug_comp.E22]" calcext:base-cell-address="aug_comp.F22"/>
          </calcext:conditional-format>
          <calcext:conditional-format calcext:target-range-address="aug_comp.F22:aug_comp.F22">
            <calcext:condition calcext:apply-style-name="green" calcext:value="&gt;=[$aug_comp.E23]" calcext:base-cell-address="aug_comp.F23"/>
            <calcext:condition calcext:apply-style-name="red" calcext:value="&lt;[$aug_comp.E23]" calcext:base-cell-address="aug_comp.F23"/>
          </calcext:conditional-format>
          <calcext:conditional-format calcext:target-range-address="aug_comp.F23:aug_comp.F23">
            <calcext:condition calcext:apply-style-name="green" calcext:value="&gt;=[$aug_comp.E24]" calcext:base-cell-address="aug_comp.F24"/>
            <calcext:condition calcext:apply-style-name="red" calcext:value="&lt;[$aug_comp.E24]" calcext:base-cell-address="aug_comp.F24"/>
          </calcext:conditional-format>
          <calcext:conditional-format calcext:target-range-address="aug_comp.F24:aug_comp.F24">
            <calcext:condition calcext:apply-style-name="green" calcext:value="&gt;=[$aug_comp.E25]" calcext:base-cell-address="aug_comp.F25"/>
            <calcext:condition calcext:apply-style-name="red" calcext:value="&lt;[$aug_comp.E25]" calcext:base-cell-address="aug_comp.F25"/>
          </calcext:conditional-format>
          <calcext:conditional-format calcext:target-range-address="aug_comp.F25:aug_comp.F25">
            <calcext:condition calcext:apply-style-name="green" calcext:value="&gt;=[$aug_comp.E26]" calcext:base-cell-address="aug_comp.F26"/>
            <calcext:condition calcext:apply-style-name="red" calcext:value="&lt;[$aug_comp.E26]" calcext:base-cell-address="aug_comp.F26"/>
          </calcext:conditional-format>
          <calcext:conditional-format calcext:target-range-address="aug_comp.F26:aug_comp.F26">
            <calcext:condition calcext:apply-style-name="green" calcext:value="&gt;=[$aug_comp.E27]" calcext:base-cell-address="aug_comp.F27"/>
            <calcext:condition calcext:apply-style-name="red" calcext:value="&lt;[$aug_comp.E27]" calcext:base-cell-address="aug_comp.F27"/>
          </calcext:conditional-format>
          <calcext:conditional-format calcext:target-range-address="aug_comp.F27:aug_comp.F27">
            <calcext:condition calcext:apply-style-name="green" calcext:value="&gt;=[$aug_comp.E28]" calcext:base-cell-address="aug_comp.F28"/>
            <calcext:condition calcext:apply-style-name="red" calcext:value="&lt;[$aug_comp.E28]" calcext:base-cell-address="aug_comp.F28"/>
          </calcext:conditional-format>
          <calcext:conditional-format calcext:target-range-address="aug_comp.F28:aug_comp.F28">
            <calcext:condition calcext:apply-style-name="green" calcext:value="&gt;=[$aug_comp.E29]" calcext:base-cell-address="aug_comp.F29"/>
            <calcext:condition calcext:apply-style-name="red" calcext:value="&lt;[$aug_comp.E29]" calcext:base-cell-address="aug_comp.F29"/>
          </calcext:conditional-format>
          <calcext:conditional-format calcext:target-range-address="aug_comp.F29:aug_comp.F29">
            <calcext:condition calcext:apply-style-name="green" calcext:value="&gt;=[$aug_comp.E30]" calcext:base-cell-address="aug_comp.F30"/>
            <calcext:condition calcext:apply-style-name="red" calcext:value="&lt;[$aug_comp.E30]" calcext:base-cell-address="aug_comp.F30"/>
          </calcext:conditional-format>
          <calcext:conditional-format calcext:target-range-address="aug_comp.F30:aug_comp.F30">
            <calcext:condition calcext:apply-style-name="green" calcext:value="&gt;=[$aug_comp.E31]" calcext:base-cell-address="aug_comp.F31"/>
            <calcext:condition calcext:apply-style-name="red" calcext:value="&lt;[$aug_comp.E31]" calcext:base-cell-address="aug_comp.F31"/>
          </calcext:conditional-format>
          <calcext:conditional-format calcext:target-range-address="aug_comp.F31:aug_comp.F31">
            <calcext:condition calcext:apply-style-name="green" calcext:value="&gt;=[$aug_comp.E32]" calcext:base-cell-address="aug_comp.F32"/>
            <calcext:condition calcext:apply-style-name="red" calcext:value="&lt;[$aug_comp.E32]" calcext:base-cell-address="aug_comp.F32"/>
          </calcext:conditional-format>
          <calcext:conditional-format calcext:target-range-address="aug_comp.F32:aug_comp.F32">
            <calcext:condition calcext:apply-style-name="green" calcext:value="&gt;=[$aug_comp.E33]" calcext:base-cell-address="aug_comp.F33"/>
            <calcext:condition calcext:apply-style-name="red" calcext:value="&lt;[$aug_comp.E33]" calcext:base-cell-address="aug_comp.F33"/>
          </calcext:conditional-format>
          <calcext:conditional-format calcext:target-range-address="aug_comp.F33:aug_comp.F33">
            <calcext:condition calcext:apply-style-name="green" calcext:value="&gt;=[$aug_comp.E34]" calcext:base-cell-address="aug_comp.F34"/>
            <calcext:condition calcext:apply-style-name="red" calcext:value="&lt;[$aug_comp.E34]" calcext:base-cell-address="aug_comp.F34"/>
          </calcext:conditional-format>
          <calcext:conditional-format calcext:target-range-address="aug_comp.F34:aug_comp.F34">
            <calcext:condition calcext:apply-style-name="green" calcext:value="&gt;=[$aug_comp.E35]" calcext:base-cell-address="aug_comp.F35"/>
            <calcext:condition calcext:apply-style-name="red" calcext:value="&lt;[$aug_comp.E35]" calcext:base-cell-address="aug_comp.F35"/>
          </calcext:conditional-format>
          <calcext:conditional-format calcext:target-range-address="aug_comp.F35:aug_comp.F35">
            <calcext:condition calcext:apply-style-name="green" calcext:value="&gt;=[$aug_comp.E36]" calcext:base-cell-address="aug_comp.F36"/>
            <calcext:condition calcext:apply-style-name="red" calcext:value="&lt;[$aug_comp.E36]" calcext:base-cell-address="aug_comp.F36"/>
          </calcext:conditional-format>
          <calcext:conditional-format calcext:target-range-address="aug_comp.F36:aug_comp.F36">
            <calcext:condition calcext:apply-style-name="green" calcext:value="&gt;=[$aug_comp.E37]" calcext:base-cell-address="aug_comp.F37"/>
            <calcext:condition calcext:apply-style-name="red" calcext:value="&lt;[$aug_comp.E37]" calcext:base-cell-address="aug_comp.F37"/>
          </calcext:conditional-format>
          <calcext:conditional-format calcext:target-range-address="aug_comp.F37:aug_comp.F37">
            <calcext:condition calcext:apply-style-name="green" calcext:value="&gt;=[$aug_comp.E38]" calcext:base-cell-address="aug_comp.F38"/>
            <calcext:condition calcext:apply-style-name="red" calcext:value="&lt;[$aug_comp.E38]" calcext:base-cell-address="aug_comp.F38"/>
          </calcext:conditional-format>
          <calcext:conditional-format calcext:target-range-address="aug_comp.F38:aug_comp.F38">
            <calcext:condition calcext:apply-style-name="green" calcext:value="&gt;=[$aug_comp.E39]" calcext:base-cell-address="aug_comp.F39"/>
            <calcext:condition calcext:apply-style-name="red" calcext:value="&lt;[$aug_comp.E39]" calcext:base-cell-address="aug_comp.F39"/>
          </calcext:conditional-format>
          <calcext:conditional-format calcext:target-range-address="aug_comp.F39:aug_comp.F39">
            <calcext:condition calcext:apply-style-name="green" calcext:value="&gt;=[$aug_comp.E40]" calcext:base-cell-address="aug_comp.F40"/>
            <calcext:condition calcext:apply-style-name="red" calcext:value="&lt;[$aug_comp.E40]" calcext:base-cell-address="aug_comp.F40"/>
          </calcext:conditional-format>
          <calcext:conditional-format calcext:target-range-address="aug_comp.F40:aug_comp.F40">
            <calcext:condition calcext:apply-style-name="green" calcext:value="&gt;=[$aug_comp.E41]" calcext:base-cell-address="aug_comp.F41"/>
            <calcext:condition calcext:apply-style-name="red" calcext:value="&lt;[$aug_comp.E41]" calcext:base-cell-address="aug_comp.F41"/>
          </calcext:conditional-format>
          <calcext:conditional-format calcext:target-range-address="aug_comp.F41:aug_comp.F41">
            <calcext:condition calcext:apply-style-name="green" calcext:value="&gt;=[$aug_comp.E42]" calcext:base-cell-address="aug_comp.F42"/>
            <calcext:condition calcext:apply-style-name="red" calcext:value="&lt;[$aug_comp.E42]" calcext:base-cell-address="aug_comp.F42"/>
          </calcext:conditional-format>
          <calcext:conditional-format calcext:target-range-address="aug_comp.F42:aug_comp.F42">
            <calcext:condition calcext:apply-style-name="green" calcext:value="&gt;=[$aug_comp.E43]" calcext:base-cell-address="aug_comp.F43"/>
            <calcext:condition calcext:apply-style-name="red" calcext:value="&lt;[$aug_comp.E43]" calcext:base-cell-address="aug_comp.F43"/>
          </calcext:conditional-format>
          <calcext:conditional-format calcext:target-range-address="aug_comp.F43:aug_comp.F43">
            <calcext:condition calcext:apply-style-name="green" calcext:value="&gt;=[$aug_comp.E44]" calcext:base-cell-address="aug_comp.F44"/>
            <calcext:condition calcext:apply-style-name="red" calcext:value="&lt;[$aug_comp.E44]" calcext:base-cell-address="aug_comp.F44"/>
          </calcext:conditional-format>
          <calcext:conditional-format calcext:target-range-address="aug_comp.F44:aug_comp.F44">
            <calcext:condition calcext:apply-style-name="green" calcext:value="&gt;=[$aug_comp.E45]" calcext:base-cell-address="aug_comp.F45"/>
            <calcext:condition calcext:apply-style-name="red" calcext:value="&lt;[$aug_comp.E45]" calcext:base-cell-address="aug_comp.F45"/>
          </calcext:conditional-format>
          <calcext:conditional-format calcext:target-range-address="aug_comp.F45:aug_comp.F45">
            <calcext:condition calcext:apply-style-name="green" calcext:value="&gt;=[$aug_comp.E46]" calcext:base-cell-address="aug_comp.F46"/>
            <calcext:condition calcext:apply-style-name="red" calcext:value="&lt;[$aug_comp.E46]" calcext:base-cell-address="aug_comp.F46"/>
          </calcext:conditional-format>
          <calcext:conditional-format calcext:target-range-address="aug_comp.F46:aug_comp.F46">
            <calcext:condition calcext:apply-style-name="green" calcext:value="&gt;=[$aug_comp.E47]" calcext:base-cell-address="aug_comp.F47"/>
            <calcext:condition calcext:apply-style-name="red" calcext:value="&lt;[$aug_comp.E47]" calcext:base-cell-address="aug_comp.F47"/>
          </calcext:conditional-format>
          <calcext:conditional-format calcext:target-range-address="aug_comp.F47:aug_comp.F47">
            <calcext:condition calcext:apply-style-name="green" calcext:value="&gt;=[$aug_comp.E48]" calcext:base-cell-address="aug_comp.F48"/>
            <calcext:condition calcext:apply-style-name="red" calcext:value="&lt;[$aug_comp.E48]" calcext:base-cell-address="aug_comp.F48"/>
          </calcext:conditional-format>
          <calcext:conditional-format calcext:target-range-address="aug_comp.F48:aug_comp.F48">
            <calcext:condition calcext:apply-style-name="green" calcext:value="&gt;=[$aug_comp.E49]" calcext:base-cell-address="aug_comp.F49"/>
            <calcext:condition calcext:apply-style-name="red" calcext:value="&lt;[$aug_comp.E49]" calcext:base-cell-address="aug_comp.F49"/>
          </calcext:conditional-format>
          <calcext:conditional-format calcext:target-range-address="aug_comp.F49:aug_comp.F49">
            <calcext:condition calcext:apply-style-name="green" calcext:value="&gt;=[$aug_comp.E50]" calcext:base-cell-address="aug_comp.F50"/>
            <calcext:condition calcext:apply-style-name="red" calcext:value="&lt;[$aug_comp.E50]" calcext:base-cell-address="aug_comp.F50"/>
          </calcext:conditional-format>
          <calcext:conditional-format calcext:target-range-address="aug_comp.F50:aug_comp.F50">
            <calcext:condition calcext:apply-style-name="green" calcext:value="&gt;=[$aug_comp.E51]" calcext:base-cell-address="aug_comp.F51"/>
            <calcext:condition calcext:apply-style-name="red" calcext:value="&lt;[$aug_comp.E51]" calcext:base-cell-address="aug_comp.F51"/>
          </calcext:conditional-format>
          <calcext:conditional-format calcext:target-range-address="aug_comp.F51:aug_comp.F51">
            <calcext:condition calcext:apply-style-name="green" calcext:value="&gt;=[$aug_comp.E52]" calcext:base-cell-address="aug_comp.F52"/>
            <calcext:condition calcext:apply-style-name="red" calcext:value="&lt;[$aug_comp.E52]" calcext:base-cell-address="aug_comp.F52"/>
          </calcext:conditional-format>
          <calcext:conditional-format calcext:target-range-address="aug_comp.F52:aug_comp.F52">
            <calcext:condition calcext:apply-style-name="green" calcext:value="&gt;=[$aug_comp.E53]" calcext:base-cell-address="aug_comp.F53"/>
            <calcext:condition calcext:apply-style-name="red" calcext:value="&lt;[$aug_comp.E53]" calcext:base-cell-address="aug_comp.F53"/>
          </calcext:conditional-format>
          <calcext:conditional-format calcext:target-range-address="aug_comp.C3:aug_comp.C3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:aug_comp.C4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5:aug_comp.C5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6:aug_comp.C6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7:aug_comp.C7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8:aug_comp.C8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9:aug_comp.C9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0:aug_comp.C10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1:aug_comp.C11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2:aug_comp.C12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3:aug_comp.C13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4:aug_comp.C14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5:aug_comp.C15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6:aug_comp.C16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7:aug_comp.C17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8:aug_comp.C18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19:aug_comp.C19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0:aug_comp.C20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1:aug_comp.C21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2:aug_comp.C22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3:aug_comp.C23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4:aug_comp.C24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5:aug_comp.C25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6:aug_comp.C26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7:aug_comp.C27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8:aug_comp.C28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29:aug_comp.C29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0:aug_comp.C30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1:aug_comp.C31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2:aug_comp.C32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3:aug_comp.C33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4:aug_comp.C34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5:aug_comp.C35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6:aug_comp.C36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7:aug_comp.C37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8:aug_comp.C38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39:aug_comp.C39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0:aug_comp.C40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1:aug_comp.C41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2:aug_comp.C42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3:aug_comp.C43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4:aug_comp.C44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5:aug_comp.C45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6:aug_comp.C46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7:aug_comp.C47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8:aug_comp.C48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49:aug_comp.C49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50:aug_comp.C50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51:aug_comp.C51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52:aug_comp.C52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  <calcext:conditional-format calcext:target-range-address="aug_comp.C53:aug_comp.C53">
            <calcext:condition calcext:apply-style-name="green" calcext:value="&gt;=[$aug_comp.B3]" calcext:base-cell-address="aug_comp.C3"/>
            <calcext:condition calcext:apply-style-name="red" calcext:value="&lt;[$aug_comp.B3]" calcext:base-cell-address="aug_comp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/>
    </style:style>
    <style:style style:name="Untitled2" style:family="table-cell" style:parent-style-name="Default">
      <style:table-cell-properties fo:background-color="#009900"/>
    </style:style>
    <style:style style:name="Untitled3" style:family="table-cell" style:parent-style-name="Default">
      <style:table-cell-properties fo:background-color="#ccff00"/>
    </style:style>
    <style:style style:name="Untitled4" style:family="table-cell" style:parent-style-name="Default">
      <style:table-cell-properties fo:background-color="#ff0000"/>
    </style:style>
    <style:style style:name="orange1" style:family="table-cell" style:parent-style-name="Default">
      <style:table-cell-properties fo:background-color="#ffcc00"/>
    </style:style>
    <style:style style:name="green" style:family="table-cell" style:parent-style-name="Default">
      <style:table-cell-properties fo:background-color="#009900"/>
    </style:style>
    <style:style style:name="lightgreen" style:family="table-cell" style:parent-style-name="Default">
      <style:table-cell-properties fo:background-color="#cc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3:52:57.176631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16:00:17.670105094</dc:date>
    <meta:editing-duration>PT52M5S</meta:editing-duration>
    <meta:editing-cycles>15</meta:editing-cycles>
    <meta:generator>LibreOffice/5.1.6.2$Linux_X86_64 LibreOffice_project/10m0$Build-2</meta:generator>
    <meta:document-statistic meta:table-count="3" meta:cell-count="2548" meta:object-count="0"/>
  </office:meta>
</office:document-meta>
</file>